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82.23mm"/>
    </style:style>
    <style:style style:name="co8" style:family="table-column">
      <style:table-column-properties fo:break-before="auto" style:column-width="40.57mm"/>
    </style:style>
    <style:style style:name="co9" style:family="table-column">
      <style:table-column-properties fo:break-before="auto" style:column-width="78.69mm"/>
    </style:style>
    <style:style style:name="co10" style:family="table-column">
      <style:table-column-properties fo:break-before="auto" style:column-width="53.9mm"/>
    </style:style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 name</text:p>
          </table:table-cell>
          <table:table-cell office:value-type="string" calcext:value-type="string">
            <text:p>District name</text:p>
          </table:table-cell>
          <table:table-cell office:value-type="string" calcext:value-type="string">
            <text:p>Population 2011</text:p>
          </table:table-cell>
          <table:table-cell office:value-type="string" calcext:value-type="string">
            <text:p>Population 2001</text:p>
          </table:table-cell>
          <table:table-cell table:style-name="Default" office:value-type="string" calcext:value-type="string">
            <text:p>% Change in popu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Adilabad</text:p>
          </table:table-cell>
          <table:table-cell office:value-type="float" office:value="2741239" calcext:value-type="float">
            <text:p>2741239</text:p>
          </table:table-cell>
          <table:table-cell office:value-type="float" office:value="2488003" calcext:value-type="float">
            <text:p>2488003</text:p>
          </table:table-cell>
          <table:table-cell table:formula="of:=([.C2]-[.D2])/[.D2]*100" office:value-type="float" office:value="10.1782835470858" calcext:value-type="float">
            <text:p>10.1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float" office:value="4418797" calcext:value-type="float">
            <text:p>4418797</text:p>
          </table:table-cell>
          <table:table-cell office:value-type="float" office:value="3620436" calcext:value-type="float">
            <text:p>3620436</text:p>
          </table:table-cell>
          <table:table-cell table:formula="of:=([.C3]-[.D3])/[.D3]*100" office:value-type="float" office:value="22.051515342351" calcext:value-type="float">
            <text:p>22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hmadabad</text:p>
          </table:table-cell>
          <table:table-cell office:value-type="float" office:value="7214225" calcext:value-type="float">
            <text:p>7214225</text:p>
          </table:table-cell>
          <table:table-cell office:value-type="float" office:value="5816519" calcext:value-type="float">
            <text:p>5816519</text:p>
          </table:table-cell>
          <table:table-cell table:formula="of:=([.C4]-[.D4])/[.D4]*100" office:value-type="float" office:value="24.0299395566317" calcext:value-type="float">
            <text:p>24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Ahmadnagar</text:p>
          </table:table-cell>
          <table:table-cell office:value-type="float" office:value="4543159" calcext:value-type="float">
            <text:p>4543159</text:p>
          </table:table-cell>
          <table:table-cell office:value-type="float" office:value="4040642" calcext:value-type="float">
            <text:p>4040642</text:p>
          </table:table-cell>
          <table:table-cell table:formula="of:=([.C5]-[.D5])/[.D5]*100" office:value-type="float" office:value="12.4365632986045" calcext:value-type="float">
            <text:p>12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Aizawl</text:p>
          </table:table-cell>
          <table:table-cell office:value-type="float" office:value="400309" calcext:value-type="float">
            <text:p>400309</text:p>
          </table:table-cell>
          <table:table-cell office:value-type="float" office:value="325676" calcext:value-type="float">
            <text:p>325676</text:p>
          </table:table-cell>
          <table:table-cell table:formula="of:=([.C6]-[.D6])/[.D6]*100" office:value-type="float" office:value="22.9163340252275" calcext:value-type="float">
            <text:p>22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float" office:value="2583052" calcext:value-type="float">
            <text:p>2583052</text:p>
          </table:table-cell>
          <table:table-cell office:value-type="float" office:value="2181670" calcext:value-type="float">
            <text:p>2181670</text:p>
          </table:table-cell>
          <table:table-cell table:formula="of:=([.C7]-[.D7])/[.D7]*100" office:value-type="float" office:value="18.3979245257074" calcext:value-type="float">
            <text:p>18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Akola</text:p>
          </table:table-cell>
          <table:table-cell office:value-type="float" office:value="1813906" calcext:value-type="float">
            <text:p>1813906</text:p>
          </table:table-cell>
          <table:table-cell office:value-type="float" office:value="1630239" calcext:value-type="float">
            <text:p>1630239</text:p>
          </table:table-cell>
          <table:table-cell table:formula="of:=([.C8]-[.D8])/[.D8]*100" office:value-type="float" office:value="11.2662621860966" calcext:value-type="float">
            <text:p>11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float" office:value="2127789" calcext:value-type="float">
            <text:p>2127789</text:p>
          </table:table-cell>
          <table:table-cell office:value-type="float" office:value="2109160" calcext:value-type="float">
            <text:p>2109160</text:p>
          </table:table-cell>
          <table:table-cell table:formula="of:=([.C9]-[.D9])/[.D9]*100" office:value-type="float" office:value="0.883242617914241" calcext:value-type="float">
            <text:p>0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ligarh</text:p>
          </table:table-cell>
          <table:table-cell office:value-type="float" office:value="3673889" calcext:value-type="float">
            <text:p>3673889</text:p>
          </table:table-cell>
          <table:table-cell office:value-type="float" office:value="2992286" calcext:value-type="float">
            <text:p>2992286</text:p>
          </table:table-cell>
          <table:table-cell table:formula="of:=([.C10]-[.D10])/[.D10]*100" office:value-type="float" office:value="22.7786715574648" calcext:value-type="float">
            <text:p>22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Alirajpur</text:p>
          </table:table-cell>
          <table:table-cell office:value-type="float" office:value="728999" calcext:value-type="float">
            <text:p>728999</text:p>
          </table:table-cell>
          <table:table-cell office:value-type="float" office:value="2992286" calcext:value-type="float">
            <text:p>2992286</text:p>
          </table:table-cell>
          <table:table-cell table:formula="of:=([.C11]-[.D11])/[.D11]*100" office:value-type="float" office:value="-75.6373889394262" calcext:value-type="float">
            <text:p>-75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llahabad</text:p>
          </table:table-cell>
          <table:table-cell office:value-type="float" office:value="5954391" calcext:value-type="float">
            <text:p>5954391</text:p>
          </table:table-cell>
          <table:table-cell office:value-type="float" office:value="4936105" calcext:value-type="float">
            <text:p>4936105</text:p>
          </table:table-cell>
          <table:table-cell table:formula="of:=([.C12]-[.D12])/[.D12]*100" office:value-type="float" office:value="20.6293423660963" calcext:value-type="float">
            <text:p>20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Almora</text:p>
          </table:table-cell>
          <table:table-cell office:value-type="float" office:value="622506" calcext:value-type="float">
            <text:p>622506</text:p>
          </table:table-cell>
          <table:table-cell office:value-type="float" office:value="630567" calcext:value-type="float">
            <text:p>630567</text:p>
          </table:table-cell>
          <table:table-cell table:formula="of:=([.C13]-[.D13])/[.D13]*100" office:value-type="float" office:value="-1.27837327357759" calcext:value-type="float">
            <text:p>-1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lwar</text:p>
          </table:table-cell>
          <table:table-cell office:value-type="float" office:value="3674179" calcext:value-type="float">
            <text:p>3674179</text:p>
          </table:table-cell>
          <table:table-cell office:value-type="float" office:value="2992592" calcext:value-type="float">
            <text:p>2992592</text:p>
          </table:table-cell>
          <table:table-cell table:formula="of:=([.C14]-[.D14])/[.D14]*100" office:value-type="float" office:value="22.7758077278827" calcext:value-type="float">
            <text:p>22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float" office:value="1128350" calcext:value-type="float">
            <text:p>1128350</text:p>
          </table:table-cell>
          <table:table-cell office:value-type="float" office:value="1014411" calcext:value-type="float">
            <text:p>1014411</text:p>
          </table:table-cell>
          <table:table-cell table:formula="of:=([.C15]-[.D15])/[.D15]*100" office:value-type="float" office:value="11.2320351415748" calcext:value-type="float">
            <text:p>11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mbedkar Nagar</text:p>
          </table:table-cell>
          <table:table-cell office:value-type="float" office:value="2397888" calcext:value-type="float">
            <text:p>2397888</text:p>
          </table:table-cell>
          <table:table-cell office:value-type="float" office:value="1014411" calcext:value-type="float">
            <text:p>1014411</text:p>
          </table:table-cell>
          <table:table-cell table:formula="of:=([.C16]-[.D16])/[.D16]*100" office:value-type="float" office:value="136.382294750353" calcext:value-type="float">
            <text:p>136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Amravati</text:p>
          </table:table-cell>
          <table:table-cell office:value-type="float" office:value="2888445" calcext:value-type="float">
            <text:p>2888445</text:p>
          </table:table-cell>
          <table:table-cell office:value-type="float" office:value="2607160" calcext:value-type="float">
            <text:p>2607160</text:p>
          </table:table-cell>
          <table:table-cell table:formula="of:=([.C17]-[.D17])/[.D17]*100" office:value-type="float" office:value="10.7889427576367" calcext:value-type="float">
            <text:p>10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mreli</text:p>
          </table:table-cell>
          <table:table-cell office:value-type="float" office:value="1514190" calcext:value-type="float">
            <text:p>1514190</text:p>
          </table:table-cell>
          <table:table-cell office:value-type="float" office:value="1393918" calcext:value-type="float">
            <text:p>1393918</text:p>
          </table:table-cell>
          <table:table-cell table:formula="of:=([.C18]-[.D18])/[.D18]*100" office:value-type="float" office:value="8.62834112193113" calcext:value-type="float">
            <text:p>8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float" office:value="2490656" calcext:value-type="float">
            <text:p>2490656</text:p>
          </table:table-cell>
          <table:table-cell office:value-type="float" office:value="3096077" calcext:value-type="float">
            <text:p>3096077</text:p>
          </table:table-cell>
          <table:table-cell table:formula="of:=([.C19]-[.D19])/[.D19]*100" office:value-type="float" office:value="-19.5544555254924" calcext:value-type="float">
            <text:p>-19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float" office:value="2092745" calcext:value-type="float">
            <text:p>2092745</text:p>
          </table:table-cell>
          <table:table-cell office:value-type="float" office:value="1856872" calcext:value-type="float">
            <text:p>1856872</text:p>
          </table:table-cell>
          <table:table-cell table:formula="of:=([.C20]-[.D20])/[.D20]*100" office:value-type="float" office:value="12.7027064870384" calcext:value-type="float">
            <text:p>12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Anantapur</text:p>
          </table:table-cell>
          <table:table-cell office:value-type="float" office:value="4081148" calcext:value-type="float">
            <text:p>4081148</text:p>
          </table:table-cell>
          <table:table-cell office:value-type="float" office:value="3640478" calcext:value-type="float">
            <text:p>3640478</text:p>
          </table:table-cell>
          <table:table-cell table:formula="of:=([.C21]-[.D21])/[.D21]*100" office:value-type="float" office:value="12.104729104255" calcext:value-type="float">
            <text:p>12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Anantnag</text:p>
          </table:table-cell>
          <table:table-cell office:value-type="float" office:value="1078692" calcext:value-type="float">
            <text:p>1078692</text:p>
          </table:table-cell>
          <table:table-cell office:value-type="float" office:value="1172434" calcext:value-type="float">
            <text:p>1172434</text:p>
          </table:table-cell>
          <table:table-cell table:formula="of:=([.C22]-[.D22])/[.D22]*100" office:value-type="float" office:value="-7.99550337161836" calcext:value-type="float">
            <text:p>-8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Anjaw</text:p>
          </table:table-cell>
          <table:table-cell office:value-type="float" office:value="21167" calcext:value-type="float">
            <text:p>21167</text:p>
          </table:table-cell>
          <table:table-cell office:value-type="float" office:value="314084" calcext:value-type="float">
            <text:p>314084</text:p>
          </table:table-cell>
          <table:table-cell table:formula="of:=([.C23]-[.D23])/[.D23]*100" office:value-type="float" office:value="-93.260720062149" calcext:value-type="float">
            <text:p>-93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Anugul</text:p>
          </table:table-cell>
          <table:table-cell office:value-type="float" office:value="1273821" calcext:value-type="float">
            <text:p>1273821</text:p>
          </table:table-cell>
          <table:table-cell office:value-type="float" office:value="314084" calcext:value-type="float">
            <text:p>314084</text:p>
          </table:table-cell>
          <table:table-cell table:formula="of:=([.C24]-[.D24])/[.D24]*100" office:value-type="float" office:value="305.566982081227" calcext:value-type="float">
            <text:p>305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Anuppur</text:p>
          </table:table-cell>
          <table:table-cell office:value-type="float" office:value="749237" calcext:value-type="float">
            <text:p>749237</text:p>
          </table:table-cell>
          <table:table-cell office:value-type="float" office:value="314084" calcext:value-type="float">
            <text:p>314084</text:p>
          </table:table-cell>
          <table:table-cell table:formula="of:=([.C25]-[.D25])/[.D25]*100" office:value-type="float" office:value="138.546694514843" calcext:value-type="float">
            <text:p>138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Araria</text:p>
          </table:table-cell>
          <table:table-cell office:value-type="float" office:value="2811569" calcext:value-type="float">
            <text:p>2811569</text:p>
          </table:table-cell>
          <table:table-cell office:value-type="float" office:value="2158608" calcext:value-type="float">
            <text:p>2158608</text:p>
          </table:table-cell>
          <table:table-cell table:formula="of:=([.C26]-[.D26])/[.D26]*100" office:value-type="float" office:value="30.2491698353754" calcext:value-type="float">
            <text:p>3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Ariyalur</text:p>
          </table:table-cell>
          <table:table-cell office:value-type="float" office:value="754894" calcext:value-type="float">
            <text:p>754894</text:p>
          </table:table-cell>
          <table:table-cell office:value-type="float" office:value="695524" calcext:value-type="float">
            <text:p>695524</text:p>
          </table:table-cell>
          <table:table-cell table:formula="of:=([.C27]-[.D27])/[.D27]*100" office:value-type="float" office:value="8.53601025989039" calcext:value-type="float">
            <text:p>8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Arwal</text:p>
          </table:table-cell>
          <table:table-cell office:value-type="float" office:value="700843" calcext:value-type="float">
            <text:p>700843</text:p>
          </table:table-cell>
          <table:table-cell office:value-type="float" office:value="695524" calcext:value-type="float">
            <text:p>695524</text:p>
          </table:table-cell>
          <table:table-cell table:formula="of:=([.C28]-[.D28])/[.D28]*100" office:value-type="float" office:value="0.764747154663247" calcext:value-type="float">
            <text:p>0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Ashoknagar</text:p>
          </table:table-cell>
          <table:table-cell office:value-type="float" office:value="845071" calcext:value-type="float">
            <text:p>845071</text:p>
          </table:table-cell>
          <table:table-cell office:value-type="float" office:value="695524" calcext:value-type="float">
            <text:p>695524</text:p>
          </table:table-cell>
          <table:table-cell table:formula="of:=([.C29]-[.D29])/[.D29]*100" office:value-type="float" office:value="21.5013428724242" calcext:value-type="float">
            <text:p>21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uraiya</text:p>
          </table:table-cell>
          <table:table-cell office:value-type="float" office:value="1379545" calcext:value-type="float">
            <text:p>1379545</text:p>
          </table:table-cell>
          <table:table-cell office:value-type="float" office:value="1179993" calcext:value-type="float">
            <text:p>1179993</text:p>
          </table:table-cell>
          <table:table-cell table:formula="of:=([.C30]-[.D30])/[.D30]*100" office:value-type="float" office:value="16.9112867618706" calcext:value-type="float">
            <text:p>16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Aurangabad</text:p>
          </table:table-cell>
          <table:table-cell office:value-type="float" office:value="2540073" calcext:value-type="float">
            <text:p>2540073</text:p>
          </table:table-cell>
          <table:table-cell office:value-type="float" office:value="2897013" calcext:value-type="float">
            <text:p>2897013</text:p>
          </table:table-cell>
          <table:table-cell table:formula="of:=([.C31]-[.D31])/[.D31]*100" office:value-type="float" office:value="-12.3209664575202" calcext:value-type="float">
            <text:p>-12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Aurangabad</text:p>
          </table:table-cell>
          <table:table-cell office:value-type="float" office:value="3701282" calcext:value-type="float">
            <text:p>3701282</text:p>
          </table:table-cell>
          <table:table-cell office:value-type="float" office:value="2897013" calcext:value-type="float">
            <text:p>2897013</text:p>
          </table:table-cell>
          <table:table-cell table:formula="of:=([.C32]-[.D32])/[.D32]*100" office:value-type="float" office:value="27.7620086620253" calcext:value-type="float">
            <text:p>27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zamgarh</text:p>
          </table:table-cell>
          <table:table-cell office:value-type="float" office:value="4613913" calcext:value-type="float">
            <text:p>4613913</text:p>
          </table:table-cell>
          <table:table-cell office:value-type="float" office:value="3939916" calcext:value-type="float">
            <text:p>3939916</text:p>
          </table:table-cell>
          <table:table-cell table:formula="of:=([.C33]-[.D33])/[.D33]*100" office:value-type="float" office:value="17.1068875580089" calcext:value-type="float">
            <text:p>17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Badgam</text:p>
          </table:table-cell>
          <table:table-cell office:value-type="float" office:value="753745" calcext:value-type="float">
            <text:p>753745</text:p>
          </table:table-cell>
          <table:table-cell office:value-type="float" office:value="629309" calcext:value-type="float">
            <text:p>629309</text:p>
          </table:table-cell>
          <table:table-cell table:formula="of:=([.C34]-[.D34])/[.D34]*100" office:value-type="float" office:value="19.7734340363796" calcext:value-type="float">
            <text:p>19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galkot</text:p>
          </table:table-cell>
          <table:table-cell office:value-type="float" office:value="1889752" calcext:value-type="float">
            <text:p>1889752</text:p>
          </table:table-cell>
          <table:table-cell office:value-type="float" office:value="1651892" calcext:value-type="float">
            <text:p>1651892</text:p>
          </table:table-cell>
          <table:table-cell table:formula="of:=([.C35]-[.D35])/[.D35]*100" office:value-type="float" office:value="14.3992464398399" calcext:value-type="float">
            <text:p>14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Bageshwar</text:p>
          </table:table-cell>
          <table:table-cell office:value-type="float" office:value="259898" calcext:value-type="float">
            <text:p>259898</text:p>
          </table:table-cell>
          <table:table-cell office:value-type="float" office:value="249462" calcext:value-type="float">
            <text:p>249462</text:p>
          </table:table-cell>
          <table:table-cell table:formula="of:=([.C36]-[.D36])/[.D36]*100" office:value-type="float" office:value="4.1834026825729" calcext:value-type="float">
            <text:p>4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aghpat</text:p>
          </table:table-cell>
          <table:table-cell office:value-type="float" office:value="1303048" calcext:value-type="float">
            <text:p>1303048</text:p>
          </table:table-cell>
          <table:table-cell office:value-type="float" office:value="1163991" calcext:value-type="float">
            <text:p>1163991</text:p>
          </table:table-cell>
          <table:table-cell table:formula="of:=([.C37]-[.D37])/[.D37]*100" office:value-type="float" office:value="11.9465700336171" calcext:value-type="float">
            <text:p>11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ahraich</text:p>
          </table:table-cell>
          <table:table-cell office:value-type="float" office:value="3487731" calcext:value-type="float">
            <text:p>3487731</text:p>
          </table:table-cell>
          <table:table-cell office:value-type="float" office:value="2381072" calcext:value-type="float">
            <text:p>2381072</text:p>
          </table:table-cell>
          <table:table-cell table:formula="of:=([.C38]-[.D38])/[.D38]*100" office:value-type="float" office:value="46.4773429782888" calcext:value-type="float">
            <text:p>46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Baksa</text:p>
          </table:table-cell>
          <table:table-cell office:value-type="float" office:value="950075" calcext:value-type="float">
            <text:p>950075</text:p>
          </table:table-cell>
          <table:table-cell office:value-type="float" office:value="2381072" calcext:value-type="float">
            <text:p>2381072</text:p>
          </table:table-cell>
          <table:table-cell table:formula="of:=([.C39]-[.D39])/[.D39]*100" office:value-type="float" office:value="-60.0988546335432" calcext:value-type="float">
            <text:p>-60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Balaghat</text:p>
          </table:table-cell>
          <table:table-cell office:value-type="float" office:value="1701698" calcext:value-type="float">
            <text:p>1701698</text:p>
          </table:table-cell>
          <table:table-cell office:value-type="float" office:value="1497968" calcext:value-type="float">
            <text:p>1497968</text:p>
          </table:table-cell>
          <table:table-cell table:formula="of:=([.C40]-[.D40])/[.D40]*100" office:value-type="float" office:value="13.600424041101" calcext:value-type="float">
            <text:p>13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Balangir</text:p>
          </table:table-cell>
          <table:table-cell office:value-type="float" office:value="1648997" calcext:value-type="float">
            <text:p>1648997</text:p>
          </table:table-cell>
          <table:table-cell office:value-type="float" office:value="1337194" calcext:value-type="float">
            <text:p>1337194</text:p>
          </table:table-cell>
          <table:table-cell table:formula="of:=([.C41]-[.D41])/[.D41]*100" office:value-type="float" office:value="23.3177085748216" calcext:value-type="float">
            <text:p>23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Baleshwar</text:p>
          </table:table-cell>
          <table:table-cell office:value-type="float" office:value="2320529" calcext:value-type="float">
            <text:p>2320529</text:p>
          </table:table-cell>
          <table:table-cell office:value-type="float" office:value="2024508" calcext:value-type="float">
            <text:p>2024508</text:p>
          </table:table-cell>
          <table:table-cell table:formula="of:=([.C42]-[.D42])/[.D42]*100" office:value-type="float" office:value="14.6218735613789" calcext:value-type="float">
            <text:p>14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allia</text:p>
          </table:table-cell>
          <table:table-cell office:value-type="float" office:value="3239774" calcext:value-type="float">
            <text:p>3239774</text:p>
          </table:table-cell>
          <table:table-cell office:value-type="float" office:value="2761620" calcext:value-type="float">
            <text:p>2761620</text:p>
          </table:table-cell>
          <table:table-cell table:formula="of:=([.C43]-[.D43])/[.D43]*100" office:value-type="float" office:value="17.3142575734533" calcext:value-type="float">
            <text:p>17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alrampur</text:p>
          </table:table-cell>
          <table:table-cell office:value-type="float" office:value="2148665" calcext:value-type="float">
            <text:p>2148665</text:p>
          </table:table-cell>
          <table:table-cell office:value-type="float" office:value="1682350" calcext:value-type="float">
            <text:p>1682350</text:p>
          </table:table-cell>
          <table:table-cell table:formula="of:=([.C44]-[.D44])/[.D44]*100" office:value-type="float" office:value="27.7180729336939" calcext:value-type="float">
            <text:p>27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Banas Kantha</text:p>
          </table:table-cell>
          <table:table-cell office:value-type="float" office:value="3120506" calcext:value-type="float">
            <text:p>3120506</text:p>
          </table:table-cell>
          <table:table-cell office:value-type="float" office:value="1682350" calcext:value-type="float">
            <text:p>1682350</text:p>
          </table:table-cell>
          <table:table-cell table:formula="of:=([.C45]-[.D45])/[.D45]*100" office:value-type="float" office:value="85.4849466520046" calcext:value-type="float">
            <text:p>85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anda</text:p>
          </table:table-cell>
          <table:table-cell office:value-type="float" office:value="1799410" calcext:value-type="float">
            <text:p>1799410</text:p>
          </table:table-cell>
          <table:table-cell office:value-type="float" office:value="1537334" calcext:value-type="float">
            <text:p>1537334</text:p>
          </table:table-cell>
          <table:table-cell table:formula="of:=([.C46]-[.D46])/[.D46]*100" office:value-type="float" office:value="17.0474340644258" calcext:value-type="float">
            <text:p>17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Bandipore</text:p>
          </table:table-cell>
          <table:table-cell office:value-type="float" office:value="392232" calcext:value-type="float">
            <text:p>392232</text:p>
          </table:table-cell>
          <table:table-cell office:value-type="float" office:value="1537334" calcext:value-type="float">
            <text:p>1537334</text:p>
          </table:table-cell>
          <table:table-cell table:formula="of:=([.C47]-[.D47])/[.D47]*100" office:value-type="float" office:value="-74.4862209513352" calcext:value-type="float">
            <text:p>-74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float" office:value="9621551" calcext:value-type="float">
            <text:p>9621551</text:p>
          </table:table-cell>
          <table:table-cell office:value-type="float" office:value="6537124" calcext:value-type="float">
            <text:p>6537124</text:p>
          </table:table-cell>
          <table:table-cell table:formula="of:=([.C48]-[.D48])/[.D48]*100" office:value-type="float" office:value="47.183241437672" calcext:value-type="float">
            <text:p>47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 Rural</text:p>
          </table:table-cell>
          <table:table-cell office:value-type="float" office:value="990923" calcext:value-type="float">
            <text:p>990923</text:p>
          </table:table-cell>
          <table:table-cell office:value-type="float" office:value="6537124" calcext:value-type="float">
            <text:p>6537124</text:p>
          </table:table-cell>
          <table:table-cell table:formula="of:=([.C49]-[.D49])/[.D49]*100" office:value-type="float" office:value="-84.8416061864514" calcext:value-type="float">
            <text:p>-84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Banka</text:p>
          </table:table-cell>
          <table:table-cell office:value-type="float" office:value="2034763" calcext:value-type="float">
            <text:p>2034763</text:p>
          </table:table-cell>
          <table:table-cell office:value-type="float" office:value="1608773" calcext:value-type="float">
            <text:p>1608773</text:p>
          </table:table-cell>
          <table:table-cell table:formula="of:=([.C50]-[.D50])/[.D50]*100" office:value-type="float" office:value="26.4791863115555" calcext:value-type="float">
            <text:p>26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float" office:value="3596674" calcext:value-type="float">
            <text:p>3596674</text:p>
          </table:table-cell>
          <table:table-cell office:value-type="float" office:value="3192695" calcext:value-type="float">
            <text:p>3192695</text:p>
          </table:table-cell>
          <table:table-cell table:formula="of:=([.C51]-[.D51])/[.D51]*100" office:value-type="float" office:value="12.6532286986386" calcext:value-type="float">
            <text:p>12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Banswara</text:p>
          </table:table-cell>
          <table:table-cell office:value-type="float" office:value="1797485" calcext:value-type="float">
            <text:p>1797485</text:p>
          </table:table-cell>
          <table:table-cell office:value-type="float" office:value="1501589" calcext:value-type="float">
            <text:p>1501589</text:p>
          </table:table-cell>
          <table:table-cell table:formula="of:=([.C52]-[.D52])/[.D52]*100" office:value-type="float" office:value="19.7055252802198" calcext:value-type="float">
            <text:p>19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ara Banki</text:p>
          </table:table-cell>
          <table:table-cell office:value-type="float" office:value="3260699" calcext:value-type="float">
            <text:p>3260699</text:p>
          </table:table-cell>
          <table:table-cell office:value-type="float" office:value="1501589" calcext:value-type="float">
            <text:p>1501589</text:p>
          </table:table-cell>
          <table:table-cell table:formula="of:=([.C53]-[.D53])/[.D53]*100" office:value-type="float" office:value="117.149899206774" calcext:value-type="float">
            <text:p>117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Baramula</text:p>
          </table:table-cell>
          <table:table-cell office:value-type="float" office:value="1008039" calcext:value-type="float">
            <text:p>1008039</text:p>
          </table:table-cell>
          <table:table-cell office:value-type="float" office:value="1169780" calcext:value-type="float">
            <text:p>1169780</text:p>
          </table:table-cell>
          <table:table-cell table:formula="of:=([.C54]-[.D54])/[.D54]*100" office:value-type="float" office:value="-13.8266169707124" calcext:value-type="float">
            <text:p>-13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Baran</text:p>
          </table:table-cell>
          <table:table-cell office:value-type="float" office:value="1222755" calcext:value-type="float">
            <text:p>1222755</text:p>
          </table:table-cell>
          <table:table-cell office:value-type="float" office:value="1021653" calcext:value-type="float">
            <text:p>1021653</text:p>
          </table:table-cell>
          <table:table-cell table:formula="of:=([.C55]-[.D55])/[.D55]*100" office:value-type="float" office:value="19.683982722118" calcext:value-type="float">
            <text:p>19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rddhaman</text:p>
          </table:table-cell>
          <table:table-cell office:value-type="float" office:value="7717563" calcext:value-type="float">
            <text:p>7717563</text:p>
          </table:table-cell>
          <table:table-cell office:value-type="float" office:value="6895514" calcext:value-type="float">
            <text:p>6895514</text:p>
          </table:table-cell>
          <table:table-cell table:formula="of:=([.C56]-[.D56])/[.D56]*100" office:value-type="float" office:value="11.9215043287563" calcext:value-type="float">
            <text:p>11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areilly</text:p>
          </table:table-cell>
          <table:table-cell office:value-type="float" office:value="4448359" calcext:value-type="float">
            <text:p>4448359</text:p>
          </table:table-cell>
          <table:table-cell office:value-type="float" office:value="3618589" calcext:value-type="float">
            <text:p>3618589</text:p>
          </table:table-cell>
          <table:table-cell table:formula="of:=([.C57]-[.D57])/[.D57]*100" office:value-type="float" office:value="22.9307611336905" calcext:value-type="float">
            <text:p>22.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Bargarh</text:p>
          </table:table-cell>
          <table:table-cell office:value-type="float" office:value="1481255" calcext:value-type="float">
            <text:p>1481255</text:p>
          </table:table-cell>
          <table:table-cell office:value-type="float" office:value="1346336" calcext:value-type="float">
            <text:p>1346336</text:p>
          </table:table-cell>
          <table:table-cell table:formula="of:=([.C58]-[.D58])/[.D58]*100" office:value-type="float" office:value="10.0211982744278" calcext:value-type="float">
            <text:p>10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Barmer</text:p>
          </table:table-cell>
          <table:table-cell office:value-type="float" office:value="2603751" calcext:value-type="float">
            <text:p>2603751</text:p>
          </table:table-cell>
          <table:table-cell office:value-type="float" office:value="1964835" calcext:value-type="float">
            <text:p>1964835</text:p>
          </table:table-cell>
          <table:table-cell table:formula="of:=([.C59]-[.D59])/[.D59]*100" office:value-type="float" office:value="32.5175396407332" calcext:value-type="float">
            <text:p>32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Barnala</text:p>
          </table:table-cell>
          <table:table-cell office:value-type="float" office:value="595527" calcext:value-type="float">
            <text:p>595527</text:p>
          </table:table-cell>
          <table:table-cell office:value-type="float" office:value="1964835" calcext:value-type="float">
            <text:p>1964835</text:p>
          </table:table-cell>
          <table:table-cell table:formula="of:=([.C60]-[.D60])/[.D60]*100" office:value-type="float" office:value="-69.6907373901625" calcext:value-type="float">
            <text:p>-69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Barpeta</text:p>
          </table:table-cell>
          <table:table-cell office:value-type="float" office:value="1693622" calcext:value-type="float">
            <text:p>1693622</text:p>
          </table:table-cell>
          <table:table-cell office:value-type="float" office:value="1647201" calcext:value-type="float">
            <text:p>1647201</text:p>
          </table:table-cell>
          <table:table-cell table:formula="of:=([.C61]-[.D61])/[.D61]*100" office:value-type="float" office:value="2.81817458828643" calcext:value-type="float">
            <text:p>2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Barwani</text:p>
          </table:table-cell>
          <table:table-cell office:value-type="float" office:value="1385881" calcext:value-type="float">
            <text:p>1385881</text:p>
          </table:table-cell>
          <table:table-cell office:value-type="float" office:value="1081441" calcext:value-type="float">
            <text:p>1081441</text:p>
          </table:table-cell>
          <table:table-cell table:formula="of:=([.C62]-[.D62])/[.D62]*100" office:value-type="float" office:value="28.1513277192191" calcext:value-type="float">
            <text:p>28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Bastar</text:p>
          </table:table-cell>
          <table:table-cell office:value-type="float" office:value="1413199" calcext:value-type="float">
            <text:p>1413199</text:p>
          </table:table-cell>
          <table:table-cell office:value-type="float" office:value="1306673" calcext:value-type="float">
            <text:p>1306673</text:p>
          </table:table-cell>
          <table:table-cell table:formula="of:=([.C63]-[.D63])/[.D63]*100" office:value-type="float" office:value="8.15246048552316" calcext:value-type="float">
            <text:p>8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asti</text:p>
          </table:table-cell>
          <table:table-cell office:value-type="float" office:value="2464464" calcext:value-type="float">
            <text:p>2464464</text:p>
          </table:table-cell>
          <table:table-cell office:value-type="float" office:value="2084814" calcext:value-type="float">
            <text:p>2084814</text:p>
          </table:table-cell>
          <table:table-cell table:formula="of:=([.C64]-[.D64])/[.D64]*100" office:value-type="float" office:value="18.2102576057145" calcext:value-type="float">
            <text:p>18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Bathinda</text:p>
          </table:table-cell>
          <table:table-cell office:value-type="float" office:value="1388525" calcext:value-type="float">
            <text:p>1388525</text:p>
          </table:table-cell>
          <table:table-cell office:value-type="float" office:value="1183295" calcext:value-type="float">
            <text:p>1183295</text:p>
          </table:table-cell>
          <table:table-cell table:formula="of:=([.C65]-[.D65])/[.D65]*100" office:value-type="float" office:value="17.3439421277027" calcext:value-type="float">
            <text:p>17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Baudh</text:p>
          </table:table-cell>
          <table:table-cell office:value-type="float" office:value="441162" calcext:value-type="float">
            <text:p>441162</text:p>
          </table:table-cell>
          <table:table-cell office:value-type="float" office:value="373372" calcext:value-type="float">
            <text:p>373372</text:p>
          </table:table-cell>
          <table:table-cell table:formula="of:=([.C66]-[.D66])/[.D66]*100" office:value-type="float" office:value="18.1561552553486" calcext:value-type="float">
            <text:p>18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Begusarai</text:p>
          </table:table-cell>
          <table:table-cell office:value-type="float" office:value="2970541" calcext:value-type="float">
            <text:p>2970541</text:p>
          </table:table-cell>
          <table:table-cell office:value-type="float" office:value="2349366" calcext:value-type="float">
            <text:p>2349366</text:p>
          </table:table-cell>
          <table:table-cell table:formula="of:=([.C67]-[.D67])/[.D67]*100" office:value-type="float" office:value="26.4401119280691" calcext:value-type="float">
            <text:p>26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elgaum</text:p>
          </table:table-cell>
          <table:table-cell office:value-type="float" office:value="4779661" calcext:value-type="float">
            <text:p>4779661</text:p>
          </table:table-cell>
          <table:table-cell office:value-type="float" office:value="4214505" calcext:value-type="float">
            <text:p>4214505</text:p>
          </table:table-cell>
          <table:table-cell table:formula="of:=([.C68]-[.D68])/[.D68]*100" office:value-type="float" office:value="13.4097835926165" calcext:value-type="float">
            <text:p>13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ellary</text:p>
          </table:table-cell>
          <table:table-cell office:value-type="float" office:value="2452595" calcext:value-type="float">
            <text:p>2452595</text:p>
          </table:table-cell>
          <table:table-cell office:value-type="float" office:value="2027140" calcext:value-type="float">
            <text:p>2027140</text:p>
          </table:table-cell>
          <table:table-cell table:formula="of:=([.C69]-[.D69])/[.D69]*100" office:value-type="float" office:value="20.9879436052764" calcext:value-type="float">
            <text:p>2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Betul</text:p>
          </table:table-cell>
          <table:table-cell office:value-type="float" office:value="1575362" calcext:value-type="float">
            <text:p>1575362</text:p>
          </table:table-cell>
          <table:table-cell office:value-type="float" office:value="1395175" calcext:value-type="float">
            <text:p>1395175</text:p>
          </table:table-cell>
          <table:table-cell table:formula="of:=([.C70]-[.D70])/[.D70]*100" office:value-type="float" office:value="12.9150106617449" calcext:value-type="float">
            <text:p>12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Bhadrak</text:p>
          </table:table-cell>
          <table:table-cell office:value-type="float" office:value="1506337" calcext:value-type="float">
            <text:p>1506337</text:p>
          </table:table-cell>
          <table:table-cell office:value-type="float" office:value="1333749" calcext:value-type="float">
            <text:p>1333749</text:p>
          </table:table-cell>
          <table:table-cell table:formula="of:=([.C71]-[.D71])/[.D71]*100" office:value-type="float" office:value="12.9400659344449" calcext:value-type="float">
            <text:p>12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Bhagalpur</text:p>
          </table:table-cell>
          <table:table-cell office:value-type="float" office:value="3037766" calcext:value-type="float">
            <text:p>3037766</text:p>
          </table:table-cell>
          <table:table-cell office:value-type="float" office:value="2423172" calcext:value-type="float">
            <text:p>2423172</text:p>
          </table:table-cell>
          <table:table-cell table:formula="of:=([.C72]-[.D72])/[.D72]*100" office:value-type="float" office:value="25.363201621676" calcext:value-type="float">
            <text:p>25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Bhandara</text:p>
          </table:table-cell>
          <table:table-cell office:value-type="float" office:value="1200334" calcext:value-type="float">
            <text:p>1200334</text:p>
          </table:table-cell>
          <table:table-cell office:value-type="float" office:value="1136146" calcext:value-type="float">
            <text:p>1136146</text:p>
          </table:table-cell>
          <table:table-cell table:formula="of:=([.C73]-[.D73])/[.D73]*100" office:value-type="float" office:value="5.64962601637466" calcext:value-type="float">
            <text:p>5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Bharatpur</text:p>
          </table:table-cell>
          <table:table-cell office:value-type="float" office:value="2548462" calcext:value-type="float">
            <text:p>2548462</text:p>
          </table:table-cell>
          <table:table-cell office:value-type="float" office:value="2101142" calcext:value-type="float">
            <text:p>2101142</text:p>
          </table:table-cell>
          <table:table-cell table:formula="of:=([.C74]-[.D74])/[.D74]*100" office:value-type="float" office:value="21.2893750160627" calcext:value-type="float">
            <text:p>21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Bharuch</text:p>
          </table:table-cell>
          <table:table-cell office:value-type="float" office:value="1551019" calcext:value-type="float">
            <text:p>1551019</text:p>
          </table:table-cell>
          <table:table-cell office:value-type="float" office:value="1370656" calcext:value-type="float">
            <text:p>1370656</text:p>
          </table:table-cell>
          <table:table-cell table:formula="of:=([.C75]-[.D75])/[.D75]*100" office:value-type="float" office:value="13.1588815866271" calcext:value-type="float">
            <text:p>13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Bhavnagar</text:p>
          </table:table-cell>
          <table:table-cell office:value-type="float" office:value="2880365" calcext:value-type="float">
            <text:p>2880365</text:p>
          </table:table-cell>
          <table:table-cell office:value-type="float" office:value="2469630" calcext:value-type="float">
            <text:p>2469630</text:p>
          </table:table-cell>
          <table:table-cell table:formula="of:=([.C76]-[.D76])/[.D76]*100" office:value-type="float" office:value="16.6314387175407" calcext:value-type="float">
            <text:p>16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Bhilwara</text:p>
          </table:table-cell>
          <table:table-cell office:value-type="float" office:value="2408523" calcext:value-type="float">
            <text:p>2408523</text:p>
          </table:table-cell>
          <table:table-cell office:value-type="float" office:value="2013789" calcext:value-type="float">
            <text:p>2013789</text:p>
          </table:table-cell>
          <table:table-cell table:formula="of:=([.C77]-[.D77])/[.D77]*100" office:value-type="float" office:value="19.6015570648166" calcext:value-type="float">
            <text:p>19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Bhind</text:p>
          </table:table-cell>
          <table:table-cell office:value-type="float" office:value="1703005" calcext:value-type="float">
            <text:p>1703005</text:p>
          </table:table-cell>
          <table:table-cell office:value-type="float" office:value="1428559" calcext:value-type="float">
            <text:p>1428559</text:p>
          </table:table-cell>
          <table:table-cell table:formula="of:=([.C78]-[.D78])/[.D78]*100" office:value-type="float" office:value="19.2113871390681" calcext:value-type="float">
            <text:p>19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Bhiwani</text:p>
          </table:table-cell>
          <table:table-cell office:value-type="float" office:value="1634445" calcext:value-type="float">
            <text:p>1634445</text:p>
          </table:table-cell>
          <table:table-cell office:value-type="float" office:value="1425022" calcext:value-type="float">
            <text:p>1425022</text:p>
          </table:table-cell>
          <table:table-cell table:formula="of:=([.C79]-[.D79])/[.D79]*100" office:value-type="float" office:value="14.6961239896647" calcext:value-type="float">
            <text:p>14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Bhojpur</text:p>
          </table:table-cell>
          <table:table-cell office:value-type="float" office:value="2728407" calcext:value-type="float">
            <text:p>2728407</text:p>
          </table:table-cell>
          <table:table-cell office:value-type="float" office:value="2243144" calcext:value-type="float">
            <text:p>2243144</text:p>
          </table:table-cell>
          <table:table-cell table:formula="of:=([.C80]-[.D80])/[.D80]*100" office:value-type="float" office:value="21.633163096083" calcext:value-type="float">
            <text:p>21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Bhopal</text:p>
          </table:table-cell>
          <table:table-cell office:value-type="float" office:value="2371061" calcext:value-type="float">
            <text:p>2371061</text:p>
          </table:table-cell>
          <table:table-cell office:value-type="float" office:value="1843510" calcext:value-type="float">
            <text:p>1843510</text:p>
          </table:table-cell>
          <table:table-cell table:formula="of:=([.C81]-[.D81])/[.D81]*100" office:value-type="float" office:value="28.616660609381" calcext:value-type="float">
            <text:p>28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Bid</text:p>
          </table:table-cell>
          <table:table-cell office:value-type="float" office:value="2585049" calcext:value-type="float">
            <text:p>2585049</text:p>
          </table:table-cell>
          <table:table-cell office:value-type="float" office:value="2161250" calcext:value-type="float">
            <text:p>2161250</text:p>
          </table:table-cell>
          <table:table-cell table:formula="of:=([.C82]-[.D82])/[.D82]*100" office:value-type="float" office:value="19.608976286871" calcext:value-type="float">
            <text:p>19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idar</text:p>
          </table:table-cell>
          <table:table-cell office:value-type="float" office:value="1703300" calcext:value-type="float">
            <text:p>1703300</text:p>
          </table:table-cell>
          <table:table-cell office:value-type="float" office:value="1502373" calcext:value-type="float">
            <text:p>1502373</text:p>
          </table:table-cell>
          <table:table-cell table:formula="of:=([.C83]-[.D83])/[.D83]*100" office:value-type="float" office:value="13.37397570377" calcext:value-type="float">
            <text:p>13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Bijapur</text:p>
          </table:table-cell>
          <table:table-cell office:value-type="float" office:value="255230" calcext:value-type="float">
            <text:p>255230</text:p>
          </table:table-cell>
          <table:table-cell office:value-type="float" office:value="1806918" calcext:value-type="float">
            <text:p>1806918</text:p>
          </table:table-cell>
          <table:table-cell table:formula="of:=([.C84]-[.D84])/[.D84]*100" office:value-type="float" office:value="-85.8748432413646" calcext:value-type="float">
            <text:p>-85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ijapur</text:p>
          </table:table-cell>
          <table:table-cell office:value-type="float" office:value="2177331" calcext:value-type="float">
            <text:p>2177331</text:p>
          </table:table-cell>
          <table:table-cell office:value-type="float" office:value="1806918" calcext:value-type="float">
            <text:p>1806918</text:p>
          </table:table-cell>
          <table:table-cell table:formula="of:=([.C85]-[.D85])/[.D85]*100" office:value-type="float" office:value="20.4997127705851" calcext:value-type="float">
            <text:p>2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ijnor</text:p>
          </table:table-cell>
          <table:table-cell office:value-type="float" office:value="3682713" calcext:value-type="float">
            <text:p>3682713</text:p>
          </table:table-cell>
          <table:table-cell office:value-type="float" office:value="3131619" calcext:value-type="float">
            <text:p>3131619</text:p>
          </table:table-cell>
          <table:table-cell table:formula="of:=([.C86]-[.D86])/[.D86]*100" office:value-type="float" office:value="17.5977345903189" calcext:value-type="float">
            <text:p>17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Bikaner</text:p>
          </table:table-cell>
          <table:table-cell office:value-type="float" office:value="2363937" calcext:value-type="float">
            <text:p>2363937</text:p>
          </table:table-cell>
          <table:table-cell office:value-type="float" office:value="1674271" calcext:value-type="float">
            <text:p>1674271</text:p>
          </table:table-cell>
          <table:table-cell table:formula="of:=([.C87]-[.D87])/[.D87]*100" office:value-type="float" office:value="41.1920173018585" calcext:value-type="float">
            <text:p>41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Bilaspur</text:p>
          </table:table-cell>
          <table:table-cell office:value-type="float" office:value="2663629" calcext:value-type="float">
            <text:p>2663629</text:p>
          </table:table-cell>
          <table:table-cell office:value-type="float" office:value="340885" calcext:value-type="float">
            <text:p>340885</text:p>
          </table:table-cell>
          <table:table-cell table:formula="of:=([.C88]-[.D88])/[.D88]*100" office:value-type="float" office:value="681.386391304986" calcext:value-type="float">
            <text:p>681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Bilaspur</text:p>
          </table:table-cell>
          <table:table-cell office:value-type="float" office:value="381956" calcext:value-type="float">
            <text:p>381956</text:p>
          </table:table-cell>
          <table:table-cell office:value-type="float" office:value="340885" calcext:value-type="float">
            <text:p>340885</text:p>
          </table:table-cell>
          <table:table-cell table:formula="of:=([.C89]-[.D89])/[.D89]*100" office:value-type="float" office:value="12.0483447496956" calcext:value-type="float">
            <text:p>12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irbhum</text:p>
          </table:table-cell>
          <table:table-cell office:value-type="float" office:value="3502404" calcext:value-type="float">
            <text:p>3502404</text:p>
          </table:table-cell>
          <table:table-cell office:value-type="float" office:value="3015422" calcext:value-type="float">
            <text:p>3015422</text:p>
          </table:table-cell>
          <table:table-cell table:formula="of:=([.C90]-[.D90])/[.D90]*100" office:value-type="float" office:value="16.149713041823" calcext:value-type="float">
            <text:p>16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Bishnupur</text:p>
          </table:table-cell>
          <table:table-cell office:value-type="float" office:value="237399" calcext:value-type="float">
            <text:p>237399</text:p>
          </table:table-cell>
          <table:table-cell office:value-type="float" office:value="208368" calcext:value-type="float">
            <text:p>208368</text:p>
          </table:table-cell>
          <table:table-cell table:formula="of:=([.C91]-[.D91])/[.D91]*100" office:value-type="float" office:value="13.9325616217461" calcext:value-type="float">
            <text:p>13.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Bokaro</text:p>
          </table:table-cell>
          <table:table-cell office:value-type="float" office:value="2062330" calcext:value-type="float">
            <text:p>2062330</text:p>
          </table:table-cell>
          <table:table-cell office:value-type="float" office:value="1777662" calcext:value-type="float">
            <text:p>1777662</text:p>
          </table:table-cell>
          <table:table-cell table:formula="of:=([.C92]-[.D92])/[.D92]*100" office:value-type="float" office:value="16.0136178868649" calcext:value-type="float">
            <text:p>16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Bongaigaon</text:p>
          </table:table-cell>
          <table:table-cell office:value-type="float" office:value="738804" calcext:value-type="float">
            <text:p>738804</text:p>
          </table:table-cell>
          <table:table-cell office:value-type="float" office:value="904835" calcext:value-type="float">
            <text:p>904835</text:p>
          </table:table-cell>
          <table:table-cell table:formula="of:=([.C93]-[.D93])/[.D93]*100" office:value-type="float" office:value="-18.3493123055585" calcext:value-type="float">
            <text:p>-1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udaun</text:p>
          </table:table-cell>
          <table:table-cell office:value-type="float" office:value="3681896" calcext:value-type="float">
            <text:p>3681896</text:p>
          </table:table-cell>
          <table:table-cell office:value-type="float" office:value="3069426" calcext:value-type="float">
            <text:p>3069426</text:p>
          </table:table-cell>
          <table:table-cell table:formula="of:=([.C94]-[.D94])/[.D94]*100" office:value-type="float" office:value="19.9538936595963" calcext:value-type="float">
            <text:p>19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Bulandshahr</text:p>
          </table:table-cell>
          <table:table-cell office:value-type="float" office:value="3499171" calcext:value-type="float">
            <text:p>3499171</text:p>
          </table:table-cell>
          <table:table-cell office:value-type="float" office:value="2913122" calcext:value-type="float">
            <text:p>2913122</text:p>
          </table:table-cell>
          <table:table-cell table:formula="of:=([.C95]-[.D95])/[.D95]*100" office:value-type="float" office:value="20.1175577267275" calcext:value-type="float">
            <text:p>20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Buldana</text:p>
          </table:table-cell>
          <table:table-cell office:value-type="float" office:value="2586258" calcext:value-type="float">
            <text:p>2586258</text:p>
          </table:table-cell>
          <table:table-cell office:value-type="float" office:value="2232480" calcext:value-type="float">
            <text:p>2232480</text:p>
          </table:table-cell>
          <table:table-cell table:formula="of:=([.C96]-[.D96])/[.D96]*100" office:value-type="float" office:value="15.8468608901312" calcext:value-type="float">
            <text:p>15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Bundi</text:p>
          </table:table-cell>
          <table:table-cell office:value-type="float" office:value="1110906" calcext:value-type="float">
            <text:p>1110906</text:p>
          </table:table-cell>
          <table:table-cell office:value-type="float" office:value="962620" calcext:value-type="float">
            <text:p>962620</text:p>
          </table:table-cell>
          <table:table-cell table:formula="of:=([.C97]-[.D97])/[.D97]*100" office:value-type="float" office:value="15.4044171116328" calcext:value-type="float">
            <text:p>15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Burhanpur</text:p>
          </table:table-cell>
          <table:table-cell office:value-type="float" office:value="757847" calcext:value-type="float">
            <text:p>757847</text:p>
          </table:table-cell>
          <table:table-cell office:value-type="float" office:value="962620" calcext:value-type="float">
            <text:p>962620</text:p>
          </table:table-cell>
          <table:table-cell table:formula="of:=([.C98]-[.D98])/[.D98]*100" office:value-type="float" office:value="-21.2724647316698" calcext:value-type="float">
            <text:p>-21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Buxar</text:p>
          </table:table-cell>
          <table:table-cell office:value-type="float" office:value="1706352" calcext:value-type="float">
            <text:p>1706352</text:p>
          </table:table-cell>
          <table:table-cell office:value-type="float" office:value="1402396" calcext:value-type="float">
            <text:p>1402396</text:p>
          </table:table-cell>
          <table:table-cell table:formula="of:=([.C99]-[.D99])/[.D99]*100" office:value-type="float" office:value="21.6740492699637" calcext:value-type="float">
            <text:p>2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Cachar</text:p>
          </table:table-cell>
          <table:table-cell office:value-type="float" office:value="1736617" calcext:value-type="float">
            <text:p>1736617</text:p>
          </table:table-cell>
          <table:table-cell office:value-type="float" office:value="1444921" calcext:value-type="float">
            <text:p>1444921</text:p>
          </table:table-cell>
          <table:table-cell table:formula="of:=([.C100]-[.D100])/[.D100]*100" office:value-type="float" office:value="20.1876780806702" calcext:value-type="float">
            <text:p>20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T OF DELHI</text:p>
          </table:table-cell>
          <table:table-cell office:value-type="string" calcext:value-type="string">
            <text:p>Central</text:p>
          </table:table-cell>
          <table:table-cell office:value-type="float" office:value="582320" calcext:value-type="float">
            <text:p>582320</text:p>
          </table:table-cell>
          <table:table-cell office:value-type="float" office:value="646385" calcext:value-type="float">
            <text:p>646385</text:p>
          </table:table-cell>
          <table:table-cell table:formula="of:=([.C101]-[.D101])/[.D101]*100" office:value-type="float" office:value="-9.91127578764978" calcext:value-type="float">
            <text:p>-9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Chamarajanagar</text:p>
          </table:table-cell>
          <table:table-cell office:value-type="float" office:value="1020791" calcext:value-type="float">
            <text:p>1020791</text:p>
          </table:table-cell>
          <table:table-cell office:value-type="float" office:value="965462" calcext:value-type="float">
            <text:p>965462</text:p>
          </table:table-cell>
          <table:table-cell table:formula="of:=([.C102]-[.D102])/[.D102]*100" office:value-type="float" office:value="5.73083145685693" calcext:value-type="float">
            <text:p>5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Chamba</text:p>
          </table:table-cell>
          <table:table-cell office:value-type="float" office:value="519080" calcext:value-type="float">
            <text:p>519080</text:p>
          </table:table-cell>
          <table:table-cell office:value-type="float" office:value="460887" calcext:value-type="float">
            <text:p>460887</text:p>
          </table:table-cell>
          <table:table-cell table:formula="of:=([.C103]-[.D103])/[.D103]*100" office:value-type="float" office:value="12.6263053633537" calcext:value-type="float">
            <text:p>12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Chamoli</text:p>
          </table:table-cell>
          <table:table-cell office:value-type="float" office:value="391605" calcext:value-type="float">
            <text:p>391605</text:p>
          </table:table-cell>
          <table:table-cell office:value-type="float" office:value="370359" calcext:value-type="float">
            <text:p>370359</text:p>
          </table:table-cell>
          <table:table-cell table:formula="of:=([.C104]-[.D104])/[.D104]*100" office:value-type="float" office:value="5.73659611350069" calcext:value-type="float">
            <text:p>5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Champawat</text:p>
          </table:table-cell>
          <table:table-cell office:value-type="float" office:value="259648" calcext:value-type="float">
            <text:p>259648</text:p>
          </table:table-cell>
          <table:table-cell office:value-type="float" office:value="224542" calcext:value-type="float">
            <text:p>224542</text:p>
          </table:table-cell>
          <table:table-cell table:formula="of:=([.C105]-[.D105])/[.D105]*100" office:value-type="float" office:value="15.6344915427849" calcext:value-type="float">
            <text:p>15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Champhai</text:p>
          </table:table-cell>
          <table:table-cell office:value-type="float" office:value="125745" calcext:value-type="float">
            <text:p>125745</text:p>
          </table:table-cell>
          <table:table-cell office:value-type="float" office:value="108392" calcext:value-type="float">
            <text:p>108392</text:p>
          </table:table-cell>
          <table:table-cell table:formula="of:=([.C106]-[.D106])/[.D106]*100" office:value-type="float" office:value="16.0094840947671" calcext:value-type="float">
            <text:p>16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Chandauli</text:p>
          </table:table-cell>
          <table:table-cell office:value-type="float" office:value="1952756" calcext:value-type="float">
            <text:p>1952756</text:p>
          </table:table-cell>
          <table:table-cell office:value-type="float" office:value="1643251" calcext:value-type="float">
            <text:p>1643251</text:p>
          </table:table-cell>
          <table:table-cell table:formula="of:=([.C107]-[.D107])/[.D107]*100" office:value-type="float" office:value="18.8349193154302" calcext:value-type="float">
            <text:p>18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Chandel</text:p>
          </table:table-cell>
          <table:table-cell office:value-type="float" office:value="144182" calcext:value-type="float">
            <text:p>144182</text:p>
          </table:table-cell>
          <table:table-cell office:value-type="float" office:value="118327" calcext:value-type="float">
            <text:p>118327</text:p>
          </table:table-cell>
          <table:table-cell table:formula="of:=([.C108]-[.D108])/[.D108]*100" office:value-type="float" office:value="21.8504652361676" calcext:value-type="float">
            <text:p>21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string" calcext:value-type="string">
            <text:p>Chandigarh</text:p>
          </table:table-cell>
          <table:table-cell office:value-type="float" office:value="1055450" calcext:value-type="float">
            <text:p>1055450</text:p>
          </table:table-cell>
          <table:table-cell office:value-type="float" office:value="900635" calcext:value-type="float">
            <text:p>900635</text:p>
          </table:table-cell>
          <table:table-cell table:formula="of:=([.C109]-[.D109])/[.D109]*100" office:value-type="float" office:value="17.189538492286" calcext:value-type="float">
            <text:p>17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Chandrapur</text:p>
          </table:table-cell>
          <table:table-cell office:value-type="float" office:value="2204307" calcext:value-type="float">
            <text:p>2204307</text:p>
          </table:table-cell>
          <table:table-cell office:value-type="float" office:value="2071101" calcext:value-type="float">
            <text:p>2071101</text:p>
          </table:table-cell>
          <table:table-cell table:formula="of:=([.C110]-[.D110])/[.D110]*100" office:value-type="float" office:value="6.43165157083117" calcext:value-type="float">
            <text:p>6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Changlang</text:p>
          </table:table-cell>
          <table:table-cell office:value-type="float" office:value="148226" calcext:value-type="float">
            <text:p>148226</text:p>
          </table:table-cell>
          <table:table-cell office:value-type="float" office:value="125422" calcext:value-type="float">
            <text:p>125422</text:p>
          </table:table-cell>
          <table:table-cell table:formula="of:=([.C111]-[.D111])/[.D111]*100" office:value-type="float" office:value="18.1818181818182" calcext:value-type="float">
            <text:p>18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Chatra</text:p>
          </table:table-cell>
          <table:table-cell office:value-type="float" office:value="1042886" calcext:value-type="float">
            <text:p>1042886</text:p>
          </table:table-cell>
          <table:table-cell office:value-type="float" office:value="791434" calcext:value-type="float">
            <text:p>791434</text:p>
          </table:table-cell>
          <table:table-cell table:formula="of:=([.C112]-[.D112])/[.D112]*100" office:value-type="float" office:value="31.7716954288039" calcext:value-type="float">
            <text:p>31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 office:value-type="float" office:value="4646732" calcext:value-type="float">
            <text:p>4646732</text:p>
          </table:table-cell>
          <table:table-cell office:value-type="float" office:value="4343645" calcext:value-type="float">
            <text:p>4343645</text:p>
          </table:table-cell>
          <table:table-cell table:formula="of:=([.C113]-[.D113])/[.D113]*100" office:value-type="float" office:value="6.9777111158946" calcext:value-type="float">
            <text:p>6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Chhatarpur</text:p>
          </table:table-cell>
          <table:table-cell office:value-type="float" office:value="1762375" calcext:value-type="float">
            <text:p>1762375</text:p>
          </table:table-cell>
          <table:table-cell office:value-type="float" office:value="1474723" calcext:value-type="float">
            <text:p>1474723</text:p>
          </table:table-cell>
          <table:table-cell table:formula="of:=([.C114]-[.D114])/[.D114]*100" office:value-type="float" office:value="19.5054935740475" calcext:value-type="float">
            <text:p>19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Chhindwara</text:p>
          </table:table-cell>
          <table:table-cell office:value-type="float" office:value="2090922" calcext:value-type="float">
            <text:p>2090922</text:p>
          </table:table-cell>
          <table:table-cell office:value-type="float" office:value="1849283" calcext:value-type="float">
            <text:p>1849283</text:p>
          </table:table-cell>
          <table:table-cell table:formula="of:=([.C115]-[.D115])/[.D115]*100" office:value-type="float" office:value="13.0666317702591" calcext:value-type="float">
            <text:p>13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Chikkaballapura</text:p>
          </table:table-cell>
          <table:table-cell office:value-type="float" office:value="1255104" calcext:value-type="float">
            <text:p>1255104</text:p>
          </table:table-cell>
          <table:table-cell office:value-type="float" office:value="1849283" calcext:value-type="float">
            <text:p>1849283</text:p>
          </table:table-cell>
          <table:table-cell table:formula="of:=([.C116]-[.D116])/[.D116]*100" office:value-type="float" office:value="-32.130236421359" calcext:value-type="float">
            <text:p>-32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Chikmagalur</text:p>
          </table:table-cell>
          <table:table-cell office:value-type="float" office:value="1137961" calcext:value-type="float">
            <text:p>1137961</text:p>
          </table:table-cell>
          <table:table-cell office:value-type="float" office:value="1140905" calcext:value-type="float">
            <text:p>1140905</text:p>
          </table:table-cell>
          <table:table-cell table:formula="of:=([.C117]-[.D117])/[.D117]*100" office:value-type="float" office:value="-0.258040765883224" calcext:value-type="float">
            <text:p>-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Chirang</text:p>
          </table:table-cell>
          <table:table-cell office:value-type="float" office:value="482162" calcext:value-type="float">
            <text:p>482162</text:p>
          </table:table-cell>
          <table:table-cell office:value-type="float" office:value="1140905" calcext:value-type="float">
            <text:p>1140905</text:p>
          </table:table-cell>
          <table:table-cell table:formula="of:=([.C118]-[.D118])/[.D118]*100" office:value-type="float" office:value="-57.7386373098549" calcext:value-type="float">
            <text:p>-57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Chitradurga</text:p>
          </table:table-cell>
          <table:table-cell office:value-type="float" office:value="1659456" calcext:value-type="float">
            <text:p>1659456</text:p>
          </table:table-cell>
          <table:table-cell office:value-type="float" office:value="1517896" calcext:value-type="float">
            <text:p>1517896</text:p>
          </table:table-cell>
          <table:table-cell table:formula="of:=([.C119]-[.D119])/[.D119]*100" office:value-type="float" office:value="9.32606713503428" calcext:value-type="float">
            <text:p>9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Chitrakoot</text:p>
          </table:table-cell>
          <table:table-cell office:value-type="float" office:value="991730" calcext:value-type="float">
            <text:p>991730</text:p>
          </table:table-cell>
          <table:table-cell office:value-type="float" office:value="766225" calcext:value-type="float">
            <text:p>766225</text:p>
          </table:table-cell>
          <table:table-cell table:formula="of:=([.C120]-[.D120])/[.D120]*100" office:value-type="float" office:value="29.4306502659141" calcext:value-type="float">
            <text:p>29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Chittaurgarh</text:p>
          </table:table-cell>
          <table:table-cell office:value-type="float" office:value="1544338" calcext:value-type="float">
            <text:p>1544338</text:p>
          </table:table-cell>
          <table:table-cell office:value-type="float" office:value="1803524" calcext:value-type="float">
            <text:p>1803524</text:p>
          </table:table-cell>
          <table:table-cell table:formula="of:=([.C121]-[.D121])/[.D121]*100" office:value-type="float" office:value="-14.3710868277883" calcext:value-type="float">
            <text:p>-14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Chittoor</text:p>
          </table:table-cell>
          <table:table-cell office:value-type="float" office:value="4174064" calcext:value-type="float">
            <text:p>4174064</text:p>
          </table:table-cell>
          <table:table-cell office:value-type="float" office:value="3745875" calcext:value-type="float">
            <text:p>3745875</text:p>
          </table:table-cell>
          <table:table-cell table:formula="of:=([.C122]-[.D122])/[.D122]*100" office:value-type="float" office:value="11.4309473754463" calcext:value-type="float">
            <text:p>11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Churachandpur</text:p>
          </table:table-cell>
          <table:table-cell office:value-type="float" office:value="274143" calcext:value-type="float">
            <text:p>274143</text:p>
          </table:table-cell>
          <table:table-cell office:value-type="float" office:value="227905" calcext:value-type="float">
            <text:p>227905</text:p>
          </table:table-cell>
          <table:table-cell table:formula="of:=([.C123]-[.D123])/[.D123]*100" office:value-type="float" office:value="20.2882780105746" calcext:value-type="float">
            <text:p>20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Churu</text:p>
          </table:table-cell>
          <table:table-cell office:value-type="float" office:value="2039547" calcext:value-type="float">
            <text:p>2039547</text:p>
          </table:table-cell>
          <table:table-cell office:value-type="float" office:value="1923878" calcext:value-type="float">
            <text:p>1923878</text:p>
          </table:table-cell>
          <table:table-cell table:formula="of:=([.C124]-[.D124])/[.D124]*100" office:value-type="float" office:value="6.01228352317559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Coimbatore</text:p>
          </table:table-cell>
          <table:table-cell office:value-type="float" office:value="3458045" calcext:value-type="float">
            <text:p>3458045</text:p>
          </table:table-cell>
          <table:table-cell office:value-type="float" office:value="4271856" calcext:value-type="float">
            <text:p>4271856</text:p>
          </table:table-cell>
          <table:table-cell table:formula="of:=([.C125]-[.D125])/[.D125]*100" office:value-type="float" office:value="-19.0505251113333" calcext:value-type="float">
            <text:p>-19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Cuddalore</text:p>
          </table:table-cell>
          <table:table-cell office:value-type="float" office:value="2605914" calcext:value-type="float">
            <text:p>2605914</text:p>
          </table:table-cell>
          <table:table-cell office:value-type="float" office:value="2285395" calcext:value-type="float">
            <text:p>2285395</text:p>
          </table:table-cell>
          <table:table-cell table:formula="of:=([.C126]-[.D126])/[.D126]*100" office:value-type="float" office:value="14.024665320437" calcext:value-type="float">
            <text:p>14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Cuttack</text:p>
          </table:table-cell>
          <table:table-cell office:value-type="float" office:value="2624470" calcext:value-type="float">
            <text:p>2624470</text:p>
          </table:table-cell>
          <table:table-cell office:value-type="float" office:value="2341094" calcext:value-type="float">
            <text:p>2341094</text:p>
          </table:table-cell>
          <table:table-cell table:formula="of:=([.C127]-[.D127])/[.D127]*100" office:value-type="float" office:value="12.1044263921056" calcext:value-type="float">
            <text:p>12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DRA AND NAGAR HAVELI</text:p>
          </table:table-cell>
          <table:table-cell office:value-type="string" calcext:value-type="string">
            <text:p>Dadra AND Nagar Haveli</text:p>
          </table:table-cell>
          <table:table-cell office:value-type="float" office:value="343709" calcext:value-type="float">
            <text:p>343709</text:p>
          </table:table-cell>
          <table:table-cell office:value-type="float" office:value="2341094" calcext:value-type="float">
            <text:p>2341094</text:p>
          </table:table-cell>
          <table:table-cell table:formula="of:=([.C128]-[.D128])/[.D128]*100" office:value-type="float" office:value="-85.318445137188" calcext:value-type="float">
            <text:p>-85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Dakshin Bastar Dantewada</text:p>
          </table:table-cell>
          <table:table-cell office:value-type="float" office:value="533638" calcext:value-type="float">
            <text:p>533638</text:p>
          </table:table-cell>
          <table:table-cell office:value-type="float" office:value="220490" calcext:value-type="float">
            <text:p>220490</text:p>
          </table:table-cell>
          <table:table-cell table:formula="of:=([.C129]-[.D129])/[.D129]*100" office:value-type="float" office:value="142.023674543063" calcext:value-type="float">
            <text:p>142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Dakshin Dinajpur</text:p>
          </table:table-cell>
          <table:table-cell office:value-type="float" office:value="1676276" calcext:value-type="float">
            <text:p>1676276</text:p>
          </table:table-cell>
          <table:table-cell office:value-type="float" office:value="220490" calcext:value-type="float">
            <text:p>220490</text:p>
          </table:table-cell>
          <table:table-cell table:formula="of:=([.C130]-[.D130])/[.D130]*100" office:value-type="float" office:value="660.250351489864" calcext:value-type="float">
            <text:p>66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Dakshina Kannada</text:p>
          </table:table-cell>
          <table:table-cell office:value-type="float" office:value="2089649" calcext:value-type="float">
            <text:p>2089649</text:p>
          </table:table-cell>
          <table:table-cell office:value-type="float" office:value="220490" calcext:value-type="float">
            <text:p>220490</text:p>
          </table:table-cell>
          <table:table-cell table:formula="of:=([.C131]-[.D131])/[.D131]*100" office:value-type="float" office:value="847.729602249535" calcext:value-type="float">
            <text:p>847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string" calcext:value-type="string">
            <text:p>Daman</text:p>
          </table:table-cell>
          <table:table-cell office:value-type="float" office:value="191173" calcext:value-type="float">
            <text:p>191173</text:p>
          </table:table-cell>
          <table:table-cell office:value-type="float" office:value="113989" calcext:value-type="float">
            <text:p>113989</text:p>
          </table:table-cell>
          <table:table-cell table:formula="of:=([.C132]-[.D132])/[.D132]*100" office:value-type="float" office:value="67.7117967523182" calcext:value-type="float">
            <text:p>67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Damoh</text:p>
          </table:table-cell>
          <table:table-cell office:value-type="float" office:value="1264219" calcext:value-type="float">
            <text:p>1264219</text:p>
          </table:table-cell>
          <table:table-cell office:value-type="float" office:value="1083949" calcext:value-type="float">
            <text:p>1083949</text:p>
          </table:table-cell>
          <table:table-cell table:formula="of:=([.C133]-[.D133])/[.D133]*100" office:value-type="float" office:value="16.6308562487719" calcext:value-type="float">
            <text:p>16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Darbhanga</text:p>
          </table:table-cell>
          <table:table-cell office:value-type="float" office:value="3937385" calcext:value-type="float">
            <text:p>3937385</text:p>
          </table:table-cell>
          <table:table-cell office:value-type="float" office:value="3295789" calcext:value-type="float">
            <text:p>3295789</text:p>
          </table:table-cell>
          <table:table-cell table:formula="of:=([.C134]-[.D134])/[.D134]*100" office:value-type="float" office:value="19.4671442862392" calcext:value-type="float">
            <text:p>19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Darjiling</text:p>
          </table:table-cell>
          <table:table-cell office:value-type="float" office:value="1846823" calcext:value-type="float">
            <text:p>1846823</text:p>
          </table:table-cell>
          <table:table-cell office:value-type="float" office:value="1609172" calcext:value-type="float">
            <text:p>1609172</text:p>
          </table:table-cell>
          <table:table-cell table:formula="of:=([.C135]-[.D135])/[.D135]*100" office:value-type="float" office:value="14.7685269194343" calcext:value-type="float">
            <text:p>14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Darrang</text:p>
          </table:table-cell>
          <table:table-cell office:value-type="float" office:value="928500" calcext:value-type="float">
            <text:p>928500</text:p>
          </table:table-cell>
          <table:table-cell office:value-type="float" office:value="1504320" calcext:value-type="float">
            <text:p>1504320</text:p>
          </table:table-cell>
          <table:table-cell table:formula="of:=([.C136]-[.D136])/[.D136]*100" office:value-type="float" office:value="-38.277760051053" calcext:value-type="float">
            <text:p>-38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Datia</text:p>
          </table:table-cell>
          <table:table-cell office:value-type="float" office:value="786754" calcext:value-type="float">
            <text:p>786754</text:p>
          </table:table-cell>
          <table:table-cell office:value-type="float" office:value="628240" calcext:value-type="float">
            <text:p>628240</text:p>
          </table:table-cell>
          <table:table-cell table:formula="of:=([.C137]-[.D137])/[.D137]*100" office:value-type="float" office:value="25.231440213931" calcext:value-type="float">
            <text:p>25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Dausa</text:p>
          </table:table-cell>
          <table:table-cell office:value-type="float" office:value="1634409" calcext:value-type="float">
            <text:p>1634409</text:p>
          </table:table-cell>
          <table:table-cell office:value-type="float" office:value="1317063" calcext:value-type="float">
            <text:p>1317063</text:p>
          </table:table-cell>
          <table:table-cell table:formula="of:=([.C138]-[.D138])/[.D138]*100" office:value-type="float" office:value="24.0949749556399" calcext:value-type="float">
            <text:p>24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Davanagere</text:p>
          </table:table-cell>
          <table:table-cell office:value-type="float" office:value="1945497" calcext:value-type="float">
            <text:p>1945497</text:p>
          </table:table-cell>
          <table:table-cell office:value-type="float" office:value="1790952" calcext:value-type="float">
            <text:p>1790952</text:p>
          </table:table-cell>
          <table:table-cell table:formula="of:=([.C139]-[.D139])/[.D139]*100" office:value-type="float" office:value="8.62920949305174" calcext:value-type="float">
            <text:p>8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Debagarh</text:p>
          </table:table-cell>
          <table:table-cell office:value-type="float" office:value="312520" calcext:value-type="float">
            <text:p>312520</text:p>
          </table:table-cell>
          <table:table-cell office:value-type="float" office:value="274108" calcext:value-type="float">
            <text:p>274108</text:p>
          </table:table-cell>
          <table:table-cell table:formula="of:=([.C140]-[.D140])/[.D140]*100" office:value-type="float" office:value="14.013454550761" calcext:value-type="float">
            <text:p>14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Dehradun</text:p>
          </table:table-cell>
          <table:table-cell office:value-type="float" office:value="1696694" calcext:value-type="float">
            <text:p>1696694</text:p>
          </table:table-cell>
          <table:table-cell office:value-type="float" office:value="1282143" calcext:value-type="float">
            <text:p>1282143</text:p>
          </table:table-cell>
          <table:table-cell table:formula="of:=([.C141]-[.D141])/[.D141]*100" office:value-type="float" office:value="32.3326649211515" calcext:value-type="float">
            <text:p>32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Deoghar</text:p>
          </table:table-cell>
          <table:table-cell office:value-type="float" office:value="1492073" calcext:value-type="float">
            <text:p>1492073</text:p>
          </table:table-cell>
          <table:table-cell office:value-type="float" office:value="1165390" calcext:value-type="float">
            <text:p>1165390</text:p>
          </table:table-cell>
          <table:table-cell table:formula="of:=([.C142]-[.D142])/[.D142]*100" office:value-type="float" office:value="28.032075099323" calcext:value-type="float">
            <text:p>28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Deoria</text:p>
          </table:table-cell>
          <table:table-cell office:value-type="float" office:value="3100946" calcext:value-type="float">
            <text:p>3100946</text:p>
          </table:table-cell>
          <table:table-cell office:value-type="float" office:value="2712650" calcext:value-type="float">
            <text:p>2712650</text:p>
          </table:table-cell>
          <table:table-cell table:formula="of:=([.C143]-[.D143])/[.D143]*100" office:value-type="float" office:value="14.3142683353916" calcext:value-type="float">
            <text:p>14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Dewas</text:p>
          </table:table-cell>
          <table:table-cell office:value-type="float" office:value="1563715" calcext:value-type="float">
            <text:p>1563715</text:p>
          </table:table-cell>
          <table:table-cell office:value-type="float" office:value="1308223" calcext:value-type="float">
            <text:p>1308223</text:p>
          </table:table-cell>
          <table:table-cell table:formula="of:=([.C144]-[.D144])/[.D144]*100" office:value-type="float" office:value="19.5296979184741" calcext:value-type="float">
            <text:p>19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Dhalai</text:p>
          </table:table-cell>
          <table:table-cell office:value-type="float" office:value="378230" calcext:value-type="float">
            <text:p>378230</text:p>
          </table:table-cell>
          <table:table-cell office:value-type="float" office:value="307868" calcext:value-type="float">
            <text:p>307868</text:p>
          </table:table-cell>
          <table:table-cell table:formula="of:=([.C145]-[.D145])/[.D145]*100" office:value-type="float" office:value="22.8546000233866" calcext:value-type="float">
            <text:p>22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Dhamtari</text:p>
          </table:table-cell>
          <table:table-cell office:value-type="float" office:value="799781" calcext:value-type="float">
            <text:p>799781</text:p>
          </table:table-cell>
          <table:table-cell office:value-type="float" office:value="706591" calcext:value-type="float">
            <text:p>706591</text:p>
          </table:table-cell>
          <table:table-cell table:formula="of:=([.C146]-[.D146])/[.D146]*100" office:value-type="float" office:value="13.188676334683" calcext:value-type="float">
            <text:p>13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Dhanbad</text:p>
          </table:table-cell>
          <table:table-cell office:value-type="float" office:value="2684487" calcext:value-type="float">
            <text:p>2684487</text:p>
          </table:table-cell>
          <table:table-cell office:value-type="float" office:value="2397102" calcext:value-type="float">
            <text:p>2397102</text:p>
          </table:table-cell>
          <table:table-cell table:formula="of:=([.C147]-[.D147])/[.D147]*100" office:value-type="float" office:value="11.9888515382324" calcext:value-type="float">
            <text:p>11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Dhar</text:p>
          </table:table-cell>
          <table:table-cell office:value-type="float" office:value="2185793" calcext:value-type="float">
            <text:p>2185793</text:p>
          </table:table-cell>
          <table:table-cell office:value-type="float" office:value="1740329" calcext:value-type="float">
            <text:p>1740329</text:p>
          </table:table-cell>
          <table:table-cell table:formula="of:=([.C148]-[.D148])/[.D148]*100" office:value-type="float" office:value="25.5965395048867" calcext:value-type="float">
            <text:p>25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Dharmapuri</text:p>
          </table:table-cell>
          <table:table-cell office:value-type="float" office:value="1506843" calcext:value-type="float">
            <text:p>1506843</text:p>
          </table:table-cell>
          <table:table-cell office:value-type="float" office:value="2856300" calcext:value-type="float">
            <text:p>2856300</text:p>
          </table:table-cell>
          <table:table-cell table:formula="of:=([.C149]-[.D149])/[.D149]*100" office:value-type="float" office:value="-47.2449322550152" calcext:value-type="float">
            <text:p>-47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Dharwad</text:p>
          </table:table-cell>
          <table:table-cell office:value-type="float" office:value="1847023" calcext:value-type="float">
            <text:p>1847023</text:p>
          </table:table-cell>
          <table:table-cell office:value-type="float" office:value="1604253" calcext:value-type="float">
            <text:p>1604253</text:p>
          </table:table-cell>
          <table:table-cell table:formula="of:=([.C150]-[.D150])/[.D150]*100" office:value-type="float" office:value="15.1328998605582" calcext:value-type="float">
            <text:p>15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Dhaulpur</text:p>
          </table:table-cell>
          <table:table-cell office:value-type="float" office:value="1206516" calcext:value-type="float">
            <text:p>1206516</text:p>
          </table:table-cell>
          <table:table-cell office:value-type="float" office:value="983258" calcext:value-type="float">
            <text:p>983258</text:p>
          </table:table-cell>
          <table:table-cell table:formula="of:=([.C151]-[.D151])/[.D151]*100" office:value-type="float" office:value="22.7059428959642" calcext:value-type="float">
            <text:p>22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Dhemaji</text:p>
          </table:table-cell>
          <table:table-cell office:value-type="float" office:value="686133" calcext:value-type="float">
            <text:p>686133</text:p>
          </table:table-cell>
          <table:table-cell office:value-type="float" office:value="571944" calcext:value-type="float">
            <text:p>571944</text:p>
          </table:table-cell>
          <table:table-cell table:formula="of:=([.C152]-[.D152])/[.D152]*100" office:value-type="float" office:value="19.965066510008" calcext:value-type="float">
            <text:p>19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Dhenkanal</text:p>
          </table:table-cell>
          <table:table-cell office:value-type="float" office:value="1192811" calcext:value-type="float">
            <text:p>1192811</text:p>
          </table:table-cell>
          <table:table-cell office:value-type="float" office:value="1066878" calcext:value-type="float">
            <text:p>1066878</text:p>
          </table:table-cell>
          <table:table-cell table:formula="of:=([.C153]-[.D153])/[.D153]*100" office:value-type="float" office:value="11.803880106254" calcext:value-type="float">
            <text:p>11.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Dhubri</text:p>
          </table:table-cell>
          <table:table-cell office:value-type="float" office:value="1949258" calcext:value-type="float">
            <text:p>1949258</text:p>
          </table:table-cell>
          <table:table-cell office:value-type="float" office:value="1637344" calcext:value-type="float">
            <text:p>1637344</text:p>
          </table:table-cell>
          <table:table-cell table:formula="of:=([.C154]-[.D154])/[.D154]*100" office:value-type="float" office:value="19.0499980456153" calcext:value-type="float">
            <text:p>19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Dhule</text:p>
          </table:table-cell>
          <table:table-cell office:value-type="float" office:value="2050862" calcext:value-type="float">
            <text:p>2050862</text:p>
          </table:table-cell>
          <table:table-cell office:value-type="float" office:value="1707947" calcext:value-type="float">
            <text:p>1707947</text:p>
          </table:table-cell>
          <table:table-cell table:formula="of:=([.C155]-[.D155])/[.D155]*100" office:value-type="float" office:value="20.0776136496039" calcext:value-type="float">
            <text:p>20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Dibang Valley</text:p>
          </table:table-cell>
          <table:table-cell office:value-type="float" office:value="8004" calcext:value-type="float">
            <text:p>8004</text:p>
          </table:table-cell>
          <table:table-cell office:value-type="float" office:value="1707947" calcext:value-type="float">
            <text:p>1707947</text:p>
          </table:table-cell>
          <table:table-cell table:formula="of:=([.C156]-[.D156])/[.D156]*100" office:value-type="float" office:value="-99.5313671911365" calcext:value-type="float">
            <text:p>-99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Dibrugarh</text:p>
          </table:table-cell>
          <table:table-cell office:value-type="float" office:value="1326335" calcext:value-type="float">
            <text:p>1326335</text:p>
          </table:table-cell>
          <table:table-cell office:value-type="float" office:value="1185072" calcext:value-type="float">
            <text:p>1185072</text:p>
          </table:table-cell>
          <table:table-cell table:formula="of:=([.C157]-[.D157])/[.D157]*100" office:value-type="float" office:value="11.9202040044824" calcext:value-type="float">
            <text:p>11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Dima Hasao</text:p>
          </table:table-cell>
          <table:table-cell office:value-type="float" office:value="214102" calcext:value-type="float">
            <text:p>214102</text:p>
          </table:table-cell>
          <table:table-cell office:value-type="float" office:value="1185072" calcext:value-type="float">
            <text:p>1185072</text:p>
          </table:table-cell>
          <table:table-cell table:formula="of:=([.C158]-[.D158])/[.D158]*100" office:value-type="float" office:value="-81.9334183914564" calcext:value-type="float">
            <text:p>-81.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Dimapur</text:p>
          </table:table-cell>
          <table:table-cell office:value-type="float" office:value="378811" calcext:value-type="float">
            <text:p>378811</text:p>
          </table:table-cell>
          <table:table-cell office:value-type="float" office:value="309024" calcext:value-type="float">
            <text:p>309024</text:p>
          </table:table-cell>
          <table:table-cell table:formula="of:=([.C159]-[.D159])/[.D159]*100" office:value-type="float" office:value="22.5830356218287" calcext:value-type="float">
            <text:p>22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Dindigul</text:p>
          </table:table-cell>
          <table:table-cell office:value-type="float" office:value="2159775" calcext:value-type="float">
            <text:p>2159775</text:p>
          </table:table-cell>
          <table:table-cell office:value-type="float" office:value="1923014" calcext:value-type="float">
            <text:p>1923014</text:p>
          </table:table-cell>
          <table:table-cell table:formula="of:=([.C160]-[.D160])/[.D160]*100" office:value-type="float" office:value="12.311974847817" calcext:value-type="float">
            <text:p>12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Dindori</text:p>
          </table:table-cell>
          <table:table-cell office:value-type="float" office:value="704524" calcext:value-type="float">
            <text:p>704524</text:p>
          </table:table-cell>
          <table:table-cell office:value-type="float" office:value="580730" calcext:value-type="float">
            <text:p>580730</text:p>
          </table:table-cell>
          <table:table-cell table:formula="of:=([.C161]-[.D161])/[.D161]*100" office:value-type="float" office:value="21.316963132609" calcext:value-type="float">
            <text:p>21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string" calcext:value-type="string">
            <text:p>Diu</text:p>
          </table:table-cell>
          <table:table-cell office:value-type="float" office:value="52074" calcext:value-type="float">
            <text:p>52074</text:p>
          </table:table-cell>
          <table:table-cell office:value-type="float" office:value="44215" calcext:value-type="float">
            <text:p>44215</text:p>
          </table:table-cell>
          <table:table-cell table:formula="of:=([.C162]-[.D162])/[.D162]*100" office:value-type="float" office:value="17.7745109125862" calcext:value-type="float">
            <text:p>17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Doda</text:p>
          </table:table-cell>
          <table:table-cell office:value-type="float" office:value="409936" calcext:value-type="float">
            <text:p>409936</text:p>
          </table:table-cell>
          <table:table-cell office:value-type="float" office:value="691929" calcext:value-type="float">
            <text:p>691929</text:p>
          </table:table-cell>
          <table:table-cell table:formula="of:=([.C163]-[.D163])/[.D163]*100" office:value-type="float" office:value="-40.7546149966254" calcext:value-type="float">
            <text:p>-40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ohad</text:p>
          </table:table-cell>
          <table:table-cell office:value-type="float" office:value="2127086" calcext:value-type="float">
            <text:p>2127086</text:p>
          </table:table-cell>
          <table:table-cell office:value-type="float" office:value="1636433" calcext:value-type="float">
            <text:p>1636433</text:p>
          </table:table-cell>
          <table:table-cell table:formula="of:=([.C164]-[.D164])/[.D164]*100" office:value-type="float" office:value="29.9830790505936" calcext:value-type="float">
            <text:p>29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Dumka</text:p>
          </table:table-cell>
          <table:table-cell office:value-type="float" office:value="1321442" calcext:value-type="float">
            <text:p>1321442</text:p>
          </table:table-cell>
          <table:table-cell office:value-type="float" office:value="1759602" calcext:value-type="float">
            <text:p>1759602</text:p>
          </table:table-cell>
          <table:table-cell table:formula="of:=([.C165]-[.D165])/[.D165]*100" office:value-type="float" office:value="-24.9010855863997" calcext:value-type="float">
            <text:p>-24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Dungarpur</text:p>
          </table:table-cell>
          <table:table-cell office:value-type="float" office:value="1388552" calcext:value-type="float">
            <text:p>1388552</text:p>
          </table:table-cell>
          <table:table-cell office:value-type="float" office:value="1107643" calcext:value-type="float">
            <text:p>1107643</text:p>
          </table:table-cell>
          <table:table-cell table:formula="of:=([.C166]-[.D166])/[.D166]*100" office:value-type="float" office:value="25.3609691931426" calcext:value-type="float">
            <text:p>25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Durg</text:p>
          </table:table-cell>
          <table:table-cell office:value-type="float" office:value="3343872" calcext:value-type="float">
            <text:p>3343872</text:p>
          </table:table-cell>
          <table:table-cell office:value-type="float" office:value="2810436" calcext:value-type="float">
            <text:p>2810436</text:p>
          </table:table-cell>
          <table:table-cell table:formula="of:=([.C167]-[.D167])/[.D167]*100" office:value-type="float" office:value="18.9805425208046" calcext:value-type="float">
            <text:p>18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T OF DELHI</text:p>
          </table:table-cell>
          <table:table-cell office:value-type="string" calcext:value-type="string">
            <text:p>East</text:p>
          </table:table-cell>
          <table:table-cell office:value-type="float" office:value="1709346" calcext:value-type="float">
            <text:p>1709346</text:p>
          </table:table-cell>
          <table:table-cell office:value-type="float" office:value="245040" calcext:value-type="float">
            <text:p>245040</text:p>
          </table:table-cell>
          <table:table-cell table:formula="of:=([.C168]-[.D168])/[.D168]*100" office:value-type="float" office:value="597.578354554358" calcext:value-type="float">
            <text:p>597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East District</text:p>
          </table:table-cell>
          <table:table-cell office:value-type="float" office:value="283583" calcext:value-type="float">
            <text:p>283583</text:p>
          </table:table-cell>
          <table:table-cell office:value-type="float" office:value="245040" calcext:value-type="float">
            <text:p>245040</text:p>
          </table:table-cell>
          <table:table-cell table:formula="of:=([.C169]-[.D169])/[.D169]*100" office:value-type="float" office:value="15.729268690826" calcext:value-type="float">
            <text:p>15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East Garo Hills</text:p>
          </table:table-cell>
          <table:table-cell office:value-type="float" office:value="317917" calcext:value-type="float">
            <text:p>317917</text:p>
          </table:table-cell>
          <table:table-cell office:value-type="float" office:value="245040" calcext:value-type="float">
            <text:p>245040</text:p>
          </table:table-cell>
          <table:table-cell table:formula="of:=([.C170]-[.D170])/[.D170]*100" office:value-type="float" office:value="29.7408586353248" calcext:value-type="float">
            <text:p>29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East Godavari</text:p>
          </table:table-cell>
          <table:table-cell office:value-type="float" office:value="5154296" calcext:value-type="float">
            <text:p>5154296</text:p>
          </table:table-cell>
          <table:table-cell office:value-type="float" office:value="245040" calcext:value-type="float">
            <text:p>245040</text:p>
          </table:table-cell>
          <table:table-cell table:formula="of:=([.C171]-[.D171])/[.D171]*100" office:value-type="float" office:value="2003.45086516487" calcext:value-type="float">
            <text:p>2,003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East Kameng</text:p>
          </table:table-cell>
          <table:table-cell office:value-type="float" office:value="78690" calcext:value-type="float">
            <text:p>78690</text:p>
          </table:table-cell>
          <table:table-cell office:value-type="float" office:value="245040" calcext:value-type="float">
            <text:p>245040</text:p>
          </table:table-cell>
          <table:table-cell table:formula="of:=([.C172]-[.D172])/[.D172]*100" office:value-type="float" office:value="-67.886875612145" calcext:value-type="float">
            <text:p>-67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East Khasi Hills</text:p>
          </table:table-cell>
          <table:table-cell office:value-type="float" office:value="825922" calcext:value-type="float">
            <text:p>825922</text:p>
          </table:table-cell>
          <table:table-cell office:value-type="float" office:value="245040" calcext:value-type="float">
            <text:p>245040</text:p>
          </table:table-cell>
          <table:table-cell table:formula="of:=([.C173]-[.D173])/[.D173]*100" office:value-type="float" office:value="237.055990858635" calcext:value-type="float">
            <text:p>237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East Siang</text:p>
          </table:table-cell>
          <table:table-cell office:value-type="float" office:value="99214" calcext:value-type="float">
            <text:p>99214</text:p>
          </table:table-cell>
          <table:table-cell office:value-type="float" office:value="245040" calcext:value-type="float">
            <text:p>245040</text:p>
          </table:table-cell>
          <table:table-cell table:formula="of:=([.C174]-[.D174])/[.D174]*100" office:value-type="float" office:value="-59.5111002285341" calcext:value-type="float">
            <text:p>-59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Ernakulam</text:p>
          </table:table-cell>
          <table:table-cell office:value-type="float" office:value="3282388" calcext:value-type="float">
            <text:p>3282388</text:p>
          </table:table-cell>
          <table:table-cell office:value-type="float" office:value="3105798" calcext:value-type="float">
            <text:p>3105798</text:p>
          </table:table-cell>
          <table:table-cell table:formula="of:=([.C175]-[.D175])/[.D175]*100" office:value-type="float" office:value="5.68581730041683" calcext:value-type="float">
            <text:p>5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Erode</text:p>
          </table:table-cell>
          <table:table-cell office:value-type="float" office:value="2251744" calcext:value-type="float">
            <text:p>2251744</text:p>
          </table:table-cell>
          <table:table-cell office:value-type="float" office:value="2581500" calcext:value-type="float">
            <text:p>2581500</text:p>
          </table:table-cell>
          <table:table-cell table:formula="of:=([.C176]-[.D176])/[.D176]*100" office:value-type="float" office:value="-12.7738136742204" calcext:value-type="float">
            <text:p>-12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Etah</text:p>
          </table:table-cell>
          <table:table-cell office:value-type="float" office:value="1774480" calcext:value-type="float">
            <text:p>1774480</text:p>
          </table:table-cell>
          <table:table-cell office:value-type="float" office:value="2790410" calcext:value-type="float">
            <text:p>2790410</text:p>
          </table:table-cell>
          <table:table-cell table:formula="of:=([.C177]-[.D177])/[.D177]*100" office:value-type="float" office:value="-36.4079113821983" calcext:value-type="float">
            <text:p>-36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Etawah</text:p>
          </table:table-cell>
          <table:table-cell office:value-type="float" office:value="1581810" calcext:value-type="float">
            <text:p>1581810</text:p>
          </table:table-cell>
          <table:table-cell office:value-type="float" office:value="1338871" calcext:value-type="float">
            <text:p>1338871</text:p>
          </table:table-cell>
          <table:table-cell table:formula="of:=([.C178]-[.D178])/[.D178]*100" office:value-type="float" office:value="18.1450640128885" calcext:value-type="float">
            <text:p>18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Faizabad</text:p>
          </table:table-cell>
          <table:table-cell office:value-type="float" office:value="2470996" calcext:value-type="float">
            <text:p>2470996</text:p>
          </table:table-cell>
          <table:table-cell office:value-type="float" office:value="2088928" calcext:value-type="float">
            <text:p>2088928</text:p>
          </table:table-cell>
          <table:table-cell table:formula="of:=([.C179]-[.D179])/[.D179]*100" office:value-type="float" office:value="18.2901469078877" calcext:value-type="float">
            <text:p>18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Faridabad</text:p>
          </table:table-cell>
          <table:table-cell office:value-type="float" office:value="1809733" calcext:value-type="float">
            <text:p>1809733</text:p>
          </table:table-cell>
          <table:table-cell office:value-type="float" office:value="2194586" calcext:value-type="float">
            <text:p>2194586</text:p>
          </table:table-cell>
          <table:table-cell table:formula="of:=([.C180]-[.D180])/[.D180]*100" office:value-type="float" office:value="-17.5364738497375" calcext:value-type="float">
            <text:p>-17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Faridkot</text:p>
          </table:table-cell>
          <table:table-cell office:value-type="float" office:value="617508" calcext:value-type="float">
            <text:p>617508</text:p>
          </table:table-cell>
          <table:table-cell office:value-type="float" office:value="550892" calcext:value-type="float">
            <text:p>550892</text:p>
          </table:table-cell>
          <table:table-cell table:formula="of:=([.C181]-[.D181])/[.D181]*100" office:value-type="float" office:value="12.0923883447209" calcext:value-type="float">
            <text:p>12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Farrukhabad</text:p>
          </table:table-cell>
          <table:table-cell office:value-type="float" office:value="1885204" calcext:value-type="float">
            <text:p>1885204</text:p>
          </table:table-cell>
          <table:table-cell office:value-type="float" office:value="1570408" calcext:value-type="float">
            <text:p>1570408</text:p>
          </table:table-cell>
          <table:table-cell table:formula="of:=([.C182]-[.D182])/[.D182]*100" office:value-type="float" office:value="20.0454913627541" calcext:value-type="float">
            <text:p>2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Fatehabad</text:p>
          </table:table-cell>
          <table:table-cell office:value-type="float" office:value="942011" calcext:value-type="float">
            <text:p>942011</text:p>
          </table:table-cell>
          <table:table-cell office:value-type="float" office:value="806158" calcext:value-type="float">
            <text:p>806158</text:p>
          </table:table-cell>
          <table:table-cell table:formula="of:=([.C183]-[.D183])/[.D183]*100" office:value-type="float" office:value="16.8519074424617" calcext:value-type="float">
            <text:p>16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Fatehgarh Sahib</text:p>
          </table:table-cell>
          <table:table-cell office:value-type="float" office:value="600163" calcext:value-type="float">
            <text:p>600163</text:p>
          </table:table-cell>
          <table:table-cell office:value-type="float" office:value="806158" calcext:value-type="float">
            <text:p>806158</text:p>
          </table:table-cell>
          <table:table-cell table:formula="of:=([.C184]-[.D184])/[.D184]*100" office:value-type="float" office:value="-25.5526832209071" calcext:value-type="float">
            <text:p>-25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Fatehpur</text:p>
          </table:table-cell>
          <table:table-cell office:value-type="float" office:value="2632733" calcext:value-type="float">
            <text:p>2632733</text:p>
          </table:table-cell>
          <table:table-cell office:value-type="float" office:value="2308384" calcext:value-type="float">
            <text:p>2308384</text:p>
          </table:table-cell>
          <table:table-cell table:formula="of:=([.C185]-[.D185])/[.D185]*100" office:value-type="float" office:value="14.0509118067011" calcext:value-type="float">
            <text:p>14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Firozabad</text:p>
          </table:table-cell>
          <table:table-cell office:value-type="float" office:value="2498156" calcext:value-type="float">
            <text:p>2498156</text:p>
          </table:table-cell>
          <table:table-cell office:value-type="float" office:value="2052958" calcext:value-type="float">
            <text:p>2052958</text:p>
          </table:table-cell>
          <table:table-cell table:formula="of:=([.C186]-[.D186])/[.D186]*100" office:value-type="float" office:value="21.6856847534143" calcext:value-type="float">
            <text:p>21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Firozpur</text:p>
          </table:table-cell>
          <table:table-cell office:value-type="float" office:value="2029074" calcext:value-type="float">
            <text:p>2029074</text:p>
          </table:table-cell>
          <table:table-cell office:value-type="float" office:value="1746107" calcext:value-type="float">
            <text:p>1746107</text:p>
          </table:table-cell>
          <table:table-cell table:formula="of:=([.C187]-[.D187])/[.D187]*100" office:value-type="float" office:value="16.2055933571081" calcext:value-type="float">
            <text:p>16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Gadag</text:p>
          </table:table-cell>
          <table:table-cell office:value-type="float" office:value="1064570" calcext:value-type="float">
            <text:p>1064570</text:p>
          </table:table-cell>
          <table:table-cell office:value-type="float" office:value="971835" calcext:value-type="float">
            <text:p>971835</text:p>
          </table:table-cell>
          <table:table-cell table:formula="of:=([.C188]-[.D188])/[.D188]*100" office:value-type="float" office:value="9.54225768777622" calcext:value-type="float">
            <text:p>9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Gadchiroli</text:p>
          </table:table-cell>
          <table:table-cell office:value-type="float" office:value="1072942" calcext:value-type="float">
            <text:p>1072942</text:p>
          </table:table-cell>
          <table:table-cell office:value-type="float" office:value="970294" calcext:value-type="float">
            <text:p>970294</text:p>
          </table:table-cell>
          <table:table-cell table:formula="of:=([.C189]-[.D189])/[.D189]*100" office:value-type="float" office:value="10.5790616040087" calcext:value-type="float">
            <text:p>10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Gajapati</text:p>
          </table:table-cell>
          <table:table-cell office:value-type="float" office:value="577817" calcext:value-type="float">
            <text:p>577817</text:p>
          </table:table-cell>
          <table:table-cell office:value-type="float" office:value="518837" calcext:value-type="float">
            <text:p>518837</text:p>
          </table:table-cell>
          <table:table-cell table:formula="of:=([.C190]-[.D190])/[.D190]*100" office:value-type="float" office:value="11.3677320622855" calcext:value-type="float">
            <text:p>11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Ganderbal</text:p>
          </table:table-cell>
          <table:table-cell office:value-type="float" office:value="297446" calcext:value-type="float">
            <text:p>297446</text:p>
          </table:table-cell>
          <table:table-cell office:value-type="float" office:value="518837" calcext:value-type="float">
            <text:p>518837</text:p>
          </table:table-cell>
          <table:table-cell table:formula="of:=([.C191]-[.D191])/[.D191]*100" office:value-type="float" office:value="-42.6706268057213" calcext:value-type="float">
            <text:p>-42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Gandhinagar</text:p>
          </table:table-cell>
          <table:table-cell office:value-type="float" office:value="1391753" calcext:value-type="float">
            <text:p>1391753</text:p>
          </table:table-cell>
          <table:table-cell office:value-type="float" office:value="1334455" calcext:value-type="float">
            <text:p>1334455</text:p>
          </table:table-cell>
          <table:table-cell table:formula="of:=([.C192]-[.D192])/[.D192]*100" office:value-type="float" office:value="4.29373789299752" calcext:value-type="float">
            <text:p>4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Ganganagar</text:p>
          </table:table-cell>
          <table:table-cell office:value-type="float" office:value="1969168" calcext:value-type="float">
            <text:p>1969168</text:p>
          </table:table-cell>
          <table:table-cell office:value-type="float" office:value="1789423" calcext:value-type="float">
            <text:p>1789423</text:p>
          </table:table-cell>
          <table:table-cell table:formula="of:=([.C193]-[.D193])/[.D193]*100" office:value-type="float" office:value="10.0448580352438" calcext:value-type="float">
            <text:p>10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Ganjam</text:p>
          </table:table-cell>
          <table:table-cell office:value-type="float" office:value="3529031" calcext:value-type="float">
            <text:p>3529031</text:p>
          </table:table-cell>
          <table:table-cell office:value-type="float" office:value="3160635" calcext:value-type="float">
            <text:p>3160635</text:p>
          </table:table-cell>
          <table:table-cell table:formula="of:=([.C194]-[.D194])/[.D194]*100" office:value-type="float" office:value="11.6557590484191" calcext:value-type="float">
            <text:p>11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Garhwa</text:p>
          </table:table-cell>
          <table:table-cell office:value-type="float" office:value="1322784" calcext:value-type="float">
            <text:p>1322784</text:p>
          </table:table-cell>
          <table:table-cell office:value-type="float" office:value="1035464" calcext:value-type="float">
            <text:p>1035464</text:p>
          </table:table-cell>
          <table:table-cell table:formula="of:=([.C195]-[.D195])/[.D195]*100" office:value-type="float" office:value="27.7479468141819" calcext:value-type="float">
            <text:p>27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Garhwal</text:p>
          </table:table-cell>
          <table:table-cell office:value-type="float" office:value="687271" calcext:value-type="float">
            <text:p>687271</text:p>
          </table:table-cell>
          <table:table-cell office:value-type="float" office:value="697078" calcext:value-type="float">
            <text:p>697078</text:p>
          </table:table-cell>
          <table:table-cell table:formula="of:=([.C196]-[.D196])/[.D196]*100" office:value-type="float" office:value="-1.4068726885657" calcext:value-type="float">
            <text:p>-1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Gautam Buddha Nagar</text:p>
          </table:table-cell>
          <table:table-cell office:value-type="float" office:value="1648115" calcext:value-type="float">
            <text:p>1648115</text:p>
          </table:table-cell>
          <table:table-cell office:value-type="float" office:value="697078" calcext:value-type="float">
            <text:p>697078</text:p>
          </table:table-cell>
          <table:table-cell table:formula="of:=([.C197]-[.D197])/[.D197]*100" office:value-type="float" office:value="136.43193444636" calcext:value-type="float">
            <text:p>136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Gaya</text:p>
          </table:table-cell>
          <table:table-cell office:value-type="float" office:value="4391418" calcext:value-type="float">
            <text:p>4391418</text:p>
          </table:table-cell>
          <table:table-cell office:value-type="float" office:value="3473428" calcext:value-type="float">
            <text:p>3473428</text:p>
          </table:table-cell>
          <table:table-cell table:formula="of:=([.C198]-[.D198])/[.D198]*100" office:value-type="float" office:value="26.4289341826" calcext:value-type="float">
            <text:p>26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Ghaziabad</text:p>
          </table:table-cell>
          <table:table-cell office:value-type="float" office:value="4681645" calcext:value-type="float">
            <text:p>4681645</text:p>
          </table:table-cell>
          <table:table-cell office:value-type="float" office:value="3290586" calcext:value-type="float">
            <text:p>3290586</text:p>
          </table:table-cell>
          <table:table-cell table:formula="of:=([.C199]-[.D199])/[.D199]*100" office:value-type="float" office:value="42.2738989347186" calcext:value-type="float">
            <text:p>42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Ghazipur</text:p>
          </table:table-cell>
          <table:table-cell office:value-type="float" office:value="3620268" calcext:value-type="float">
            <text:p>3620268</text:p>
          </table:table-cell>
          <table:table-cell office:value-type="float" office:value="3037582" calcext:value-type="float">
            <text:p>3037582</text:p>
          </table:table-cell>
          <table:table-cell table:formula="of:=([.C200]-[.D200])/[.D200]*100" office:value-type="float" office:value="19.1825603391118" calcext:value-type="float">
            <text:p>19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Giridih</text:p>
          </table:table-cell>
          <table:table-cell office:value-type="float" office:value="2445474" calcext:value-type="float">
            <text:p>2445474</text:p>
          </table:table-cell>
          <table:table-cell office:value-type="float" office:value="1904430" calcext:value-type="float">
            <text:p>1904430</text:p>
          </table:table-cell>
          <table:table-cell table:formula="of:=([.C201]-[.D201])/[.D201]*100" office:value-type="float" office:value="28.4097604007498" calcext:value-type="float">
            <text:p>28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Goalpara</text:p>
          </table:table-cell>
          <table:table-cell office:value-type="float" office:value="1008183" calcext:value-type="float">
            <text:p>1008183</text:p>
          </table:table-cell>
          <table:table-cell office:value-type="float" office:value="822035" calcext:value-type="float">
            <text:p>822035</text:p>
          </table:table-cell>
          <table:table-cell table:formula="of:=([.C202]-[.D202])/[.D202]*100" office:value-type="float" office:value="22.6447778987513" calcext:value-type="float">
            <text:p>22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Godda</text:p>
          </table:table-cell>
          <table:table-cell office:value-type="float" office:value="1313551" calcext:value-type="float">
            <text:p>1313551</text:p>
          </table:table-cell>
          <table:table-cell office:value-type="float" office:value="1047939" calcext:value-type="float">
            <text:p>1047939</text:p>
          </table:table-cell>
          <table:table-cell table:formula="of:=([.C203]-[.D203])/[.D203]*100" office:value-type="float" office:value="25.3461317882052" calcext:value-type="float">
            <text:p>25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Golaghat</text:p>
          </table:table-cell>
          <table:table-cell office:value-type="float" office:value="1066888" calcext:value-type="float">
            <text:p>1066888</text:p>
          </table:table-cell>
          <table:table-cell office:value-type="float" office:value="946279" calcext:value-type="float">
            <text:p>946279</text:p>
          </table:table-cell>
          <table:table-cell table:formula="of:=([.C204]-[.D204])/[.D204]*100" office:value-type="float" office:value="12.7456067396613" calcext:value-type="float">
            <text:p>1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Gonda</text:p>
          </table:table-cell>
          <table:table-cell office:value-type="float" office:value="3433919" calcext:value-type="float">
            <text:p>3433919</text:p>
          </table:table-cell>
          <table:table-cell office:value-type="float" office:value="2765586" calcext:value-type="float">
            <text:p>2765586</text:p>
          </table:table-cell>
          <table:table-cell table:formula="of:=([.C205]-[.D205])/[.D205]*100" office:value-type="float" office:value="24.1660537766679" calcext:value-type="float">
            <text:p>24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Gondiya</text:p>
          </table:table-cell>
          <table:table-cell office:value-type="float" office:value="1322507" calcext:value-type="float">
            <text:p>1322507</text:p>
          </table:table-cell>
          <table:table-cell office:value-type="float" office:value="1200707" calcext:value-type="float">
            <text:p>1200707</text:p>
          </table:table-cell>
          <table:table-cell table:formula="of:=([.C206]-[.D206])/[.D206]*100" office:value-type="float" office:value="10.1440234795" calcext:value-type="float">
            <text:p>10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Gopalganj</text:p>
          </table:table-cell>
          <table:table-cell office:value-type="float" office:value="2562012" calcext:value-type="float">
            <text:p>2562012</text:p>
          </table:table-cell>
          <table:table-cell office:value-type="float" office:value="2152638" calcext:value-type="float">
            <text:p>2152638</text:p>
          </table:table-cell>
          <table:table-cell table:formula="of:=([.C207]-[.D207])/[.D207]*100" office:value-type="float" office:value="19.0173173566573" calcext:value-type="float">
            <text:p>19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Gorakhpur</text:p>
          </table:table-cell>
          <table:table-cell office:value-type="float" office:value="4440895" calcext:value-type="float">
            <text:p>4440895</text:p>
          </table:table-cell>
          <table:table-cell office:value-type="float" office:value="3769456" calcext:value-type="float">
            <text:p>3769456</text:p>
          </table:table-cell>
          <table:table-cell table:formula="of:=([.C208]-[.D208])/[.D208]*100" office:value-type="float" office:value="17.8126233599756" calcext:value-type="float">
            <text:p>17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Gulbarga</text:p>
          </table:table-cell>
          <table:table-cell office:value-type="float" office:value="2566326" calcext:value-type="float">
            <text:p>2566326</text:p>
          </table:table-cell>
          <table:table-cell office:value-type="float" office:value="3130922" calcext:value-type="float">
            <text:p>3130922</text:p>
          </table:table-cell>
          <table:table-cell table:formula="of:=([.C209]-[.D209])/[.D209]*100" office:value-type="float" office:value="-18.0328989352018" calcext:value-type="float">
            <text:p>-18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Gumla</text:p>
          </table:table-cell>
          <table:table-cell office:value-type="float" office:value="1025213" calcext:value-type="float">
            <text:p>1025213</text:p>
          </table:table-cell>
          <table:table-cell office:value-type="float" office:value="1346767" calcext:value-type="float">
            <text:p>1346767</text:p>
          </table:table-cell>
          <table:table-cell table:formula="of:=([.C210]-[.D210])/[.D210]*100" office:value-type="float" office:value="-23.8759933975216" calcext:value-type="float">
            <text:p>-2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Guna</text:p>
          </table:table-cell>
          <table:table-cell office:value-type="float" office:value="1241519" calcext:value-type="float">
            <text:p>1241519</text:p>
          </table:table-cell>
          <table:table-cell office:value-type="float" office:value="1666767" calcext:value-type="float">
            <text:p>1666767</text:p>
          </table:table-cell>
          <table:table-cell table:formula="of:=([.C211]-[.D211])/[.D211]*100" office:value-type="float" office:value="-25.5133440966854" calcext:value-type="float">
            <text:p>-25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Guntur</text:p>
          </table:table-cell>
          <table:table-cell office:value-type="float" office:value="4887813" calcext:value-type="float">
            <text:p>4887813</text:p>
          </table:table-cell>
          <table:table-cell office:value-type="float" office:value="4465144" calcext:value-type="float">
            <text:p>4465144</text:p>
          </table:table-cell>
          <table:table-cell table:formula="of:=([.C212]-[.D212])/[.D212]*100" office:value-type="float" office:value="9.46596571129621" calcext:value-type="float">
            <text:p>9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Gurdaspur</text:p>
          </table:table-cell>
          <table:table-cell office:value-type="float" office:value="2298323" calcext:value-type="float">
            <text:p>2298323</text:p>
          </table:table-cell>
          <table:table-cell office:value-type="float" office:value="2104011" calcext:value-type="float">
            <text:p>2104011</text:p>
          </table:table-cell>
          <table:table-cell table:formula="of:=([.C213]-[.D213])/[.D213]*100" office:value-type="float" office:value="9.23531293324987" calcext:value-type="float">
            <text:p>9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Gurgaon</text:p>
          </table:table-cell>
          <table:table-cell office:value-type="float" office:value="1514432" calcext:value-type="float">
            <text:p>1514432</text:p>
          </table:table-cell>
          <table:table-cell office:value-type="float" office:value="1660289" calcext:value-type="float">
            <text:p>1660289</text:p>
          </table:table-cell>
          <table:table-cell table:formula="of:=([.C214]-[.D214])/[.D214]*100" office:value-type="float" office:value="-8.78503682190269" calcext:value-type="float">
            <text:p>-8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Gwalior</text:p>
          </table:table-cell>
          <table:table-cell office:value-type="float" office:value="2032036" calcext:value-type="float">
            <text:p>2032036</text:p>
          </table:table-cell>
          <table:table-cell office:value-type="float" office:value="1632109" calcext:value-type="float">
            <text:p>1632109</text:p>
          </table:table-cell>
          <table:table-cell table:formula="of:=([.C215]-[.D215])/[.D215]*100" office:value-type="float" office:value="24.5036942998292" calcext:value-type="float">
            <text:p>24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Hailakandi</text:p>
          </table:table-cell>
          <table:table-cell office:value-type="float" office:value="659296" calcext:value-type="float">
            <text:p>659296</text:p>
          </table:table-cell>
          <table:table-cell office:value-type="float" office:value="542872" calcext:value-type="float">
            <text:p>542872</text:p>
          </table:table-cell>
          <table:table-cell table:formula="of:=([.C216]-[.D216])/[.D216]*100" office:value-type="float" office:value="21.4459393742908" calcext:value-type="float">
            <text:p>21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Hamirpur</text:p>
          </table:table-cell>
          <table:table-cell office:value-type="float" office:value="454768" calcext:value-type="float">
            <text:p>454768</text:p>
          </table:table-cell>
          <table:table-cell office:value-type="float" office:value="1043724" calcext:value-type="float">
            <text:p>1043724</text:p>
          </table:table-cell>
          <table:table-cell table:formula="of:=([.C217]-[.D217])/[.D217]*100" office:value-type="float" office:value="-56.4283277954708" calcext:value-type="float">
            <text:p>-56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Hamirpur</text:p>
          </table:table-cell>
          <table:table-cell office:value-type="float" office:value="1104285" calcext:value-type="float">
            <text:p>1104285</text:p>
          </table:table-cell>
          <table:table-cell office:value-type="float" office:value="1043724" calcext:value-type="float">
            <text:p>1043724</text:p>
          </table:table-cell>
          <table:table-cell table:formula="of:=([.C218]-[.D218])/[.D218]*100" office:value-type="float" office:value="5.80239603573359" calcext:value-type="float">
            <text:p>5.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Hanumangarh</text:p>
          </table:table-cell>
          <table:table-cell office:value-type="float" office:value="1774692" calcext:value-type="float">
            <text:p>1774692</text:p>
          </table:table-cell>
          <table:table-cell office:value-type="float" office:value="1518005" calcext:value-type="float">
            <text:p>1518005</text:p>
          </table:table-cell>
          <table:table-cell table:formula="of:=([.C219]-[.D219])/[.D219]*100" office:value-type="float" office:value="16.9094963455325" calcext:value-type="float">
            <text:p>16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Haora</text:p>
          </table:table-cell>
          <table:table-cell office:value-type="float" office:value="4850029" calcext:value-type="float">
            <text:p>4850029</text:p>
          </table:table-cell>
          <table:table-cell office:value-type="float" office:value="4273099" calcext:value-type="float">
            <text:p>4273099</text:p>
          </table:table-cell>
          <table:table-cell table:formula="of:=([.C220]-[.D220])/[.D220]*100" office:value-type="float" office:value="13.5014423957882" calcext:value-type="float">
            <text:p>13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Harda</text:p>
          </table:table-cell>
          <table:table-cell office:value-type="float" office:value="570465" calcext:value-type="float">
            <text:p>570465</text:p>
          </table:table-cell>
          <table:table-cell office:value-type="float" office:value="474416" calcext:value-type="float">
            <text:p>474416</text:p>
          </table:table-cell>
          <table:table-cell table:formula="of:=([.C221]-[.D221])/[.D221]*100" office:value-type="float" office:value="20.2457337020674" calcext:value-type="float">
            <text:p>2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Hardoi</text:p>
          </table:table-cell>
          <table:table-cell office:value-type="float" office:value="4092845" calcext:value-type="float">
            <text:p>4092845</text:p>
          </table:table-cell>
          <table:table-cell office:value-type="float" office:value="3398306" calcext:value-type="float">
            <text:p>3398306</text:p>
          </table:table-cell>
          <table:table-cell table:formula="of:=([.C222]-[.D222])/[.D222]*100" office:value-type="float" office:value="20.4378004805924" calcext:value-type="float">
            <text:p>20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Hardwar</text:p>
          </table:table-cell>
          <table:table-cell office:value-type="float" office:value="1890422" calcext:value-type="float">
            <text:p>1890422</text:p>
          </table:table-cell>
          <table:table-cell office:value-type="float" office:value="1447187" calcext:value-type="float">
            <text:p>1447187</text:p>
          </table:table-cell>
          <table:table-cell table:formula="of:=([.C223]-[.D223])/[.D223]*100" office:value-type="float" office:value="30.6273480897769" calcext:value-type="float">
            <text:p>30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Hassan</text:p>
          </table:table-cell>
          <table:table-cell office:value-type="float" office:value="1776421" calcext:value-type="float">
            <text:p>1776421</text:p>
          </table:table-cell>
          <table:table-cell office:value-type="float" office:value="1721669" calcext:value-type="float">
            <text:p>1721669</text:p>
          </table:table-cell>
          <table:table-cell table:formula="of:=([.C224]-[.D224])/[.D224]*100" office:value-type="float" office:value="3.18016993975032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Haveri</text:p>
          </table:table-cell>
          <table:table-cell office:value-type="float" office:value="1597668" calcext:value-type="float">
            <text:p>1597668</text:p>
          </table:table-cell>
          <table:table-cell office:value-type="float" office:value="1439116" calcext:value-type="float">
            <text:p>1439116</text:p>
          </table:table-cell>
          <table:table-cell table:formula="of:=([.C225]-[.D225])/[.D225]*100" office:value-type="float" office:value="11.0173189652537" calcext:value-type="float">
            <text:p>11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Hazaribagh</text:p>
          </table:table-cell>
          <table:table-cell office:value-type="float" office:value="1734495" calcext:value-type="float">
            <text:p>1734495</text:p>
          </table:table-cell>
          <table:table-cell office:value-type="float" office:value="2277475" calcext:value-type="float">
            <text:p>2277475</text:p>
          </table:table-cell>
          <table:table-cell table:formula="of:=([.C226]-[.D226])/[.D226]*100" office:value-type="float" office:value="-23.8413154919373" calcext:value-type="float">
            <text:p>-23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Hingoli</text:p>
          </table:table-cell>
          <table:table-cell office:value-type="float" office:value="1177345" calcext:value-type="float">
            <text:p>1177345</text:p>
          </table:table-cell>
          <table:table-cell office:value-type="float" office:value="987160" calcext:value-type="float">
            <text:p>987160</text:p>
          </table:table-cell>
          <table:table-cell table:formula="of:=([.C227]-[.D227])/[.D227]*100" office:value-type="float" office:value="19.2658738198468" calcext:value-type="float">
            <text:p>19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Hisar</text:p>
          </table:table-cell>
          <table:table-cell office:value-type="float" office:value="1743931" calcext:value-type="float">
            <text:p>1743931</text:p>
          </table:table-cell>
          <table:table-cell office:value-type="float" office:value="1537117" calcext:value-type="float">
            <text:p>1537117</text:p>
          </table:table-cell>
          <table:table-cell table:formula="of:=([.C228]-[.D228])/[.D228]*100" office:value-type="float" office:value="13.4546687077171" calcext:value-type="float">
            <text:p>13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Hoshangabad</text:p>
          </table:table-cell>
          <table:table-cell office:value-type="float" office:value="1241350" calcext:value-type="float">
            <text:p>1241350</text:p>
          </table:table-cell>
          <table:table-cell office:value-type="float" office:value="1084265" calcext:value-type="float">
            <text:p>1084265</text:p>
          </table:table-cell>
          <table:table-cell table:formula="of:=([.C229]-[.D229])/[.D229]*100" office:value-type="float" office:value="14.487694428945" calcext:value-type="float">
            <text:p>14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Hoshiarpur</text:p>
          </table:table-cell>
          <table:table-cell office:value-type="float" office:value="1586625" calcext:value-type="float">
            <text:p>1586625</text:p>
          </table:table-cell>
          <table:table-cell office:value-type="float" office:value="1480736" calcext:value-type="float">
            <text:p>1480736</text:p>
          </table:table-cell>
          <table:table-cell table:formula="of:=([.C230]-[.D230])/[.D230]*100" office:value-type="float" office:value="7.15110593650725" calcext:value-type="float">
            <text:p>7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Hugli</text:p>
          </table:table-cell>
          <table:table-cell office:value-type="float" office:value="5519145" calcext:value-type="float">
            <text:p>5519145</text:p>
          </table:table-cell>
          <table:table-cell office:value-type="float" office:value="5041976" calcext:value-type="float">
            <text:p>5041976</text:p>
          </table:table-cell>
          <table:table-cell table:formula="of:=([.C231]-[.D231])/[.D231]*100" office:value-type="float" office:value="9.46392842806075" calcext:value-type="float">
            <text:p>9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Hyderabad</text:p>
          </table:table-cell>
          <table:table-cell office:value-type="float" office:value="3943323" calcext:value-type="float">
            <text:p>3943323</text:p>
          </table:table-cell>
          <table:table-cell office:value-type="float" office:value="3829753" calcext:value-type="float">
            <text:p>3829753</text:p>
          </table:table-cell>
          <table:table-cell table:formula="of:=([.C232]-[.D232])/[.D232]*100" office:value-type="float" office:value="2.96546539685458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Idukki</text:p>
          </table:table-cell>
          <table:table-cell office:value-type="float" office:value="1108974" calcext:value-type="float">
            <text:p>1108974</text:p>
          </table:table-cell>
          <table:table-cell office:value-type="float" office:value="1129221" calcext:value-type="float">
            <text:p>1129221</text:p>
          </table:table-cell>
          <table:table-cell table:formula="of:=([.C233]-[.D233])/[.D233]*100" office:value-type="float" office:value="-1.79300597491545" calcext:value-type="float">
            <text:p>-1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Imphal East</text:p>
          </table:table-cell>
          <table:table-cell office:value-type="float" office:value="456113" calcext:value-type="float">
            <text:p>456113</text:p>
          </table:table-cell>
          <table:table-cell office:value-type="float" office:value="1129221" calcext:value-type="float">
            <text:p>1129221</text:p>
          </table:table-cell>
          <table:table-cell table:formula="of:=([.C234]-[.D234])/[.D234]*100" office:value-type="float" office:value="-59.6081723595293" calcext:value-type="float">
            <text:p>-59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Imphal West</text:p>
          </table:table-cell>
          <table:table-cell office:value-type="float" office:value="517992" calcext:value-type="float">
            <text:p>517992</text:p>
          </table:table-cell>
          <table:table-cell office:value-type="float" office:value="1129221" calcext:value-type="float">
            <text:p>1129221</text:p>
          </table:table-cell>
          <table:table-cell table:formula="of:=([.C235]-[.D235])/[.D235]*100" office:value-type="float" office:value="-54.128376996177" calcext:value-type="float">
            <text:p>-54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Indore</text:p>
          </table:table-cell>
          <table:table-cell office:value-type="float" office:value="3276697" calcext:value-type="float">
            <text:p>3276697</text:p>
          </table:table-cell>
          <table:table-cell office:value-type="float" office:value="2465827" calcext:value-type="float">
            <text:p>2465827</text:p>
          </table:table-cell>
          <table:table-cell table:formula="of:=([.C236]-[.D236])/[.D236]*100" office:value-type="float" office:value="32.8843021022967" calcext:value-type="float">
            <text:p>32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Jabalpur</text:p>
          </table:table-cell>
          <table:table-cell office:value-type="float" office:value="2463289" calcext:value-type="float">
            <text:p>2463289</text:p>
          </table:table-cell>
          <table:table-cell office:value-type="float" office:value="2151203" calcext:value-type="float">
            <text:p>2151203</text:p>
          </table:table-cell>
          <table:table-cell table:formula="of:=([.C237]-[.D237])/[.D237]*100" office:value-type="float" office:value="14.5075104488047" calcext:value-type="float">
            <text:p>14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Jagatsinghapur</text:p>
          </table:table-cell>
          <table:table-cell office:value-type="float" office:value="1136971" calcext:value-type="float">
            <text:p>1136971</text:p>
          </table:table-cell>
          <table:table-cell office:value-type="float" office:value="1057629" calcext:value-type="float">
            <text:p>1057629</text:p>
          </table:table-cell>
          <table:table-cell table:formula="of:=([.C238]-[.D238])/[.D238]*100" office:value-type="float" office:value="7.50187447583226" calcext:value-type="float">
            <text:p>7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Jaintia Hills</text:p>
          </table:table-cell>
          <table:table-cell office:value-type="float" office:value="395124" calcext:value-type="float">
            <text:p>395124</text:p>
          </table:table-cell>
          <table:table-cell office:value-type="float" office:value="1057629" calcext:value-type="float">
            <text:p>1057629</text:p>
          </table:table-cell>
          <table:table-cell table:formula="of:=([.C239]-[.D239])/[.D239]*100" office:value-type="float" office:value="-62.6405856874197" calcext:value-type="float">
            <text:p>-62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Jaipur</text:p>
          </table:table-cell>
          <table:table-cell office:value-type="float" office:value="6626178" calcext:value-type="float">
            <text:p>6626178</text:p>
          </table:table-cell>
          <table:table-cell office:value-type="float" office:value="5251071" calcext:value-type="float">
            <text:p>5251071</text:p>
          </table:table-cell>
          <table:table-cell table:formula="of:=([.C240]-[.D240])/[.D240]*100" office:value-type="float" office:value="26.1871721026054" calcext:value-type="float">
            <text:p>26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Jaisalmer</text:p>
          </table:table-cell>
          <table:table-cell office:value-type="float" office:value="669919" calcext:value-type="float">
            <text:p>669919</text:p>
          </table:table-cell>
          <table:table-cell office:value-type="float" office:value="508247" calcext:value-type="float">
            <text:p>508247</text:p>
          </table:table-cell>
          <table:table-cell table:formula="of:=([.C241]-[.D241])/[.D241]*100" office:value-type="float" office:value="31.809730308295" calcext:value-type="float">
            <text:p>31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Jajapur</text:p>
          </table:table-cell>
          <table:table-cell office:value-type="float" office:value="1827192" calcext:value-type="float">
            <text:p>1827192</text:p>
          </table:table-cell>
          <table:table-cell office:value-type="float" office:value="1624341" calcext:value-type="float">
            <text:p>1624341</text:p>
          </table:table-cell>
          <table:table-cell table:formula="of:=([.C242]-[.D242])/[.D242]*100" office:value-type="float" office:value="12.4882029081332" calcext:value-type="float">
            <text:p>12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Jalandhar</text:p>
          </table:table-cell>
          <table:table-cell office:value-type="float" office:value="2193590" calcext:value-type="float">
            <text:p>2193590</text:p>
          </table:table-cell>
          <table:table-cell office:value-type="float" office:value="1962700" calcext:value-type="float">
            <text:p>1962700</text:p>
          </table:table-cell>
          <table:table-cell table:formula="of:=([.C243]-[.D243])/[.D243]*100" office:value-type="float" office:value="11.7638966729505" calcext:value-type="float">
            <text:p>11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Jalaun</text:p>
          </table:table-cell>
          <table:table-cell office:value-type="float" office:value="1689974" calcext:value-type="float">
            <text:p>1689974</text:p>
          </table:table-cell>
          <table:table-cell office:value-type="float" office:value="1454452" calcext:value-type="float">
            <text:p>1454452</text:p>
          </table:table-cell>
          <table:table-cell table:formula="of:=([.C244]-[.D244])/[.D244]*100" office:value-type="float" office:value="16.1931779116808" calcext:value-type="float">
            <text:p>16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Jalgaon</text:p>
          </table:table-cell>
          <table:table-cell office:value-type="float" office:value="4229917" calcext:value-type="float">
            <text:p>4229917</text:p>
          </table:table-cell>
          <table:table-cell office:value-type="float" office:value="3682690" calcext:value-type="float">
            <text:p>3682690</text:p>
          </table:table-cell>
          <table:table-cell table:formula="of:=([.C245]-[.D245])/[.D245]*100" office:value-type="float" office:value="14.8594369876368" calcext:value-type="float">
            <text:p>14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Jalna</text:p>
          </table:table-cell>
          <table:table-cell office:value-type="float" office:value="1959046" calcext:value-type="float">
            <text:p>1959046</text:p>
          </table:table-cell>
          <table:table-cell office:value-type="float" office:value="1612980" calcext:value-type="float">
            <text:p>1612980</text:p>
          </table:table-cell>
          <table:table-cell table:formula="of:=([.C246]-[.D246])/[.D246]*100" office:value-type="float" office:value="21.4550707386328" calcext:value-type="float">
            <text:p>21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Jalor</text:p>
          </table:table-cell>
          <table:table-cell office:value-type="float" office:value="1828730" calcext:value-type="float">
            <text:p>1828730</text:p>
          </table:table-cell>
          <table:table-cell office:value-type="float" office:value="1448940" calcext:value-type="float">
            <text:p>1448940</text:p>
          </table:table-cell>
          <table:table-cell table:formula="of:=([.C247]-[.D247])/[.D247]*100" office:value-type="float" office:value="26.211575358538" calcext:value-type="float">
            <text:p>26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Jalpaiguri</text:p>
          </table:table-cell>
          <table:table-cell office:value-type="float" office:value="3872846" calcext:value-type="float">
            <text:p>3872846</text:p>
          </table:table-cell>
          <table:table-cell office:value-type="float" office:value="3401173" calcext:value-type="float">
            <text:p>3401173</text:p>
          </table:table-cell>
          <table:table-cell table:formula="of:=([.C248]-[.D248])/[.D248]*100" office:value-type="float" office:value="13.867950851074" calcext:value-type="float">
            <text:p>13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Jammu</text:p>
          </table:table-cell>
          <table:table-cell office:value-type="float" office:value="1529958" calcext:value-type="float">
            <text:p>1529958</text:p>
          </table:table-cell>
          <table:table-cell office:value-type="float" office:value="1588772" calcext:value-type="float">
            <text:p>1588772</text:p>
          </table:table-cell>
          <table:table-cell table:formula="of:=([.C249]-[.D249])/[.D249]*100" office:value-type="float" office:value="-3.70185275168495" calcext:value-type="float">
            <text:p>-3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Jamnagar</text:p>
          </table:table-cell>
          <table:table-cell office:value-type="float" office:value="2160119" calcext:value-type="float">
            <text:p>2160119</text:p>
          </table:table-cell>
          <table:table-cell office:value-type="float" office:value="1904278" calcext:value-type="float">
            <text:p>1904278</text:p>
          </table:table-cell>
          <table:table-cell table:formula="of:=([.C250]-[.D250])/[.D250]*100" office:value-type="float" office:value="13.4350656784356" calcext:value-type="float">
            <text:p>13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Jamtara</text:p>
          </table:table-cell>
          <table:table-cell office:value-type="float" office:value="791042" calcext:value-type="float">
            <text:p>791042</text:p>
          </table:table-cell>
          <table:table-cell office:value-type="float" office:value="1904278" calcext:value-type="float">
            <text:p>1904278</text:p>
          </table:table-cell>
          <table:table-cell table:formula="of:=([.C251]-[.D251])/[.D251]*100" office:value-type="float" office:value="-58.4597416973782" calcext:value-type="float">
            <text:p>-58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Jamui</text:p>
          </table:table-cell>
          <table:table-cell office:value-type="float" office:value="1760405" calcext:value-type="float">
            <text:p>1760405</text:p>
          </table:table-cell>
          <table:table-cell office:value-type="float" office:value="1398796" calcext:value-type="float">
            <text:p>1398796</text:p>
          </table:table-cell>
          <table:table-cell table:formula="of:=([.C252]-[.D252])/[.D252]*100" office:value-type="float" office:value="25.8514465297299" calcext:value-type="float">
            <text:p>25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Janjgir - Champa</text:p>
          </table:table-cell>
          <table:table-cell office:value-type="float" office:value="1619707" calcext:value-type="float">
            <text:p>1619707</text:p>
          </table:table-cell>
          <table:table-cell office:value-type="float" office:value="1398796" calcext:value-type="float">
            <text:p>1398796</text:p>
          </table:table-cell>
          <table:table-cell table:formula="of:=([.C253]-[.D253])/[.D253]*100" office:value-type="float" office:value="15.7929390704577" calcext:value-type="float">
            <text:p>15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Jashpur</text:p>
          </table:table-cell>
          <table:table-cell office:value-type="float" office:value="851669" calcext:value-type="float">
            <text:p>851669</text:p>
          </table:table-cell>
          <table:table-cell office:value-type="float" office:value="743160" calcext:value-type="float">
            <text:p>743160</text:p>
          </table:table-cell>
          <table:table-cell table:formula="of:=([.C254]-[.D254])/[.D254]*100" office:value-type="float" office:value="14.6010280424135" calcext:value-type="float">
            <text:p>14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Jaunpur</text:p>
          </table:table-cell>
          <table:table-cell office:value-type="float" office:value="4494204" calcext:value-type="float">
            <text:p>4494204</text:p>
          </table:table-cell>
          <table:table-cell office:value-type="float" office:value="3911679" calcext:value-type="float">
            <text:p>3911679</text:p>
          </table:table-cell>
          <table:table-cell table:formula="of:=([.C255]-[.D255])/[.D255]*100" office:value-type="float" office:value="14.8919428204615" calcext:value-type="float">
            <text:p>14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Jehanabad</text:p>
          </table:table-cell>
          <table:table-cell office:value-type="float" office:value="1125313" calcext:value-type="float">
            <text:p>1125313</text:p>
          </table:table-cell>
          <table:table-cell office:value-type="float" office:value="1514315" calcext:value-type="float">
            <text:p>1514315</text:p>
          </table:table-cell>
          <table:table-cell table:formula="of:=([.C256]-[.D256])/[.D256]*100" office:value-type="float" office:value="-25.6883145184456" calcext:value-type="float">
            <text:p>-25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Jhabua</text:p>
          </table:table-cell>
          <table:table-cell office:value-type="float" office:value="1025048" calcext:value-type="float">
            <text:p>1025048</text:p>
          </table:table-cell>
          <table:table-cell office:value-type="float" office:value="1394561" calcext:value-type="float">
            <text:p>1394561</text:p>
          </table:table-cell>
          <table:table-cell table:formula="of:=([.C257]-[.D257])/[.D257]*100" office:value-type="float" office:value="-26.4967254928253" calcext:value-type="float">
            <text:p>-26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Jhajjar</text:p>
          </table:table-cell>
          <table:table-cell office:value-type="float" office:value="958405" calcext:value-type="float">
            <text:p>958405</text:p>
          </table:table-cell>
          <table:table-cell office:value-type="float" office:value="880072" calcext:value-type="float">
            <text:p>880072</text:p>
          </table:table-cell>
          <table:table-cell table:formula="of:=([.C258]-[.D258])/[.D258]*100" office:value-type="float" office:value="8.90074902962485" calcext:value-type="float">
            <text:p>8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Jhalawar</text:p>
          </table:table-cell>
          <table:table-cell office:value-type="float" office:value="1411129" calcext:value-type="float">
            <text:p>1411129</text:p>
          </table:table-cell>
          <table:table-cell office:value-type="float" office:value="1180323" calcext:value-type="float">
            <text:p>1180323</text:p>
          </table:table-cell>
          <table:table-cell table:formula="of:=([.C259]-[.D259])/[.D259]*100" office:value-type="float" office:value="19.5544778844435" calcext:value-type="float">
            <text:p>19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Jhansi</text:p>
          </table:table-cell>
          <table:table-cell office:value-type="float" office:value="1998603" calcext:value-type="float">
            <text:p>1998603</text:p>
          </table:table-cell>
          <table:table-cell office:value-type="float" office:value="1744931" calcext:value-type="float">
            <text:p>1744931</text:p>
          </table:table-cell>
          <table:table-cell table:formula="of:=([.C260]-[.D260])/[.D260]*100" office:value-type="float" office:value="14.5376522051588" calcext:value-type="float">
            <text:p>14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Jharsuguda</text:p>
          </table:table-cell>
          <table:table-cell office:value-type="float" office:value="579505" calcext:value-type="float">
            <text:p>579505</text:p>
          </table:table-cell>
          <table:table-cell office:value-type="float" office:value="509716" calcext:value-type="float">
            <text:p>509716</text:p>
          </table:table-cell>
          <table:table-cell table:formula="of:=([.C261]-[.D261])/[.D261]*100" office:value-type="float" office:value="13.6917420681321" calcext:value-type="float">
            <text:p>13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Jhunjhunun</text:p>
          </table:table-cell>
          <table:table-cell office:value-type="float" office:value="2137045" calcext:value-type="float">
            <text:p>2137045</text:p>
          </table:table-cell>
          <table:table-cell office:value-type="float" office:value="1913689" calcext:value-type="float">
            <text:p>1913689</text:p>
          </table:table-cell>
          <table:table-cell table:formula="of:=([.C262]-[.D262])/[.D262]*100" office:value-type="float" office:value="11.671488940993" calcext:value-type="float">
            <text:p>1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Jind</text:p>
          </table:table-cell>
          <table:table-cell office:value-type="float" office:value="1334152" calcext:value-type="float">
            <text:p>1334152</text:p>
          </table:table-cell>
          <table:table-cell office:value-type="float" office:value="1189827" calcext:value-type="float">
            <text:p>1189827</text:p>
          </table:table-cell>
          <table:table-cell table:formula="of:=([.C263]-[.D263])/[.D263]*100" office:value-type="float" office:value="12.1299146850761" calcext:value-type="float">
            <text:p>12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Jodhpur</text:p>
          </table:table-cell>
          <table:table-cell office:value-type="float" office:value="3687165" calcext:value-type="float">
            <text:p>3687165</text:p>
          </table:table-cell>
          <table:table-cell office:value-type="float" office:value="2886505" calcext:value-type="float">
            <text:p>2886505</text:p>
          </table:table-cell>
          <table:table-cell table:formula="of:=([.C264]-[.D264])/[.D264]*100" office:value-type="float" office:value="27.7380430659223" calcext:value-type="float">
            <text:p>27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Jorhat</text:p>
          </table:table-cell>
          <table:table-cell office:value-type="float" office:value="1092256" calcext:value-type="float">
            <text:p>1092256</text:p>
          </table:table-cell>
          <table:table-cell office:value-type="float" office:value="999221" calcext:value-type="float">
            <text:p>999221</text:p>
          </table:table-cell>
          <table:table-cell table:formula="of:=([.C265]-[.D265])/[.D265]*100" office:value-type="float" office:value="9.31075307664671" calcext:value-type="float">
            <text:p>9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Junagadh</text:p>
          </table:table-cell>
          <table:table-cell office:value-type="float" office:value="2743082" calcext:value-type="float">
            <text:p>2743082</text:p>
          </table:table-cell>
          <table:table-cell office:value-type="float" office:value="2448173" calcext:value-type="float">
            <text:p>2448173</text:p>
          </table:table-cell>
          <table:table-cell table:formula="of:=([.C266]-[.D266])/[.D266]*100" office:value-type="float" office:value="12.0460849784717" calcext:value-type="float">
            <text:p>12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Jyotiba Phule Nagar</text:p>
          </table:table-cell>
          <table:table-cell office:value-type="float" office:value="1840221" calcext:value-type="float">
            <text:p>1840221</text:p>
          </table:table-cell>
          <table:table-cell office:value-type="float" office:value="2448173" calcext:value-type="float">
            <text:p>2448173</text:p>
          </table:table-cell>
          <table:table-cell table:formula="of:=([.C267]-[.D267])/[.D267]*100" office:value-type="float" office:value="-24.8328855844746" calcext:value-type="float">
            <text:p>-24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Kabeerdham</text:p>
          </table:table-cell>
          <table:table-cell office:value-type="float" office:value="822526" calcext:value-type="float">
            <text:p>822526</text:p>
          </table:table-cell>
          <table:table-cell office:value-type="float" office:value="1499068" calcext:value-type="float">
            <text:p>1499068</text:p>
          </table:table-cell>
          <table:table-cell table:formula="of:=([.C268]-[.D268])/[.D268]*100" office:value-type="float" office:value="-45.1308412960586" calcext:value-type="float">
            <text:p>-45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Kachchh</text:p>
          </table:table-cell>
          <table:table-cell office:value-type="float" office:value="2092371" calcext:value-type="float">
            <text:p>2092371</text:p>
          </table:table-cell>
          <table:table-cell office:value-type="float" office:value="1583225" calcext:value-type="float">
            <text:p>1583225</text:p>
          </table:table-cell>
          <table:table-cell table:formula="of:=([.C269]-[.D269])/[.D269]*100" office:value-type="float" office:value="32.1587898119345" calcext:value-type="float">
            <text:p>32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Kaimur (Bhabua)</text:p>
          </table:table-cell>
          <table:table-cell office:value-type="float" office:value="1626384" calcext:value-type="float">
            <text:p>1626384</text:p>
          </table:table-cell>
          <table:table-cell office:value-type="float" office:value="1289074" calcext:value-type="float">
            <text:p>1289074</text:p>
          </table:table-cell>
          <table:table-cell table:formula="of:=([.C270]-[.D270])/[.D270]*100" office:value-type="float" office:value="26.1668453479009" calcext:value-type="float">
            <text:p>26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aithal</text:p>
          </table:table-cell>
          <table:table-cell office:value-type="float" office:value="1074304" calcext:value-type="float">
            <text:p>1074304</text:p>
          </table:table-cell>
          <table:table-cell office:value-type="float" office:value="946131" calcext:value-type="float">
            <text:p>946131</text:p>
          </table:table-cell>
          <table:table-cell table:formula="of:=([.C271]-[.D271])/[.D271]*100" office:value-type="float" office:value="13.5470669495028" calcext:value-type="float">
            <text:p>13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Kalahandi</text:p>
          </table:table-cell>
          <table:table-cell office:value-type="float" office:value="1576869" calcext:value-type="float">
            <text:p>1576869</text:p>
          </table:table-cell>
          <table:table-cell office:value-type="float" office:value="1335494" calcext:value-type="float">
            <text:p>1335494</text:p>
          </table:table-cell>
          <table:table-cell table:formula="of:=([.C272]-[.D272])/[.D272]*100" office:value-type="float" office:value="18.0738363481977" calcext:value-type="float">
            <text:p>18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Kamrup</text:p>
          </table:table-cell>
          <table:table-cell office:value-type="float" office:value="1517542" calcext:value-type="float">
            <text:p>1517542</text:p>
          </table:table-cell>
          <table:table-cell office:value-type="float" office:value="2522324" calcext:value-type="float">
            <text:p>2522324</text:p>
          </table:table-cell>
          <table:table-cell table:formula="of:=([.C273]-[.D273])/[.D273]*100" office:value-type="float" office:value="-39.8355643446282" calcext:value-type="float">
            <text:p>-39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Kamrup Metropolitan</text:p>
          </table:table-cell>
          <table:table-cell office:value-type="float" office:value="1253938" calcext:value-type="float">
            <text:p>1253938</text:p>
          </table:table-cell>
          <table:table-cell office:value-type="float" office:value="2522324" calcext:value-type="float">
            <text:p>2522324</text:p>
          </table:table-cell>
          <table:table-cell table:formula="of:=([.C274]-[.D274])/[.D274]*100" office:value-type="float" office:value="-50.2864025398799" calcext:value-type="float">
            <text:p>-50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Kancheepuram</text:p>
          </table:table-cell>
          <table:table-cell office:value-type="float" office:value="3998252" calcext:value-type="float">
            <text:p>3998252</text:p>
          </table:table-cell>
          <table:table-cell office:value-type="float" office:value="2877468" calcext:value-type="float">
            <text:p>2877468</text:p>
          </table:table-cell>
          <table:table-cell table:formula="of:=([.C275]-[.D275])/[.D275]*100" office:value-type="float" office:value="38.950354964851" calcext:value-type="float">
            <text:p>38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Kandhamal</text:p>
          </table:table-cell>
          <table:table-cell office:value-type="float" office:value="733110" calcext:value-type="float">
            <text:p>733110</text:p>
          </table:table-cell>
          <table:table-cell office:value-type="float" office:value="648201" calcext:value-type="float">
            <text:p>648201</text:p>
          </table:table-cell>
          <table:table-cell table:formula="of:=([.C276]-[.D276])/[.D276]*100" office:value-type="float" office:value="13.0991775699204" calcext:value-type="float">
            <text:p>13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angra</text:p>
          </table:table-cell>
          <table:table-cell office:value-type="float" office:value="1510075" calcext:value-type="float">
            <text:p>1510075</text:p>
          </table:table-cell>
          <table:table-cell office:value-type="float" office:value="1339030" calcext:value-type="float">
            <text:p>1339030</text:p>
          </table:table-cell>
          <table:table-cell table:formula="of:=([.C277]-[.D277])/[.D277]*100" office:value-type="float" office:value="12.7737989440117" calcext:value-type="float">
            <text:p>12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Kannauj</text:p>
          </table:table-cell>
          <table:table-cell office:value-type="float" office:value="1656616" calcext:value-type="float">
            <text:p>1656616</text:p>
          </table:table-cell>
          <table:table-cell office:value-type="float" office:value="1388923" calcext:value-type="float">
            <text:p>1388923</text:p>
          </table:table-cell>
          <table:table-cell table:formula="of:=([.C278]-[.D278])/[.D278]*100" office:value-type="float" office:value="19.2734226447398" calcext:value-type="float">
            <text:p>19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Kanniyakumari</text:p>
          </table:table-cell>
          <table:table-cell office:value-type="float" office:value="1870374" calcext:value-type="float">
            <text:p>1870374</text:p>
          </table:table-cell>
          <table:table-cell office:value-type="float" office:value="1676034" calcext:value-type="float">
            <text:p>1676034</text:p>
          </table:table-cell>
          <table:table-cell table:formula="of:=([.C279]-[.D279])/[.D279]*100" office:value-type="float" office:value="11.5952301683617" calcext:value-type="float">
            <text:p>11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annur</text:p>
          </table:table-cell>
          <table:table-cell office:value-type="float" office:value="2523003" calcext:value-type="float">
            <text:p>2523003</text:p>
          </table:table-cell>
          <table:table-cell office:value-type="float" office:value="2408956" calcext:value-type="float">
            <text:p>2408956</text:p>
          </table:table-cell>
          <table:table-cell table:formula="of:=([.C280]-[.D280])/[.D280]*100" office:value-type="float" office:value="4.73429153542032" calcext:value-type="float">
            <text:p>4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Kanpur Dehat</text:p>
          </table:table-cell>
          <table:table-cell office:value-type="float" office:value="1796184" calcext:value-type="float">
            <text:p>1796184</text:p>
          </table:table-cell>
          <table:table-cell office:value-type="float" office:value="2408956" calcext:value-type="float">
            <text:p>2408956</text:p>
          </table:table-cell>
          <table:table-cell table:formula="of:=([.C281]-[.D281])/[.D281]*100" office:value-type="float" office:value="-25.4372433535523" calcext:value-type="float">
            <text:p>-25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Kanpur Nagar</text:p>
          </table:table-cell>
          <table:table-cell office:value-type="float" office:value="4581268" calcext:value-type="float">
            <text:p>4581268</text:p>
          </table:table-cell>
          <table:table-cell office:value-type="float" office:value="2408956" calcext:value-type="float">
            <text:p>2408956</text:p>
          </table:table-cell>
          <table:table-cell table:formula="of:=([.C282]-[.D282])/[.D282]*100" office:value-type="float" office:value="90.176491392952" calcext:value-type="float">
            <text:p>90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Kanshiram Nagar</text:p>
          </table:table-cell>
          <table:table-cell office:value-type="float" office:value="1436719" calcext:value-type="float">
            <text:p>1436719</text:p>
          </table:table-cell>
          <table:table-cell office:value-type="float" office:value="4167999" calcext:value-type="float">
            <text:p>4167999</text:p>
          </table:table-cell>
          <table:table-cell table:formula="of:=([.C283]-[.D283])/[.D283]*100" office:value-type="float" office:value="-65.5297662019593" calcext:value-type="float">
            <text:p>-65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Kapurthala</text:p>
          </table:table-cell>
          <table:table-cell office:value-type="float" office:value="815168" calcext:value-type="float">
            <text:p>815168</text:p>
          </table:table-cell>
          <table:table-cell office:value-type="float" office:value="754521" calcext:value-type="float">
            <text:p>754521</text:p>
          </table:table-cell>
          <table:table-cell table:formula="of:=([.C284]-[.D284])/[.D284]*100" office:value-type="float" office:value="8.0378147195373" calcext:value-type="float">
            <text:p>8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string" calcext:value-type="string">
            <text:p>Karaikal</text:p>
          </table:table-cell>
          <table:table-cell office:value-type="float" office:value="200222" calcext:value-type="float">
            <text:p>200222</text:p>
          </table:table-cell>
          <table:table-cell office:value-type="float" office:value="170791" calcext:value-type="float">
            <text:p>170791</text:p>
          </table:table-cell>
          <table:table-cell table:formula="of:=([.C285]-[.D285])/[.D285]*100" office:value-type="float" office:value="17.2321726554678" calcext:value-type="float">
            <text:p>17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Karauli</text:p>
          </table:table-cell>
          <table:table-cell office:value-type="float" office:value="1458248" calcext:value-type="float">
            <text:p>1458248</text:p>
          </table:table-cell>
          <table:table-cell office:value-type="float" office:value="1209665" calcext:value-type="float">
            <text:p>1209665</text:p>
          </table:table-cell>
          <table:table-cell table:formula="of:=([.C286]-[.D286])/[.D286]*100" office:value-type="float" office:value="20.5497389773202" calcext:value-type="float">
            <text:p>20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Karbi Anglong</text:p>
          </table:table-cell>
          <table:table-cell office:value-type="float" office:value="956313" calcext:value-type="float">
            <text:p>956313</text:p>
          </table:table-cell>
          <table:table-cell office:value-type="float" office:value="1209665" calcext:value-type="float">
            <text:p>1209665</text:p>
          </table:table-cell>
          <table:table-cell table:formula="of:=([.C287]-[.D287])/[.D287]*100" office:value-type="float" office:value="-20.9439803581983" calcext:value-type="float">
            <text:p>-20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Kargil</text:p>
          </table:table-cell>
          <table:table-cell office:value-type="float" office:value="140802" calcext:value-type="float">
            <text:p>140802</text:p>
          </table:table-cell>
          <table:table-cell office:value-type="float" office:value="119307" calcext:value-type="float">
            <text:p>119307</text:p>
          </table:table-cell>
          <table:table-cell table:formula="of:=([.C288]-[.D288])/[.D288]*100" office:value-type="float" office:value="18.0165455505545" calcext:value-type="float">
            <text:p>18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Karimganj</text:p>
          </table:table-cell>
          <table:table-cell office:value-type="float" office:value="1228686" calcext:value-type="float">
            <text:p>1228686</text:p>
          </table:table-cell>
          <table:table-cell office:value-type="float" office:value="1007976" calcext:value-type="float">
            <text:p>1007976</text:p>
          </table:table-cell>
          <table:table-cell table:formula="of:=([.C289]-[.D289])/[.D289]*100" office:value-type="float" office:value="21.8963546751113" calcext:value-type="float">
            <text:p>21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Karimnagar</text:p>
          </table:table-cell>
          <table:table-cell office:value-type="float" office:value="3776269" calcext:value-type="float">
            <text:p>3776269</text:p>
          </table:table-cell>
          <table:table-cell office:value-type="float" office:value="3491822" calcext:value-type="float">
            <text:p>3491822</text:p>
          </table:table-cell>
          <table:table-cell table:formula="of:=([.C290]-[.D290])/[.D290]*100" office:value-type="float" office:value="8.14609106649766" calcext:value-type="float">
            <text:p>8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arnal</text:p>
          </table:table-cell>
          <table:table-cell office:value-type="float" office:value="1505324" calcext:value-type="float">
            <text:p>1505324</text:p>
          </table:table-cell>
          <table:table-cell office:value-type="float" office:value="1274183" calcext:value-type="float">
            <text:p>1274183</text:p>
          </table:table-cell>
          <table:table-cell table:formula="of:=([.C291]-[.D291])/[.D291]*100" office:value-type="float" office:value="18.1403299212123" calcext:value-type="float">
            <text:p>18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Karur</text:p>
          </table:table-cell>
          <table:table-cell office:value-type="float" office:value="1064493" calcext:value-type="float">
            <text:p>1064493</text:p>
          </table:table-cell>
          <table:table-cell office:value-type="float" office:value="935686" calcext:value-type="float">
            <text:p>935686</text:p>
          </table:table-cell>
          <table:table-cell table:formula="of:=([.C292]-[.D292])/[.D292]*100" office:value-type="float" office:value="13.7660497218084" calcext:value-type="float">
            <text:p>13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asaragod</text:p>
          </table:table-cell>
          <table:table-cell office:value-type="float" office:value="1307375" calcext:value-type="float">
            <text:p>1307375</text:p>
          </table:table-cell>
          <table:table-cell office:value-type="float" office:value="1204078" calcext:value-type="float">
            <text:p>1204078</text:p>
          </table:table-cell>
          <table:table-cell table:formula="of:=([.C293]-[.D293])/[.D293]*100" office:value-type="float" office:value="8.57892927202391" calcext:value-type="float">
            <text:p>8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Kathua</text:p>
          </table:table-cell>
          <table:table-cell office:value-type="float" office:value="616435" calcext:value-type="float">
            <text:p>616435</text:p>
          </table:table-cell>
          <table:table-cell office:value-type="float" office:value="550084" calcext:value-type="float">
            <text:p>550084</text:p>
          </table:table-cell>
          <table:table-cell table:formula="of:=([.C294]-[.D294])/[.D294]*100" office:value-type="float" office:value="12.0619759891217" calcext:value-type="float">
            <text:p>1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Katihar</text:p>
          </table:table-cell>
          <table:table-cell office:value-type="float" office:value="3071029" calcext:value-type="float">
            <text:p>3071029</text:p>
          </table:table-cell>
          <table:table-cell office:value-type="float" office:value="2392638" calcext:value-type="float">
            <text:p>2392638</text:p>
          </table:table-cell>
          <table:table-cell table:formula="of:=([.C295]-[.D295])/[.D295]*100" office:value-type="float" office:value="28.353265307999" calcext:value-type="float">
            <text:p>2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Katni</text:p>
          </table:table-cell>
          <table:table-cell office:value-type="float" office:value="1292042" calcext:value-type="float">
            <text:p>1292042</text:p>
          </table:table-cell>
          <table:table-cell office:value-type="float" office:value="1064167" calcext:value-type="float">
            <text:p>1064167</text:p>
          </table:table-cell>
          <table:table-cell table:formula="of:=([.C296]-[.D296])/[.D296]*100" office:value-type="float" office:value="21.4134623607009" calcext:value-type="float">
            <text:p>21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Kaushambi</text:p>
          </table:table-cell>
          <table:table-cell office:value-type="float" office:value="1599596" calcext:value-type="float">
            <text:p>1599596</text:p>
          </table:table-cell>
          <table:table-cell office:value-type="float" office:value="1293154" calcext:value-type="float">
            <text:p>1293154</text:p>
          </table:table-cell>
          <table:table-cell table:formula="of:=([.C297]-[.D297])/[.D297]*100" office:value-type="float" office:value="23.6972549286473" calcext:value-type="float">
            <text:p>23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Kendrapara</text:p>
          </table:table-cell>
          <table:table-cell office:value-type="float" office:value="1440361" calcext:value-type="float">
            <text:p>1440361</text:p>
          </table:table-cell>
          <table:table-cell office:value-type="float" office:value="1302005" calcext:value-type="float">
            <text:p>1302005</text:p>
          </table:table-cell>
          <table:table-cell table:formula="of:=([.C298]-[.D298])/[.D298]*100" office:value-type="float" office:value="10.6263800830258" calcext:value-type="float">
            <text:p>10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Kendujhar</text:p>
          </table:table-cell>
          <table:table-cell office:value-type="float" office:value="1801733" calcext:value-type="float">
            <text:p>1801733</text:p>
          </table:table-cell>
          <table:table-cell office:value-type="float" office:value="1561990" calcext:value-type="float">
            <text:p>1561990</text:p>
          </table:table-cell>
          <table:table-cell table:formula="of:=([.C299]-[.D299])/[.D299]*100" office:value-type="float" office:value="15.3485617705619" calcext:value-type="float">
            <text:p>15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Khagaria</text:p>
          </table:table-cell>
          <table:table-cell office:value-type="float" office:value="1666886" calcext:value-type="float">
            <text:p>1666886</text:p>
          </table:table-cell>
          <table:table-cell office:value-type="float" office:value="1280354" calcext:value-type="float">
            <text:p>1280354</text:p>
          </table:table-cell>
          <table:table-cell table:formula="of:=([.C300]-[.D300])/[.D300]*100" office:value-type="float" office:value="30.1894632265764" calcext:value-type="float">
            <text:p>30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Khammam</text:p>
          </table:table-cell>
          <table:table-cell office:value-type="float" office:value="2797370" calcext:value-type="float">
            <text:p>2797370</text:p>
          </table:table-cell>
          <table:table-cell office:value-type="float" office:value="2578927" calcext:value-type="float">
            <text:p>2578927</text:p>
          </table:table-cell>
          <table:table-cell table:formula="of:=([.C301]-[.D301])/[.D301]*100" office:value-type="float" office:value="8.47030567363869" calcext:value-type="float">
            <text:p>8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Khandwa (East Nimar)</text:p>
          </table:table-cell>
          <table:table-cell office:value-type="float" office:value="1310061" calcext:value-type="float">
            <text:p>1310061</text:p>
          </table:table-cell>
          <table:table-cell office:value-type="float" office:value="2578927" calcext:value-type="float">
            <text:p>2578927</text:p>
          </table:table-cell>
          <table:table-cell table:formula="of:=([.C302]-[.D302])/[.D302]*100" office:value-type="float" office:value="-49.2013151205908" calcext:value-type="float">
            <text:p>-49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Khargone (West Nimar)</text:p>
          </table:table-cell>
          <table:table-cell office:value-type="float" office:value="1873046" calcext:value-type="float">
            <text:p>1873046</text:p>
          </table:table-cell>
          <table:table-cell office:value-type="float" office:value="2578927" calcext:value-type="float">
            <text:p>2578927</text:p>
          </table:table-cell>
          <table:table-cell table:formula="of:=([.C303]-[.D303])/[.D303]*100" office:value-type="float" office:value="-27.3711120942935" calcext:value-type="float">
            <text:p>-2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Kheda</text:p>
          </table:table-cell>
          <table:table-cell office:value-type="float" office:value="2299885" calcext:value-type="float">
            <text:p>2299885</text:p>
          </table:table-cell>
          <table:table-cell office:value-type="float" office:value="2024216" calcext:value-type="float">
            <text:p>2024216</text:p>
          </table:table-cell>
          <table:table-cell table:formula="of:=([.C304]-[.D304])/[.D304]*100" office:value-type="float" office:value="13.6185565176839" calcext:value-type="float">
            <text:p>13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Kheri</text:p>
          </table:table-cell>
          <table:table-cell office:value-type="float" office:value="4021243" calcext:value-type="float">
            <text:p>4021243</text:p>
          </table:table-cell>
          <table:table-cell office:value-type="float" office:value="3207232" calcext:value-type="float">
            <text:p>3207232</text:p>
          </table:table-cell>
          <table:table-cell table:formula="of:=([.C305]-[.D305])/[.D305]*100" office:value-type="float" office:value="25.3804838564843" calcext:value-type="float">
            <text:p>25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Khordha</text:p>
          </table:table-cell>
          <table:table-cell office:value-type="float" office:value="2251673" calcext:value-type="float">
            <text:p>2251673</text:p>
          </table:table-cell>
          <table:table-cell office:value-type="float" office:value="1877395" calcext:value-type="float">
            <text:p>1877395</text:p>
          </table:table-cell>
          <table:table-cell table:formula="of:=([.C306]-[.D306])/[.D306]*100" office:value-type="float" office:value="19.9360283797496" calcext:value-type="float">
            <text:p>19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Khunti</text:p>
          </table:table-cell>
          <table:table-cell office:value-type="float" office:value="531885" calcext:value-type="float">
            <text:p>531885</text:p>
          </table:table-cell>
          <table:table-cell office:value-type="float" office:value="1877395" calcext:value-type="float">
            <text:p>1877395</text:p>
          </table:table-cell>
          <table:table-cell table:formula="of:=([.C307]-[.D307])/[.D307]*100" office:value-type="float" office:value="-71.6689881458084" calcext:value-type="float">
            <text:p>-7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innaur</text:p>
          </table:table-cell>
          <table:table-cell office:value-type="float" office:value="84121" calcext:value-type="float">
            <text:p>84121</text:p>
          </table:table-cell>
          <table:table-cell office:value-type="float" office:value="78334" calcext:value-type="float">
            <text:p>78334</text:p>
          </table:table-cell>
          <table:table-cell table:formula="of:=([.C308]-[.D308])/[.D308]*100" office:value-type="float" office:value="7.38759670130467" calcext:value-type="float">
            <text:p>7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Kiphire</text:p>
          </table:table-cell>
          <table:table-cell office:value-type="float" office:value="74004" calcext:value-type="float">
            <text:p>74004</text:p>
          </table:table-cell>
          <table:table-cell office:value-type="float" office:value="78334" calcext:value-type="float">
            <text:p>78334</text:p>
          </table:table-cell>
          <table:table-cell table:formula="of:=([.C309]-[.D309])/[.D309]*100" office:value-type="float" office:value="-5.52761253095718" calcext:value-type="float">
            <text:p>-5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Kishanganj</text:p>
          </table:table-cell>
          <table:table-cell office:value-type="float" office:value="1690400" calcext:value-type="float">
            <text:p>1690400</text:p>
          </table:table-cell>
          <table:table-cell office:value-type="float" office:value="1296348" calcext:value-type="float">
            <text:p>1296348</text:p>
          </table:table-cell>
          <table:table-cell table:formula="of:=([.C310]-[.D310])/[.D310]*100" office:value-type="float" office:value="30.3970847334203" calcext:value-type="float">
            <text:p>30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Kishtwar</text:p>
          </table:table-cell>
          <table:table-cell office:value-type="float" office:value="230696" calcext:value-type="float">
            <text:p>230696</text:p>
          </table:table-cell>
          <table:table-cell office:value-type="float" office:value="1296348" calcext:value-type="float">
            <text:p>1296348</text:p>
          </table:table-cell>
          <table:table-cell table:formula="of:=([.C311]-[.D311])/[.D311]*100" office:value-type="float" office:value="-82.2041612283122" calcext:value-type="float">
            <text:p>-82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ch Bihar</text:p>
          </table:table-cell>
          <table:table-cell office:value-type="float" office:value="2819086" calcext:value-type="float">
            <text:p>2819086</text:p>
          </table:table-cell>
          <table:table-cell office:value-type="float" office:value="1296348" calcext:value-type="float">
            <text:p>1296348</text:p>
          </table:table-cell>
          <table:table-cell table:formula="of:=([.C312]-[.D312])/[.D312]*100" office:value-type="float" office:value="117.463674877425" calcext:value-type="float">
            <text:p>117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dagu</text:p>
          </table:table-cell>
          <table:table-cell office:value-type="float" office:value="554519" calcext:value-type="float">
            <text:p>554519</text:p>
          </table:table-cell>
          <table:table-cell office:value-type="float" office:value="548561" calcext:value-type="float">
            <text:p>548561</text:p>
          </table:table-cell>
          <table:table-cell table:formula="of:=([.C313]-[.D313])/[.D313]*100" office:value-type="float" office:value="1.08611439748724" calcext:value-type="float">
            <text:p>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Kodarma</text:p>
          </table:table-cell>
          <table:table-cell office:value-type="float" office:value="716259" calcext:value-type="float">
            <text:p>716259</text:p>
          </table:table-cell>
          <table:table-cell office:value-type="float" office:value="499403" calcext:value-type="float">
            <text:p>499403</text:p>
          </table:table-cell>
          <table:table-cell table:formula="of:=([.C314]-[.D314])/[.D314]*100" office:value-type="float" office:value="43.4230471182592" calcext:value-type="float">
            <text:p>43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Kohima</text:p>
          </table:table-cell>
          <table:table-cell office:value-type="float" office:value="267988" calcext:value-type="float">
            <text:p>267988</text:p>
          </table:table-cell>
          <table:table-cell office:value-type="float" office:value="310084" calcext:value-type="float">
            <text:p>310084</text:p>
          </table:table-cell>
          <table:table-cell table:formula="of:=([.C315]-[.D315])/[.D315]*100" office:value-type="float" office:value="-13.575676268366" calcext:value-type="float">
            <text:p>-13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Kokrajhar</text:p>
          </table:table-cell>
          <table:table-cell office:value-type="float" office:value="887142" calcext:value-type="float">
            <text:p>887142</text:p>
          </table:table-cell>
          <table:table-cell office:value-type="float" office:value="905764" calcext:value-type="float">
            <text:p>905764</text:p>
          </table:table-cell>
          <table:table-cell table:formula="of:=([.C316]-[.D316])/[.D316]*100" office:value-type="float" office:value="-2.05594393241507" calcext:value-type="float">
            <text:p>-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float" office:value="1536401" calcext:value-type="float">
            <text:p>1536401</text:p>
          </table:table-cell>
          <table:table-cell office:value-type="float" office:value="2536069" calcext:value-type="float">
            <text:p>2536069</text:p>
          </table:table-cell>
          <table:table-cell table:formula="of:=([.C317]-[.D317])/[.D317]*100" office:value-type="float" office:value="-39.4180126802544" calcext:value-type="float">
            <text:p>-39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Kolasib</text:p>
          </table:table-cell>
          <table:table-cell office:value-type="float" office:value="83955" calcext:value-type="float">
            <text:p>83955</text:p>
          </table:table-cell>
          <table:table-cell office:value-type="float" office:value="65960" calcext:value-type="float">
            <text:p>65960</text:p>
          </table:table-cell>
          <table:table-cell table:formula="of:=([.C318]-[.D318])/[.D318]*100" office:value-type="float" office:value="27.2816858702244" calcext:value-type="float">
            <text:p>27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Kolhapur</text:p>
          </table:table-cell>
          <table:table-cell office:value-type="float" office:value="3876001" calcext:value-type="float">
            <text:p>3876001</text:p>
          </table:table-cell>
          <table:table-cell office:value-type="float" office:value="3523162" calcext:value-type="float">
            <text:p>3523162</text:p>
          </table:table-cell>
          <table:table-cell table:formula="of:=([.C319]-[.D319])/[.D319]*100" office:value-type="float" office:value="10.0148389429723" calcext:value-type="float">
            <text:p>1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float" office:value="4496694" calcext:value-type="float">
            <text:p>4496694</text:p>
          </table:table-cell>
          <table:table-cell office:value-type="float" office:value="4572876" calcext:value-type="float">
            <text:p>4572876</text:p>
          </table:table-cell>
          <table:table-cell table:formula="of:=([.C320]-[.D320])/[.D320]*100" office:value-type="float" office:value="-1.6659537673884" calcext:value-type="float">
            <text:p>-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llam</text:p>
          </table:table-cell>
          <table:table-cell office:value-type="float" office:value="2635375" calcext:value-type="float">
            <text:p>2635375</text:p>
          </table:table-cell>
          <table:table-cell office:value-type="float" office:value="2585208" calcext:value-type="float">
            <text:p>2585208</text:p>
          </table:table-cell>
          <table:table-cell table:formula="of:=([.C321]-[.D321])/[.D321]*100" office:value-type="float" office:value="1.94054018090614" calcext:value-type="float">
            <text:p>1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ppal</text:p>
          </table:table-cell>
          <table:table-cell office:value-type="float" office:value="1389920" calcext:value-type="float">
            <text:p>1389920</text:p>
          </table:table-cell>
          <table:table-cell office:value-type="float" office:value="1196089" calcext:value-type="float">
            <text:p>1196089</text:p>
          </table:table-cell>
          <table:table-cell table:formula="of:=([.C322]-[.D322])/[.D322]*100" office:value-type="float" office:value="16.2053994309788" calcext:value-type="float">
            <text:p>16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Koraput</text:p>
          </table:table-cell>
          <table:table-cell office:value-type="float" office:value="1379647" calcext:value-type="float">
            <text:p>1379647</text:p>
          </table:table-cell>
          <table:table-cell office:value-type="float" office:value="1180637" calcext:value-type="float">
            <text:p>1180637</text:p>
          </table:table-cell>
          <table:table-cell table:formula="of:=([.C323]-[.D323])/[.D323]*100" office:value-type="float" office:value="16.8561547706873" calcext:value-type="float">
            <text:p>16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Korba</text:p>
          </table:table-cell>
          <table:table-cell office:value-type="float" office:value="1206640" calcext:value-type="float">
            <text:p>1206640</text:p>
          </table:table-cell>
          <table:table-cell office:value-type="float" office:value="1011823" calcext:value-type="float">
            <text:p>1011823</text:p>
          </table:table-cell>
          <table:table-cell table:formula="of:=([.C324]-[.D324])/[.D324]*100" office:value-type="float" office:value="19.2540592573998" calcext:value-type="float">
            <text:p>19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Koriya</text:p>
          </table:table-cell>
          <table:table-cell office:value-type="float" office:value="658917" calcext:value-type="float">
            <text:p>658917</text:p>
          </table:table-cell>
          <table:table-cell office:value-type="float" office:value="586327" calcext:value-type="float">
            <text:p>586327</text:p>
          </table:table-cell>
          <table:table-cell table:formula="of:=([.C325]-[.D325])/[.D325]*100" office:value-type="float" office:value="12.3804634615155" calcext:value-type="float">
            <text:p>12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Kota</text:p>
          </table:table-cell>
          <table:table-cell office:value-type="float" office:value="1951014" calcext:value-type="float">
            <text:p>1951014</text:p>
          </table:table-cell>
          <table:table-cell office:value-type="float" office:value="1568525" calcext:value-type="float">
            <text:p>1568525</text:p>
          </table:table-cell>
          <table:table-cell table:formula="of:=([.C326]-[.D326])/[.D326]*100" office:value-type="float" office:value="24.3852664127126" calcext:value-type="float">
            <text:p>24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float" office:value="1974551" calcext:value-type="float">
            <text:p>1974551</text:p>
          </table:table-cell>
          <table:table-cell office:value-type="float" office:value="1953646" calcext:value-type="float">
            <text:p>1953646</text:p>
          </table:table-cell>
          <table:table-cell table:formula="of:=([.C327]-[.D327])/[.D327]*100" office:value-type="float" office:value="1.07005056187252" calcext:value-type="float">
            <text:p>1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zhikode</text:p>
          </table:table-cell>
          <table:table-cell office:value-type="float" office:value="3086293" calcext:value-type="float">
            <text:p>3086293</text:p>
          </table:table-cell>
          <table:table-cell office:value-type="float" office:value="2879131" calcext:value-type="float">
            <text:p>2879131</text:p>
          </table:table-cell>
          <table:table-cell table:formula="of:=([.C328]-[.D328])/[.D328]*100" office:value-type="float" office:value="7.19529608065767" calcext:value-type="float">
            <text:p>7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Krishna</text:p>
          </table:table-cell>
          <table:table-cell office:value-type="float" office:value="4517398" calcext:value-type="float">
            <text:p>4517398</text:p>
          </table:table-cell>
          <table:table-cell office:value-type="float" office:value="4187841" calcext:value-type="float">
            <text:p>4187841</text:p>
          </table:table-cell>
          <table:table-cell table:formula="of:=([.C329]-[.D329])/[.D329]*100" office:value-type="float" office:value="7.86937708475561" calcext:value-type="float">
            <text:p>7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Krishnagiri</text:p>
          </table:table-cell>
          <table:table-cell office:value-type="float" office:value="1879809" calcext:value-type="float">
            <text:p>1879809</text:p>
          </table:table-cell>
          <table:table-cell office:value-type="float" office:value="4187841" calcext:value-type="float">
            <text:p>4187841</text:p>
          </table:table-cell>
          <table:table-cell table:formula="of:=([.C330]-[.D330])/[.D330]*100" office:value-type="float" office:value="-55.1126941065814" calcext:value-type="float">
            <text:p>-55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Kulgam</text:p>
          </table:table-cell>
          <table:table-cell office:value-type="float" office:value="424483" calcext:value-type="float">
            <text:p>424483</text:p>
          </table:table-cell>
          <table:table-cell office:value-type="float" office:value="4187841" calcext:value-type="float">
            <text:p>4187841</text:p>
          </table:table-cell>
          <table:table-cell table:formula="of:=([.C331]-[.D331])/[.D331]*100" office:value-type="float" office:value="-89.8639179472191" calcext:value-type="float">
            <text:p>-89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float" office:value="437903" calcext:value-type="float">
            <text:p>437903</text:p>
          </table:table-cell>
          <table:table-cell office:value-type="float" office:value="381571" calcext:value-type="float">
            <text:p>381571</text:p>
          </table:table-cell>
          <table:table-cell table:formula="of:=([.C332]-[.D332])/[.D332]*100" office:value-type="float" office:value="14.7631764468474" calcext:value-type="float">
            <text:p>14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Kupwara</text:p>
          </table:table-cell>
          <table:table-cell office:value-type="float" office:value="870354" calcext:value-type="float">
            <text:p>870354</text:p>
          </table:table-cell>
          <table:table-cell office:value-type="float" office:value="650393" calcext:value-type="float">
            <text:p>650393</text:p>
          </table:table-cell>
          <table:table-cell table:formula="of:=([.C333]-[.D333])/[.D333]*100" office:value-type="float" office:value="33.8197059316444" calcext:value-type="float">
            <text:p>33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Kurnool</text:p>
          </table:table-cell>
          <table:table-cell office:value-type="float" office:value="4053463" calcext:value-type="float">
            <text:p>4053463</text:p>
          </table:table-cell>
          <table:table-cell office:value-type="float" office:value="3529494" calcext:value-type="float">
            <text:p>3529494</text:p>
          </table:table-cell>
          <table:table-cell table:formula="of:=([.C334]-[.D334])/[.D334]*100" office:value-type="float" office:value="14.8454424345246" calcext:value-type="float">
            <text:p>14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float" office:value="964655" calcext:value-type="float">
            <text:p>964655</text:p>
          </table:table-cell>
          <table:table-cell office:value-type="float" office:value="825454" calcext:value-type="float">
            <text:p>825454</text:p>
          </table:table-cell>
          <table:table-cell table:formula="of:=([.C335]-[.D335])/[.D335]*100" office:value-type="float" office:value="16.8635684120496" calcext:value-type="float">
            <text:p>16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Kurung Kumey</text:p>
          </table:table-cell>
          <table:table-cell office:value-type="float" office:value="92076" calcext:value-type="float">
            <text:p>92076</text:p>
          </table:table-cell>
          <table:table-cell office:value-type="float" office:value="825454" calcext:value-type="float">
            <text:p>825454</text:p>
          </table:table-cell>
          <table:table-cell table:formula="of:=([.C336]-[.D336])/[.D336]*100" office:value-type="float" office:value="-88.8454111313289" calcext:value-type="float">
            <text:p>-88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Kushinagar</text:p>
          </table:table-cell>
          <table:table-cell office:value-type="float" office:value="3564544" calcext:value-type="float">
            <text:p>3564544</text:p>
          </table:table-cell>
          <table:table-cell office:value-type="float" office:value="2893196" calcext:value-type="float">
            <text:p>2893196</text:p>
          </table:table-cell>
          <table:table-cell table:formula="of:=([.C337]-[.D337])/[.D337]*100" office:value-type="float" office:value="23.204373295138" calcext:value-type="float">
            <text:p>23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Lahul AND Spiti</text:p>
          </table:table-cell>
          <table:table-cell office:value-type="float" office:value="31564" calcext:value-type="float">
            <text:p>31564</text:p>
          </table:table-cell>
          <table:table-cell office:value-type="float" office:value="2893196" calcext:value-type="float">
            <text:p>2893196</text:p>
          </table:table-cell>
          <table:table-cell table:formula="of:=([.C338]-[.D338])/[.D338]*100" office:value-type="float" office:value="-98.9090265574818" calcext:value-type="float">
            <text:p>-98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Lakhimpur</text:p>
          </table:table-cell>
          <table:table-cell office:value-type="float" office:value="1042137" calcext:value-type="float">
            <text:p>1042137</text:p>
          </table:table-cell>
          <table:table-cell office:value-type="float" office:value="889010" calcext:value-type="float">
            <text:p>889010</text:p>
          </table:table-cell>
          <table:table-cell table:formula="of:=([.C339]-[.D339])/[.D339]*100" office:value-type="float" office:value="17.2244406699587" calcext:value-type="float">
            <text:p>17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Lakhisarai</text:p>
          </table:table-cell>
          <table:table-cell office:value-type="float" office:value="1000912" calcext:value-type="float">
            <text:p>1000912</text:p>
          </table:table-cell>
          <table:table-cell office:value-type="float" office:value="802225" calcext:value-type="float">
            <text:p>802225</text:p>
          </table:table-cell>
          <table:table-cell table:formula="of:=([.C340]-[.D340])/[.D340]*100" office:value-type="float" office:value="24.766991804045" calcext:value-type="float">
            <text:p>24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string" calcext:value-type="string">
            <text:p>Lakshadweep</text:p>
          </table:table-cell>
          <table:table-cell office:value-type="float" office:value="64473" calcext:value-type="float">
            <text:p>64473</text:p>
          </table:table-cell>
          <table:table-cell office:value-type="float" office:value="60650" calcext:value-type="float">
            <text:p>60650</text:p>
          </table:table-cell>
          <table:table-cell table:formula="of:=([.C341]-[.D341])/[.D341]*100" office:value-type="float" office:value="6.30338004946414" calcext:value-type="float">
            <text:p>6.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Lalitpur</text:p>
          </table:table-cell>
          <table:table-cell office:value-type="float" office:value="1221592" calcext:value-type="float">
            <text:p>1221592</text:p>
          </table:table-cell>
          <table:table-cell office:value-type="float" office:value="977734" calcext:value-type="float">
            <text:p>977734</text:p>
          </table:table-cell>
          <table:table-cell table:formula="of:=([.C342]-[.D342])/[.D342]*100" office:value-type="float" office:value="24.9411394101054" calcext:value-type="float">
            <text:p>24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Latehar</text:p>
          </table:table-cell>
          <table:table-cell office:value-type="float" office:value="726978" calcext:value-type="float">
            <text:p>726978</text:p>
          </table:table-cell>
          <table:table-cell office:value-type="float" office:value="977734" calcext:value-type="float">
            <text:p>977734</text:p>
          </table:table-cell>
          <table:table-cell table:formula="of:=([.C343]-[.D343])/[.D343]*100" office:value-type="float" office:value="-25.6466482703885" calcext:value-type="float">
            <text:p>-25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Latur</text:p>
          </table:table-cell>
          <table:table-cell office:value-type="float" office:value="2454196" calcext:value-type="float">
            <text:p>2454196</text:p>
          </table:table-cell>
          <table:table-cell office:value-type="float" office:value="2080285" calcext:value-type="float">
            <text:p>2080285</text:p>
          </table:table-cell>
          <table:table-cell table:formula="of:=([.C344]-[.D344])/[.D344]*100" office:value-type="float" office:value="17.9740275971802" calcext:value-type="float">
            <text:p>17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Lawngtlai</text:p>
          </table:table-cell>
          <table:table-cell office:value-type="float" office:value="117894" calcext:value-type="float">
            <text:p>117894</text:p>
          </table:table-cell>
          <table:table-cell office:value-type="float" office:value="73620" calcext:value-type="float">
            <text:p>73620</text:p>
          </table:table-cell>
          <table:table-cell table:formula="of:=([.C345]-[.D345])/[.D345]*100" office:value-type="float" office:value="60.1385493072535" calcext:value-type="float">
            <text:p>60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Leh(Ladakh)</text:p>
          </table:table-cell>
          <table:table-cell office:value-type="float" office:value="133487" calcext:value-type="float">
            <text:p>133487</text:p>
          </table:table-cell>
          <table:table-cell office:value-type="float" office:value="117232" calcext:value-type="float">
            <text:p>117232</text:p>
          </table:table-cell>
          <table:table-cell table:formula="of:=([.C346]-[.D346])/[.D346]*100" office:value-type="float" office:value="13.8656680769756" calcext:value-type="float">
            <text:p>13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Lohardaga</text:p>
          </table:table-cell>
          <table:table-cell office:value-type="float" office:value="461790" calcext:value-type="float">
            <text:p>461790</text:p>
          </table:table-cell>
          <table:table-cell office:value-type="float" office:value="364521" calcext:value-type="float">
            <text:p>364521</text:p>
          </table:table-cell>
          <table:table-cell table:formula="of:=([.C347]-[.D347])/[.D347]*100" office:value-type="float" office:value="26.6840593546051" calcext:value-type="float">
            <text:p>26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Lohit</text:p>
          </table:table-cell>
          <table:table-cell office:value-type="float" office:value="145726" calcext:value-type="float">
            <text:p>145726</text:p>
          </table:table-cell>
          <table:table-cell office:value-type="float" office:value="143527" calcext:value-type="float">
            <text:p>143527</text:p>
          </table:table-cell>
          <table:table-cell table:formula="of:=([.C348]-[.D348])/[.D348]*100" office:value-type="float" office:value="1.53211590850502" calcext:value-type="float">
            <text:p>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Longleng</text:p>
          </table:table-cell>
          <table:table-cell office:value-type="float" office:value="50484" calcext:value-type="float">
            <text:p>50484</text:p>
          </table:table-cell>
          <table:table-cell office:value-type="float" office:value="143527" calcext:value-type="float">
            <text:p>143527</text:p>
          </table:table-cell>
          <table:table-cell table:formula="of:=([.C349]-[.D349])/[.D349]*100" office:value-type="float" office:value="-64.8261302751399" calcext:value-type="float">
            <text:p>-64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Lower Dibang Valley</text:p>
          </table:table-cell>
          <table:table-cell office:value-type="float" office:value="54080" calcext:value-type="float">
            <text:p>54080</text:p>
          </table:table-cell>
          <table:table-cell office:value-type="float" office:value="143527" calcext:value-type="float">
            <text:p>143527</text:p>
          </table:table-cell>
          <table:table-cell table:formula="of:=([.C350]-[.D350])/[.D350]*100" office:value-type="float" office:value="-62.3206783392672" calcext:value-type="float">
            <text:p>-62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Lower Subansiri</text:p>
          </table:table-cell>
          <table:table-cell office:value-type="float" office:value="83030" calcext:value-type="float">
            <text:p>83030</text:p>
          </table:table-cell>
          <table:table-cell office:value-type="float" office:value="143527" calcext:value-type="float">
            <text:p>143527</text:p>
          </table:table-cell>
          <table:table-cell table:formula="of:=([.C351]-[.D351])/[.D351]*100" office:value-type="float" office:value="-42.1502574428505" calcext:value-type="float">
            <text:p>-42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Lucknow</text:p>
          </table:table-cell>
          <table:table-cell office:value-type="float" office:value="4589838" calcext:value-type="float">
            <text:p>4589838</text:p>
          </table:table-cell>
          <table:table-cell office:value-type="float" office:value="3647834" calcext:value-type="float">
            <text:p>3647834</text:p>
          </table:table-cell>
          <table:table-cell table:formula="of:=([.C352]-[.D352])/[.D352]*100" office:value-type="float" office:value="25.8236531596558" calcext:value-type="float">
            <text:p>25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Ludhiana</text:p>
          </table:table-cell>
          <table:table-cell office:value-type="float" office:value="3498739" calcext:value-type="float">
            <text:p>3498739</text:p>
          </table:table-cell>
          <table:table-cell office:value-type="float" office:value="3032831" calcext:value-type="float">
            <text:p>3032831</text:p>
          </table:table-cell>
          <table:table-cell table:formula="of:=([.C353]-[.D353])/[.D353]*100" office:value-type="float" office:value="15.3621484349111" calcext:value-type="float">
            <text:p>15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Lunglei</text:p>
          </table:table-cell>
          <table:table-cell office:value-type="float" office:value="161428" calcext:value-type="float">
            <text:p>161428</text:p>
          </table:table-cell>
          <table:table-cell office:value-type="float" office:value="137223" calcext:value-type="float">
            <text:p>137223</text:p>
          </table:table-cell>
          <table:table-cell table:formula="of:=([.C354]-[.D354])/[.D354]*100" office:value-type="float" office:value="17.6391712759523" calcext:value-type="float">
            <text:p>17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Madhepura</text:p>
          </table:table-cell>
          <table:table-cell office:value-type="float" office:value="2001762" calcext:value-type="float">
            <text:p>2001762</text:p>
          </table:table-cell>
          <table:table-cell office:value-type="float" office:value="1526646" calcext:value-type="float">
            <text:p>1526646</text:p>
          </table:table-cell>
          <table:table-cell table:formula="of:=([.C355]-[.D355])/[.D355]*100" office:value-type="float" office:value="31.121556667361" calcext:value-type="float">
            <text:p>31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Madhubani</text:p>
          </table:table-cell>
          <table:table-cell office:value-type="float" office:value="4487379" calcext:value-type="float">
            <text:p>4487379</text:p>
          </table:table-cell>
          <table:table-cell office:value-type="float" office:value="3575281" calcext:value-type="float">
            <text:p>3575281</text:p>
          </table:table-cell>
          <table:table-cell table:formula="of:=([.C356]-[.D356])/[.D356]*100" office:value-type="float" office:value="25.5112255512224" calcext:value-type="float">
            <text:p>25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Madurai</text:p>
          </table:table-cell>
          <table:table-cell office:value-type="float" office:value="3038252" calcext:value-type="float">
            <text:p>3038252</text:p>
          </table:table-cell>
          <table:table-cell office:value-type="float" office:value="2578201" calcext:value-type="float">
            <text:p>2578201</text:p>
          </table:table-cell>
          <table:table-cell table:formula="of:=([.C357]-[.D357])/[.D357]*100" office:value-type="float" office:value="17.8438764083948" calcext:value-type="float">
            <text:p>17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ahamaya Nagar</text:p>
          </table:table-cell>
          <table:table-cell office:value-type="float" office:value="1564708" calcext:value-type="float">
            <text:p>1564708</text:p>
          </table:table-cell>
          <table:table-cell office:value-type="float" office:value="2578201" calcext:value-type="float">
            <text:p>2578201</text:p>
          </table:table-cell>
          <table:table-cell table:formula="of:=([.C358]-[.D358])/[.D358]*100" office:value-type="float" office:value="-39.3100848227116" calcext:value-type="float">
            <text:p>-39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Mahasamund</text:p>
          </table:table-cell>
          <table:table-cell office:value-type="float" office:value="1032754" calcext:value-type="float">
            <text:p>1032754</text:p>
          </table:table-cell>
          <table:table-cell office:value-type="float" office:value="860257" calcext:value-type="float">
            <text:p>860257</text:p>
          </table:table-cell>
          <table:table-cell table:formula="of:=([.C359]-[.D359])/[.D359]*100" office:value-type="float" office:value="20.0517984741769" calcext:value-type="float">
            <text:p>2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Mahbubnagar</text:p>
          </table:table-cell>
          <table:table-cell office:value-type="float" office:value="4053028" calcext:value-type="float">
            <text:p>4053028</text:p>
          </table:table-cell>
          <table:table-cell office:value-type="float" office:value="3513934" calcext:value-type="float">
            <text:p>3513934</text:p>
          </table:table-cell>
          <table:table-cell table:formula="of:=([.C360]-[.D360])/[.D360]*100" office:value-type="float" office:value="15.3416085788748" calcext:value-type="float">
            <text:p>15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string" calcext:value-type="string">
            <text:p>Mahe</text:p>
          </table:table-cell>
          <table:table-cell office:value-type="float" office:value="41816" calcext:value-type="float">
            <text:p>41816</text:p>
          </table:table-cell>
          <table:table-cell office:value-type="float" office:value="36828" calcext:value-type="float">
            <text:p>36828</text:p>
          </table:table-cell>
          <table:table-cell table:formula="of:=([.C361]-[.D361])/[.D361]*100" office:value-type="float" office:value="13.5440425763006" calcext:value-type="float">
            <text:p>13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Mahendragarh</text:p>
          </table:table-cell>
          <table:table-cell office:value-type="float" office:value="922088" calcext:value-type="float">
            <text:p>922088</text:p>
          </table:table-cell>
          <table:table-cell office:value-type="float" office:value="812521" calcext:value-type="float">
            <text:p>812521</text:p>
          </table:table-cell>
          <table:table-cell table:formula="of:=([.C362]-[.D362])/[.D362]*100" office:value-type="float" office:value="13.4848207000188" calcext:value-type="float">
            <text:p>13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Mahesana</text:p>
          </table:table-cell>
          <table:table-cell office:value-type="float" office:value="2035064" calcext:value-type="float">
            <text:p>2035064</text:p>
          </table:table-cell>
          <table:table-cell office:value-type="float" office:value="1837892" calcext:value-type="float">
            <text:p>1837892</text:p>
          </table:table-cell>
          <table:table-cell table:formula="of:=([.C363]-[.D363])/[.D363]*100" office:value-type="float" office:value="10.7281603053934" calcext:value-type="float">
            <text:p>10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ahoba</text:p>
          </table:table-cell>
          <table:table-cell office:value-type="float" office:value="875958" calcext:value-type="float">
            <text:p>875958</text:p>
          </table:table-cell>
          <table:table-cell office:value-type="float" office:value="708447" calcext:value-type="float">
            <text:p>708447</text:p>
          </table:table-cell>
          <table:table-cell table:formula="of:=([.C364]-[.D364])/[.D364]*100" office:value-type="float" office:value="23.6448174669382" calcext:value-type="float">
            <text:p>23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ahrajganj</text:p>
          </table:table-cell>
          <table:table-cell office:value-type="float" office:value="2684703" calcext:value-type="float">
            <text:p>2684703</text:p>
          </table:table-cell>
          <table:table-cell office:value-type="float" office:value="2173878" calcext:value-type="float">
            <text:p>2173878</text:p>
          </table:table-cell>
          <table:table-cell table:formula="of:=([.C365]-[.D365])/[.D365]*100" office:value-type="float" office:value="23.4983287930601" calcext:value-type="float">
            <text:p>23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ainpuri</text:p>
          </table:table-cell>
          <table:table-cell office:value-type="float" office:value="1868529" calcext:value-type="float">
            <text:p>1868529</text:p>
          </table:table-cell>
          <table:table-cell office:value-type="float" office:value="1596718" calcext:value-type="float">
            <text:p>1596718</text:p>
          </table:table-cell>
          <table:table-cell table:formula="of:=([.C366]-[.D366])/[.D366]*100" office:value-type="float" office:value="17.023106146483" calcext:value-type="float">
            <text:p>17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Malappuram</text:p>
          </table:table-cell>
          <table:table-cell office:value-type="float" office:value="4112920" calcext:value-type="float">
            <text:p>4112920</text:p>
          </table:table-cell>
          <table:table-cell office:value-type="float" office:value="3625471" calcext:value-type="float">
            <text:p>3625471</text:p>
          </table:table-cell>
          <table:table-cell table:formula="of:=([.C367]-[.D367])/[.D367]*100" office:value-type="float" office:value="13.4451220269035" calcext:value-type="float">
            <text:p>13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Maldah</text:p>
          </table:table-cell>
          <table:table-cell office:value-type="float" office:value="3988845" calcext:value-type="float">
            <text:p>3988845</text:p>
          </table:table-cell>
          <table:table-cell office:value-type="float" office:value="3290468" calcext:value-type="float">
            <text:p>3290468</text:p>
          </table:table-cell>
          <table:table-cell table:formula="of:=([.C368]-[.D368])/[.D368]*100" office:value-type="float" office:value="21.2242453049232" calcext:value-type="float">
            <text:p>21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Malkangiri</text:p>
          </table:table-cell>
          <table:table-cell office:value-type="float" office:value="613192" calcext:value-type="float">
            <text:p>613192</text:p>
          </table:table-cell>
          <table:table-cell office:value-type="float" office:value="504198" calcext:value-type="float">
            <text:p>504198</text:p>
          </table:table-cell>
          <table:table-cell table:formula="of:=([.C369]-[.D369])/[.D369]*100" office:value-type="float" office:value="21.6173011396317" calcext:value-type="float">
            <text:p>21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Mamit</text:p>
          </table:table-cell>
          <table:table-cell office:value-type="float" office:value="86364" calcext:value-type="float">
            <text:p>86364</text:p>
          </table:table-cell>
          <table:table-cell office:value-type="float" office:value="62785" calcext:value-type="float">
            <text:p>62785</text:p>
          </table:table-cell>
          <table:table-cell table:formula="of:=([.C370]-[.D370])/[.D370]*100" office:value-type="float" office:value="37.5551485227363" calcext:value-type="float">
            <text:p>37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Mandi</text:p>
          </table:table-cell>
          <table:table-cell office:value-type="float" office:value="999777" calcext:value-type="float">
            <text:p>999777</text:p>
          </table:table-cell>
          <table:table-cell office:value-type="float" office:value="901344" calcext:value-type="float">
            <text:p>901344</text:p>
          </table:table-cell>
          <table:table-cell table:formula="of:=([.C371]-[.D371])/[.D371]*100" office:value-type="float" office:value="10.9206917669613" calcext:value-type="float">
            <text:p>10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Mandla</text:p>
          </table:table-cell>
          <table:table-cell office:value-type="float" office:value="1054905" calcext:value-type="float">
            <text:p>1054905</text:p>
          </table:table-cell>
          <table:table-cell office:value-type="float" office:value="894236" calcext:value-type="float">
            <text:p>894236</text:p>
          </table:table-cell>
          <table:table-cell table:formula="of:=([.C372]-[.D372])/[.D372]*100" office:value-type="float" office:value="17.9671809231567" calcext:value-type="float">
            <text:p>17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Mandsaur</text:p>
          </table:table-cell>
          <table:table-cell office:value-type="float" office:value="1340411" calcext:value-type="float">
            <text:p>1340411</text:p>
          </table:table-cell>
          <table:table-cell office:value-type="float" office:value="1183724" calcext:value-type="float">
            <text:p>1183724</text:p>
          </table:table-cell>
          <table:table-cell table:formula="of:=([.C373]-[.D373])/[.D373]*100" office:value-type="float" office:value="13.2367849262159" calcext:value-type="float">
            <text:p>13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andya</text:p>
          </table:table-cell>
          <table:table-cell office:value-type="float" office:value="1805769" calcext:value-type="float">
            <text:p>1805769</text:p>
          </table:table-cell>
          <table:table-cell office:value-type="float" office:value="1763705" calcext:value-type="float">
            <text:p>1763705</text:p>
          </table:table-cell>
          <table:table-cell table:formula="of:=([.C374]-[.D374])/[.D374]*100" office:value-type="float" office:value="2.38497934745323" calcext:value-type="float">
            <text:p>2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Mansa</text:p>
          </table:table-cell>
          <table:table-cell office:value-type="float" office:value="769751" calcext:value-type="float">
            <text:p>769751</text:p>
          </table:table-cell>
          <table:table-cell office:value-type="float" office:value="688758" calcext:value-type="float">
            <text:p>688758</text:p>
          </table:table-cell>
          <table:table-cell table:formula="of:=([.C375]-[.D375])/[.D375]*100" office:value-type="float" office:value="11.7592826508004" calcext:value-type="float">
            <text:p>11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athura</text:p>
          </table:table-cell>
          <table:table-cell office:value-type="float" office:value="2547184" calcext:value-type="float">
            <text:p>2547184</text:p>
          </table:table-cell>
          <table:table-cell office:value-type="float" office:value="2074516" calcext:value-type="float">
            <text:p>2074516</text:p>
          </table:table-cell>
          <table:table-cell table:formula="of:=([.C376]-[.D376])/[.D376]*100" office:value-type="float" office:value="22.7844952750425" calcext:value-type="float">
            <text:p>22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au</text:p>
          </table:table-cell>
          <table:table-cell office:value-type="float" office:value="2205968" calcext:value-type="float">
            <text:p>2205968</text:p>
          </table:table-cell>
          <table:table-cell office:value-type="float" office:value="1853997" calcext:value-type="float">
            <text:p>1853997</text:p>
          </table:table-cell>
          <table:table-cell table:formula="of:=([.C377]-[.D377])/[.D377]*100" office:value-type="float" office:value="18.984442801148" calcext:value-type="float">
            <text:p>18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Mayurbhanj</text:p>
          </table:table-cell>
          <table:table-cell office:value-type="float" office:value="2519738" calcext:value-type="float">
            <text:p>2519738</text:p>
          </table:table-cell>
          <table:table-cell office:value-type="float" office:value="2223456" calcext:value-type="float">
            <text:p>2223456</text:p>
          </table:table-cell>
          <table:table-cell table:formula="of:=([.C378]-[.D378])/[.D378]*100" office:value-type="float" office:value="13.3252917979938" calcext:value-type="float">
            <text:p>13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Medak</text:p>
          </table:table-cell>
          <table:table-cell office:value-type="float" office:value="3033288" calcext:value-type="float">
            <text:p>3033288</text:p>
          </table:table-cell>
          <table:table-cell office:value-type="float" office:value="2670097" calcext:value-type="float">
            <text:p>2670097</text:p>
          </table:table-cell>
          <table:table-cell table:formula="of:=([.C379]-[.D379])/[.D379]*100" office:value-type="float" office:value="13.6021650149789" calcext:value-type="float">
            <text:p>13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eerut</text:p>
          </table:table-cell>
          <table:table-cell office:value-type="float" office:value="3443689" calcext:value-type="float">
            <text:p>3443689</text:p>
          </table:table-cell>
          <table:table-cell office:value-type="float" office:value="2997361" calcext:value-type="float">
            <text:p>2997361</text:p>
          </table:table-cell>
          <table:table-cell table:formula="of:=([.C380]-[.D380])/[.D380]*100" office:value-type="float" office:value="14.890698851423" calcext:value-type="float">
            <text:p>14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Mewat</text:p>
          </table:table-cell>
          <table:table-cell office:value-type="float" office:value="1089263" calcext:value-type="float">
            <text:p>1089263</text:p>
          </table:table-cell>
          <table:table-cell office:value-type="float" office:value="2997361" calcext:value-type="float">
            <text:p>2997361</text:p>
          </table:table-cell>
          <table:table-cell table:formula="of:=([.C381]-[.D381])/[.D381]*100" office:value-type="float" office:value="-63.65926560064" calcext:value-type="float">
            <text:p>-63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irzapur</text:p>
          </table:table-cell>
          <table:table-cell office:value-type="float" office:value="2496970" calcext:value-type="float">
            <text:p>2496970</text:p>
          </table:table-cell>
          <table:table-cell office:value-type="float" office:value="2116042" calcext:value-type="float">
            <text:p>2116042</text:p>
          </table:table-cell>
          <table:table-cell table:formula="of:=([.C382]-[.D382])/[.D382]*100" office:value-type="float" office:value="18.0019111151858" calcext:value-type="float">
            <text:p>18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Moga</text:p>
          </table:table-cell>
          <table:table-cell office:value-type="float" office:value="995746" calcext:value-type="float">
            <text:p>995746</text:p>
          </table:table-cell>
          <table:table-cell office:value-type="float" office:value="894854" calcext:value-type="float">
            <text:p>894854</text:p>
          </table:table-cell>
          <table:table-cell table:formula="of:=([.C383]-[.D383])/[.D383]*100" office:value-type="float" office:value="11.2746883849209" calcext:value-type="float">
            <text:p>11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Mokokchung</text:p>
          </table:table-cell>
          <table:table-cell office:value-type="float" office:value="194622" calcext:value-type="float">
            <text:p>194622</text:p>
          </table:table-cell>
          <table:table-cell office:value-type="float" office:value="232085" calcext:value-type="float">
            <text:p>232085</text:p>
          </table:table-cell>
          <table:table-cell table:formula="of:=([.C384]-[.D384])/[.D384]*100" office:value-type="float" office:value="-16.1419307581274" calcext:value-type="float">
            <text:p>-16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Mon</text:p>
          </table:table-cell>
          <table:table-cell office:value-type="float" office:value="250260" calcext:value-type="float">
            <text:p>250260</text:p>
          </table:table-cell>
          <table:table-cell office:value-type="float" office:value="260652" calcext:value-type="float">
            <text:p>260652</text:p>
          </table:table-cell>
          <table:table-cell table:formula="of:=([.C385]-[.D385])/[.D385]*100" office:value-type="float" office:value="-3.98692509552967" calcext:value-type="float">
            <text:p>-3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oradabad</text:p>
          </table:table-cell>
          <table:table-cell office:value-type="float" office:value="4772006" calcext:value-type="float">
            <text:p>4772006</text:p>
          </table:table-cell>
          <table:table-cell office:value-type="float" office:value="3810983" calcext:value-type="float">
            <text:p>3810983</text:p>
          </table:table-cell>
          <table:table-cell table:formula="of:=([.C386]-[.D386])/[.D386]*100" office:value-type="float" office:value="25.2171946188162" calcext:value-type="float">
            <text:p>25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Morena</text:p>
          </table:table-cell>
          <table:table-cell office:value-type="float" office:value="1965970" calcext:value-type="float">
            <text:p>1965970</text:p>
          </table:table-cell>
          <table:table-cell office:value-type="float" office:value="1592714" calcext:value-type="float">
            <text:p>1592714</text:p>
          </table:table-cell>
          <table:table-cell table:formula="of:=([.C387]-[.D387])/[.D387]*100" office:value-type="float" office:value="23.4352181245346" calcext:value-type="float">
            <text:p>23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Morigaon</text:p>
          </table:table-cell>
          <table:table-cell office:value-type="float" office:value="957423" calcext:value-type="float">
            <text:p>957423</text:p>
          </table:table-cell>
          <table:table-cell office:value-type="float" office:value="1592714" calcext:value-type="float">
            <text:p>1592714</text:p>
          </table:table-cell>
          <table:table-cell table:formula="of:=([.C388]-[.D388])/[.D388]*100" office:value-type="float" office:value="-39.8873244035024" calcext:value-type="float">
            <text:p>-39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Muktsar</text:p>
          </table:table-cell>
          <table:table-cell office:value-type="float" office:value="901896" calcext:value-type="float">
            <text:p>901896</text:p>
          </table:table-cell>
          <table:table-cell office:value-type="float" office:value="777493" calcext:value-type="float">
            <text:p>777493</text:p>
          </table:table-cell>
          <table:table-cell table:formula="of:=([.C389]-[.D389])/[.D389]*100" office:value-type="float" office:value="16.0005299083079" calcext:value-type="float">
            <text:p>16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float" office:value="3085411" calcext:value-type="float">
            <text:p>3085411</text:p>
          </table:table-cell>
          <table:table-cell office:value-type="float" office:value="3338031" calcext:value-type="float">
            <text:p>3338031</text:p>
          </table:table-cell>
          <table:table-cell table:formula="of:=([.C390]-[.D390])/[.D390]*100" office:value-type="float" office:value="-7.56793450989521" calcext:value-type="float">
            <text:p>-7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Mumbai Suburban</text:p>
          </table:table-cell>
          <table:table-cell office:value-type="float" office:value="9356962" calcext:value-type="float">
            <text:p>9356962</text:p>
          </table:table-cell>
          <table:table-cell office:value-type="float" office:value="3338031" calcext:value-type="float">
            <text:p>3338031</text:p>
          </table:table-cell>
          <table:table-cell table:formula="of:=([.C391]-[.D391])/[.D391]*100" office:value-type="float" office:value="180.313813742293" calcext:value-type="float">
            <text:p>180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Munger</text:p>
          </table:table-cell>
          <table:table-cell office:value-type="float" office:value="1367765" calcext:value-type="float">
            <text:p>1367765</text:p>
          </table:table-cell>
          <table:table-cell office:value-type="float" office:value="1137797" calcext:value-type="float">
            <text:p>1137797</text:p>
          </table:table-cell>
          <table:table-cell table:formula="of:=([.C392]-[.D392])/[.D392]*100" office:value-type="float" office:value="20.2116897829753" calcext:value-type="float">
            <text:p>20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Murshidabad</text:p>
          </table:table-cell>
          <table:table-cell office:value-type="float" office:value="7103807" calcext:value-type="float">
            <text:p>7103807</text:p>
          </table:table-cell>
          <table:table-cell office:value-type="float" office:value="5866569" calcext:value-type="float">
            <text:p>5866569</text:p>
          </table:table-cell>
          <table:table-cell table:formula="of:=([.C393]-[.D393])/[.D393]*100" office:value-type="float" office:value="21.0896351854039" calcext:value-type="float">
            <text:p>2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uzaffarnagar</text:p>
          </table:table-cell>
          <table:table-cell office:value-type="float" office:value="4143512" calcext:value-type="float">
            <text:p>4143512</text:p>
          </table:table-cell>
          <table:table-cell office:value-type="float" office:value="3543362" calcext:value-type="float">
            <text:p>3543362</text:p>
          </table:table-cell>
          <table:table-cell table:formula="of:=([.C394]-[.D394])/[.D394]*100" office:value-type="float" office:value="16.9373041760904" calcext:value-type="float">
            <text:p>16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Muzaffarpur</text:p>
          </table:table-cell>
          <table:table-cell office:value-type="float" office:value="4801062" calcext:value-type="float">
            <text:p>4801062</text:p>
          </table:table-cell>
          <table:table-cell office:value-type="float" office:value="3746714" calcext:value-type="float">
            <text:p>3746714</text:p>
          </table:table-cell>
          <table:table-cell table:formula="of:=([.C395]-[.D395])/[.D395]*100" office:value-type="float" office:value="28.1406053411069" calcext:value-type="float">
            <text:p>28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ysore</text:p>
          </table:table-cell>
          <table:table-cell office:value-type="float" office:value="3001127" calcext:value-type="float">
            <text:p>3001127</text:p>
          </table:table-cell>
          <table:table-cell office:value-type="float" office:value="2641027" calcext:value-type="float">
            <text:p>2641027</text:p>
          </table:table-cell>
          <table:table-cell table:formula="of:=([.C396]-[.D396])/[.D396]*100" office:value-type="float" office:value="13.6348473529426" calcext:value-type="float">
            <text:p>13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Nabarangapur</text:p>
          </table:table-cell>
          <table:table-cell office:value-type="float" office:value="1220946" calcext:value-type="float">
            <text:p>1220946</text:p>
          </table:table-cell>
          <table:table-cell office:value-type="float" office:value="1025766" calcext:value-type="float">
            <text:p>1025766</text:p>
          </table:table-cell>
          <table:table-cell table:formula="of:=([.C397]-[.D397])/[.D397]*100" office:value-type="float" office:value="19.0277314709203" calcext:value-type="float">
            <text:p>19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Nadia</text:p>
          </table:table-cell>
          <table:table-cell office:value-type="float" office:value="5167600" calcext:value-type="float">
            <text:p>5167600</text:p>
          </table:table-cell>
          <table:table-cell office:value-type="float" office:value="4604827" calcext:value-type="float">
            <text:p>4604827</text:p>
          </table:table-cell>
          <table:table-cell table:formula="of:=([.C398]-[.D398])/[.D398]*100" office:value-type="float" office:value="12.2213711828913" calcext:value-type="float">
            <text:p>12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Nagaon</text:p>
          </table:table-cell>
          <table:table-cell office:value-type="float" office:value="2823768" calcext:value-type="float">
            <text:p>2823768</text:p>
          </table:table-cell>
          <table:table-cell office:value-type="float" office:value="2314629" calcext:value-type="float">
            <text:p>2314629</text:p>
          </table:table-cell>
          <table:table-cell table:formula="of:=([.C399]-[.D399])/[.D399]*100" office:value-type="float" office:value="21.9965705087079" calcext:value-type="float">
            <text:p>22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Nagapattinam</text:p>
          </table:table-cell>
          <table:table-cell office:value-type="float" office:value="1616450" calcext:value-type="float">
            <text:p>1616450</text:p>
          </table:table-cell>
          <table:table-cell office:value-type="float" office:value="1488839" calcext:value-type="float">
            <text:p>1488839</text:p>
          </table:table-cell>
          <table:table-cell table:formula="of:=([.C400]-[.D400])/[.D400]*100" office:value-type="float" office:value="8.57117525803663" calcext:value-type="float">
            <text:p>8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Nagaur</text:p>
          </table:table-cell>
          <table:table-cell office:value-type="float" office:value="3307743" calcext:value-type="float">
            <text:p>3307743</text:p>
          </table:table-cell>
          <table:table-cell office:value-type="float" office:value="2775058" calcext:value-type="float">
            <text:p>2775058</text:p>
          </table:table-cell>
          <table:table-cell table:formula="of:=([.C401]-[.D401])/[.D401]*100" office:value-type="float" office:value="19.1954546535604" calcext:value-type="float">
            <text:p>19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Nagpur</text:p>
          </table:table-cell>
          <table:table-cell office:value-type="float" office:value="4653570" calcext:value-type="float">
            <text:p>4653570</text:p>
          </table:table-cell>
          <table:table-cell office:value-type="float" office:value="4067637" calcext:value-type="float">
            <text:p>4067637</text:p>
          </table:table-cell>
          <table:table-cell table:formula="of:=([.C402]-[.D402])/[.D402]*100" office:value-type="float" office:value="14.4047514564353" calcext:value-type="float">
            <text:p>14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Nainital</text:p>
          </table:table-cell>
          <table:table-cell office:value-type="float" office:value="954605" calcext:value-type="float">
            <text:p>954605</text:p>
          </table:table-cell>
          <table:table-cell office:value-type="float" office:value="762909" calcext:value-type="float">
            <text:p>762909</text:p>
          </table:table-cell>
          <table:table-cell table:formula="of:=([.C403]-[.D403])/[.D403]*100" office:value-type="float" office:value="25.1269810685154" calcext:value-type="float">
            <text:p>25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Nalanda</text:p>
          </table:table-cell>
          <table:table-cell office:value-type="float" office:value="2877653" calcext:value-type="float">
            <text:p>2877653</text:p>
          </table:table-cell>
          <table:table-cell office:value-type="float" office:value="2370528" calcext:value-type="float">
            <text:p>2370528</text:p>
          </table:table-cell>
          <table:table-cell table:formula="of:=([.C404]-[.D404])/[.D404]*100" office:value-type="float" office:value="21.392913308765" calcext:value-type="float">
            <text:p>21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Nalbari</text:p>
          </table:table-cell>
          <table:table-cell office:value-type="float" office:value="771639" calcext:value-type="float">
            <text:p>771639</text:p>
          </table:table-cell>
          <table:table-cell office:value-type="float" office:value="1148824" calcext:value-type="float">
            <text:p>1148824</text:p>
          </table:table-cell>
          <table:table-cell table:formula="of:=([.C405]-[.D405])/[.D405]*100" office:value-type="float" office:value="-32.832270217196" calcext:value-type="float">
            <text:p>-32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Nalgonda</text:p>
          </table:table-cell>
          <table:table-cell office:value-type="float" office:value="3488809" calcext:value-type="float">
            <text:p>3488809</text:p>
          </table:table-cell>
          <table:table-cell office:value-type="float" office:value="3247982" calcext:value-type="float">
            <text:p>3247982</text:p>
          </table:table-cell>
          <table:table-cell table:formula="of:=([.C406]-[.D406])/[.D406]*100" office:value-type="float" office:value="7.41466547536286" calcext:value-type="float">
            <text:p>7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Namakkal</text:p>
          </table:table-cell>
          <table:table-cell office:value-type="float" office:value="1726601" calcext:value-type="float">
            <text:p>1726601</text:p>
          </table:table-cell>
          <table:table-cell office:value-type="float" office:value="1493462" calcext:value-type="float">
            <text:p>1493462</text:p>
          </table:table-cell>
          <table:table-cell table:formula="of:=([.C407]-[.D407])/[.D407]*100" office:value-type="float" office:value="15.6106415831136" calcext:value-type="float">
            <text:p>15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Nanded</text:p>
          </table:table-cell>
          <table:table-cell office:value-type="float" office:value="3361292" calcext:value-type="float">
            <text:p>3361292</text:p>
          </table:table-cell>
          <table:table-cell office:value-type="float" office:value="2876259" calcext:value-type="float">
            <text:p>2876259</text:p>
          </table:table-cell>
          <table:table-cell table:formula="of:=([.C408]-[.D408])/[.D408]*100" office:value-type="float" office:value="16.8633283720277" calcext:value-type="float">
            <text:p>16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Nandurbar</text:p>
          </table:table-cell>
          <table:table-cell office:value-type="float" office:value="1648295" calcext:value-type="float">
            <text:p>1648295</text:p>
          </table:table-cell>
          <table:table-cell office:value-type="float" office:value="1311709" calcext:value-type="float">
            <text:p>1311709</text:p>
          </table:table-cell>
          <table:table-cell table:formula="of:=([.C409]-[.D409])/[.D409]*100" office:value-type="float" office:value="25.6601121132812" calcext:value-type="float">
            <text:p>25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Narayanpur</text:p>
          </table:table-cell>
          <table:table-cell office:value-type="float" office:value="139820" calcext:value-type="float">
            <text:p>139820</text:p>
          </table:table-cell>
          <table:table-cell office:value-type="float" office:value="1311709" calcext:value-type="float">
            <text:p>1311709</text:p>
          </table:table-cell>
          <table:table-cell table:formula="of:=([.C410]-[.D410])/[.D410]*100" office:value-type="float" office:value="-89.3406235681847" calcext:value-type="float">
            <text:p>-8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Narmada</text:p>
          </table:table-cell>
          <table:table-cell office:value-type="float" office:value="590297" calcext:value-type="float">
            <text:p>590297</text:p>
          </table:table-cell>
          <table:table-cell office:value-type="float" office:value="514404" calcext:value-type="float">
            <text:p>514404</text:p>
          </table:table-cell>
          <table:table-cell table:formula="of:=([.C411]-[.D411])/[.D411]*100" office:value-type="float" office:value="14.7535788990754" calcext:value-type="float">
            <text:p>14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Narsimhapur</text:p>
          </table:table-cell>
          <table:table-cell office:value-type="float" office:value="1091854" calcext:value-type="float">
            <text:p>1091854</text:p>
          </table:table-cell>
          <table:table-cell office:value-type="float" office:value="957646" calcext:value-type="float">
            <text:p>957646</text:p>
          </table:table-cell>
          <table:table-cell table:formula="of:=([.C412]-[.D412])/[.D412]*100" office:value-type="float" office:value="14.0143643893464" calcext:value-type="float">
            <text:p>14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Nashik</text:p>
          </table:table-cell>
          <table:table-cell office:value-type="float" office:value="6107187" calcext:value-type="float">
            <text:p>6107187</text:p>
          </table:table-cell>
          <table:table-cell office:value-type="float" office:value="4993796" calcext:value-type="float">
            <text:p>4993796</text:p>
          </table:table-cell>
          <table:table-cell table:formula="of:=([.C413]-[.D413])/[.D413]*100" office:value-type="float" office:value="22.2954842368411" calcext:value-type="float">
            <text:p>22.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Navsari</text:p>
          </table:table-cell>
          <table:table-cell office:value-type="float" office:value="1329672" calcext:value-type="float">
            <text:p>1329672</text:p>
          </table:table-cell>
          <table:table-cell office:value-type="float" office:value="1229463" calcext:value-type="float">
            <text:p>1229463</text:p>
          </table:table-cell>
          <table:table-cell table:formula="of:=([.C414]-[.D414])/[.D414]*100" office:value-type="float" office:value="8.15063161721825" calcext:value-type="float">
            <text:p>8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Nawada</text:p>
          </table:table-cell>
          <table:table-cell office:value-type="float" office:value="2219146" calcext:value-type="float">
            <text:p>2219146</text:p>
          </table:table-cell>
          <table:table-cell office:value-type="float" office:value="1809696" calcext:value-type="float">
            <text:p>1809696</text:p>
          </table:table-cell>
          <table:table-cell table:formula="of:=([.C415]-[.D415])/[.D415]*100" office:value-type="float" office:value="22.6253470196099" calcext:value-type="float">
            <text:p>22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Nayagarh</text:p>
          </table:table-cell>
          <table:table-cell office:value-type="float" office:value="962789" calcext:value-type="float">
            <text:p>962789</text:p>
          </table:table-cell>
          <table:table-cell office:value-type="float" office:value="864516" calcext:value-type="float">
            <text:p>864516</text:p>
          </table:table-cell>
          <table:table-cell table:formula="of:=([.C416]-[.D416])/[.D416]*100" office:value-type="float" office:value="11.3674009503584" calcext:value-type="float">
            <text:p>11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Neemuch</text:p>
          </table:table-cell>
          <table:table-cell office:value-type="float" office:value="826067" calcext:value-type="float">
            <text:p>826067</text:p>
          </table:table-cell>
          <table:table-cell office:value-type="float" office:value="726070" calcext:value-type="float">
            <text:p>726070</text:p>
          </table:table-cell>
          <table:table-cell table:formula="of:=([.C417]-[.D417])/[.D417]*100" office:value-type="float" office:value="13.7723635462146" calcext:value-type="float">
            <text:p>13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T OF DELHI</text:p>
          </table:table-cell>
          <table:table-cell office:value-type="string" calcext:value-type="string">
            <text:p>New Delhi</text:p>
          </table:table-cell>
          <table:table-cell office:value-type="float" office:value="142004" calcext:value-type="float">
            <text:p>142004</text:p>
          </table:table-cell>
          <table:table-cell office:value-type="float" office:value="2668564" calcext:value-type="float">
            <text:p>2668564</text:p>
          </table:table-cell>
          <table:table-cell table:formula="of:=([.C418]-[.D418])/[.D418]*100" office:value-type="float" office:value="-94.678636150379" calcext:value-type="float">
            <text:p>-94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AMAN AND NICOBAR ISLANDS</text:p>
          </table:table-cell>
          <table:table-cell office:value-type="string" calcext:value-type="string">
            <text:p>Nicobars</text:p>
          </table:table-cell>
          <table:table-cell office:value-type="float" office:value="36842" calcext:value-type="float">
            <text:p>36842</text:p>
          </table:table-cell>
          <table:table-cell office:value-type="float" office:value="42068" calcext:value-type="float">
            <text:p>42068</text:p>
          </table:table-cell>
          <table:table-cell table:formula="of:=([.C419]-[.D419])/[.D419]*100" office:value-type="float" office:value="-12.4227441285538" calcext:value-type="float">
            <text:p>-12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Nizamabad</text:p>
          </table:table-cell>
          <table:table-cell office:value-type="float" office:value="2551335" calcext:value-type="float">
            <text:p>2551335</text:p>
          </table:table-cell>
          <table:table-cell office:value-type="float" office:value="2345685" calcext:value-type="float">
            <text:p>2345685</text:p>
          </table:table-cell>
          <table:table-cell table:formula="of:=([.C420]-[.D420])/[.D420]*100" office:value-type="float" office:value="8.76716183119217" calcext:value-type="float">
            <text:p>8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T OF DELHI</text:p>
          </table:table-cell>
          <table:table-cell office:value-type="string" calcext:value-type="string">
            <text:p>North</text:p>
          </table:table-cell>
          <table:table-cell office:value-type="float" office:value="887978" calcext:value-type="float">
            <text:p>887978</text:p>
          </table:table-cell>
          <table:table-cell office:value-type="float" office:value="41030" calcext:value-type="float">
            <text:p>41030</text:p>
          </table:table-cell>
          <table:table-cell table:formula="of:=([.C421]-[.D421])/[.D421]*100" office:value-type="float" office:value="2064.21642700463" calcext:value-type="float">
            <text:p>2,064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AMAN AND NICOBAR ISLANDS</text:p>
          </table:table-cell>
          <table:table-cell office:value-type="string" calcext:value-type="string">
            <text:p>North <text:s/>AND Middle Andaman</text:p>
          </table:table-cell>
          <table:table-cell office:value-type="float" office:value="105597" calcext:value-type="float">
            <text:p>105597</text:p>
          </table:table-cell>
          <table:table-cell office:value-type="float" office:value="41030" calcext:value-type="float">
            <text:p>41030</text:p>
          </table:table-cell>
          <table:table-cell table:formula="of:=([.C422]-[.D422])/[.D422]*100" office:value-type="float" office:value="157.365342432367" calcext:value-type="float">
            <text:p>15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North <text:s/>District</text:p>
          </table:table-cell>
          <table:table-cell office:value-type="float" office:value="43709" calcext:value-type="float">
            <text:p>43709</text:p>
          </table:table-cell>
          <table:table-cell office:value-type="float" office:value="41030" calcext:value-type="float">
            <text:p>41030</text:p>
          </table:table-cell>
          <table:table-cell table:formula="of:=([.C423]-[.D423])/[.D423]*100" office:value-type="float" office:value="6.52936875456983" calcext:value-type="float">
            <text:p>6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T OF DELHI</text:p>
          </table:table-cell>
          <table:table-cell office:value-type="string" calcext:value-type="string">
            <text:p>North East</text:p>
          </table:table-cell>
          <table:table-cell office:value-type="float" office:value="2241624" calcext:value-type="float">
            <text:p>2241624</text:p>
          </table:table-cell>
          <table:table-cell office:value-type="float" office:value="41030" calcext:value-type="float">
            <text:p>41030</text:p>
          </table:table-cell>
          <table:table-cell table:formula="of:=([.C424]-[.D424])/[.D424]*100" office:value-type="float" office:value="5363.37801608579" calcext:value-type="float">
            <text:p>5,363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North Goa</text:p>
          </table:table-cell>
          <table:table-cell office:value-type="float" office:value="818008" calcext:value-type="float">
            <text:p>818008</text:p>
          </table:table-cell>
          <table:table-cell office:value-type="float" office:value="41030" calcext:value-type="float">
            <text:p>41030</text:p>
          </table:table-cell>
          <table:table-cell table:formula="of:=([.C425]-[.D425])/[.D425]*100" office:value-type="float" office:value="1893.68267121618" calcext:value-type="float">
            <text:p>1,893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North Tripura</text:p>
          </table:table-cell>
          <table:table-cell office:value-type="float" office:value="693947" calcext:value-type="float">
            <text:p>693947</text:p>
          </table:table-cell>
          <table:table-cell office:value-type="float" office:value="41030" calcext:value-type="float">
            <text:p>41030</text:p>
          </table:table-cell>
          <table:table-cell table:formula="of:=([.C426]-[.D426])/[.D426]*100" office:value-type="float" office:value="1591.3161101633" calcext:value-type="float">
            <text:p>1,591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North Twenty Four Parganas</text:p>
          </table:table-cell>
          <table:table-cell office:value-type="float" office:value="10009781" calcext:value-type="float">
            <text:p>10009781</text:p>
          </table:table-cell>
          <table:table-cell office:value-type="float" office:value="41030" calcext:value-type="float">
            <text:p>41030</text:p>
          </table:table-cell>
          <table:table-cell table:formula="of:=([.C427]-[.D427])/[.D427]*100" office:value-type="float" office:value="24296.2490860346" calcext:value-type="float">
            <text:p>24,29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T OF DELHI</text:p>
          </table:table-cell>
          <table:table-cell office:value-type="string" calcext:value-type="string">
            <text:p>North West</text:p>
          </table:table-cell>
          <table:table-cell office:value-type="float" office:value="3656539" calcext:value-type="float">
            <text:p>3656539</text:p>
          </table:table-cell>
          <table:table-cell office:value-type="float" office:value="41030" calcext:value-type="float">
            <text:p>41030</text:p>
          </table:table-cell>
          <table:table-cell table:formula="of:=([.C428]-[.D428])/[.D428]*100" office:value-type="float" office:value="8811.86692663905" calcext:value-type="float">
            <text:p>8,811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Nuapada</text:p>
          </table:table-cell>
          <table:table-cell office:value-type="float" office:value="610382" calcext:value-type="float">
            <text:p>610382</text:p>
          </table:table-cell>
          <table:table-cell office:value-type="float" office:value="530690" calcext:value-type="float">
            <text:p>530690</text:p>
          </table:table-cell>
          <table:table-cell table:formula="of:=([.C429]-[.D429])/[.D429]*100" office:value-type="float" office:value="15.0166764024195" calcext:value-type="float">
            <text:p>15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Osmanabad</text:p>
          </table:table-cell>
          <table:table-cell office:value-type="float" office:value="1657576" calcext:value-type="float">
            <text:p>1657576</text:p>
          </table:table-cell>
          <table:table-cell office:value-type="float" office:value="1486586" calcext:value-type="float">
            <text:p>1486586</text:p>
          </table:table-cell>
          <table:table-cell table:formula="of:=([.C430]-[.D430])/[.D430]*100" office:value-type="float" office:value="11.5021936167837" calcext:value-type="float">
            <text:p>11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Pakur</text:p>
          </table:table-cell>
          <table:table-cell office:value-type="float" office:value="900422" calcext:value-type="float">
            <text:p>900422</text:p>
          </table:table-cell>
          <table:table-cell office:value-type="float" office:value="701664" calcext:value-type="float">
            <text:p>701664</text:p>
          </table:table-cell>
          <table:table-cell table:formula="of:=([.C431]-[.D431])/[.D431]*100" office:value-type="float" office:value="28.3266634742555" calcext:value-type="float">
            <text:p>28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Palakkad</text:p>
          </table:table-cell>
          <table:table-cell office:value-type="float" office:value="2809934" calcext:value-type="float">
            <text:p>2809934</text:p>
          </table:table-cell>
          <table:table-cell office:value-type="float" office:value="2617482" calcext:value-type="float">
            <text:p>2617482</text:p>
          </table:table-cell>
          <table:table-cell table:formula="of:=([.C432]-[.D432])/[.D432]*100" office:value-type="float" office:value="7.35256250090736" calcext:value-type="float">
            <text:p>7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Palamu</text:p>
          </table:table-cell>
          <table:table-cell office:value-type="float" office:value="1939869" calcext:value-type="float">
            <text:p>1939869</text:p>
          </table:table-cell>
          <table:table-cell office:value-type="float" office:value="2098359" calcext:value-type="float">
            <text:p>2098359</text:p>
          </table:table-cell>
          <table:table-cell table:formula="of:=([.C433]-[.D433])/[.D433]*100" office:value-type="float" office:value="-7.55304502232459" calcext:value-type="float">
            <text:p>-7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Pali</text:p>
          </table:table-cell>
          <table:table-cell office:value-type="float" office:value="2037573" calcext:value-type="float">
            <text:p>2037573</text:p>
          </table:table-cell>
          <table:table-cell office:value-type="float" office:value="1820251" calcext:value-type="float">
            <text:p>1820251</text:p>
          </table:table-cell>
          <table:table-cell table:formula="of:=([.C434]-[.D434])/[.D434]*100" office:value-type="float" office:value="11.9391226814324" calcext:value-type="float">
            <text:p>11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Palwal</text:p>
          </table:table-cell>
          <table:table-cell office:value-type="float" office:value="1042708" calcext:value-type="float">
            <text:p>1042708</text:p>
          </table:table-cell>
          <table:table-cell office:value-type="float" office:value="1820251" calcext:value-type="float">
            <text:p>1820251</text:p>
          </table:table-cell>
          <table:table-cell table:formula="of:=([.C435]-[.D435])/[.D435]*100" office:value-type="float" office:value="-42.7162517696735" calcext:value-type="float">
            <text:p>-42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Panch Mahals</text:p>
          </table:table-cell>
          <table:table-cell office:value-type="float" office:value="2390776" calcext:value-type="float">
            <text:p>2390776</text:p>
          </table:table-cell>
          <table:table-cell office:value-type="float" office:value="1820251" calcext:value-type="float">
            <text:p>1820251</text:p>
          </table:table-cell>
          <table:table-cell table:formula="of:=([.C436]-[.D436])/[.D436]*100" office:value-type="float" office:value="31.3432048657026" calcext:value-type="float">
            <text:p>31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Panchkula</text:p>
          </table:table-cell>
          <table:table-cell office:value-type="float" office:value="561293" calcext:value-type="float">
            <text:p>561293</text:p>
          </table:table-cell>
          <table:table-cell office:value-type="float" office:value="468411" calcext:value-type="float">
            <text:p>468411</text:p>
          </table:table-cell>
          <table:table-cell table:formula="of:=([.C437]-[.D437])/[.D437]*100" office:value-type="float" office:value="19.8291671203281" calcext:value-type="float">
            <text:p>19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Panipat</text:p>
          </table:table-cell>
          <table:table-cell office:value-type="float" office:value="1205437" calcext:value-type="float">
            <text:p>1205437</text:p>
          </table:table-cell>
          <table:table-cell office:value-type="float" office:value="967449" calcext:value-type="float">
            <text:p>967449</text:p>
          </table:table-cell>
          <table:table-cell table:formula="of:=([.C438]-[.D438])/[.D438]*100" office:value-type="float" office:value="24.5995396139745" calcext:value-type="float">
            <text:p>24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Panna</text:p>
          </table:table-cell>
          <table:table-cell office:value-type="float" office:value="1016520" calcext:value-type="float">
            <text:p>1016520</text:p>
          </table:table-cell>
          <table:table-cell office:value-type="float" office:value="856558" calcext:value-type="float">
            <text:p>856558</text:p>
          </table:table-cell>
          <table:table-cell table:formula="of:=([.C439]-[.D439])/[.D439]*100" office:value-type="float" office:value="18.6749758918836" calcext:value-type="float">
            <text:p>18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Papum Pare</text:p>
          </table:table-cell>
          <table:table-cell office:value-type="float" office:value="176573" calcext:value-type="float">
            <text:p>176573</text:p>
          </table:table-cell>
          <table:table-cell office:value-type="float" office:value="856558" calcext:value-type="float">
            <text:p>856558</text:p>
          </table:table-cell>
          <table:table-cell table:formula="of:=([.C440]-[.D440])/[.D440]*100" office:value-type="float" office:value="-79.3857508773486" calcext:value-type="float">
            <text:p>-79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Parbhani</text:p>
          </table:table-cell>
          <table:table-cell office:value-type="float" office:value="1836086" calcext:value-type="float">
            <text:p>1836086</text:p>
          </table:table-cell>
          <table:table-cell office:value-type="float" office:value="1527715" calcext:value-type="float">
            <text:p>1527715</text:p>
          </table:table-cell>
          <table:table-cell table:formula="of:=([.C441]-[.D441])/[.D441]*100" office:value-type="float" office:value="20.1851130610094" calcext:value-type="float">
            <text:p>20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Paschim Medinipur</text:p>
          </table:table-cell>
          <table:table-cell office:value-type="float" office:value="5913457" calcext:value-type="float">
            <text:p>5913457</text:p>
          </table:table-cell>
          <table:table-cell office:value-type="float" office:value="1527715" calcext:value-type="float">
            <text:p>1527715</text:p>
          </table:table-cell>
          <table:table-cell table:formula="of:=([.C442]-[.D442])/[.D442]*100" office:value-type="float" office:value="287.07854540932" calcext:value-type="float">
            <text:p>287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Pashchim Champaran</text:p>
          </table:table-cell>
          <table:table-cell office:value-type="float" office:value="3935042" calcext:value-type="float">
            <text:p>3935042</text:p>
          </table:table-cell>
          <table:table-cell office:value-type="float" office:value="1527715" calcext:value-type="float">
            <text:p>1527715</text:p>
          </table:table-cell>
          <table:table-cell table:formula="of:=([.C443]-[.D443])/[.D443]*100" office:value-type="float" office:value="157.576969526384" calcext:value-type="float">
            <text:p>157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Pashchimi Singhbhum</text:p>
          </table:table-cell>
          <table:table-cell office:value-type="float" office:value="1502338" calcext:value-type="float">
            <text:p>1502338</text:p>
          </table:table-cell>
          <table:table-cell office:value-type="float" office:value="3043466" calcext:value-type="float">
            <text:p>3043466</text:p>
          </table:table-cell>
          <table:table-cell table:formula="of:=([.C444]-[.D444])/[.D444]*100" office:value-type="float" office:value="-50.6372668529893" calcext:value-type="float">
            <text:p>-50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Patan</text:p>
          </table:table-cell>
          <table:table-cell office:value-type="float" office:value="1343734" calcext:value-type="float">
            <text:p>1343734</text:p>
          </table:table-cell>
          <table:table-cell office:value-type="float" office:value="1182709" calcext:value-type="float">
            <text:p>1182709</text:p>
          </table:table-cell>
          <table:table-cell table:formula="of:=([.C445]-[.D445])/[.D445]*100" office:value-type="float" office:value="13.6149297925356" calcext:value-type="float">
            <text:p>13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Pathanamthitta</text:p>
          </table:table-cell>
          <table:table-cell office:value-type="float" office:value="1197412" calcext:value-type="float">
            <text:p>1197412</text:p>
          </table:table-cell>
          <table:table-cell office:value-type="float" office:value="1234016" calcext:value-type="float">
            <text:p>1234016</text:p>
          </table:table-cell>
          <table:table-cell table:formula="of:=([.C446]-[.D446])/[.D446]*100" office:value-type="float" office:value="-2.96625003241449" calcext:value-type="float">
            <text:p>-2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Patiala</text:p>
          </table:table-cell>
          <table:table-cell office:value-type="float" office:value="1895686" calcext:value-type="float">
            <text:p>1895686</text:p>
          </table:table-cell>
          <table:table-cell office:value-type="float" office:value="1844934" calcext:value-type="float">
            <text:p>1844934</text:p>
          </table:table-cell>
          <table:table-cell table:formula="of:=([.C447]-[.D447])/[.D447]*100" office:value-type="float" office:value="2.7508843134768" calcext:value-type="float">
            <text:p>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Patna</text:p>
          </table:table-cell>
          <table:table-cell office:value-type="float" office:value="5838465" calcext:value-type="float">
            <text:p>5838465</text:p>
          </table:table-cell>
          <table:table-cell office:value-type="float" office:value="4718592" calcext:value-type="float">
            <text:p>4718592</text:p>
          </table:table-cell>
          <table:table-cell table:formula="of:=([.C448]-[.D448])/[.D448]*100" office:value-type="float" office:value="23.7332026163737" calcext:value-type="float">
            <text:p>23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Perambalur</text:p>
          </table:table-cell>
          <table:table-cell office:value-type="float" office:value="565223" calcext:value-type="float">
            <text:p>565223</text:p>
          </table:table-cell>
          <table:table-cell office:value-type="float" office:value="493646" calcext:value-type="float">
            <text:p>493646</text:p>
          </table:table-cell>
          <table:table-cell table:formula="of:=([.C449]-[.D449])/[.D449]*100" office:value-type="float" office:value="14.499661700895" calcext:value-type="float">
            <text:p>14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Peren</text:p>
          </table:table-cell>
          <table:table-cell office:value-type="float" office:value="95219" calcext:value-type="float">
            <text:p>95219</text:p>
          </table:table-cell>
          <table:table-cell office:value-type="float" office:value="493646" calcext:value-type="float">
            <text:p>493646</text:p>
          </table:table-cell>
          <table:table-cell table:formula="of:=([.C450]-[.D450])/[.D450]*100" office:value-type="float" office:value="-80.7110763583621" calcext:value-type="float">
            <text:p>-80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Phek</text:p>
          </table:table-cell>
          <table:table-cell office:value-type="float" office:value="163418" calcext:value-type="float">
            <text:p>163418</text:p>
          </table:table-cell>
          <table:table-cell office:value-type="float" office:value="148195" calcext:value-type="float">
            <text:p>148195</text:p>
          </table:table-cell>
          <table:table-cell table:formula="of:=([.C451]-[.D451])/[.D451]*100" office:value-type="float" office:value="10.2722763925908" calcext:value-type="float">
            <text:p>10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ilibhit</text:p>
          </table:table-cell>
          <table:table-cell office:value-type="float" office:value="2031007" calcext:value-type="float">
            <text:p>2031007</text:p>
          </table:table-cell>
          <table:table-cell office:value-type="float" office:value="1645183" calcext:value-type="float">
            <text:p>1645183</text:p>
          </table:table-cell>
          <table:table-cell table:formula="of:=([.C452]-[.D452])/[.D452]*100" office:value-type="float" office:value="23.451737587855" calcext:value-type="float">
            <text:p>23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Pithoragarh</text:p>
          </table:table-cell>
          <table:table-cell office:value-type="float" office:value="483439" calcext:value-type="float">
            <text:p>483439</text:p>
          </table:table-cell>
          <table:table-cell office:value-type="float" office:value="462289" calcext:value-type="float">
            <text:p>462289</text:p>
          </table:table-cell>
          <table:table-cell table:formula="of:=([.C453]-[.D453])/[.D453]*100" office:value-type="float" office:value="4.57506018962164" calcext:value-type="float">
            <text:p>4.5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ONDICHERRY</text:p>
          </table:table-cell>
          <table:table-cell office:value-type="float" office:value="950289" calcext:value-type="float">
            <text:p>950289</text:p>
          </table:table-cell>
          <table:table-cell office:value-type="float" office:value="735332" calcext:value-type="float">
            <text:p>735332</text:p>
          </table:table-cell>
          <table:table-cell table:formula="of:=([.C454]-[.D454])/[.D454]*100" office:value-type="float" office:value="29.2326459340815" calcext:value-type="float">
            <text:p>29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Porbandar</text:p>
          </table:table-cell>
          <table:table-cell office:value-type="float" office:value="585449" calcext:value-type="float">
            <text:p>585449</text:p>
          </table:table-cell>
          <table:table-cell office:value-type="float" office:value="536835" calcext:value-type="float">
            <text:p>536835</text:p>
          </table:table-cell>
          <table:table-cell table:formula="of:=([.C455]-[.D455])/[.D455]*100" office:value-type="float" office:value="9.05566887404882" calcext:value-type="float">
            <text:p>9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Prakasam</text:p>
          </table:table-cell>
          <table:table-cell office:value-type="float" office:value="3397448" calcext:value-type="float">
            <text:p>3397448</text:p>
          </table:table-cell>
          <table:table-cell office:value-type="float" office:value="3059423" calcext:value-type="float">
            <text:p>3059423</text:p>
          </table:table-cell>
          <table:table-cell table:formula="of:=([.C456]-[.D456])/[.D456]*100" office:value-type="float" office:value="11.0486519843774" calcext:value-type="float">
            <text:p>11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Pratapgarh</text:p>
          </table:table-cell>
          <table:table-cell office:value-type="float" office:value="867848" calcext:value-type="float">
            <text:p>867848</text:p>
          </table:table-cell>
          <table:table-cell office:value-type="float" office:value="2731174" calcext:value-type="float">
            <text:p>2731174</text:p>
          </table:table-cell>
          <table:table-cell table:formula="of:=([.C457]-[.D457])/[.D457]*100" office:value-type="float" office:value="-68.2243606595552" calcext:value-type="float">
            <text:p>-68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Pratapgarh</text:p>
          </table:table-cell>
          <table:table-cell office:value-type="float" office:value="3209141" calcext:value-type="float">
            <text:p>3209141</text:p>
          </table:table-cell>
          <table:table-cell office:value-type="float" office:value="2731174" calcext:value-type="float">
            <text:p>2731174</text:p>
          </table:table-cell>
          <table:table-cell table:formula="of:=([.C458]-[.D458])/[.D458]*100" office:value-type="float" office:value="17.5004228950627" calcext:value-type="float">
            <text:p>17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Pudukkottai</text:p>
          </table:table-cell>
          <table:table-cell office:value-type="float" office:value="1618345" calcext:value-type="float">
            <text:p>1618345</text:p>
          </table:table-cell>
          <table:table-cell office:value-type="float" office:value="1459601" calcext:value-type="float">
            <text:p>1459601</text:p>
          </table:table-cell>
          <table:table-cell table:formula="of:=([.C459]-[.D459])/[.D459]*100" office:value-type="float" office:value="10.8758489477604" calcext:value-type="float">
            <text:p>10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Pulwama</text:p>
          </table:table-cell>
          <table:table-cell office:value-type="float" office:value="560440" calcext:value-type="float">
            <text:p>560440</text:p>
          </table:table-cell>
          <table:table-cell office:value-type="float" office:value="652607" calcext:value-type="float">
            <text:p>652607</text:p>
          </table:table-cell>
          <table:table-cell table:formula="of:=([.C460]-[.D460])/[.D460]*100" office:value-type="float" office:value="-14.1228947896667" calcext:value-type="float">
            <text:p>-14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Punch</text:p>
          </table:table-cell>
          <table:table-cell office:value-type="float" office:value="476835" calcext:value-type="float">
            <text:p>476835</text:p>
          </table:table-cell>
          <table:table-cell office:value-type="float" office:value="372613" calcext:value-type="float">
            <text:p>372613</text:p>
          </table:table-cell>
          <table:table-cell table:formula="of:=([.C461]-[.D461])/[.D461]*100" office:value-type="float" office:value="27.9705753690827" calcext:value-type="float">
            <text:p>27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Pune</text:p>
          </table:table-cell>
          <table:table-cell office:value-type="float" office:value="9429408" calcext:value-type="float">
            <text:p>9429408</text:p>
          </table:table-cell>
          <table:table-cell office:value-type="float" office:value="7232555" calcext:value-type="float">
            <text:p>7232555</text:p>
          </table:table-cell>
          <table:table-cell table:formula="of:=([.C462]-[.D462])/[.D462]*100" office:value-type="float" office:value="30.3745080403813" calcext:value-type="float">
            <text:p>30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Purba Champaran</text:p>
          </table:table-cell>
          <table:table-cell office:value-type="float" office:value="5099371" calcext:value-type="float">
            <text:p>5099371</text:p>
          </table:table-cell>
          <table:table-cell office:value-type="float" office:value="7232555" calcext:value-type="float">
            <text:p>7232555</text:p>
          </table:table-cell>
          <table:table-cell table:formula="of:=([.C463]-[.D463])/[.D463]*100" office:value-type="float" office:value="-29.4941967257767" calcext:value-type="float">
            <text:p>-29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Purba Medinipur</text:p>
          </table:table-cell>
          <table:table-cell office:value-type="float" office:value="5095875" calcext:value-type="float">
            <text:p>5095875</text:p>
          </table:table-cell>
          <table:table-cell office:value-type="float" office:value="7232555" calcext:value-type="float">
            <text:p>7232555</text:p>
          </table:table-cell>
          <table:table-cell table:formula="of:=([.C464]-[.D464])/[.D464]*100" office:value-type="float" office:value="-29.542533724251" calcext:value-type="float">
            <text:p>-29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Purbi Singhbhum</text:p>
          </table:table-cell>
          <table:table-cell office:value-type="float" office:value="2293919" calcext:value-type="float">
            <text:p>2293919</text:p>
          </table:table-cell>
          <table:table-cell office:value-type="float" office:value="3939773" calcext:value-type="float">
            <text:p>3939773</text:p>
          </table:table-cell>
          <table:table-cell table:formula="of:=([.C465]-[.D465])/[.D465]*100" office:value-type="float" office:value="-41.7753510164164" calcext:value-type="float">
            <text:p>-4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Puri</text:p>
          </table:table-cell>
          <table:table-cell office:value-type="float" office:value="1698730" calcext:value-type="float">
            <text:p>1698730</text:p>
          </table:table-cell>
          <table:table-cell office:value-type="float" office:value="1502682" calcext:value-type="float">
            <text:p>1502682</text:p>
          </table:table-cell>
          <table:table-cell table:formula="of:=([.C466]-[.D466])/[.D466]*100" office:value-type="float" office:value="13.0465394541227" calcext:value-type="float">
            <text:p>13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Purnia</text:p>
          </table:table-cell>
          <table:table-cell office:value-type="float" office:value="3264619" calcext:value-type="float">
            <text:p>3264619</text:p>
          </table:table-cell>
          <table:table-cell office:value-type="float" office:value="2543942" calcext:value-type="float">
            <text:p>2543942</text:p>
          </table:table-cell>
          <table:table-cell table:formula="of:=([.C467]-[.D467])/[.D467]*100" office:value-type="float" office:value="28.3291442965288" calcext:value-type="float">
            <text:p>28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Puruliya</text:p>
          </table:table-cell>
          <table:table-cell office:value-type="float" office:value="2930115" calcext:value-type="float">
            <text:p>2930115</text:p>
          </table:table-cell>
          <table:table-cell office:value-type="float" office:value="2536516" calcext:value-type="float">
            <text:p>2536516</text:p>
          </table:table-cell>
          <table:table-cell table:formula="of:=([.C468]-[.D468])/[.D468]*100" office:value-type="float" office:value="15.5173079925378" calcext:value-type="float">
            <text:p>15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Rae Bareli</text:p>
          </table:table-cell>
          <table:table-cell office:value-type="float" office:value="3405559" calcext:value-type="float">
            <text:p>3405559</text:p>
          </table:table-cell>
          <table:table-cell office:value-type="float" office:value="2536516" calcext:value-type="float">
            <text:p>2536516</text:p>
          </table:table-cell>
          <table:table-cell table:formula="of:=([.C469]-[.D469])/[.D469]*100" office:value-type="float" office:value="34.2612859528582" calcext:value-type="float">
            <text:p>34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Raichur</text:p>
          </table:table-cell>
          <table:table-cell office:value-type="float" office:value="1928812" calcext:value-type="float">
            <text:p>1928812</text:p>
          </table:table-cell>
          <table:table-cell office:value-type="float" office:value="1669762" calcext:value-type="float">
            <text:p>1669762</text:p>
          </table:table-cell>
          <table:table-cell table:formula="of:=([.C470]-[.D470])/[.D470]*100" office:value-type="float" office:value="15.5141870518074" calcext:value-type="float">
            <text:p>15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Raigarh</text:p>
          </table:table-cell>
          <table:table-cell office:value-type="float" office:value="1493984" calcext:value-type="float">
            <text:p>1493984</text:p>
          </table:table-cell>
          <table:table-cell office:value-type="float" office:value="2207929" calcext:value-type="float">
            <text:p>2207929</text:p>
          </table:table-cell>
          <table:table-cell table:formula="of:=([.C471]-[.D471])/[.D471]*100" office:value-type="float" office:value="-32.3355053536595" calcext:value-type="float">
            <text:p>-32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Raigarh</text:p>
          </table:table-cell>
          <table:table-cell office:value-type="float" office:value="2634200" calcext:value-type="float">
            <text:p>2634200</text:p>
          </table:table-cell>
          <table:table-cell office:value-type="float" office:value="2207929" calcext:value-type="float">
            <text:p>2207929</text:p>
          </table:table-cell>
          <table:table-cell table:formula="of:=([.C472]-[.D472])/[.D472]*100" office:value-type="float" office:value="19.306372623395" calcext:value-type="float">
            <text:p>19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Raipur</text:p>
          </table:table-cell>
          <table:table-cell office:value-type="float" office:value="4063872" calcext:value-type="float">
            <text:p>4063872</text:p>
          </table:table-cell>
          <table:table-cell office:value-type="float" office:value="3016930" calcext:value-type="float">
            <text:p>3016930</text:p>
          </table:table-cell>
          <table:table-cell table:formula="of:=([.C473]-[.D473])/[.D473]*100" office:value-type="float" office:value="34.7022304130358" calcext:value-type="float">
            <text:p>34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Raisen</text:p>
          </table:table-cell>
          <table:table-cell office:value-type="float" office:value="1331597" calcext:value-type="float">
            <text:p>1331597</text:p>
          </table:table-cell>
          <table:table-cell office:value-type="float" office:value="1125154" calcext:value-type="float">
            <text:p>1125154</text:p>
          </table:table-cell>
          <table:table-cell table:formula="of:=([.C474]-[.D474])/[.D474]*100" office:value-type="float" office:value="18.3479772546691" calcext:value-type="float">
            <text:p>1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Rajgarh</text:p>
          </table:table-cell>
          <table:table-cell office:value-type="float" office:value="1545814" calcext:value-type="float">
            <text:p>1545814</text:p>
          </table:table-cell>
          <table:table-cell office:value-type="float" office:value="1254085" calcext:value-type="float">
            <text:p>1254085</text:p>
          </table:table-cell>
          <table:table-cell table:formula="of:=([.C475]-[.D475])/[.D475]*100" office:value-type="float" office:value="23.2622988074971" calcext:value-type="float">
            <text:p>23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float" office:value="3804558" calcext:value-type="float">
            <text:p>3804558</text:p>
          </table:table-cell>
          <table:table-cell office:value-type="float" office:value="3169881" calcext:value-type="float">
            <text:p>3169881</text:p>
          </table:table-cell>
          <table:table-cell table:formula="of:=([.C476]-[.D476])/[.D476]*100" office:value-type="float" office:value="20.0221080854455" calcext:value-type="float">
            <text:p>20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Rajnandgaon</text:p>
          </table:table-cell>
          <table:table-cell office:value-type="float" office:value="1537133" calcext:value-type="float">
            <text:p>1537133</text:p>
          </table:table-cell>
          <table:table-cell office:value-type="float" office:value="1283224" calcext:value-type="float">
            <text:p>1283224</text:p>
          </table:table-cell>
          <table:table-cell table:formula="of:=([.C477]-[.D477])/[.D477]*100" office:value-type="float" office:value="19.7868026159112" calcext:value-type="float">
            <text:p>1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Rajouri</text:p>
          </table:table-cell>
          <table:table-cell office:value-type="float" office:value="642415" calcext:value-type="float">
            <text:p>642415</text:p>
          </table:table-cell>
          <table:table-cell office:value-type="float" office:value="1283224" calcext:value-type="float">
            <text:p>1283224</text:p>
          </table:table-cell>
          <table:table-cell table:formula="of:=([.C478]-[.D478])/[.D478]*100" office:value-type="float" office:value="-49.9374232402137" calcext:value-type="float">
            <text:p>-49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Rajsamand</text:p>
          </table:table-cell>
          <table:table-cell office:value-type="float" office:value="1156597" calcext:value-type="float">
            <text:p>1156597</text:p>
          </table:table-cell>
          <table:table-cell office:value-type="float" office:value="987024" calcext:value-type="float">
            <text:p>987024</text:p>
          </table:table-cell>
          <table:table-cell table:formula="of:=([.C479]-[.D479])/[.D479]*100" office:value-type="float" office:value="17.1802306732156" calcext:value-type="float">
            <text:p>17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Ramanagara</text:p>
          </table:table-cell>
          <table:table-cell office:value-type="float" office:value="1082636" calcext:value-type="float">
            <text:p>1082636</text:p>
          </table:table-cell>
          <table:table-cell office:value-type="float" office:value="987024" calcext:value-type="float">
            <text:p>987024</text:p>
          </table:table-cell>
          <table:table-cell table:formula="of:=([.C480]-[.D480])/[.D480]*100" office:value-type="float" office:value="9.68689717777886" calcext:value-type="float">
            <text:p>9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Ramanathapuram</text:p>
          </table:table-cell>
          <table:table-cell office:value-type="float" office:value="1353445" calcext:value-type="float">
            <text:p>1353445</text:p>
          </table:table-cell>
          <table:table-cell office:value-type="float" office:value="1187604" calcext:value-type="float">
            <text:p>1187604</text:p>
          </table:table-cell>
          <table:table-cell table:formula="of:=([.C481]-[.D481])/[.D481]*100" office:value-type="float" office:value="13.9643349129845" calcext:value-type="float">
            <text:p>13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Ramban</text:p>
          </table:table-cell>
          <table:table-cell office:value-type="float" office:value="283713" calcext:value-type="float">
            <text:p>283713</text:p>
          </table:table-cell>
          <table:table-cell office:value-type="float" office:value="1187604" calcext:value-type="float">
            <text:p>1187604</text:p>
          </table:table-cell>
          <table:table-cell table:formula="of:=([.C482]-[.D482])/[.D482]*100" office:value-type="float" office:value="-76.1104711671567" calcext:value-type="float">
            <text:p>-76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Ramgarh</text:p>
          </table:table-cell>
          <table:table-cell office:value-type="float" office:value="949443" calcext:value-type="float">
            <text:p>949443</text:p>
          </table:table-cell>
          <table:table-cell office:value-type="float" office:value="1187604" calcext:value-type="float">
            <text:p>1187604</text:p>
          </table:table-cell>
          <table:table-cell table:formula="of:=([.C483]-[.D483])/[.D483]*100" office:value-type="float" office:value="-20.0539068578415" calcext:value-type="float">
            <text:p>-2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Rampur</text:p>
          </table:table-cell>
          <table:table-cell office:value-type="float" office:value="2335819" calcext:value-type="float">
            <text:p>2335819</text:p>
          </table:table-cell>
          <table:table-cell office:value-type="float" office:value="1923739" calcext:value-type="float">
            <text:p>1923739</text:p>
          </table:table-cell>
          <table:table-cell table:formula="of:=([.C484]-[.D484])/[.D484]*100" office:value-type="float" office:value="21.4207852520534" calcext:value-type="float">
            <text:p>21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Ranchi</text:p>
          </table:table-cell>
          <table:table-cell office:value-type="float" office:value="2914253" calcext:value-type="float">
            <text:p>2914253</text:p>
          </table:table-cell>
          <table:table-cell office:value-type="float" office:value="2785064" calcext:value-type="float">
            <text:p>2785064</text:p>
          </table:table-cell>
          <table:table-cell table:formula="of:=([.C485]-[.D485])/[.D485]*100" office:value-type="float" office:value="4.6386366704679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Rangareddy</text:p>
          </table:table-cell>
          <table:table-cell office:value-type="float" office:value="5296741" calcext:value-type="float">
            <text:p>5296741</text:p>
          </table:table-cell>
          <table:table-cell office:value-type="float" office:value="3575064" calcext:value-type="float">
            <text:p>3575064</text:p>
          </table:table-cell>
          <table:table-cell table:formula="of:=([.C486]-[.D486])/[.D486]*100" office:value-type="float" office:value="48.1579350747287" calcext:value-type="float">
            <text:p>48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Ratlam</text:p>
          </table:table-cell>
          <table:table-cell office:value-type="float" office:value="1455069" calcext:value-type="float">
            <text:p>1455069</text:p>
          </table:table-cell>
          <table:table-cell office:value-type="float" office:value="1215393" calcext:value-type="float">
            <text:p>1215393</text:p>
          </table:table-cell>
          <table:table-cell table:formula="of:=([.C487]-[.D487])/[.D487]*100" office:value-type="float" office:value="19.7200411718679" calcext:value-type="float">
            <text:p>19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Ratnagiri</text:p>
          </table:table-cell>
          <table:table-cell office:value-type="float" office:value="1615069" calcext:value-type="float">
            <text:p>1615069</text:p>
          </table:table-cell>
          <table:table-cell office:value-type="float" office:value="1696777" calcext:value-type="float">
            <text:p>1696777</text:p>
          </table:table-cell>
          <table:table-cell table:formula="of:=([.C488]-[.D488])/[.D488]*100" office:value-type="float" office:value="-4.81548252952509" calcext:value-type="float">
            <text:p>-4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Rayagada</text:p>
          </table:table-cell>
          <table:table-cell office:value-type="float" office:value="967911" calcext:value-type="float">
            <text:p>967911</text:p>
          </table:table-cell>
          <table:table-cell office:value-type="float" office:value="831109" calcext:value-type="float">
            <text:p>831109</text:p>
          </table:table-cell>
          <table:table-cell table:formula="of:=([.C489]-[.D489])/[.D489]*100" office:value-type="float" office:value="16.4601755004458" calcext:value-type="float">
            <text:p>16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Reasi</text:p>
          </table:table-cell>
          <table:table-cell office:value-type="float" office:value="314667" calcext:value-type="float">
            <text:p>314667</text:p>
          </table:table-cell>
          <table:table-cell office:value-type="float" office:value="831109" calcext:value-type="float">
            <text:p>831109</text:p>
          </table:table-cell>
          <table:table-cell table:formula="of:=([.C490]-[.D490])/[.D490]*100" office:value-type="float" office:value="-62.1389011549628" calcext:value-type="float">
            <text:p>-62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Rewa</text:p>
          </table:table-cell>
          <table:table-cell office:value-type="float" office:value="2365106" calcext:value-type="float">
            <text:p>2365106</text:p>
          </table:table-cell>
          <table:table-cell office:value-type="float" office:value="1973306" calcext:value-type="float">
            <text:p>1973306</text:p>
          </table:table-cell>
          <table:table-cell table:formula="of:=([.C491]-[.D491])/[.D491]*100" office:value-type="float" office:value="19.8550047483766" calcext:value-type="float">
            <text:p>19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Rewari</text:p>
          </table:table-cell>
          <table:table-cell office:value-type="float" office:value="900332" calcext:value-type="float">
            <text:p>900332</text:p>
          </table:table-cell>
          <table:table-cell office:value-type="float" office:value="765351" calcext:value-type="float">
            <text:p>765351</text:p>
          </table:table-cell>
          <table:table-cell table:formula="of:=([.C492]-[.D492])/[.D492]*100" office:value-type="float" office:value="17.6364831299626" calcext:value-type="float">
            <text:p>17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Ribhoi</text:p>
          </table:table-cell>
          <table:table-cell office:value-type="float" office:value="258840" calcext:value-type="float">
            <text:p>258840</text:p>
          </table:table-cell>
          <table:table-cell office:value-type="float" office:value="192790" calcext:value-type="float">
            <text:p>192790</text:p>
          </table:table-cell>
          <table:table-cell table:formula="of:=([.C493]-[.D493])/[.D493]*100" office:value-type="float" office:value="34.260075730069" calcext:value-type="float">
            <text:p>34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Rohtak</text:p>
          </table:table-cell>
          <table:table-cell office:value-type="float" office:value="1061204" calcext:value-type="float">
            <text:p>1061204</text:p>
          </table:table-cell>
          <table:table-cell office:value-type="float" office:value="940128" calcext:value-type="float">
            <text:p>940128</text:p>
          </table:table-cell>
          <table:table-cell table:formula="of:=([.C494]-[.D494])/[.D494]*100" office:value-type="float" office:value="12.8786718404302" calcext:value-type="float">
            <text:p>12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Rohtas</text:p>
          </table:table-cell>
          <table:table-cell office:value-type="float" office:value="2959918" calcext:value-type="float">
            <text:p>2959918</text:p>
          </table:table-cell>
          <table:table-cell office:value-type="float" office:value="2450748" calcext:value-type="float">
            <text:p>2450748</text:p>
          </table:table-cell>
          <table:table-cell table:formula="of:=([.C495]-[.D495])/[.D495]*100" office:value-type="float" office:value="20.7761059072577" calcext:value-type="float">
            <text:p>20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Rudraprayag</text:p>
          </table:table-cell>
          <table:table-cell office:value-type="float" office:value="242285" calcext:value-type="float">
            <text:p>242285</text:p>
          </table:table-cell>
          <table:table-cell office:value-type="float" office:value="227439" calcext:value-type="float">
            <text:p>227439</text:p>
          </table:table-cell>
          <table:table-cell table:formula="of:=([.C496]-[.D496])/[.D496]*100" office:value-type="float" office:value="6.5274645069667" calcext:value-type="float">
            <text:p>6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Rupnagar</text:p>
          </table:table-cell>
          <table:table-cell office:value-type="float" office:value="684627" calcext:value-type="float">
            <text:p>684627</text:p>
          </table:table-cell>
          <table:table-cell office:value-type="float" office:value="1116108" calcext:value-type="float">
            <text:p>1116108</text:p>
          </table:table-cell>
          <table:table-cell table:formula="of:=([.C497]-[.D497])/[.D497]*100" office:value-type="float" office:value="-38.6594308077713" calcext:value-type="float">
            <text:p>-38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Sabar Kantha</text:p>
          </table:table-cell>
          <table:table-cell office:value-type="float" office:value="2428589" calcext:value-type="float">
            <text:p>2428589</text:p>
          </table:table-cell>
          <table:table-cell office:value-type="float" office:value="1116108" calcext:value-type="float">
            <text:p>1116108</text:p>
          </table:table-cell>
          <table:table-cell table:formula="of:=([.C498]-[.D498])/[.D498]*100" office:value-type="float" office:value="117.59444426525" calcext:value-type="float">
            <text:p>117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agar</text:p>
          </table:table-cell>
          <table:table-cell office:value-type="float" office:value="2378458" calcext:value-type="float">
            <text:p>2378458</text:p>
          </table:table-cell>
          <table:table-cell office:value-type="float" office:value="2021987" calcext:value-type="float">
            <text:p>2021987</text:p>
          </table:table-cell>
          <table:table-cell table:formula="of:=([.C499]-[.D499])/[.D499]*100" office:value-type="float" office:value="17.6297374810026" calcext:value-type="float">
            <text:p>17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aharanpur</text:p>
          </table:table-cell>
          <table:table-cell office:value-type="float" office:value="3466382" calcext:value-type="float">
            <text:p>3466382</text:p>
          </table:table-cell>
          <table:table-cell office:value-type="float" office:value="2896863" calcext:value-type="float">
            <text:p>2896863</text:p>
          </table:table-cell>
          <table:table-cell table:formula="of:=([.C500]-[.D500])/[.D500]*100" office:value-type="float" office:value="19.6598527441581" calcext:value-type="float">
            <text:p>19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Saharsa</text:p>
          </table:table-cell>
          <table:table-cell office:value-type="float" office:value="1900661" calcext:value-type="float">
            <text:p>1900661</text:p>
          </table:table-cell>
          <table:table-cell office:value-type="float" office:value="1508182" calcext:value-type="float">
            <text:p>1508182</text:p>
          </table:table-cell>
          <table:table-cell table:formula="of:=([.C501]-[.D501])/[.D501]*100" office:value-type="float" office:value="26.0233181406488" calcext:value-type="float">
            <text:p>26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Sahibganj</text:p>
          </table:table-cell>
          <table:table-cell office:value-type="float" office:value="1150567" calcext:value-type="float">
            <text:p>1150567</text:p>
          </table:table-cell>
          <table:table-cell office:value-type="float" office:value="927770" calcext:value-type="float">
            <text:p>927770</text:p>
          </table:table-cell>
          <table:table-cell table:formula="of:=([.C502]-[.D502])/[.D502]*100" office:value-type="float" office:value="24.014249221251" calcext:value-type="float">
            <text:p>24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Sahibzada Ajit Singh Nagar</text:p>
          </table:table-cell>
          <table:table-cell office:value-type="float" office:value="994628" calcext:value-type="float">
            <text:p>994628</text:p>
          </table:table-cell>
          <table:table-cell office:value-type="float" office:value="927770" calcext:value-type="float">
            <text:p>927770</text:p>
          </table:table-cell>
          <table:table-cell table:formula="of:=([.C503]-[.D503])/[.D503]*100" office:value-type="float" office:value="7.20631190920163" calcext:value-type="float">
            <text:p>7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Saiha</text:p>
          </table:table-cell>
          <table:table-cell office:value-type="float" office:value="56574" calcext:value-type="float">
            <text:p>56574</text:p>
          </table:table-cell>
          <table:table-cell office:value-type="float" office:value="61056" calcext:value-type="float">
            <text:p>61056</text:p>
          </table:table-cell>
          <table:table-cell table:formula="of:=([.C504]-[.D504])/[.D504]*100" office:value-type="float" office:value="-7.34080188679245" calcext:value-type="float">
            <text:p>-7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Salem</text:p>
          </table:table-cell>
          <table:table-cell office:value-type="float" office:value="3482056" calcext:value-type="float">
            <text:p>3482056</text:p>
          </table:table-cell>
          <table:table-cell office:value-type="float" office:value="3016346" calcext:value-type="float">
            <text:p>3016346</text:p>
          </table:table-cell>
          <table:table-cell table:formula="of:=([.C505]-[.D505])/[.D505]*100" office:value-type="float" office:value="15.4395417501838" calcext:value-type="float">
            <text:p>15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Samastipur</text:p>
          </table:table-cell>
          <table:table-cell office:value-type="float" office:value="4261566" calcext:value-type="float">
            <text:p>4261566</text:p>
          </table:table-cell>
          <table:table-cell office:value-type="float" office:value="3394793" calcext:value-type="float">
            <text:p>3394793</text:p>
          </table:table-cell>
          <table:table-cell table:formula="of:=([.C506]-[.D506])/[.D506]*100" office:value-type="float" office:value="25.5324256883998" calcext:value-type="float">
            <text:p>25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Samba</text:p>
          </table:table-cell>
          <table:table-cell office:value-type="float" office:value="318898" calcext:value-type="float">
            <text:p>318898</text:p>
          </table:table-cell>
          <table:table-cell office:value-type="float" office:value="3394793" calcext:value-type="float">
            <text:p>3394793</text:p>
          </table:table-cell>
          <table:table-cell table:formula="of:=([.C507]-[.D507])/[.D507]*100" office:value-type="float" office:value="-90.6062608235613" calcext:value-type="float">
            <text:p>-90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Sambalpur</text:p>
          </table:table-cell>
          <table:table-cell office:value-type="float" office:value="1041099" calcext:value-type="float">
            <text:p>1041099</text:p>
          </table:table-cell>
          <table:table-cell office:value-type="float" office:value="935613" calcext:value-type="float">
            <text:p>935613</text:p>
          </table:table-cell>
          <table:table-cell table:formula="of:=([.C508]-[.D508])/[.D508]*100" office:value-type="float" office:value="11.2745333807889" calcext:value-type="float">
            <text:p>11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Sangli</text:p>
          </table:table-cell>
          <table:table-cell office:value-type="float" office:value="2822143" calcext:value-type="float">
            <text:p>2822143</text:p>
          </table:table-cell>
          <table:table-cell office:value-type="float" office:value="2583524" calcext:value-type="float">
            <text:p>2583524</text:p>
          </table:table-cell>
          <table:table-cell table:formula="of:=([.C509]-[.D509])/[.D509]*100" office:value-type="float" office:value="9.23618282624818" calcext:value-type="float">
            <text:p>9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Sangrur</text:p>
          </table:table-cell>
          <table:table-cell office:value-type="float" office:value="1655169" calcext:value-type="float">
            <text:p>1655169</text:p>
          </table:table-cell>
          <table:table-cell office:value-type="float" office:value="2000173" calcext:value-type="float">
            <text:p>2000173</text:p>
          </table:table-cell>
          <table:table-cell table:formula="of:=([.C510]-[.D510])/[.D510]*100" office:value-type="float" office:value="-17.2487079867591" calcext:value-type="float">
            <text:p>-17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ant Kabir Nagar</text:p>
          </table:table-cell>
          <table:table-cell office:value-type="float" office:value="1715183" calcext:value-type="float">
            <text:p>1715183</text:p>
          </table:table-cell>
          <table:table-cell office:value-type="float" office:value="2000173" calcext:value-type="float">
            <text:p>2000173</text:p>
          </table:table-cell>
          <table:table-cell table:formula="of:=([.C511]-[.D511])/[.D511]*100" office:value-type="float" office:value="-14.2482675248591" calcext:value-type="float">
            <text:p>-14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ant Ravidas Nagar (Bhadohi)</text:p>
          </table:table-cell>
          <table:table-cell office:value-type="float" office:value="1578213" calcext:value-type="float">
            <text:p>1578213</text:p>
          </table:table-cell>
          <table:table-cell office:value-type="float" office:value="2000173" calcext:value-type="float">
            <text:p>2000173</text:p>
          </table:table-cell>
          <table:table-cell table:formula="of:=([.C512]-[.D512])/[.D512]*100" office:value-type="float" office:value="-21.0961751808469" calcext:value-type="float">
            <text:p>-21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Saraikela-Kharsawan</text:p>
          </table:table-cell>
          <table:table-cell office:value-type="float" office:value="1065056" calcext:value-type="float">
            <text:p>1065056</text:p>
          </table:table-cell>
          <table:table-cell office:value-type="float" office:value="1353705" calcext:value-type="float">
            <text:p>1353705</text:p>
          </table:table-cell>
          <table:table-cell table:formula="of:=([.C513]-[.D513])/[.D513]*100" office:value-type="float" office:value="-21.3228879260991" calcext:value-type="float">
            <text:p>-21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Saran</text:p>
          </table:table-cell>
          <table:table-cell office:value-type="float" office:value="3951862" calcext:value-type="float">
            <text:p>3951862</text:p>
          </table:table-cell>
          <table:table-cell office:value-type="float" office:value="3248701" calcext:value-type="float">
            <text:p>3248701</text:p>
          </table:table-cell>
          <table:table-cell table:formula="of:=([.C514]-[.D514])/[.D514]*100" office:value-type="float" office:value="21.6443741667824" calcext:value-type="float">
            <text:p>21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Satara</text:p>
          </table:table-cell>
          <table:table-cell office:value-type="float" office:value="3003741" calcext:value-type="float">
            <text:p>3003741</text:p>
          </table:table-cell>
          <table:table-cell office:value-type="float" office:value="2808994" calcext:value-type="float">
            <text:p>2808994</text:p>
          </table:table-cell>
          <table:table-cell table:formula="of:=([.C515]-[.D515])/[.D515]*100" office:value-type="float" office:value="6.93298027692476" calcext:value-type="float">
            <text:p>6.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atna</text:p>
          </table:table-cell>
          <table:table-cell office:value-type="float" office:value="2228935" calcext:value-type="float">
            <text:p>2228935</text:p>
          </table:table-cell>
          <table:table-cell office:value-type="float" office:value="1870104" calcext:value-type="float">
            <text:p>1870104</text:p>
          </table:table-cell>
          <table:table-cell table:formula="of:=([.C516]-[.D516])/[.D516]*100" office:value-type="float" office:value="19.1877564028525" calcext:value-type="float">
            <text:p>19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Sawai Madhopur</text:p>
          </table:table-cell>
          <table:table-cell office:value-type="float" office:value="1335551" calcext:value-type="float">
            <text:p>1335551</text:p>
          </table:table-cell>
          <table:table-cell office:value-type="float" office:value="1870104" calcext:value-type="float">
            <text:p>1870104</text:p>
          </table:table-cell>
          <table:table-cell table:formula="of:=([.C517]-[.D517])/[.D517]*100" office:value-type="float" office:value="-28.5841322193846" calcext:value-type="float">
            <text:p>-28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ehore</text:p>
          </table:table-cell>
          <table:table-cell office:value-type="float" office:value="1311332" calcext:value-type="float">
            <text:p>1311332</text:p>
          </table:table-cell>
          <table:table-cell office:value-type="float" office:value="1078912" calcext:value-type="float">
            <text:p>1078912</text:p>
          </table:table-cell>
          <table:table-cell table:formula="of:=([.C518]-[.D518])/[.D518]*100" office:value-type="float" office:value="21.5420720132875" calcext:value-type="float">
            <text:p>21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Senapati</text:p>
          </table:table-cell>
          <table:table-cell office:value-type="float" office:value="479148" calcext:value-type="float">
            <text:p>479148</text:p>
          </table:table-cell>
          <table:table-cell office:value-type="float" office:value="1078912" calcext:value-type="float">
            <text:p>1078912</text:p>
          </table:table-cell>
          <table:table-cell table:formula="of:=([.C519]-[.D519])/[.D519]*100" office:value-type="float" office:value="-55.5897051844821" calcext:value-type="float">
            <text:p>-55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eoni</text:p>
          </table:table-cell>
          <table:table-cell office:value-type="float" office:value="1379131" calcext:value-type="float">
            <text:p>1379131</text:p>
          </table:table-cell>
          <table:table-cell office:value-type="float" office:value="1166608" calcext:value-type="float">
            <text:p>1166608</text:p>
          </table:table-cell>
          <table:table-cell table:formula="of:=([.C520]-[.D520])/[.D520]*100" office:value-type="float" office:value="18.2171732064241" calcext:value-type="float">
            <text:p>18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Serchhip</text:p>
          </table:table-cell>
          <table:table-cell office:value-type="float" office:value="64937" calcext:value-type="float">
            <text:p>64937</text:p>
          </table:table-cell>
          <table:table-cell office:value-type="float" office:value="53861" calcext:value-type="float">
            <text:p>53861</text:p>
          </table:table-cell>
          <table:table-cell table:formula="of:=([.C521]-[.D521])/[.D521]*100" office:value-type="float" office:value="20.5640444848777" calcext:value-type="float">
            <text:p>20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hdol</text:p>
          </table:table-cell>
          <table:table-cell office:value-type="float" office:value="1066063" calcext:value-type="float">
            <text:p>1066063</text:p>
          </table:table-cell>
          <table:table-cell office:value-type="float" office:value="1575303" calcext:value-type="float">
            <text:p>1575303</text:p>
          </table:table-cell>
          <table:table-cell table:formula="of:=([.C522]-[.D522])/[.D522]*100" office:value-type="float" office:value="-32.3264794138017" calcext:value-type="float">
            <text:p>-32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Shahid Bhagat Singh Nagar</text:p>
          </table:table-cell>
          <table:table-cell office:value-type="float" office:value="612310" calcext:value-type="float">
            <text:p>612310</text:p>
          </table:table-cell>
          <table:table-cell office:value-type="float" office:value="1575303" calcext:value-type="float">
            <text:p>1575303</text:p>
          </table:table-cell>
          <table:table-cell table:formula="of:=([.C523]-[.D523])/[.D523]*100" office:value-type="float" office:value="-61.1306523252987" calcext:value-type="float">
            <text:p>-61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hahjahanpur</text:p>
          </table:table-cell>
          <table:table-cell office:value-type="float" office:value="3006538" calcext:value-type="float">
            <text:p>3006538</text:p>
          </table:table-cell>
          <table:table-cell office:value-type="float" office:value="2547855" calcext:value-type="float">
            <text:p>2547855</text:p>
          </table:table-cell>
          <table:table-cell table:formula="of:=([.C524]-[.D524])/[.D524]*100" office:value-type="float" office:value="18.0027120852639" calcext:value-type="float">
            <text:p>18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float" office:value="1512681" calcext:value-type="float">
            <text:p>1512681</text:p>
          </table:table-cell>
          <table:table-cell office:value-type="float" office:value="1290685" calcext:value-type="float">
            <text:p>1290685</text:p>
          </table:table-cell>
          <table:table-cell table:formula="of:=([.C525]-[.D525])/[.D525]*100" office:value-type="float" office:value="17.1998589896063" calcext:value-type="float">
            <text:p>17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Sheikhpura</text:p>
          </table:table-cell>
          <table:table-cell office:value-type="float" office:value="636342" calcext:value-type="float">
            <text:p>636342</text:p>
          </table:table-cell>
          <table:table-cell office:value-type="float" office:value="525502" calcext:value-type="float">
            <text:p>525502</text:p>
          </table:table-cell>
          <table:table-cell table:formula="of:=([.C526]-[.D526])/[.D526]*100" office:value-type="float" office:value="21.0922127793995" calcext:value-type="float">
            <text:p>2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Sheohar</text:p>
          </table:table-cell>
          <table:table-cell office:value-type="float" office:value="656246" calcext:value-type="float">
            <text:p>656246</text:p>
          </table:table-cell>
          <table:table-cell office:value-type="float" office:value="515961" calcext:value-type="float">
            <text:p>515961</text:p>
          </table:table-cell>
          <table:table-cell table:formula="of:=([.C527]-[.D527])/[.D527]*100" office:value-type="float" office:value="27.189070491762" calcext:value-type="float">
            <text:p>27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eopur</text:p>
          </table:table-cell>
          <table:table-cell office:value-type="float" office:value="687861" calcext:value-type="float">
            <text:p>687861</text:p>
          </table:table-cell>
          <table:table-cell office:value-type="float" office:value="559495" calcext:value-type="float">
            <text:p>559495</text:p>
          </table:table-cell>
          <table:table-cell table:formula="of:=([.C528]-[.D528])/[.D528]*100" office:value-type="float" office:value="22.9431898408386" calcext:value-type="float">
            <text:p>22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Shimla</text:p>
          </table:table-cell>
          <table:table-cell office:value-type="float" office:value="814010" calcext:value-type="float">
            <text:p>814010</text:p>
          </table:table-cell>
          <table:table-cell office:value-type="float" office:value="722502" calcext:value-type="float">
            <text:p>722502</text:p>
          </table:table-cell>
          <table:table-cell table:formula="of:=([.C529]-[.D529])/[.D529]*100" office:value-type="float" office:value="12.6654320680081" calcext:value-type="float">
            <text:p>12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Shimoga</text:p>
          </table:table-cell>
          <table:table-cell office:value-type="float" office:value="1752753" calcext:value-type="float">
            <text:p>1752753</text:p>
          </table:table-cell>
          <table:table-cell office:value-type="float" office:value="1642545" calcext:value-type="float">
            <text:p>1642545</text:p>
          </table:table-cell>
          <table:table-cell table:formula="of:=([.C530]-[.D530])/[.D530]*100" office:value-type="float" office:value="6.70958786517264" calcext:value-type="float">
            <text:p>6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ivpuri</text:p>
          </table:table-cell>
          <table:table-cell office:value-type="float" office:value="1726050" calcext:value-type="float">
            <text:p>1726050</text:p>
          </table:table-cell>
          <table:table-cell office:value-type="float" office:value="1441950" calcext:value-type="float">
            <text:p>1441950</text:p>
          </table:table-cell>
          <table:table-cell table:formula="of:=([.C531]-[.D531])/[.D531]*100" office:value-type="float" office:value="19.7024862165817" calcext:value-type="float">
            <text:p>19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hrawasti</text:p>
          </table:table-cell>
          <table:table-cell office:value-type="float" office:value="1117361" calcext:value-type="float">
            <text:p>1117361</text:p>
          </table:table-cell>
          <table:table-cell office:value-type="float" office:value="1176391" calcext:value-type="float">
            <text:p>1176391</text:p>
          </table:table-cell>
          <table:table-cell table:formula="of:=([.C532]-[.D532])/[.D532]*100" office:value-type="float" office:value="-5.01788946022198" calcext:value-type="float">
            <text:p>-5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Shupiyan</text:p>
          </table:table-cell>
          <table:table-cell office:value-type="float" office:value="266215" calcext:value-type="float">
            <text:p>266215</text:p>
          </table:table-cell>
          <table:table-cell office:value-type="float" office:value="1176391" calcext:value-type="float">
            <text:p>1176391</text:p>
          </table:table-cell>
          <table:table-cell table:formula="of:=([.C533]-[.D533])/[.D533]*100" office:value-type="float" office:value="-77.3701940936304" calcext:value-type="float">
            <text:p>-7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nagar</text:p>
          </table:table-cell>
          <table:table-cell office:value-type="float" office:value="2559297" calcext:value-type="float">
            <text:p>2559297</text:p>
          </table:table-cell>
          <table:table-cell office:value-type="float" office:value="2040085" calcext:value-type="float">
            <text:p>2040085</text:p>
          </table:table-cell>
          <table:table-cell table:formula="of:=([.C534]-[.D534])/[.D534]*100" office:value-type="float" office:value="25.4505081896097" calcext:value-type="float">
            <text:p>25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idhi</text:p>
          </table:table-cell>
          <table:table-cell office:value-type="float" office:value="1127033" calcext:value-type="float">
            <text:p>1127033</text:p>
          </table:table-cell>
          <table:table-cell office:value-type="float" office:value="1831152" calcext:value-type="float">
            <text:p>1831152</text:p>
          </table:table-cell>
          <table:table-cell table:formula="of:=([.C535]-[.D535])/[.D535]*100" office:value-type="float" office:value="-38.4522420858563" calcext:value-type="float">
            <text:p>-38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Sikar</text:p>
          </table:table-cell>
          <table:table-cell office:value-type="float" office:value="2677333" calcext:value-type="float">
            <text:p>2677333</text:p>
          </table:table-cell>
          <table:table-cell office:value-type="float" office:value="2287788" calcext:value-type="float">
            <text:p>2287788</text:p>
          </table:table-cell>
          <table:table-cell table:formula="of:=([.C536]-[.D536])/[.D536]*100" office:value-type="float" office:value="17.0271458719077" calcext:value-type="float">
            <text:p>17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Simdega</text:p>
          </table:table-cell>
          <table:table-cell office:value-type="float" office:value="599578" calcext:value-type="float">
            <text:p>599578</text:p>
          </table:table-cell>
          <table:table-cell office:value-type="float" office:value="2287788" calcext:value-type="float">
            <text:p>2287788</text:p>
          </table:table-cell>
          <table:table-cell table:formula="of:=([.C537]-[.D537])/[.D537]*100" office:value-type="float" office:value="-73.792239490722" calcext:value-type="float">
            <text:p>-73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Sindhudurg</text:p>
          </table:table-cell>
          <table:table-cell office:value-type="float" office:value="849651" calcext:value-type="float">
            <text:p>849651</text:p>
          </table:table-cell>
          <table:table-cell office:value-type="float" office:value="868825" calcext:value-type="float">
            <text:p>868825</text:p>
          </table:table-cell>
          <table:table-cell table:formula="of:=([.C538]-[.D538])/[.D538]*100" office:value-type="float" office:value="-2.20688861393261" calcext:value-type="float">
            <text:p>-2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ingrauli</text:p>
          </table:table-cell>
          <table:table-cell office:value-type="float" office:value="1178273" calcext:value-type="float">
            <text:p>1178273</text:p>
          </table:table-cell>
          <table:table-cell office:value-type="float" office:value="868825" calcext:value-type="float">
            <text:p>868825</text:p>
          </table:table-cell>
          <table:table-cell table:formula="of:=([.C539]-[.D539])/[.D539]*100" office:value-type="float" office:value="35.6168388340575" calcext:value-type="float">
            <text:p>35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Sirmaur</text:p>
          </table:table-cell>
          <table:table-cell office:value-type="float" office:value="529855" calcext:value-type="float">
            <text:p>529855</text:p>
          </table:table-cell>
          <table:table-cell office:value-type="float" office:value="458593" calcext:value-type="float">
            <text:p>458593</text:p>
          </table:table-cell>
          <table:table-cell table:formula="of:=([.C540]-[.D540])/[.D540]*100" office:value-type="float" office:value="15.5392690250396" calcext:value-type="float">
            <text:p>15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Sirohi</text:p>
          </table:table-cell>
          <table:table-cell office:value-type="float" office:value="1036346" calcext:value-type="float">
            <text:p>1036346</text:p>
          </table:table-cell>
          <table:table-cell office:value-type="float" office:value="851107" calcext:value-type="float">
            <text:p>851107</text:p>
          </table:table-cell>
          <table:table-cell table:formula="of:=([.C541]-[.D541])/[.D541]*100" office:value-type="float" office:value="21.7644784968282" calcext:value-type="float">
            <text:p>21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Sirsa</text:p>
          </table:table-cell>
          <table:table-cell office:value-type="float" office:value="1295189" calcext:value-type="float">
            <text:p>1295189</text:p>
          </table:table-cell>
          <table:table-cell office:value-type="float" office:value="1116649" calcext:value-type="float">
            <text:p>1116649</text:p>
          </table:table-cell>
          <table:table-cell table:formula="of:=([.C542]-[.D542])/[.D542]*100" office:value-type="float" office:value="15.9889096752874" calcext:value-type="float">
            <text:p>15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Sitamarhi</text:p>
          </table:table-cell>
          <table:table-cell office:value-type="float" office:value="3423574" calcext:value-type="float">
            <text:p>3423574</text:p>
          </table:table-cell>
          <table:table-cell office:value-type="float" office:value="2682720" calcext:value-type="float">
            <text:p>2682720</text:p>
          </table:table-cell>
          <table:table-cell table:formula="of:=([.C543]-[.D543])/[.D543]*100" office:value-type="float" office:value="27.6157780163416" calcext:value-type="float">
            <text:p>27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tapur</text:p>
          </table:table-cell>
          <table:table-cell office:value-type="float" office:value="4483992" calcext:value-type="float">
            <text:p>4483992</text:p>
          </table:table-cell>
          <table:table-cell office:value-type="float" office:value="3619661" calcext:value-type="float">
            <text:p>3619661</text:p>
          </table:table-cell>
          <table:table-cell table:formula="of:=([.C544]-[.D544])/[.D544]*100" office:value-type="float" office:value="23.878783123613" calcext:value-type="float">
            <text:p>2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Sivaganga</text:p>
          </table:table-cell>
          <table:table-cell office:value-type="float" office:value="1339101" calcext:value-type="float">
            <text:p>1339101</text:p>
          </table:table-cell>
          <table:table-cell office:value-type="float" office:value="1155356" calcext:value-type="float">
            <text:p>1155356</text:p>
          </table:table-cell>
          <table:table-cell table:formula="of:=([.C545]-[.D545])/[.D545]*100" office:value-type="float" office:value="15.9037560717216" calcext:value-type="float">
            <text:p>15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Sivasagar</text:p>
          </table:table-cell>
          <table:table-cell office:value-type="float" office:value="1151050" calcext:value-type="float">
            <text:p>1151050</text:p>
          </table:table-cell>
          <table:table-cell office:value-type="float" office:value="1155356" calcext:value-type="float">
            <text:p>1155356</text:p>
          </table:table-cell>
          <table:table-cell table:formula="of:=([.C546]-[.D546])/[.D546]*100" office:value-type="float" office:value="-0.372698977631137" calcext:value-type="float">
            <text:p>-0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Siwan</text:p>
          </table:table-cell>
          <table:table-cell office:value-type="float" office:value="3330464" calcext:value-type="float">
            <text:p>3330464</text:p>
          </table:table-cell>
          <table:table-cell office:value-type="float" office:value="2714349" calcext:value-type="float">
            <text:p>2714349</text:p>
          </table:table-cell>
          <table:table-cell table:formula="of:=([.C547]-[.D547])/[.D547]*100" office:value-type="float" office:value="22.6984444520583" calcext:value-type="float">
            <text:p>22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Solan</text:p>
          </table:table-cell>
          <table:table-cell office:value-type="float" office:value="580320" calcext:value-type="float">
            <text:p>580320</text:p>
          </table:table-cell>
          <table:table-cell office:value-type="float" office:value="500557" calcext:value-type="float">
            <text:p>500557</text:p>
          </table:table-cell>
          <table:table-cell table:formula="of:=([.C548]-[.D548])/[.D548]*100" office:value-type="float" office:value="15.9348485786833" calcext:value-type="float">
            <text:p>15.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Solapur</text:p>
          </table:table-cell>
          <table:table-cell office:value-type="float" office:value="4317756" calcext:value-type="float">
            <text:p>4317756</text:p>
          </table:table-cell>
          <table:table-cell office:value-type="float" office:value="3849543" calcext:value-type="float">
            <text:p>3849543</text:p>
          </table:table-cell>
          <table:table-cell table:formula="of:=([.C549]-[.D549])/[.D549]*100" office:value-type="float" office:value="12.1628203659499" calcext:value-type="float">
            <text:p>12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onbhadra</text:p>
          </table:table-cell>
          <table:table-cell office:value-type="float" office:value="1862559" calcext:value-type="float">
            <text:p>1862559</text:p>
          </table:table-cell>
          <table:table-cell office:value-type="float" office:value="1463519" calcext:value-type="float">
            <text:p>1463519</text:p>
          </table:table-cell>
          <table:table-cell table:formula="of:=([.C550]-[.D550])/[.D550]*100" office:value-type="float" office:value="27.2657888281601" calcext:value-type="float">
            <text:p>27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Sonipat</text:p>
          </table:table-cell>
          <table:table-cell office:value-type="float" office:value="1450001" calcext:value-type="float">
            <text:p>1450001</text:p>
          </table:table-cell>
          <table:table-cell office:value-type="float" office:value="1279175" calcext:value-type="float">
            <text:p>1279175</text:p>
          </table:table-cell>
          <table:table-cell table:formula="of:=([.C551]-[.D551])/[.D551]*100" office:value-type="float" office:value="13.3543885707585" calcext:value-type="float">
            <text:p>1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Sonitpur</text:p>
          </table:table-cell>
          <table:table-cell office:value-type="float" office:value="1924110" calcext:value-type="float">
            <text:p>1924110</text:p>
          </table:table-cell>
          <table:table-cell office:value-type="float" office:value="1681513" calcext:value-type="float">
            <text:p>1681513</text:p>
          </table:table-cell>
          <table:table-cell table:formula="of:=([.C552]-[.D552])/[.D552]*100" office:value-type="float" office:value="14.4273044573548" calcext:value-type="float">
            <text:p>14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T OF DELHI</text:p>
          </table:table-cell>
          <table:table-cell office:value-type="string" calcext:value-type="string">
            <text:p>South</text:p>
          </table:table-cell>
          <table:table-cell office:value-type="float" office:value="2731929" calcext:value-type="float">
            <text:p>2731929</text:p>
          </table:table-cell>
          <table:table-cell office:value-type="float" office:value="131525" calcext:value-type="float">
            <text:p>131525</text:p>
          </table:table-cell>
          <table:table-cell table:formula="of:=([.C553]-[.D553])/[.D553]*100" office:value-type="float" office:value="1977.11765823988" calcext:value-type="float">
            <text:p>1,977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AMAN AND NICOBAR ISLANDS</text:p>
          </table:table-cell>
          <table:table-cell office:value-type="string" calcext:value-type="string">
            <text:p>South Andaman</text:p>
          </table:table-cell>
          <table:table-cell office:value-type="float" office:value="238142" calcext:value-type="float">
            <text:p>238142</text:p>
          </table:table-cell>
          <table:table-cell office:value-type="float" office:value="131525" calcext:value-type="float">
            <text:p>131525</text:p>
          </table:table-cell>
          <table:table-cell table:formula="of:=([.C554]-[.D554])/[.D554]*100" office:value-type="float" office:value="81.0621554837483" calcext:value-type="float">
            <text:p>81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South District</text:p>
          </table:table-cell>
          <table:table-cell office:value-type="float" office:value="146850" calcext:value-type="float">
            <text:p>146850</text:p>
          </table:table-cell>
          <table:table-cell office:value-type="float" office:value="131525" calcext:value-type="float">
            <text:p>131525</text:p>
          </table:table-cell>
          <table:table-cell table:formula="of:=([.C555]-[.D555])/[.D555]*100" office:value-type="float" office:value="11.6517772286638" calcext:value-type="float">
            <text:p>11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South Garo Hills</text:p>
          </table:table-cell>
          <table:table-cell office:value-type="float" office:value="142334" calcext:value-type="float">
            <text:p>142334</text:p>
          </table:table-cell>
          <table:table-cell office:value-type="float" office:value="131525" calcext:value-type="float">
            <text:p>131525</text:p>
          </table:table-cell>
          <table:table-cell table:formula="of:=([.C556]-[.D556])/[.D556]*100" office:value-type="float" office:value="8.21820946588101" calcext:value-type="float">
            <text:p>8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South Goa</text:p>
          </table:table-cell>
          <table:table-cell office:value-type="float" office:value="640537" calcext:value-type="float">
            <text:p>640537</text:p>
          </table:table-cell>
          <table:table-cell office:value-type="float" office:value="131525" calcext:value-type="float">
            <text:p>131525</text:p>
          </table:table-cell>
          <table:table-cell table:formula="of:=([.C557]-[.D557])/[.D557]*100" office:value-type="float" office:value="387.00779319521" calcext:value-type="float">
            <text:p>387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South Tripura</text:p>
          </table:table-cell>
          <table:table-cell office:value-type="float" office:value="876001" calcext:value-type="float">
            <text:p>876001</text:p>
          </table:table-cell>
          <table:table-cell office:value-type="float" office:value="131525" calcext:value-type="float">
            <text:p>131525</text:p>
          </table:table-cell>
          <table:table-cell table:formula="of:=([.C558]-[.D558])/[.D558]*100" office:value-type="float" office:value="566.033833871888" calcext:value-type="float">
            <text:p>566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th Twenty Four Parganas</text:p>
          </table:table-cell>
          <table:table-cell office:value-type="float" office:value="8161961" calcext:value-type="float">
            <text:p>8161961</text:p>
          </table:table-cell>
          <table:table-cell office:value-type="float" office:value="131525" calcext:value-type="float">
            <text:p>131525</text:p>
          </table:table-cell>
          <table:table-cell table:formula="of:=([.C559]-[.D559])/[.D559]*100" office:value-type="float" office:value="6105.63467021479" calcext:value-type="float">
            <text:p>6,105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T OF DELHI</text:p>
          </table:table-cell>
          <table:table-cell office:value-type="string" calcext:value-type="string">
            <text:p>South West</text:p>
          </table:table-cell>
          <table:table-cell office:value-type="float" office:value="2292958" calcext:value-type="float">
            <text:p>2292958</text:p>
          </table:table-cell>
          <table:table-cell office:value-type="float" office:value="131525" calcext:value-type="float">
            <text:p>131525</text:p>
          </table:table-cell>
          <table:table-cell table:formula="of:=([.C560]-[.D560])/[.D560]*100" office:value-type="float" office:value="1643.3628587721" calcext:value-type="float">
            <text:p>1,643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Sri Potti Sriramulu Nellore</text:p>
          </table:table-cell>
          <table:table-cell office:value-type="float" office:value="2963557" calcext:value-type="float">
            <text:p>2963557</text:p>
          </table:table-cell>
          <table:table-cell office:value-type="float" office:value="1755041" calcext:value-type="float">
            <text:p>1755041</text:p>
          </table:table-cell>
          <table:table-cell table:formula="of:=([.C561]-[.D561])/[.D561]*100" office:value-type="float" office:value="68.8597018531191" calcext:value-type="float">
            <text:p>68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Srikakulam</text:p>
          </table:table-cell>
          <table:table-cell office:value-type="float" office:value="2703114" calcext:value-type="float">
            <text:p>2703114</text:p>
          </table:table-cell>
          <table:table-cell office:value-type="float" office:value="2537593" calcext:value-type="float">
            <text:p>2537593</text:p>
          </table:table-cell>
          <table:table-cell table:formula="of:=([.C562]-[.D562])/[.D562]*100" office:value-type="float" office:value="6.52275601327715" calcext:value-type="float">
            <text:p>6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Srinagar</text:p>
          </table:table-cell>
          <table:table-cell office:value-type="float" office:value="1236829" calcext:value-type="float">
            <text:p>1236829</text:p>
          </table:table-cell>
          <table:table-cell office:value-type="float" office:value="1202447" calcext:value-type="float">
            <text:p>1202447</text:p>
          </table:table-cell>
          <table:table-cell table:formula="of:=([.C563]-[.D563])/[.D563]*100" office:value-type="float" office:value="2.85933600399851" calcext:value-type="float">
            <text:p>2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Subarnapur</text:p>
          </table:table-cell>
          <table:table-cell office:value-type="float" office:value="610183" calcext:value-type="float">
            <text:p>610183</text:p>
          </table:table-cell>
          <table:table-cell office:value-type="float" office:value="1202447" calcext:value-type="float">
            <text:p>1202447</text:p>
          </table:table-cell>
          <table:table-cell table:formula="of:=([.C564]-[.D564])/[.D564]*100" office:value-type="float" office:value="-49.2548943945139" calcext:value-type="float">
            <text:p>-49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ultanpur</text:p>
          </table:table-cell>
          <table:table-cell office:value-type="float" office:value="3797117" calcext:value-type="float">
            <text:p>3797117</text:p>
          </table:table-cell>
          <table:table-cell office:value-type="float" office:value="3214832" calcext:value-type="float">
            <text:p>3214832</text:p>
          </table:table-cell>
          <table:table-cell table:formula="of:=([.C565]-[.D565])/[.D565]*100" office:value-type="float" office:value="18.1124550209778" calcext:value-type="float">
            <text:p>18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SSA</text:p>
          </table:table-cell>
          <table:table-cell office:value-type="string" calcext:value-type="string">
            <text:p>Sundargarh</text:p>
          </table:table-cell>
          <table:table-cell office:value-type="float" office:value="2093437" calcext:value-type="float">
            <text:p>2093437</text:p>
          </table:table-cell>
          <table:table-cell office:value-type="float" office:value="1830673" calcext:value-type="float">
            <text:p>1830673</text:p>
          </table:table-cell>
          <table:table-cell table:formula="of:=([.C566]-[.D566])/[.D566]*100" office:value-type="float" office:value="14.3534099208324" calcext:value-type="float">
            <text:p>14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Supaul</text:p>
          </table:table-cell>
          <table:table-cell office:value-type="float" office:value="2229076" calcext:value-type="float">
            <text:p>2229076</text:p>
          </table:table-cell>
          <table:table-cell office:value-type="float" office:value="1732578" calcext:value-type="float">
            <text:p>1732578</text:p>
          </table:table-cell>
          <table:table-cell table:formula="of:=([.C567]-[.D567])/[.D567]*100" office:value-type="float" office:value="28.6566030504832" calcext:value-type="float">
            <text:p>28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Surat</text:p>
          </table:table-cell>
          <table:table-cell office:value-type="float" office:value="6081322" calcext:value-type="float">
            <text:p>6081322</text:p>
          </table:table-cell>
          <table:table-cell office:value-type="float" office:value="4995174" calcext:value-type="float">
            <text:p>4995174</text:p>
          </table:table-cell>
          <table:table-cell table:formula="of:=([.C568]-[.D568])/[.D568]*100" office:value-type="float" office:value="21.7439472578933" calcext:value-type="float">
            <text:p>21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Surendranagar</text:p>
          </table:table-cell>
          <table:table-cell office:value-type="float" office:value="1756268" calcext:value-type="float">
            <text:p>1756268</text:p>
          </table:table-cell>
          <table:table-cell office:value-type="float" office:value="1515148" calcext:value-type="float">
            <text:p>1515148</text:p>
          </table:table-cell>
          <table:table-cell table:formula="of:=([.C569]-[.D569])/[.D569]*100" office:value-type="float" office:value="15.9139569203801" calcext:value-type="float">
            <text:p>15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Surguja</text:p>
          </table:table-cell>
          <table:table-cell office:value-type="float" office:value="2359886" calcext:value-type="float">
            <text:p>2359886</text:p>
          </table:table-cell>
          <table:table-cell office:value-type="float" office:value="1972094" calcext:value-type="float">
            <text:p>1972094</text:p>
          </table:table-cell>
          <table:table-cell table:formula="of:=([.C570]-[.D570])/[.D570]*100" office:value-type="float" office:value="19.6639713928444" calcext:value-type="float">
            <text:p>19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Tamenglong</text:p>
          </table:table-cell>
          <table:table-cell office:value-type="float" office:value="140651" calcext:value-type="float">
            <text:p>140651</text:p>
          </table:table-cell>
          <table:table-cell office:value-type="float" office:value="111499" calcext:value-type="float">
            <text:p>111499</text:p>
          </table:table-cell>
          <table:table-cell table:formula="of:=([.C571]-[.D571])/[.D571]*100" office:value-type="float" office:value="26.1455259688428" calcext:value-type="float">
            <text:p>26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Tapi</text:p>
          </table:table-cell>
          <table:table-cell office:value-type="float" office:value="807022" calcext:value-type="float">
            <text:p>807022</text:p>
          </table:table-cell>
          <table:table-cell office:value-type="float" office:value="111499" calcext:value-type="float">
            <text:p>111499</text:p>
          </table:table-cell>
          <table:table-cell table:formula="of:=([.C572]-[.D572])/[.D572]*100" office:value-type="float" office:value="623.793038502588" calcext:value-type="float">
            <text:p>623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 Taran</text:p>
          </table:table-cell>
          <table:table-cell office:value-type="float" office:value="1119627" calcext:value-type="float">
            <text:p>1119627</text:p>
          </table:table-cell>
          <table:table-cell office:value-type="float" office:value="111499" calcext:value-type="float">
            <text:p>111499</text:p>
          </table:table-cell>
          <table:table-cell table:formula="of:=([.C573]-[.D573])/[.D573]*100" office:value-type="float" office:value="904.158781693109" calcext:value-type="float">
            <text:p>904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Tawang</text:p>
          </table:table-cell>
          <table:table-cell office:value-type="float" office:value="49977" calcext:value-type="float">
            <text:p>49977</text:p>
          </table:table-cell>
          <table:table-cell office:value-type="float" office:value="38924" calcext:value-type="float">
            <text:p>38924</text:p>
          </table:table-cell>
          <table:table-cell table:formula="of:=([.C574]-[.D574])/[.D574]*100" office:value-type="float" office:value="28.3963621416093" calcext:value-type="float">
            <text:p>28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Tehri Garhwal</text:p>
          </table:table-cell>
          <table:table-cell office:value-type="float" office:value="618931" calcext:value-type="float">
            <text:p>618931</text:p>
          </table:table-cell>
          <table:table-cell office:value-type="float" office:value="38924" calcext:value-type="float">
            <text:p>38924</text:p>
          </table:table-cell>
          <table:table-cell table:formula="of:=([.C575]-[.D575])/[.D575]*100" office:value-type="float" office:value="1490.1012228959" calcext:value-type="float">
            <text:p>1,490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Thane</text:p>
          </table:table-cell>
          <table:table-cell office:value-type="float" office:value="11060148" calcext:value-type="float">
            <text:p>11060148</text:p>
          </table:table-cell>
          <table:table-cell office:value-type="float" office:value="8131849" calcext:value-type="float">
            <text:p>8131849</text:p>
          </table:table-cell>
          <table:table-cell table:formula="of:=([.C576]-[.D576])/[.D576]*100" office:value-type="float" office:value="36.0102480997864" calcext:value-type="float">
            <text:p>36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hanjavur</text:p>
          </table:table-cell>
          <table:table-cell office:value-type="float" office:value="2405890" calcext:value-type="float">
            <text:p>2405890</text:p>
          </table:table-cell>
          <table:table-cell office:value-type="float" office:value="2216138" calcext:value-type="float">
            <text:p>2216138</text:p>
          </table:table-cell>
          <table:table-cell table:formula="of:=([.C577]-[.D577])/[.D577]*100" office:value-type="float" office:value="8.56228267373241" calcext:value-type="float">
            <text:p>8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The Dangs</text:p>
          </table:table-cell>
          <table:table-cell office:value-type="float" office:value="228291" calcext:value-type="float">
            <text:p>228291</text:p>
          </table:table-cell>
          <table:table-cell office:value-type="float" office:value="2216138" calcext:value-type="float">
            <text:p>2216138</text:p>
          </table:table-cell>
          <table:table-cell table:formula="of:=([.C578]-[.D578])/[.D578]*100" office:value-type="float" office:value="-89.6987010736696" calcext:value-type="float">
            <text:p>-89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he Nilgiris</text:p>
          </table:table-cell>
          <table:table-cell office:value-type="float" office:value="735394" calcext:value-type="float">
            <text:p>735394</text:p>
          </table:table-cell>
          <table:table-cell office:value-type="float" office:value="2216138" calcext:value-type="float">
            <text:p>2216138</text:p>
          </table:table-cell>
          <table:table-cell table:formula="of:=([.C579]-[.D579])/[.D579]*100" office:value-type="float" office:value="-66.8164166671931" calcext:value-type="float">
            <text:p>-66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heni</text:p>
          </table:table-cell>
          <table:table-cell office:value-type="float" office:value="1245899" calcext:value-type="float">
            <text:p>1245899</text:p>
          </table:table-cell>
          <table:table-cell office:value-type="float" office:value="1093950" calcext:value-type="float">
            <text:p>1093950</text:p>
          </table:table-cell>
          <table:table-cell table:formula="of:=([.C580]-[.D580])/[.D580]*100" office:value-type="float" office:value="13.8899401252342" calcext:value-type="float">
            <text:p>13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hiruvallur</text:p>
          </table:table-cell>
          <table:table-cell office:value-type="float" office:value="3728104" calcext:value-type="float">
            <text:p>3728104</text:p>
          </table:table-cell>
          <table:table-cell office:value-type="float" office:value="2754756" calcext:value-type="float">
            <text:p>2754756</text:p>
          </table:table-cell>
          <table:table-cell table:formula="of:=([.C581]-[.D581])/[.D581]*100" office:value-type="float" office:value="35.3333652780863" calcext:value-type="float">
            <text:p>35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uvananthapuram</text:p>
          </table:table-cell>
          <table:table-cell office:value-type="float" office:value="3301427" calcext:value-type="float">
            <text:p>3301427</text:p>
          </table:table-cell>
          <table:table-cell office:value-type="float" office:value="3234356" calcext:value-type="float">
            <text:p>3234356</text:p>
          </table:table-cell>
          <table:table-cell table:formula="of:=([.C582]-[.D582])/[.D582]*100" office:value-type="float" office:value="2.07370493538745" calcext:value-type="float">
            <text:p>2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hiruvarur</text:p>
          </table:table-cell>
          <table:table-cell office:value-type="float" office:value="1264277" calcext:value-type="float">
            <text:p>1264277</text:p>
          </table:table-cell>
          <table:table-cell office:value-type="float" office:value="1169474" calcext:value-type="float">
            <text:p>1169474</text:p>
          </table:table-cell>
          <table:table-cell table:formula="of:=([.C583]-[.D583])/[.D583]*100" office:value-type="float" office:value="8.10646495775024" calcext:value-type="float">
            <text:p>8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hoothukkudi</text:p>
          </table:table-cell>
          <table:table-cell office:value-type="float" office:value="1750176" calcext:value-type="float">
            <text:p>1750176</text:p>
          </table:table-cell>
          <table:table-cell office:value-type="float" office:value="1572273" calcext:value-type="float">
            <text:p>1572273</text:p>
          </table:table-cell>
          <table:table-cell table:formula="of:=([.C584]-[.D584])/[.D584]*100" office:value-type="float" office:value="11.3150197198578" calcext:value-type="float">
            <text:p>11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Thoubal</text:p>
          </table:table-cell>
          <table:table-cell office:value-type="float" office:value="422168" calcext:value-type="float">
            <text:p>422168</text:p>
          </table:table-cell>
          <table:table-cell office:value-type="float" office:value="364140" calcext:value-type="float">
            <text:p>364140</text:p>
          </table:table-cell>
          <table:table-cell table:formula="of:=([.C585]-[.D585])/[.D585]*100" office:value-type="float" office:value="15.9356291536222" calcext:value-type="float">
            <text:p>15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rissur</text:p>
          </table:table-cell>
          <table:table-cell office:value-type="float" office:value="3121200" calcext:value-type="float">
            <text:p>3121200</text:p>
          </table:table-cell>
          <table:table-cell office:value-type="float" office:value="2974232" calcext:value-type="float">
            <text:p>2974232</text:p>
          </table:table-cell>
          <table:table-cell table:formula="of:=([.C586]-[.D586])/[.D586]*100" office:value-type="float" office:value="4.94137646289866" calcext:value-type="float">
            <text:p>4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Tikamgarh</text:p>
          </table:table-cell>
          <table:table-cell office:value-type="float" office:value="1445166" calcext:value-type="float">
            <text:p>1445166</text:p>
          </table:table-cell>
          <table:table-cell office:value-type="float" office:value="1202998" calcext:value-type="float">
            <text:p>1202998</text:p>
          </table:table-cell>
          <table:table-cell table:formula="of:=([.C587]-[.D587])/[.D587]*100" office:value-type="float" office:value="20.1303742815865" calcext:value-type="float">
            <text:p>20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Tinsukia</text:p>
          </table:table-cell>
          <table:table-cell office:value-type="float" office:value="1327929" calcext:value-type="float">
            <text:p>1327929</text:p>
          </table:table-cell>
          <table:table-cell office:value-type="float" office:value="1150062" calcext:value-type="float">
            <text:p>1150062</text:p>
          </table:table-cell>
          <table:table-cell table:formula="of:=([.C588]-[.D588])/[.D588]*100" office:value-type="float" office:value="15.4658618404921" calcext:value-type="float">
            <text:p>15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Tirap</text:p>
          </table:table-cell>
          <table:table-cell office:value-type="float" office:value="111975" calcext:value-type="float">
            <text:p>111975</text:p>
          </table:table-cell>
          <table:table-cell office:value-type="float" office:value="100326" calcext:value-type="float">
            <text:p>100326</text:p>
          </table:table-cell>
          <table:table-cell table:formula="of:=([.C589]-[.D589])/[.D589]*100" office:value-type="float" office:value="11.6111476586329" calcext:value-type="float">
            <text:p>11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iruchirappalli</text:p>
          </table:table-cell>
          <table:table-cell office:value-type="float" office:value="2722290" calcext:value-type="float">
            <text:p>2722290</text:p>
          </table:table-cell>
          <table:table-cell office:value-type="float" office:value="2418366" calcext:value-type="float">
            <text:p>2418366</text:p>
          </table:table-cell>
          <table:table-cell table:formula="of:=([.C590]-[.D590])/[.D590]*100" office:value-type="float" office:value="12.5673285185121" calcext:value-type="float">
            <text:p>12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irunelveli</text:p>
          </table:table-cell>
          <table:table-cell office:value-type="float" office:value="3077233" calcext:value-type="float">
            <text:p>3077233</text:p>
          </table:table-cell>
          <table:table-cell office:value-type="float" office:value="2723988" calcext:value-type="float">
            <text:p>2723988</text:p>
          </table:table-cell>
          <table:table-cell table:formula="of:=([.C591]-[.D591])/[.D591]*100" office:value-type="float" office:value="12.9679352478792" calcext:value-type="float">
            <text:p>12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iruppur</text:p>
          </table:table-cell>
          <table:table-cell office:value-type="float" office:value="2479052" calcext:value-type="float">
            <text:p>2479052</text:p>
          </table:table-cell>
          <table:table-cell office:value-type="float" office:value="2723988" calcext:value-type="float">
            <text:p>2723988</text:p>
          </table:table-cell>
          <table:table-cell table:formula="of:=([.C592]-[.D592])/[.D592]*100" office:value-type="float" office:value="-8.99181641035129" calcext:value-type="float">
            <text:p>-8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iruvannamalai</text:p>
          </table:table-cell>
          <table:table-cell office:value-type="float" office:value="2464875" calcext:value-type="float">
            <text:p>2464875</text:p>
          </table:table-cell>
          <table:table-cell office:value-type="float" office:value="2186125" calcext:value-type="float">
            <text:p>2186125</text:p>
          </table:table-cell>
          <table:table-cell table:formula="of:=([.C593]-[.D593])/[.D593]*100" office:value-type="float" office:value="12.7508719766711" calcext:value-type="float">
            <text:p>1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Tonk</text:p>
          </table:table-cell>
          <table:table-cell office:value-type="float" office:value="1421326" calcext:value-type="float">
            <text:p>1421326</text:p>
          </table:table-cell>
          <table:table-cell office:value-type="float" office:value="1211671" calcext:value-type="float">
            <text:p>1211671</text:p>
          </table:table-cell>
          <table:table-cell table:formula="of:=([.C594]-[.D594])/[.D594]*100" office:value-type="float" office:value="17.3029642534979" calcext:value-type="float">
            <text:p>17.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Tuensang</text:p>
          </table:table-cell>
          <table:table-cell office:value-type="float" office:value="196596" calcext:value-type="float">
            <text:p>196596</text:p>
          </table:table-cell>
          <table:table-cell office:value-type="float" office:value="414818" calcext:value-type="float">
            <text:p>414818</text:p>
          </table:table-cell>
          <table:table-cell table:formula="of:=([.C595]-[.D595])/[.D595]*100" office:value-type="float" office:value="-52.6066853415233" calcext:value-type="float">
            <text:p>-52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Tumkur</text:p>
          </table:table-cell>
          <table:table-cell office:value-type="float" office:value="2678980" calcext:value-type="float">
            <text:p>2678980</text:p>
          </table:table-cell>
          <table:table-cell office:value-type="float" office:value="2584711" calcext:value-type="float">
            <text:p>2584711</text:p>
          </table:table-cell>
          <table:table-cell table:formula="of:=([.C596]-[.D596])/[.D596]*100" office:value-type="float" office:value="3.64717757613907" calcext:value-type="float">
            <text:p>3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Udaipur</text:p>
          </table:table-cell>
          <table:table-cell office:value-type="float" office:value="3068420" calcext:value-type="float">
            <text:p>3068420</text:p>
          </table:table-cell>
          <table:table-cell office:value-type="float" office:value="2633312" calcext:value-type="float">
            <text:p>2633312</text:p>
          </table:table-cell>
          <table:table-cell table:formula="of:=([.C597]-[.D597])/[.D597]*100" office:value-type="float" office:value="16.5232224666124" calcext:value-type="float">
            <text:p>16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Udalguri</text:p>
          </table:table-cell>
          <table:table-cell office:value-type="float" office:value="831668" calcext:value-type="float">
            <text:p>831668</text:p>
          </table:table-cell>
          <table:table-cell office:value-type="float" office:value="2633312" calcext:value-type="float">
            <text:p>2633312</text:p>
          </table:table-cell>
          <table:table-cell table:formula="of:=([.C598]-[.D598])/[.D598]*100" office:value-type="float" office:value="-68.4174150271597" calcext:value-type="float">
            <text:p>-68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Udham Singh Nagar</text:p>
          </table:table-cell>
          <table:table-cell office:value-type="float" office:value="1648902" calcext:value-type="float">
            <text:p>1648902</text:p>
          </table:table-cell>
          <table:table-cell office:value-type="float" office:value="2633312" calcext:value-type="float">
            <text:p>2633312</text:p>
          </table:table-cell>
          <table:table-cell table:formula="of:=([.C599]-[.D599])/[.D599]*100" office:value-type="float" office:value="-37.382961077153" calcext:value-type="float">
            <text:p>-37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string" calcext:value-type="string">
            <text:p>Udhampur</text:p>
          </table:table-cell>
          <table:table-cell office:value-type="float" office:value="554985" calcext:value-type="float">
            <text:p>554985</text:p>
          </table:table-cell>
          <table:table-cell office:value-type="float" office:value="2633312" calcext:value-type="float">
            <text:p>2633312</text:p>
          </table:table-cell>
          <table:table-cell table:formula="of:=([.C600]-[.D600])/[.D600]*100" office:value-type="float" office:value="-78.9244495145277" calcext:value-type="float">
            <text:p>-78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Udupi</text:p>
          </table:table-cell>
          <table:table-cell office:value-type="float" office:value="1177361" calcext:value-type="float">
            <text:p>1177361</text:p>
          </table:table-cell>
          <table:table-cell office:value-type="float" office:value="1112243" calcext:value-type="float">
            <text:p>1112243</text:p>
          </table:table-cell>
          <table:table-cell table:formula="of:=([.C601]-[.D601])/[.D601]*100" office:value-type="float" office:value="5.85465586207331" calcext:value-type="float">
            <text:p>5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Ujjain</text:p>
          </table:table-cell>
          <table:table-cell office:value-type="float" office:value="1986864" calcext:value-type="float">
            <text:p>1986864</text:p>
          </table:table-cell>
          <table:table-cell office:value-type="float" office:value="1710982" calcext:value-type="float">
            <text:p>1710982</text:p>
          </table:table-cell>
          <table:table-cell table:formula="of:=([.C602]-[.D602])/[.D602]*100" office:value-type="float" office:value="16.1241906694518" calcext:value-type="float">
            <text:p>16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Ukhrul</text:p>
          </table:table-cell>
          <table:table-cell office:value-type="float" office:value="183998" calcext:value-type="float">
            <text:p>183998</text:p>
          </table:table-cell>
          <table:table-cell office:value-type="float" office:value="140778" calcext:value-type="float">
            <text:p>140778</text:p>
          </table:table-cell>
          <table:table-cell table:formula="of:=([.C603]-[.D603])/[.D603]*100" office:value-type="float" office:value="30.7008197303556" calcext:value-type="float">
            <text:p>30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Umaria</text:p>
          </table:table-cell>
          <table:table-cell office:value-type="float" office:value="644758" calcext:value-type="float">
            <text:p>644758</text:p>
          </table:table-cell>
          <table:table-cell office:value-type="float" office:value="515963" calcext:value-type="float">
            <text:p>515963</text:p>
          </table:table-cell>
          <table:table-cell table:formula="of:=([.C604]-[.D604])/[.D604]*100" office:value-type="float" office:value="24.9620612330729" calcext:value-type="float">
            <text:p>24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Una</text:p>
          </table:table-cell>
          <table:table-cell office:value-type="float" office:value="521173" calcext:value-type="float">
            <text:p>521173</text:p>
          </table:table-cell>
          <table:table-cell office:value-type="float" office:value="448273" calcext:value-type="float">
            <text:p>448273</text:p>
          </table:table-cell>
          <table:table-cell table:formula="of:=([.C605]-[.D605])/[.D605]*100" office:value-type="float" office:value="16.2624115215505" calcext:value-type="float">
            <text:p>16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Unnao</text:p>
          </table:table-cell>
          <table:table-cell office:value-type="float" office:value="3108367" calcext:value-type="float">
            <text:p>3108367</text:p>
          </table:table-cell>
          <table:table-cell office:value-type="float" office:value="2700324" calcext:value-type="float">
            <text:p>2700324</text:p>
          </table:table-cell>
          <table:table-cell table:formula="of:=([.C606]-[.D606])/[.D606]*100" office:value-type="float" office:value="15.1108903968561" calcext:value-type="float">
            <text:p>15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Upper Siang</text:p>
          </table:table-cell>
          <table:table-cell office:value-type="float" office:value="35320" calcext:value-type="float">
            <text:p>35320</text:p>
          </table:table-cell>
          <table:table-cell office:value-type="float" office:value="2700324" calcext:value-type="float">
            <text:p>2700324</text:p>
          </table:table-cell>
          <table:table-cell table:formula="of:=([.C607]-[.D607])/[.D607]*100" office:value-type="float" office:value="-98.6920088107945" calcext:value-type="float">
            <text:p>-98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Upper Subansiri</text:p>
          </table:table-cell>
          <table:table-cell office:value-type="float" office:value="83448" calcext:value-type="float">
            <text:p>83448</text:p>
          </table:table-cell>
          <table:table-cell office:value-type="float" office:value="2700324" calcext:value-type="float">
            <text:p>2700324</text:p>
          </table:table-cell>
          <table:table-cell table:formula="of:=([.C608]-[.D608])/[.D608]*100" office:value-type="float" office:value="-96.9097041688331" calcext:value-type="float">
            <text:p>-96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string" calcext:value-type="string">
            <text:p>Uttar Bastar Kanker</text:p>
          </table:table-cell>
          <table:table-cell office:value-type="float" office:value="748941" calcext:value-type="float">
            <text:p>748941</text:p>
          </table:table-cell>
          <table:table-cell office:value-type="float" office:value="55346" calcext:value-type="float">
            <text:p>55346</text:p>
          </table:table-cell>
          <table:table-cell table:formula="of:=([.C609]-[.D609])/[.D609]*100" office:value-type="float" office:value="1253.19806309399" calcext:value-type="float">
            <text:p>1,253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float" office:value="3007134" calcext:value-type="float">
            <text:p>3007134</text:p>
          </table:table-cell>
          <table:table-cell office:value-type="float" office:value="55346" calcext:value-type="float">
            <text:p>55346</text:p>
          </table:table-cell>
          <table:table-cell table:formula="of:=([.C610]-[.D610])/[.D610]*100" office:value-type="float" office:value="5333.33574242041" calcext:value-type="float">
            <text:p>5,333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Uttara Kannada</text:p>
          </table:table-cell>
          <table:table-cell office:value-type="float" office:value="1437169" calcext:value-type="float">
            <text:p>1437169</text:p>
          </table:table-cell>
          <table:table-cell office:value-type="float" office:value="55346" calcext:value-type="float">
            <text:p>55346</text:p>
          </table:table-cell>
          <table:table-cell table:formula="of:=([.C611]-[.D611])/[.D611]*100" office:value-type="float" office:value="2496.69894843349" calcext:value-type="float">
            <text:p>2,496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Uttarkashi</text:p>
          </table:table-cell>
          <table:table-cell office:value-type="float" office:value="330086" calcext:value-type="float">
            <text:p>330086</text:p>
          </table:table-cell>
          <table:table-cell office:value-type="float" office:value="295013" calcext:value-type="float">
            <text:p>295013</text:p>
          </table:table-cell>
          <table:table-cell table:formula="of:=([.C612]-[.D612])/[.D612]*100" office:value-type="float" office:value="11.8886286367041" calcext:value-type="float">
            <text:p>11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Vadodara</text:p>
          </table:table-cell>
          <table:table-cell office:value-type="float" office:value="4165626" calcext:value-type="float">
            <text:p>4165626</text:p>
          </table:table-cell>
          <table:table-cell office:value-type="float" office:value="3641802" calcext:value-type="float">
            <text:p>3641802</text:p>
          </table:table-cell>
          <table:table-cell table:formula="of:=([.C613]-[.D613])/[.D613]*100" office:value-type="float" office:value="14.3836485344343" calcext:value-type="float">
            <text:p>14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Vaishali</text:p>
          </table:table-cell>
          <table:table-cell office:value-type="float" office:value="3495021" calcext:value-type="float">
            <text:p>3495021</text:p>
          </table:table-cell>
          <table:table-cell office:value-type="float" office:value="2718421" calcext:value-type="float">
            <text:p>2718421</text:p>
          </table:table-cell>
          <table:table-cell table:formula="of:=([.C614]-[.D614])/[.D614]*100" office:value-type="float" office:value="28.5680547641443" calcext:value-type="float">
            <text:p>28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Valsad</text:p>
          </table:table-cell>
          <table:table-cell office:value-type="float" office:value="1705678" calcext:value-type="float">
            <text:p>1705678</text:p>
          </table:table-cell>
          <table:table-cell office:value-type="float" office:value="1410553" calcext:value-type="float">
            <text:p>1410553</text:p>
          </table:table-cell>
          <table:table-cell table:formula="of:=([.C615]-[.D615])/[.D615]*100" office:value-type="float" office:value="20.9226452320473" calcext:value-type="float">
            <text:p>20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Varanasi</text:p>
          </table:table-cell>
          <table:table-cell office:value-type="float" office:value="3676841" calcext:value-type="float">
            <text:p>3676841</text:p>
          </table:table-cell>
          <table:table-cell office:value-type="float" office:value="3138671" calcext:value-type="float">
            <text:p>3138671</text:p>
          </table:table-cell>
          <table:table-cell table:formula="of:=([.C616]-[.D616])/[.D616]*100" office:value-type="float" office:value="17.1464291733667" calcext:value-type="float">
            <text:p>17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Vellore</text:p>
          </table:table-cell>
          <table:table-cell office:value-type="float" office:value="3936331" calcext:value-type="float">
            <text:p>3936331</text:p>
          </table:table-cell>
          <table:table-cell office:value-type="float" office:value="3477317" calcext:value-type="float">
            <text:p>3477317</text:p>
          </table:table-cell>
          <table:table-cell table:formula="of:=([.C617]-[.D617])/[.D617]*100" office:value-type="float" office:value="13.2002345486477" calcext:value-type="float">
            <text:p>13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Vidisha</text:p>
          </table:table-cell>
          <table:table-cell office:value-type="float" office:value="1458875" calcext:value-type="float">
            <text:p>1458875</text:p>
          </table:table-cell>
          <table:table-cell office:value-type="float" office:value="1214857" calcext:value-type="float">
            <text:p>1214857</text:p>
          </table:table-cell>
          <table:table-cell table:formula="of:=([.C618]-[.D618])/[.D618]*100" office:value-type="float" office:value="20.0861500571672" calcext:value-type="float">
            <text:p>20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Viluppuram</text:p>
          </table:table-cell>
          <table:table-cell office:value-type="float" office:value="3458873" calcext:value-type="float">
            <text:p>3458873</text:p>
          </table:table-cell>
          <table:table-cell office:value-type="float" office:value="2960373" calcext:value-type="float">
            <text:p>2960373</text:p>
          </table:table-cell>
          <table:table-cell table:formula="of:=([.C619]-[.D619])/[.D619]*100" office:value-type="float" office:value="16.8390942627838" calcext:value-type="float">
            <text:p>16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Virudhunagar</text:p>
          </table:table-cell>
          <table:table-cell office:value-type="float" office:value="1942288" calcext:value-type="float">
            <text:p>1942288</text:p>
          </table:table-cell>
          <table:table-cell office:value-type="float" office:value="1751301" calcext:value-type="float">
            <text:p>1751301</text:p>
          </table:table-cell>
          <table:table-cell table:formula="of:=([.C620]-[.D620])/[.D620]*100" office:value-type="float" office:value="10.9054354448493" calcext:value-type="float">
            <text:p>10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Visakhapatnam</text:p>
          </table:table-cell>
          <table:table-cell office:value-type="float" office:value="4290589" calcext:value-type="float">
            <text:p>4290589</text:p>
          </table:table-cell>
          <table:table-cell office:value-type="float" office:value="3832336" calcext:value-type="float">
            <text:p>3832336</text:p>
          </table:table-cell>
          <table:table-cell table:formula="of:=([.C621]-[.D621])/[.D621]*100" office:value-type="float" office:value="11.957537126181" calcext:value-type="float">
            <text:p>11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Vizianagaram</text:p>
          </table:table-cell>
          <table:table-cell office:value-type="float" office:value="2344474" calcext:value-type="float">
            <text:p>2344474</text:p>
          </table:table-cell>
          <table:table-cell office:value-type="float" office:value="2249254" calcext:value-type="float">
            <text:p>2249254</text:p>
          </table:table-cell>
          <table:table-cell table:formula="of:=([.C622]-[.D622])/[.D622]*100" office:value-type="float" office:value="4.2334036084853" calcext:value-type="float">
            <text:p>4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Warangal</text:p>
          </table:table-cell>
          <table:table-cell office:value-type="float" office:value="3512576" calcext:value-type="float">
            <text:p>3512576</text:p>
          </table:table-cell>
          <table:table-cell office:value-type="float" office:value="3246004" calcext:value-type="float">
            <text:p>3246004</text:p>
          </table:table-cell>
          <table:table-cell table:formula="of:=([.C623]-[.D623])/[.D623]*100" office:value-type="float" office:value="8.21231273898615" calcext:value-type="float">
            <text:p>8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Wardha</text:p>
          </table:table-cell>
          <table:table-cell office:value-type="float" office:value="1300774" calcext:value-type="float">
            <text:p>1300774</text:p>
          </table:table-cell>
          <table:table-cell office:value-type="float" office:value="1236736" calcext:value-type="float">
            <text:p>1236736</text:p>
          </table:table-cell>
          <table:table-cell table:formula="of:=([.C624]-[.D624])/[.D624]*100" office:value-type="float" office:value="5.17798463051128" calcext:value-type="float">
            <text:p>5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Washim</text:p>
          </table:table-cell>
          <table:table-cell office:value-type="float" office:value="1197160" calcext:value-type="float">
            <text:p>1197160</text:p>
          </table:table-cell>
          <table:table-cell office:value-type="float" office:value="1020216" calcext:value-type="float">
            <text:p>1020216</text:p>
          </table:table-cell>
          <table:table-cell table:formula="of:=([.C625]-[.D625])/[.D625]*100" office:value-type="float" office:value="17.3437781803069" calcext:value-type="float">
            <text:p>17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Wayanad</text:p>
          </table:table-cell>
          <table:table-cell office:value-type="float" office:value="817420" calcext:value-type="float">
            <text:p>817420</text:p>
          </table:table-cell>
          <table:table-cell office:value-type="float" office:value="780619" calcext:value-type="float">
            <text:p>780619</text:p>
          </table:table-cell>
          <table:table-cell table:formula="of:=([.C626]-[.D626])/[.D626]*100" office:value-type="float" office:value="4.71433567463769" calcext:value-type="float">
            <text:p>4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T OF DELHI</text:p>
          </table:table-cell>
          <table:table-cell office:value-type="string" calcext:value-type="string">
            <text:p>West</text:p>
          </table:table-cell>
          <table:table-cell office:value-type="float" office:value="2543243" calcext:value-type="float">
            <text:p>2543243</text:p>
          </table:table-cell>
          <table:table-cell office:value-type="float" office:value="123256" calcext:value-type="float">
            <text:p>123256</text:p>
          </table:table-cell>
          <table:table-cell table:formula="of:=([.C627]-[.D627])/[.D627]*100" office:value-type="float" office:value="1963.38271564873" calcext:value-type="float">
            <text:p>1,963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West District</text:p>
          </table:table-cell>
          <table:table-cell office:value-type="float" office:value="136435" calcext:value-type="float">
            <text:p>136435</text:p>
          </table:table-cell>
          <table:table-cell office:value-type="float" office:value="123256" calcext:value-type="float">
            <text:p>123256</text:p>
          </table:table-cell>
          <table:table-cell table:formula="of:=([.C628]-[.D628])/[.D628]*100" office:value-type="float" office:value="10.6923800869735" calcext:value-type="float">
            <text:p>10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West Garo Hills</text:p>
          </table:table-cell>
          <table:table-cell office:value-type="float" office:value="643291" calcext:value-type="float">
            <text:p>643291</text:p>
          </table:table-cell>
          <table:table-cell office:value-type="float" office:value="123256" calcext:value-type="float">
            <text:p>123256</text:p>
          </table:table-cell>
          <table:table-cell table:formula="of:=([.C629]-[.D629])/[.D629]*100" office:value-type="float" office:value="421.914551827092" calcext:value-type="float">
            <text:p>421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West Godavari</text:p>
          </table:table-cell>
          <table:table-cell office:value-type="float" office:value="3936966" calcext:value-type="float">
            <text:p>3936966</text:p>
          </table:table-cell>
          <table:table-cell office:value-type="float" office:value="123256" calcext:value-type="float">
            <text:p>123256</text:p>
          </table:table-cell>
          <table:table-cell table:formula="of:=([.C630]-[.D630])/[.D630]*100" office:value-type="float" office:value="3094.13740507561" calcext:value-type="float">
            <text:p>3,094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West Kameng</text:p>
          </table:table-cell>
          <table:table-cell office:value-type="float" office:value="83947" calcext:value-type="float">
            <text:p>83947</text:p>
          </table:table-cell>
          <table:table-cell office:value-type="float" office:value="123256" calcext:value-type="float">
            <text:p>123256</text:p>
          </table:table-cell>
          <table:table-cell table:formula="of:=([.C631]-[.D631])/[.D631]*100" office:value-type="float" office:value="-31.8921594080613" calcext:value-type="float">
            <text:p>-31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West Khasi Hills</text:p>
          </table:table-cell>
          <table:table-cell office:value-type="float" office:value="383461" calcext:value-type="float">
            <text:p>383461</text:p>
          </table:table-cell>
          <table:table-cell office:value-type="float" office:value="123256" calcext:value-type="float">
            <text:p>123256</text:p>
          </table:table-cell>
          <table:table-cell table:formula="of:=([.C632]-[.D632])/[.D632]*100" office:value-type="float" office:value="211.109398325436" calcext:value-type="float">
            <text:p>21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West Siang</text:p>
          </table:table-cell>
          <table:table-cell office:value-type="float" office:value="112274" calcext:value-type="float">
            <text:p>112274</text:p>
          </table:table-cell>
          <table:table-cell office:value-type="float" office:value="123256" calcext:value-type="float">
            <text:p>123256</text:p>
          </table:table-cell>
          <table:table-cell table:formula="of:=([.C633]-[.D633])/[.D633]*100" office:value-type="float" office:value="-8.9099110793795" calcext:value-type="float">
            <text:p>-8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West Tripura</text:p>
          </table:table-cell>
          <table:table-cell office:value-type="float" office:value="1725739" calcext:value-type="float">
            <text:p>1725739</text:p>
          </table:table-cell>
          <table:table-cell office:value-type="float" office:value="123256" calcext:value-type="float">
            <text:p>123256</text:p>
          </table:table-cell>
          <table:table-cell table:formula="of:=([.C634]-[.D634])/[.D634]*100" office:value-type="float" office:value="1300.12575452716" calcext:value-type="float">
            <text:p>1,300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Wokha</text:p>
          </table:table-cell>
          <table:table-cell office:value-type="float" office:value="166343" calcext:value-type="float">
            <text:p>166343</text:p>
          </table:table-cell>
          <table:table-cell office:value-type="float" office:value="161223" calcext:value-type="float">
            <text:p>161223</text:p>
          </table:table-cell>
          <table:table-cell table:formula="of:=([.C635]-[.D635])/[.D635]*100" office:value-type="float" office:value="3.17572554784367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Y.S.R.</text:p>
          </table:table-cell>
          <table:table-cell office:value-type="float" office:value="2882469" calcext:value-type="float">
            <text:p>2882469</text:p>
          </table:table-cell>
          <table:table-cell office:value-type="float" office:value="161223" calcext:value-type="float">
            <text:p>161223</text:p>
          </table:table-cell>
          <table:table-cell table:formula="of:=([.C636]-[.D636])/[.D636]*100" office:value-type="float" office:value="1687.87703987644" calcext:value-type="float">
            <text:p>1,687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Yadgir</text:p>
          </table:table-cell>
          <table:table-cell office:value-type="float" office:value="1174271" calcext:value-type="float">
            <text:p>1174271</text:p>
          </table:table-cell>
          <table:table-cell office:value-type="float" office:value="161223" calcext:value-type="float">
            <text:p>161223</text:p>
          </table:table-cell>
          <table:table-cell table:formula="of:=([.C637]-[.D637])/[.D637]*100" office:value-type="float" office:value="628.35203413905" calcext:value-type="float">
            <text:p>62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nagar</text:p>
          </table:table-cell>
          <table:table-cell office:value-type="float" office:value="1214205" calcext:value-type="float">
            <text:p>1214205</text:p>
          </table:table-cell>
          <table:table-cell office:value-type="float" office:value="1041630" calcext:value-type="float">
            <text:p>1041630</text:p>
          </table:table-cell>
          <table:table-cell table:formula="of:=([.C638]-[.D638])/[.D638]*100" office:value-type="float" office:value="16.5677831859681" calcext:value-type="float">
            <text:p>16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string" calcext:value-type="string">
            <text:p>Yanam</text:p>
          </table:table-cell>
          <table:table-cell office:value-type="float" office:value="55626" calcext:value-type="float">
            <text:p>55626</text:p>
          </table:table-cell>
          <table:table-cell office:value-type="float" office:value="31394" calcext:value-type="float">
            <text:p>31394</text:p>
          </table:table-cell>
          <table:table-cell table:formula="of:=([.C639]-[.D639])/[.D639]*100" office:value-type="float" office:value="77.1867235777537" calcext:value-type="float">
            <text:p>77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Yavatmal</text:p>
          </table:table-cell>
          <table:table-cell office:value-type="float" office:value="2772348" calcext:value-type="float">
            <text:p>2772348</text:p>
          </table:table-cell>
          <table:table-cell office:value-type="float" office:value="2458271" calcext:value-type="float">
            <text:p>2458271</text:p>
          </table:table-cell>
          <table:table-cell table:formula="of:=([.C640]-[.D640])/[.D640]*100" office:value-type="float" office:value="12.7763375152699" calcext:value-type="float">
            <text:p>12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Zunheboto</text:p>
          </table:table-cell>
          <table:table-cell office:value-type="float" office:value="140757" calcext:value-type="float">
            <text:p>140757</text:p>
          </table:table-cell>
          <table:table-cell office:value-type="float" office:value="153955" calcext:value-type="float">
            <text:p>153955</text:p>
          </table:table-cell>
          <table:table-cell table:formula="of:=([.C641]-[.D641])/[.D641]*100" office:value-type="float" office:value="-8.57263486083596" calcext:value-type="float">
            <text:p>-8.57</text:p>
          </table:table-cell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opulation 2001</text:p>
          </table:table-cell>
          <table:table-cell office:value-type="string" calcext:value-type="string">
            <text:p>Population 2011</text:p>
          </table:table-cell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Adilabad </text:p>
          </table:table-cell>
          <table:table-cell office:value-type="float" office:value="2488003" calcext:value-type="float">
            <text:p>248800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Agra </text:p>
          </table:table-cell>
          <table:table-cell office:value-type="float" office:value="3620436" calcext:value-type="float">
            <text:p>3620436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Ahmadabad </text:p>
          </table:table-cell>
          <table:table-cell office:value-type="float" office:value="5816519" calcext:value-type="float">
            <text:p>5816519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Ahmadnagar </text:p>
          </table:table-cell>
          <table:table-cell office:value-type="float" office:value="4040642" calcext:value-type="float">
            <text:p>4040642</text:p>
          </table:table-cell>
          <table:table-cell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<text:s/>Aizawl </text:p>
          </table:table-cell>
          <table:table-cell office:value-type="float" office:value="325676" calcext:value-type="float">
            <text:p>325676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Ajmer </text:p>
          </table:table-cell>
          <table:table-cell office:value-type="float" office:value="2181670" calcext:value-type="float">
            <text:p>2181670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Akola </text:p>
          </table:table-cell>
          <table:table-cell office:value-type="float" office:value="1630239" calcext:value-type="float">
            <text:p>1630239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Alappuzha </text:p>
          </table:table-cell>
          <table:table-cell office:value-type="float" office:value="2109160" calcext:value-type="float">
            <text:p>210916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Aligarh </text:p>
          </table:table-cell>
          <table:table-cell office:value-type="float" office:value="2992286" calcext:value-type="float">
            <text:p>299228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Allahabad</text:p>
          </table:table-cell>
          <table:table-cell office:value-type="float" office:value="4936105" calcext:value-type="float">
            <text:p>4936105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Almora </text:p>
          </table:table-cell>
          <table:table-cell office:value-type="float" office:value="630567" calcext:value-type="float">
            <text:p>630567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Alwar </text:p>
          </table:table-cell>
          <table:table-cell office:value-type="float" office:value="2992592" calcext:value-type="float">
            <text:p>2992592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Ambala </text:p>
          </table:table-cell>
          <table:table-cell office:value-type="float" office:value="1014411" calcext:value-type="float">
            <text:p>101441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Ambedkar Nagar * </text:p>
          </table:table-cell>
          <table:table-cell office:value-type="float" office:value="2026876" calcext:value-type="float">
            <text:p>2026876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Amravati </text:p>
          </table:table-cell>
          <table:table-cell office:value-type="float" office:value="2607160" calcext:value-type="float">
            <text:p>2607160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Amreli </text:p>
          </table:table-cell>
          <table:table-cell office:value-type="float" office:value="1393918" calcext:value-type="float">
            <text:p>1393918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Amritsar </text:p>
          </table:table-cell>
          <table:table-cell office:value-type="float" office:value="3096077" calcext:value-type="float">
            <text:p>3096077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Anand</text:p>
          </table:table-cell>
          <table:table-cell office:value-type="float" office:value="1856872" calcext:value-type="float">
            <text:p>1856872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Anantapur </text:p>
          </table:table-cell>
          <table:table-cell office:value-type="float" office:value="3640478" calcext:value-type="float">
            <text:p>3640478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Anantnag </text:p>
          </table:table-cell>
          <table:table-cell office:value-type="float" office:value="1172434" calcext:value-type="float">
            <text:p>1172434</text:p>
          </table:table-cell>
          <table:table-cell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<text:s/>Andamans </text:p>
          </table:table-cell>
          <table:table-cell office:value-type="float" office:value="314084" calcext:value-type="float">
            <text:p>314084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Araria </text:p>
          </table:table-cell>
          <table:table-cell office:value-type="float" office:value="2158608" calcext:value-type="float">
            <text:p>2158608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Ariyalur</text:p>
          </table:table-cell>
          <table:table-cell office:value-type="float" office:value="695524" calcext:value-type="float">
            <text:p>69552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Auraiya * </text:p>
          </table:table-cell>
          <table:table-cell office:value-type="float" office:value="1179993" calcext:value-type="float">
            <text:p>1179993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Aurangabad </text:p>
          </table:table-cell>
          <table:table-cell office:value-type="float" office:value="2013055" calcext:value-type="float">
            <text:p>2013055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Aurangabad </text:p>
          </table:table-cell>
          <table:table-cell office:value-type="float" office:value="2897013" calcext:value-type="float">
            <text:p>289701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Azamgarh </text:p>
          </table:table-cell>
          <table:table-cell office:value-type="float" office:value="3939916" calcext:value-type="float">
            <text:p>3939916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Badgam </text:p>
          </table:table-cell>
          <table:table-cell office:value-type="float" office:value="629309" calcext:value-type="float">
            <text:p>629309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Bagalkot * </text:p>
          </table:table-cell>
          <table:table-cell office:value-type="float" office:value="1651892" calcext:value-type="float">
            <text:p>1651892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Bageshwar </text:p>
          </table:table-cell>
          <table:table-cell office:value-type="float" office:value="249462" calcext:value-type="float">
            <text:p>24946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aghpat * </text:p>
          </table:table-cell>
          <table:table-cell office:value-type="float" office:value="1163991" calcext:value-type="float">
            <text:p>116399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ahraich </text:p>
          </table:table-cell>
          <table:table-cell office:value-type="float" office:value="2381072" calcext:value-type="float">
            <text:p>2381072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Balaghat </text:p>
          </table:table-cell>
          <table:table-cell office:value-type="float" office:value="1497968" calcext:value-type="float">
            <text:p>1497968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Balangir </text:p>
          </table:table-cell>
          <table:table-cell office:value-type="float" office:value="1337194" calcext:value-type="float">
            <text:p>1337194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Baleshwar </text:p>
          </table:table-cell>
          <table:table-cell office:value-type="float" office:value="2024508" calcext:value-type="float">
            <text:p>202450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allia </text:p>
          </table:table-cell>
          <table:table-cell office:value-type="float" office:value="2761620" calcext:value-type="float">
            <text:p>276162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alrampur * </text:p>
          </table:table-cell>
          <table:table-cell office:value-type="float" office:value="1682350" calcext:value-type="float">
            <text:p>1682350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Banas Kantha </text:p>
          </table:table-cell>
          <table:table-cell office:value-type="float" office:value="2504244" calcext:value-type="float">
            <text:p>250424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anda </text:p>
          </table:table-cell>
          <table:table-cell office:value-type="float" office:value="1537334" calcext:value-type="float">
            <text:p>1537334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Bangalore </text:p>
          </table:table-cell>
          <table:table-cell office:value-type="float" office:value="6537124" calcext:value-type="float">
            <text:p>6537124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Bangalore Rural </text:p>
          </table:table-cell>
          <table:table-cell office:value-type="float" office:value="1881514" calcext:value-type="float">
            <text:p>1881514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Banka * </text:p>
          </table:table-cell>
          <table:table-cell office:value-type="float" office:value="1608773" calcext:value-type="float">
            <text:p>1608773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Bankura</text:p>
          </table:table-cell>
          <table:table-cell office:value-type="float" office:value="3192695" calcext:value-type="float">
            <text:p>3192695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Banswara </text:p>
          </table:table-cell>
          <table:table-cell office:value-type="float" office:value="1501589" calcext:value-type="float">
            <text:p>150158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arabanki </text:p>
          </table:table-cell>
          <table:table-cell office:value-type="float" office:value="2673581" calcext:value-type="float">
            <text:p>2673581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Baramula </text:p>
          </table:table-cell>
          <table:table-cell office:value-type="float" office:value="1169780" calcext:value-type="float">
            <text:p>1169780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Baran * </text:p>
          </table:table-cell>
          <table:table-cell office:value-type="float" office:value="1021653" calcext:value-type="float">
            <text:p>1021653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Barddhaman</text:p>
          </table:table-cell>
          <table:table-cell office:value-type="float" office:value="6895514" calcext:value-type="float">
            <text:p>689551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areilly </text:p>
          </table:table-cell>
          <table:table-cell office:value-type="float" office:value="3618589" calcext:value-type="float">
            <text:p>3618589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Bargarh</text:p>
          </table:table-cell>
          <table:table-cell office:value-type="float" office:value="1346336" calcext:value-type="float">
            <text:p>1346336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Barmer </text:p>
          </table:table-cell>
          <table:table-cell office:value-type="float" office:value="1964835" calcext:value-type="float">
            <text:p>1964835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Barpeta </text:p>
          </table:table-cell>
          <table:table-cell office:value-type="float" office:value="1647201" calcext:value-type="float">
            <text:p>1647201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Barwani * </text:p>
          </table:table-cell>
          <table:table-cell office:value-type="float" office:value="1081441" calcext:value-type="float">
            <text:p>1081441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Bastar </text:p>
          </table:table-cell>
          <table:table-cell office:value-type="float" office:value="1306673" calcext:value-type="float">
            <text:p>130667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asti </text:p>
          </table:table-cell>
          <table:table-cell office:value-type="float" office:value="2084814" calcext:value-type="float">
            <text:p>2084814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Bathinda </text:p>
          </table:table-cell>
          <table:table-cell office:value-type="float" office:value="1183295" calcext:value-type="float">
            <text:p>1183295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Baudh</text:p>
          </table:table-cell>
          <table:table-cell office:value-type="float" office:value="373372" calcext:value-type="float">
            <text:p>373372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Begusarai </text:p>
          </table:table-cell>
          <table:table-cell office:value-type="float" office:value="2349366" calcext:value-type="float">
            <text:p>2349366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Belgaum </text:p>
          </table:table-cell>
          <table:table-cell office:value-type="float" office:value="4214505" calcext:value-type="float">
            <text:p>4214505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Bellary </text:p>
          </table:table-cell>
          <table:table-cell office:value-type="float" office:value="2027140" calcext:value-type="float">
            <text:p>2027140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Betul </text:p>
          </table:table-cell>
          <table:table-cell office:value-type="float" office:value="1395175" calcext:value-type="float">
            <text:p>1395175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Bhadrak</text:p>
          </table:table-cell>
          <table:table-cell office:value-type="float" office:value="1333749" calcext:value-type="float">
            <text:p>1333749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Bhagalpur </text:p>
          </table:table-cell>
          <table:table-cell office:value-type="float" office:value="2423172" calcext:value-type="float">
            <text:p>2423172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Bhandara </text:p>
          </table:table-cell>
          <table:table-cell office:value-type="float" office:value="1136146" calcext:value-type="float">
            <text:p>1136146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Bharatpur </text:p>
          </table:table-cell>
          <table:table-cell office:value-type="float" office:value="2101142" calcext:value-type="float">
            <text:p>2101142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Bharuch </text:p>
          </table:table-cell>
          <table:table-cell office:value-type="float" office:value="1370656" calcext:value-type="float">
            <text:p>1370656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Bhavnagar </text:p>
          </table:table-cell>
          <table:table-cell office:value-type="float" office:value="2469630" calcext:value-type="float">
            <text:p>2469630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Bhilwara </text:p>
          </table:table-cell>
          <table:table-cell office:value-type="float" office:value="2013789" calcext:value-type="float">
            <text:p>2013789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Bhind </text:p>
          </table:table-cell>
          <table:table-cell office:value-type="float" office:value="1428559" calcext:value-type="float">
            <text:p>1428559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Bhiwani </text:p>
          </table:table-cell>
          <table:table-cell office:value-type="float" office:value="1425022" calcext:value-type="float">
            <text:p>1425022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Bhojpur </text:p>
          </table:table-cell>
          <table:table-cell office:value-type="float" office:value="2243144" calcext:value-type="float">
            <text:p>2243144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Bhopal </text:p>
          </table:table-cell>
          <table:table-cell office:value-type="float" office:value="1843510" calcext:value-type="float">
            <text:p>1843510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Bid </text:p>
          </table:table-cell>
          <table:table-cell office:value-type="float" office:value="2161250" calcext:value-type="float">
            <text:p>2161250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Bidar </text:p>
          </table:table-cell>
          <table:table-cell office:value-type="float" office:value="1502373" calcext:value-type="float">
            <text:p>1502373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Bijapur </text:p>
          </table:table-cell>
          <table:table-cell office:value-type="float" office:value="1806918" calcext:value-type="float">
            <text:p>180691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ijnor </text:p>
          </table:table-cell>
          <table:table-cell office:value-type="float" office:value="3131619" calcext:value-type="float">
            <text:p>3131619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Bikaner </text:p>
          </table:table-cell>
          <table:table-cell office:value-type="float" office:value="1674271" calcext:value-type="float">
            <text:p>1674271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Bilaspur </text:p>
          </table:table-cell>
          <table:table-cell office:value-type="float" office:value="1998355" calcext:value-type="float">
            <text:p>1998355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Bilaspur </text:p>
          </table:table-cell>
          <table:table-cell office:value-type="float" office:value="340885" calcext:value-type="float">
            <text:p>340885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Birbhum </text:p>
          </table:table-cell>
          <table:table-cell office:value-type="float" office:value="3015422" calcext:value-type="float">
            <text:p>3015422</text:p>
          </table:table-cell>
          <table:table-cell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<text:s/>Bishnupur </text:p>
          </table:table-cell>
          <table:table-cell office:value-type="float" office:value="208368" calcext:value-type="float">
            <text:p>208368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Bokaro * </text:p>
          </table:table-cell>
          <table:table-cell office:value-type="float" office:value="1777662" calcext:value-type="float">
            <text:p>1777662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Bongaigaon </text:p>
          </table:table-cell>
          <table:table-cell office:value-type="float" office:value="904835" calcext:value-type="float">
            <text:p>90483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udaun </text:p>
          </table:table-cell>
          <table:table-cell office:value-type="float" office:value="3069426" calcext:value-type="float">
            <text:p>30694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Bulandshahar</text:p>
          </table:table-cell>
          <table:table-cell office:value-type="float" office:value="2913122" calcext:value-type="float">
            <text:p>2913122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Buldana </text:p>
          </table:table-cell>
          <table:table-cell office:value-type="float" office:value="2232480" calcext:value-type="float">
            <text:p>2232480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Bundi </text:p>
          </table:table-cell>
          <table:table-cell office:value-type="float" office:value="962620" calcext:value-type="float">
            <text:p>962620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Buxar * </text:p>
          </table:table-cell>
          <table:table-cell office:value-type="float" office:value="1402396" calcext:value-type="float">
            <text:p>1402396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Cachar </text:p>
          </table:table-cell>
          <table:table-cell office:value-type="float" office:value="1444921" calcext:value-type="float">
            <text:p>1444921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<text:s/>Central</text:p>
          </table:table-cell>
          <table:table-cell office:value-type="float" office:value="646385" calcext:value-type="float">
            <text:p>646385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Chamarajanagar * </text:p>
          </table:table-cell>
          <table:table-cell office:value-type="float" office:value="965462" calcext:value-type="float">
            <text:p>965462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Chamba </text:p>
          </table:table-cell>
          <table:table-cell office:value-type="float" office:value="460887" calcext:value-type="float">
            <text:p>460887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Chamoli </text:p>
          </table:table-cell>
          <table:table-cell office:value-type="float" office:value="370359" calcext:value-type="float">
            <text:p>370359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Champawat </text:p>
          </table:table-cell>
          <table:table-cell office:value-type="float" office:value="224542" calcext:value-type="float">
            <text:p>224542</text:p>
          </table:table-cell>
          <table:table-cell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<text:s/>Champhai * </text:p>
          </table:table-cell>
          <table:table-cell office:value-type="float" office:value="108392" calcext:value-type="float">
            <text:p>10839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Chandauli * </text:p>
          </table:table-cell>
          <table:table-cell office:value-type="float" office:value="1643251" calcext:value-type="float">
            <text:p>1643251</text:p>
          </table:table-cell>
          <table:table-cell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<text:s/>Chandel </text:p>
          </table:table-cell>
          <table:table-cell office:value-type="float" office:value="118327" calcext:value-type="float">
            <text:p>118327</text:p>
          </table:table-cell>
          <table:table-cell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string" calcext:value-type="string">
            <text:p><text:s/>Chandigarh </text:p>
          </table:table-cell>
          <table:table-cell office:value-type="float" office:value="900635" calcext:value-type="float">
            <text:p>900635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Chandrapur </text:p>
          </table:table-cell>
          <table:table-cell office:value-type="float" office:value="2071101" calcext:value-type="float">
            <text:p>2071101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Changlang </text:p>
          </table:table-cell>
          <table:table-cell office:value-type="float" office:value="125422" calcext:value-type="float">
            <text:p>125422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Chatra * </text:p>
          </table:table-cell>
          <table:table-cell office:value-type="float" office:value="791434" calcext:value-type="float">
            <text:p>791434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Chennai </text:p>
          </table:table-cell>
          <table:table-cell office:value-type="float" office:value="4343645" calcext:value-type="float">
            <text:p>4343645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Chhatarpur </text:p>
          </table:table-cell>
          <table:table-cell office:value-type="float" office:value="1474723" calcext:value-type="float">
            <text:p>1474723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Chhindwara </text:p>
          </table:table-cell>
          <table:table-cell office:value-type="float" office:value="1849283" calcext:value-type="float">
            <text:p>1849283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Chikmagalur </text:p>
          </table:table-cell>
          <table:table-cell office:value-type="float" office:value="1140905" calcext:value-type="float">
            <text:p>1140905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Chitradurga </text:p>
          </table:table-cell>
          <table:table-cell office:value-type="float" office:value="1517896" calcext:value-type="float">
            <text:p>151789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Chitrakoot * </text:p>
          </table:table-cell>
          <table:table-cell office:value-type="float" office:value="766225" calcext:value-type="float">
            <text:p>766225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Chittaurgarh </text:p>
          </table:table-cell>
          <table:table-cell office:value-type="float" office:value="1803524" calcext:value-type="float">
            <text:p>1803524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Chittoor </text:p>
          </table:table-cell>
          <table:table-cell office:value-type="float" office:value="3745875" calcext:value-type="float">
            <text:p>3745875</text:p>
          </table:table-cell>
          <table:table-cell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<text:s/>Churachandpur </text:p>
          </table:table-cell>
          <table:table-cell office:value-type="float" office:value="227905" calcext:value-type="float">
            <text:p>227905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Churu </text:p>
          </table:table-cell>
          <table:table-cell office:value-type="float" office:value="1923878" calcext:value-type="float">
            <text:p>1923878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Coimbatore </text:p>
          </table:table-cell>
          <table:table-cell office:value-type="float" office:value="4271856" calcext:value-type="float">
            <text:p>4271856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Cuddalore </text:p>
          </table:table-cell>
          <table:table-cell office:value-type="float" office:value="2285395" calcext:value-type="float">
            <text:p>2285395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Cuddapah </text:p>
          </table:table-cell>
          <table:table-cell office:value-type="float" office:value="2601797" calcext:value-type="float">
            <text:p>2601797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Cuttack </text:p>
          </table:table-cell>
          <table:table-cell office:value-type="float" office:value="2341094" calcext:value-type="float">
            <text:p>2341094</text:p>
          </table:table-cell>
          <table:table-cell/>
        </table:table-row>
        <table:table-row table:style-name="ro1">
          <table:table-cell office:value-type="string" calcext:value-type="string">
            <text:p>D_N_H</text:p>
          </table:table-cell>
          <table:table-cell office:value-type="string" calcext:value-type="string">
            <text:p><text:s/>Dadra &amp; Nagar Haveli </text:p>
          </table:table-cell>
          <table:table-cell office:value-type="float" office:value="220490" calcext:value-type="float">
            <text:p>220490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Dakshin Dinajpur * </text:p>
          </table:table-cell>
          <table:table-cell office:value-type="float" office:value="1503178" calcext:value-type="float">
            <text:p>1503178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Dakshina Kannada </text:p>
          </table:table-cell>
          <table:table-cell office:value-type="float" office:value="1897730" calcext:value-type="float">
            <text:p>1897730</text:p>
          </table:table-cell>
          <table:table-cell/>
        </table:table-row>
        <table:table-row table:style-name="ro1">
          <table:table-cell office:value-type="string" calcext:value-type="string">
            <text:p>D_D</text:p>
          </table:table-cell>
          <table:table-cell office:value-type="string" calcext:value-type="string">
            <text:p><text:s/>Daman </text:p>
          </table:table-cell>
          <table:table-cell office:value-type="float" office:value="113989" calcext:value-type="float">
            <text:p>113989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Damoh </text:p>
          </table:table-cell>
          <table:table-cell office:value-type="float" office:value="1083949" calcext:value-type="float">
            <text:p>1083949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Dantewada* </text:p>
          </table:table-cell>
          <table:table-cell office:value-type="float" office:value="719487" calcext:value-type="float">
            <text:p>719487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Darbhanga </text:p>
          </table:table-cell>
          <table:table-cell office:value-type="float" office:value="3295789" calcext:value-type="float">
            <text:p>3295789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Darjiling</text:p>
          </table:table-cell>
          <table:table-cell office:value-type="float" office:value="1609172" calcext:value-type="float">
            <text:p>1609172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Darrang </text:p>
          </table:table-cell>
          <table:table-cell office:value-type="float" office:value="1504320" calcext:value-type="float">
            <text:p>1504320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Datia </text:p>
          </table:table-cell>
          <table:table-cell office:value-type="float" office:value="628240" calcext:value-type="float">
            <text:p>628240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Dausa * </text:p>
          </table:table-cell>
          <table:table-cell office:value-type="float" office:value="1317063" calcext:value-type="float">
            <text:p>1317063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Davanagere</text:p>
          </table:table-cell>
          <table:table-cell office:value-type="float" office:value="1790952" calcext:value-type="float">
            <text:p>1790952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Debagarh</text:p>
          </table:table-cell>
          <table:table-cell office:value-type="float" office:value="274108" calcext:value-type="float">
            <text:p>274108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Dehradun </text:p>
          </table:table-cell>
          <table:table-cell office:value-type="float" office:value="1282143" calcext:value-type="float">
            <text:p>1282143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Deoghar </text:p>
          </table:table-cell>
          <table:table-cell office:value-type="float" office:value="1165390" calcext:value-type="float">
            <text:p>116539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Deoria </text:p>
          </table:table-cell>
          <table:table-cell office:value-type="float" office:value="2712650" calcext:value-type="float">
            <text:p>2712650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Dewas </text:p>
          </table:table-cell>
          <table:table-cell office:value-type="float" office:value="1308223" calcext:value-type="float">
            <text:p>1308223</text:p>
          </table:table-cell>
          <table:table-cell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<text:s/>Dhalai</text:p>
          </table:table-cell>
          <table:table-cell office:value-type="float" office:value="307868" calcext:value-type="float">
            <text:p>307868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Dhamtari * </text:p>
          </table:table-cell>
          <table:table-cell office:value-type="float" office:value="706591" calcext:value-type="float">
            <text:p>706591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Dhanbad </text:p>
          </table:table-cell>
          <table:table-cell office:value-type="float" office:value="2397102" calcext:value-type="float">
            <text:p>2397102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Dhar </text:p>
          </table:table-cell>
          <table:table-cell office:value-type="float" office:value="1740329" calcext:value-type="float">
            <text:p>1740329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Dharmapuri </text:p>
          </table:table-cell>
          <table:table-cell office:value-type="float" office:value="2856300" calcext:value-type="float">
            <text:p>2856300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Dharwad </text:p>
          </table:table-cell>
          <table:table-cell office:value-type="float" office:value="1604253" calcext:value-type="float">
            <text:p>1604253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Dhaulpur </text:p>
          </table:table-cell>
          <table:table-cell office:value-type="float" office:value="983258" calcext:value-type="float">
            <text:p>983258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Dhemaji </text:p>
          </table:table-cell>
          <table:table-cell office:value-type="float" office:value="571944" calcext:value-type="float">
            <text:p>571944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Dhenkanal </text:p>
          </table:table-cell>
          <table:table-cell office:value-type="float" office:value="1066878" calcext:value-type="float">
            <text:p>1066878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Dhubri </text:p>
          </table:table-cell>
          <table:table-cell office:value-type="float" office:value="1637344" calcext:value-type="float">
            <text:p>1637344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Dhule </text:p>
          </table:table-cell>
          <table:table-cell office:value-type="float" office:value="1707947" calcext:value-type="float">
            <text:p>1707947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Dibang Valley </text:p>
          </table:table-cell>
          <table:table-cell office:value-type="float" office:value="57720" calcext:value-type="float">
            <text:p>57720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Dibrugarh </text:p>
          </table:table-cell>
          <table:table-cell office:value-type="float" office:value="1185072" calcext:value-type="float">
            <text:p>1185072</text:p>
          </table:table-cell>
          <table:table-cell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<text:s/>Dimapur * </text:p>
          </table:table-cell>
          <table:table-cell office:value-type="float" office:value="309024" calcext:value-type="float">
            <text:p>309024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Dindigul </text:p>
          </table:table-cell>
          <table:table-cell office:value-type="float" office:value="1923014" calcext:value-type="float">
            <text:p>1923014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Dindori * </text:p>
          </table:table-cell>
          <table:table-cell office:value-type="float" office:value="580730" calcext:value-type="float">
            <text:p>580730</text:p>
          </table:table-cell>
          <table:table-cell/>
        </table:table-row>
        <table:table-row table:style-name="ro1">
          <table:table-cell office:value-type="string" calcext:value-type="string">
            <text:p>D_D</text:p>
          </table:table-cell>
          <table:table-cell office:value-type="string" calcext:value-type="string">
            <text:p><text:s/>Diu </text:p>
          </table:table-cell>
          <table:table-cell office:value-type="float" office:value="44215" calcext:value-type="float">
            <text:p>44215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Doda </text:p>
          </table:table-cell>
          <table:table-cell office:value-type="float" office:value="691929" calcext:value-type="float">
            <text:p>691929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Dohad</text:p>
          </table:table-cell>
          <table:table-cell office:value-type="float" office:value="1636433" calcext:value-type="float">
            <text:p>1636433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Dumka </text:p>
          </table:table-cell>
          <table:table-cell office:value-type="float" office:value="1759602" calcext:value-type="float">
            <text:p>1759602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Dungarpur </text:p>
          </table:table-cell>
          <table:table-cell office:value-type="float" office:value="1107643" calcext:value-type="float">
            <text:p>1107643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Durg </text:p>
          </table:table-cell>
          <table:table-cell office:value-type="float" office:value="2810436" calcext:value-type="float">
            <text:p>2810436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<text:s/>East</text:p>
          </table:table-cell>
          <table:table-cell office:value-type="float" office:value="1463583" calcext:value-type="float">
            <text:p>1463583</text:p>
          </table:table-cell>
          <table:table-cell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<text:s/>East </text:p>
          </table:table-cell>
          <table:table-cell office:value-type="float" office:value="245040" calcext:value-type="float">
            <text:p>245040</text:p>
          </table:table-cell>
          <table:table-cell/>
        </table:table-row>
        <table:table-row table:style-name="ro1">
          <table:table-cell office:value-type="string" calcext:value-type="string">
            <text:p>Meghalya</text:p>
          </table:table-cell>
          <table:table-cell office:value-type="string" calcext:value-type="string">
            <text:p><text:s/>East Garo Hills </text:p>
          </table:table-cell>
          <table:table-cell office:value-type="float" office:value="250582" calcext:value-type="float">
            <text:p>250582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East Kameng </text:p>
          </table:table-cell>
          <table:table-cell office:value-type="float" office:value="57179" calcext:value-type="float">
            <text:p>57179</text:p>
          </table:table-cell>
          <table:table-cell/>
        </table:table-row>
        <table:table-row table:style-name="ro1">
          <table:table-cell office:value-type="string" calcext:value-type="string">
            <text:p>Meghalya</text:p>
          </table:table-cell>
          <table:table-cell office:value-type="string" calcext:value-type="string">
            <text:p><text:s/>East Khasi Hills </text:p>
          </table:table-cell>
          <table:table-cell office:value-type="float" office:value="660923" calcext:value-type="float">
            <text:p>660923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East Nimar </text:p>
          </table:table-cell>
          <table:table-cell office:value-type="float" office:value="1713134" calcext:value-type="float">
            <text:p>1713134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East Siang </text:p>
          </table:table-cell>
          <table:table-cell office:value-type="float" office:value="87397" calcext:value-type="float">
            <text:p>87397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Ernakulam </text:p>
          </table:table-cell>
          <table:table-cell office:value-type="float" office:value="3105798" calcext:value-type="float">
            <text:p>3105798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Erode </text:p>
          </table:table-cell>
          <table:table-cell office:value-type="float" office:value="2581500" calcext:value-type="float">
            <text:p>258150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Etah </text:p>
          </table:table-cell>
          <table:table-cell office:value-type="float" office:value="2790410" calcext:value-type="float">
            <text:p>279041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Etawah </text:p>
          </table:table-cell>
          <table:table-cell office:value-type="float" office:value="1338871" calcext:value-type="float">
            <text:p>133887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Faizabad </text:p>
          </table:table-cell>
          <table:table-cell office:value-type="float" office:value="2088928" calcext:value-type="float">
            <text:p>2088928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Faridabad </text:p>
          </table:table-cell>
          <table:table-cell office:value-type="float" office:value="2194586" calcext:value-type="float">
            <text:p>2194586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Faridkot </text:p>
          </table:table-cell>
          <table:table-cell office:value-type="float" office:value="550892" calcext:value-type="float">
            <text:p>55089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Farrukhabad </text:p>
          </table:table-cell>
          <table:table-cell office:value-type="float" office:value="1570408" calcext:value-type="float">
            <text:p>1570408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Fatehabad * </text:p>
          </table:table-cell>
          <table:table-cell office:value-type="float" office:value="806158" calcext:value-type="float">
            <text:p>806158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Fatehgarh Sahib * </text:p>
          </table:table-cell>
          <table:table-cell office:value-type="float" office:value="538041" calcext:value-type="float">
            <text:p>53804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Fatehpur </text:p>
          </table:table-cell>
          <table:table-cell office:value-type="float" office:value="2308384" calcext:value-type="float">
            <text:p>230838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Firozabad </text:p>
          </table:table-cell>
          <table:table-cell office:value-type="float" office:value="2052958" calcext:value-type="float">
            <text:p>2052958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Firozpur </text:p>
          </table:table-cell>
          <table:table-cell office:value-type="float" office:value="1746107" calcext:value-type="float">
            <text:p>1746107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Gadag * </text:p>
          </table:table-cell>
          <table:table-cell office:value-type="float" office:value="971835" calcext:value-type="float">
            <text:p>971835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Gadchiroli </text:p>
          </table:table-cell>
          <table:table-cell office:value-type="float" office:value="970294" calcext:value-type="float">
            <text:p>970294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Gajapati</text:p>
          </table:table-cell>
          <table:table-cell office:value-type="float" office:value="518837" calcext:value-type="float">
            <text:p>518837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Gandhinagar </text:p>
          </table:table-cell>
          <table:table-cell office:value-type="float" office:value="1334455" calcext:value-type="float">
            <text:p>1334455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Ganganagar </text:p>
          </table:table-cell>
          <table:table-cell office:value-type="float" office:value="1789423" calcext:value-type="float">
            <text:p>1789423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Ganjam </text:p>
          </table:table-cell>
          <table:table-cell office:value-type="float" office:value="3160635" calcext:value-type="float">
            <text:p>3160635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Garhwa * </text:p>
          </table:table-cell>
          <table:table-cell office:value-type="float" office:value="1035464" calcext:value-type="float">
            <text:p>1035464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Garhwal </text:p>
          </table:table-cell>
          <table:table-cell office:value-type="float" office:value="697078" calcext:value-type="float">
            <text:p>69707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Gautam Buddha Nagar * </text:p>
          </table:table-cell>
          <table:table-cell office:value-type="float" office:value="1202030" calcext:value-type="float">
            <text:p>1202030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Gaya </text:p>
          </table:table-cell>
          <table:table-cell office:value-type="float" office:value="3473428" calcext:value-type="float">
            <text:p>347342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Ghaziabad </text:p>
          </table:table-cell>
          <table:table-cell office:value-type="float" office:value="3290586" calcext:value-type="float">
            <text:p>329058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Ghazipur </text:p>
          </table:table-cell>
          <table:table-cell office:value-type="float" office:value="3037582" calcext:value-type="float">
            <text:p>3037582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Giridih </text:p>
          </table:table-cell>
          <table:table-cell office:value-type="float" office:value="1904430" calcext:value-type="float">
            <text:p>1904430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Goalpara </text:p>
          </table:table-cell>
          <table:table-cell office:value-type="float" office:value="822035" calcext:value-type="float">
            <text:p>822035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Godda </text:p>
          </table:table-cell>
          <table:table-cell office:value-type="float" office:value="1047939" calcext:value-type="float">
            <text:p>1047939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Golaghat </text:p>
          </table:table-cell>
          <table:table-cell office:value-type="float" office:value="946279" calcext:value-type="float">
            <text:p>94627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Gonda </text:p>
          </table:table-cell>
          <table:table-cell office:value-type="float" office:value="2765586" calcext:value-type="float">
            <text:p>2765586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Gondiya * </text:p>
          </table:table-cell>
          <table:table-cell office:value-type="float" office:value="1200707" calcext:value-type="float">
            <text:p>1200707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Gopalganj </text:p>
          </table:table-cell>
          <table:table-cell office:value-type="float" office:value="2152638" calcext:value-type="float">
            <text:p>215263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Gorakhpur </text:p>
          </table:table-cell>
          <table:table-cell office:value-type="float" office:value="3769456" calcext:value-type="float">
            <text:p>3769456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Gulbarga </text:p>
          </table:table-cell>
          <table:table-cell office:value-type="float" office:value="3130922" calcext:value-type="float">
            <text:p>3130922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Gumla </text:p>
          </table:table-cell>
          <table:table-cell office:value-type="float" office:value="1346767" calcext:value-type="float">
            <text:p>1346767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Guna </text:p>
          </table:table-cell>
          <table:table-cell office:value-type="float" office:value="1666767" calcext:value-type="float">
            <text:p>1666767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Guntur </text:p>
          </table:table-cell>
          <table:table-cell office:value-type="float" office:value="4465144" calcext:value-type="float">
            <text:p>4465144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Gurdaspur </text:p>
          </table:table-cell>
          <table:table-cell office:value-type="float" office:value="2104011" calcext:value-type="float">
            <text:p>2104011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Gurgaon </text:p>
          </table:table-cell>
          <table:table-cell office:value-type="float" office:value="1660289" calcext:value-type="float">
            <text:p>1660289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Gwalior </text:p>
          </table:table-cell>
          <table:table-cell office:value-type="float" office:value="1632109" calcext:value-type="float">
            <text:p>1632109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Hailakandi </text:p>
          </table:table-cell>
          <table:table-cell office:value-type="float" office:value="542872" calcext:value-type="float">
            <text:p>542872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Hamirpur </text:p>
          </table:table-cell>
          <table:table-cell office:value-type="float" office:value="412700" calcext:value-type="float">
            <text:p>41270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Hamirpur </text:p>
          </table:table-cell>
          <table:table-cell office:value-type="float" office:value="1043724" calcext:value-type="float">
            <text:p>1043724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Hanumangarh * </text:p>
          </table:table-cell>
          <table:table-cell office:value-type="float" office:value="1518005" calcext:value-type="float">
            <text:p>1518005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Haora</text:p>
          </table:table-cell>
          <table:table-cell office:value-type="float" office:value="4273099" calcext:value-type="float">
            <text:p>4273099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Harda * </text:p>
          </table:table-cell>
          <table:table-cell office:value-type="float" office:value="474416" calcext:value-type="float">
            <text:p>47441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Hardoi </text:p>
          </table:table-cell>
          <table:table-cell office:value-type="float" office:value="3398306" calcext:value-type="float">
            <text:p>3398306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Hardwar </text:p>
          </table:table-cell>
          <table:table-cell office:value-type="float" office:value="1447187" calcext:value-type="float">
            <text:p>1447187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Hassan </text:p>
          </table:table-cell>
          <table:table-cell office:value-type="float" office:value="1721669" calcext:value-type="float">
            <text:p>172166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Hathras * </text:p>
          </table:table-cell>
          <table:table-cell office:value-type="float" office:value="1336031" calcext:value-type="float">
            <text:p>1336031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Haveri * </text:p>
          </table:table-cell>
          <table:table-cell office:value-type="float" office:value="1439116" calcext:value-type="float">
            <text:p>1439116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Hazaribagh </text:p>
          </table:table-cell>
          <table:table-cell office:value-type="float" office:value="2277475" calcext:value-type="float">
            <text:p>2277475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Hingoli * </text:p>
          </table:table-cell>
          <table:table-cell office:value-type="float" office:value="987160" calcext:value-type="float">
            <text:p>987160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Hisar </text:p>
          </table:table-cell>
          <table:table-cell office:value-type="float" office:value="1537117" calcext:value-type="float">
            <text:p>1537117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Hoshangabad </text:p>
          </table:table-cell>
          <table:table-cell office:value-type="float" office:value="1084265" calcext:value-type="float">
            <text:p>1084265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Hoshiarpur </text:p>
          </table:table-cell>
          <table:table-cell office:value-type="float" office:value="1480736" calcext:value-type="float">
            <text:p>1480736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Hugli</text:p>
          </table:table-cell>
          <table:table-cell office:value-type="float" office:value="5041976" calcext:value-type="float">
            <text:p>5041976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Hyderabad </text:p>
          </table:table-cell>
          <table:table-cell office:value-type="float" office:value="3829753" calcext:value-type="float">
            <text:p>3829753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Idukki </text:p>
          </table:table-cell>
          <table:table-cell office:value-type="float" office:value="1129221" calcext:value-type="float">
            <text:p>1129221</text:p>
          </table:table-cell>
          <table:table-cell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<text:s/>Imphal East * </text:p>
          </table:table-cell>
          <table:table-cell office:value-type="float" office:value="394876" calcext:value-type="float">
            <text:p>394876</text:p>
          </table:table-cell>
          <table:table-cell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<text:s/>Imphal West </text:p>
          </table:table-cell>
          <table:table-cell office:value-type="float" office:value="444382" calcext:value-type="float">
            <text:p>444382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Indore </text:p>
          </table:table-cell>
          <table:table-cell office:value-type="float" office:value="2465827" calcext:value-type="float">
            <text:p>2465827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Jabalpur </text:p>
          </table:table-cell>
          <table:table-cell office:value-type="float" office:value="2151203" calcext:value-type="float">
            <text:p>2151203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Jagatsinghapur</text:p>
          </table:table-cell>
          <table:table-cell office:value-type="float" office:value="1057629" calcext:value-type="float">
            <text:p>1057629</text:p>
          </table:table-cell>
          <table:table-cell/>
        </table:table-row>
        <table:table-row table:style-name="ro1">
          <table:table-cell office:value-type="string" calcext:value-type="string">
            <text:p>Meghalya</text:p>
          </table:table-cell>
          <table:table-cell office:value-type="string" calcext:value-type="string">
            <text:p><text:s/>Jaintia Hills </text:p>
          </table:table-cell>
          <table:table-cell office:value-type="float" office:value="299108" calcext:value-type="float">
            <text:p>299108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Jaipur </text:p>
          </table:table-cell>
          <table:table-cell office:value-type="float" office:value="5251071" calcext:value-type="float">
            <text:p>5251071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Jaisalmer </text:p>
          </table:table-cell>
          <table:table-cell office:value-type="float" office:value="508247" calcext:value-type="float">
            <text:p>508247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Jajapur</text:p>
          </table:table-cell>
          <table:table-cell office:value-type="float" office:value="1624341" calcext:value-type="float">
            <text:p>1624341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Jalandhar </text:p>
          </table:table-cell>
          <table:table-cell office:value-type="float" office:value="1962700" calcext:value-type="float">
            <text:p>196270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Jalaun</text:p>
          </table:table-cell>
          <table:table-cell office:value-type="float" office:value="1454452" calcext:value-type="float">
            <text:p>1454452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Jalgaon </text:p>
          </table:table-cell>
          <table:table-cell office:value-type="float" office:value="3682690" calcext:value-type="float">
            <text:p>3682690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Jalna </text:p>
          </table:table-cell>
          <table:table-cell office:value-type="float" office:value="1612980" calcext:value-type="float">
            <text:p>1612980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Jalor </text:p>
          </table:table-cell>
          <table:table-cell office:value-type="float" office:value="1448940" calcext:value-type="float">
            <text:p>1448940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Jalpaiguri</text:p>
          </table:table-cell>
          <table:table-cell office:value-type="float" office:value="3401173" calcext:value-type="float">
            <text:p>3401173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Jammu </text:p>
          </table:table-cell>
          <table:table-cell office:value-type="float" office:value="1588772" calcext:value-type="float">
            <text:p>1588772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Jamnagar </text:p>
          </table:table-cell>
          <table:table-cell office:value-type="float" office:value="1904278" calcext:value-type="float">
            <text:p>1904278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Jamui * </text:p>
          </table:table-cell>
          <table:table-cell office:value-type="float" office:value="1398796" calcext:value-type="float">
            <text:p>1398796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Janjgir - Champa* </text:p>
          </table:table-cell>
          <table:table-cell office:value-type="float" office:value="1317431" calcext:value-type="float">
            <text:p>1317431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Jashpur * </text:p>
          </table:table-cell>
          <table:table-cell office:value-type="float" office:value="743160" calcext:value-type="float">
            <text:p>74316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Jaunpur </text:p>
          </table:table-cell>
          <table:table-cell office:value-type="float" office:value="3911679" calcext:value-type="float">
            <text:p>3911679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Jehanabad</text:p>
          </table:table-cell>
          <table:table-cell office:value-type="float" office:value="1514315" calcext:value-type="float">
            <text:p>1514315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Jhabua </text:p>
          </table:table-cell>
          <table:table-cell office:value-type="float" office:value="1394561" calcext:value-type="float">
            <text:p>1394561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Jhajjar * </text:p>
          </table:table-cell>
          <table:table-cell office:value-type="float" office:value="880072" calcext:value-type="float">
            <text:p>880072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Jhalawar </text:p>
          </table:table-cell>
          <table:table-cell office:value-type="float" office:value="1180323" calcext:value-type="float">
            <text:p>118032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Jhansi </text:p>
          </table:table-cell>
          <table:table-cell office:value-type="float" office:value="1744931" calcext:value-type="float">
            <text:p>1744931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Jharsuguda</text:p>
          </table:table-cell>
          <table:table-cell office:value-type="float" office:value="509716" calcext:value-type="float">
            <text:p>509716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Jhunjhunun </text:p>
          </table:table-cell>
          <table:table-cell office:value-type="float" office:value="1913689" calcext:value-type="float">
            <text:p>1913689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Jind </text:p>
          </table:table-cell>
          <table:table-cell office:value-type="float" office:value="1189827" calcext:value-type="float">
            <text:p>1189827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Jodhpur </text:p>
          </table:table-cell>
          <table:table-cell office:value-type="float" office:value="2886505" calcext:value-type="float">
            <text:p>2886505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Jorhat </text:p>
          </table:table-cell>
          <table:table-cell office:value-type="float" office:value="999221" calcext:value-type="float">
            <text:p>999221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Junagadh </text:p>
          </table:table-cell>
          <table:table-cell office:value-type="float" office:value="2448173" calcext:value-type="float">
            <text:p>244817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Jyotiba Phule Nagar * </text:p>
          </table:table-cell>
          <table:table-cell office:value-type="float" office:value="1499068" calcext:value-type="float">
            <text:p>1499068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Kachchh </text:p>
          </table:table-cell>
          <table:table-cell office:value-type="float" office:value="1583225" calcext:value-type="float">
            <text:p>1583225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Kaimur </text:p>
          </table:table-cell>
          <table:table-cell office:value-type="float" office:value="1289074" calcext:value-type="float">
            <text:p>1289074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Kaithal </text:p>
          </table:table-cell>
          <table:table-cell office:value-type="float" office:value="946131" calcext:value-type="float">
            <text:p>946131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Kalahandi </text:p>
          </table:table-cell>
          <table:table-cell office:value-type="float" office:value="1335494" calcext:value-type="float">
            <text:p>1335494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Kamrup </text:p>
          </table:table-cell>
          <table:table-cell office:value-type="float" office:value="2522324" calcext:value-type="float">
            <text:p>2522324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Kancheepuram </text:p>
          </table:table-cell>
          <table:table-cell office:value-type="float" office:value="2877468" calcext:value-type="float">
            <text:p>2877468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Kandhamal </text:p>
          </table:table-cell>
          <table:table-cell office:value-type="float" office:value="648201" calcext:value-type="float">
            <text:p>648201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Kangra </text:p>
          </table:table-cell>
          <table:table-cell office:value-type="float" office:value="1339030" calcext:value-type="float">
            <text:p>1339030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Kanker * </text:p>
          </table:table-cell>
          <table:table-cell office:value-type="float" office:value="650934" calcext:value-type="float">
            <text:p>65093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Kannauj * </text:p>
          </table:table-cell>
          <table:table-cell office:value-type="float" office:value="1388923" calcext:value-type="float">
            <text:p>1388923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Kanniyakumari </text:p>
          </table:table-cell>
          <table:table-cell office:value-type="float" office:value="1676034" calcext:value-type="float">
            <text:p>1676034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Kannur </text:p>
          </table:table-cell>
          <table:table-cell office:value-type="float" office:value="2408956" calcext:value-type="float">
            <text:p>240895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Kanpur Dehat </text:p>
          </table:table-cell>
          <table:table-cell office:value-type="float" office:value="1563336" calcext:value-type="float">
            <text:p>156333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Kanpur Nagar </text:p>
          </table:table-cell>
          <table:table-cell office:value-type="float" office:value="4167999" calcext:value-type="float">
            <text:p>4167999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Kapurthala </text:p>
          </table:table-cell>
          <table:table-cell office:value-type="float" office:value="754521" calcext:value-type="float">
            <text:p>754521</text:p>
          </table:table-cell>
          <table:table-cell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string" calcext:value-type="string">
            <text:p><text:s/>Karaikal </text:p>
          </table:table-cell>
          <table:table-cell office:value-type="float" office:value="170791" calcext:value-type="float">
            <text:p>170791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Karauli * </text:p>
          </table:table-cell>
          <table:table-cell office:value-type="float" office:value="1209665" calcext:value-type="float">
            <text:p>1209665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Karbi Anglong </text:p>
          </table:table-cell>
          <table:table-cell office:value-type="float" office:value="813311" calcext:value-type="float">
            <text:p>813311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Kargil </text:p>
          </table:table-cell>
          <table:table-cell office:value-type="float" office:value="119307" calcext:value-type="float">
            <text:p>119307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Karimganj </text:p>
          </table:table-cell>
          <table:table-cell office:value-type="float" office:value="1007976" calcext:value-type="float">
            <text:p>1007976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Karimnagar </text:p>
          </table:table-cell>
          <table:table-cell office:value-type="float" office:value="3491822" calcext:value-type="float">
            <text:p>3491822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Karnal </text:p>
          </table:table-cell>
          <table:table-cell office:value-type="float" office:value="1274183" calcext:value-type="float">
            <text:p>1274183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Karur</text:p>
          </table:table-cell>
          <table:table-cell office:value-type="float" office:value="935686" calcext:value-type="float">
            <text:p>935686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Kasaragod </text:p>
          </table:table-cell>
          <table:table-cell office:value-type="float" office:value="1204078" calcext:value-type="float">
            <text:p>1204078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Kathua </text:p>
          </table:table-cell>
          <table:table-cell office:value-type="float" office:value="550084" calcext:value-type="float">
            <text:p>550084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Katihar </text:p>
          </table:table-cell>
          <table:table-cell office:value-type="float" office:value="2392638" calcext:value-type="float">
            <text:p>2392638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Katni * </text:p>
          </table:table-cell>
          <table:table-cell office:value-type="float" office:value="1064167" calcext:value-type="float">
            <text:p>106416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Kaushambi * </text:p>
          </table:table-cell>
          <table:table-cell office:value-type="float" office:value="1293154" calcext:value-type="float">
            <text:p>1293154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Kawardha * </text:p>
          </table:table-cell>
          <table:table-cell office:value-type="float" office:value="584552" calcext:value-type="float">
            <text:p>584552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Kendrapara * </text:p>
          </table:table-cell>
          <table:table-cell office:value-type="float" office:value="1302005" calcext:value-type="float">
            <text:p>1302005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Kendujhar </text:p>
          </table:table-cell>
          <table:table-cell office:value-type="float" office:value="1561990" calcext:value-type="float">
            <text:p>1561990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Khagaria </text:p>
          </table:table-cell>
          <table:table-cell office:value-type="float" office:value="1280354" calcext:value-type="float">
            <text:p>1280354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Khammam </text:p>
          </table:table-cell>
          <table:table-cell office:value-type="float" office:value="2578927" calcext:value-type="float">
            <text:p>2578927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Kheda </text:p>
          </table:table-cell>
          <table:table-cell office:value-type="float" office:value="2024216" calcext:value-type="float">
            <text:p>202421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Kheri </text:p>
          </table:table-cell>
          <table:table-cell office:value-type="float" office:value="3207232" calcext:value-type="float">
            <text:p>3207232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Khordha</text:p>
          </table:table-cell>
          <table:table-cell office:value-type="float" office:value="1877395" calcext:value-type="float">
            <text:p>1877395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Kinnaur </text:p>
          </table:table-cell>
          <table:table-cell office:value-type="float" office:value="78334" calcext:value-type="float">
            <text:p>78334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Kishanganj </text:p>
          </table:table-cell>
          <table:table-cell office:value-type="float" office:value="1296348" calcext:value-type="float">
            <text:p>1296348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Koch Bihar</text:p>
          </table:table-cell>
          <table:table-cell office:value-type="float" office:value="2479155" calcext:value-type="float">
            <text:p>2479155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Kodagu </text:p>
          </table:table-cell>
          <table:table-cell office:value-type="float" office:value="548561" calcext:value-type="float">
            <text:p>548561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Kodarma * </text:p>
          </table:table-cell>
          <table:table-cell office:value-type="float" office:value="499403" calcext:value-type="float">
            <text:p>499403</text:p>
          </table:table-cell>
          <table:table-cell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<text:s/>Kohima </text:p>
          </table:table-cell>
          <table:table-cell office:value-type="float" office:value="310084" calcext:value-type="float">
            <text:p>310084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Kokrajhar </text:p>
          </table:table-cell>
          <table:table-cell office:value-type="float" office:value="905764" calcext:value-type="float">
            <text:p>905764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Kolar </text:p>
          </table:table-cell>
          <table:table-cell office:value-type="float" office:value="2536069" calcext:value-type="float">
            <text:p>2536069</text:p>
          </table:table-cell>
          <table:table-cell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<text:s/>Kolasib * </text:p>
          </table:table-cell>
          <table:table-cell office:value-type="float" office:value="65960" calcext:value-type="float">
            <text:p>65960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Kolhapur </text:p>
          </table:table-cell>
          <table:table-cell office:value-type="float" office:value="3523162" calcext:value-type="float">
            <text:p>3523162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Kolkata </text:p>
          </table:table-cell>
          <table:table-cell office:value-type="float" office:value="4572876" calcext:value-type="float">
            <text:p>4572876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Kollam </text:p>
          </table:table-cell>
          <table:table-cell office:value-type="float" office:value="2585208" calcext:value-type="float">
            <text:p>2585208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Koppal</text:p>
          </table:table-cell>
          <table:table-cell office:value-type="float" office:value="1196089" calcext:value-type="float">
            <text:p>1196089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Koraput </text:p>
          </table:table-cell>
          <table:table-cell office:value-type="float" office:value="1180637" calcext:value-type="float">
            <text:p>1180637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Korba * </text:p>
          </table:table-cell>
          <table:table-cell office:value-type="float" office:value="1011823" calcext:value-type="float">
            <text:p>1011823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Koriya * </text:p>
          </table:table-cell>
          <table:table-cell office:value-type="float" office:value="586327" calcext:value-type="float">
            <text:p>586327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Kota </text:p>
          </table:table-cell>
          <table:table-cell office:value-type="float" office:value="1568525" calcext:value-type="float">
            <text:p>1568525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Kottayam </text:p>
          </table:table-cell>
          <table:table-cell office:value-type="float" office:value="1953646" calcext:value-type="float">
            <text:p>1953646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Kozhikode </text:p>
          </table:table-cell>
          <table:table-cell office:value-type="float" office:value="2879131" calcext:value-type="float">
            <text:p>2879131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Krishna </text:p>
          </table:table-cell>
          <table:table-cell office:value-type="float" office:value="4187841" calcext:value-type="float">
            <text:p>4187841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Kullu </text:p>
          </table:table-cell>
          <table:table-cell office:value-type="float" office:value="381571" calcext:value-type="float">
            <text:p>381571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Kupwara </text:p>
          </table:table-cell>
          <table:table-cell office:value-type="float" office:value="650393" calcext:value-type="float">
            <text:p>650393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Kurnool </text:p>
          </table:table-cell>
          <table:table-cell office:value-type="float" office:value="3529494" calcext:value-type="float">
            <text:p>3529494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Kurukshetra </text:p>
          </table:table-cell>
          <table:table-cell office:value-type="float" office:value="825454" calcext:value-type="float">
            <text:p>82545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Kushinagar * </text:p>
          </table:table-cell>
          <table:table-cell office:value-type="float" office:value="2893196" calcext:value-type="float">
            <text:p>2893196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Lahul &amp; Spiti </text:p>
          </table:table-cell>
          <table:table-cell office:value-type="float" office:value="33224" calcext:value-type="float">
            <text:p>33224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Lakhimpur </text:p>
          </table:table-cell>
          <table:table-cell office:value-type="float" office:value="889010" calcext:value-type="float">
            <text:p>889010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Lakhisarai * </text:p>
          </table:table-cell>
          <table:table-cell office:value-type="float" office:value="802225" calcext:value-type="float">
            <text:p>802225</text:p>
          </table:table-cell>
          <table:table-cell/>
        </table:table-row>
        <table:table-row table:style-name="ro1">
          <table:table-cell office:value-type="string" calcext:value-type="string">
            <text:p>Lakshdweep</text:p>
          </table:table-cell>
          <table:table-cell office:value-type="string" calcext:value-type="string">
            <text:p><text:s/>Lakshadweep </text:p>
          </table:table-cell>
          <table:table-cell office:value-type="float" office:value="60650" calcext:value-type="float">
            <text:p>6065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Lalitpur </text:p>
          </table:table-cell>
          <table:table-cell office:value-type="float" office:value="977734" calcext:value-type="float">
            <text:p>977734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Latur </text:p>
          </table:table-cell>
          <table:table-cell office:value-type="float" office:value="2080285" calcext:value-type="float">
            <text:p>2080285</text:p>
          </table:table-cell>
          <table:table-cell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<text:s/>Lawngtlai </text:p>
          </table:table-cell>
          <table:table-cell office:value-type="float" office:value="73620" calcext:value-type="float">
            <text:p>73620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Leh </text:p>
          </table:table-cell>
          <table:table-cell office:value-type="float" office:value="117232" calcext:value-type="float">
            <text:p>117232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Lohardaga </text:p>
          </table:table-cell>
          <table:table-cell office:value-type="float" office:value="364521" calcext:value-type="float">
            <text:p>364521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Lohit </text:p>
          </table:table-cell>
          <table:table-cell office:value-type="float" office:value="143527" calcext:value-type="float">
            <text:p>143527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Lower Subansiri </text:p>
          </table:table-cell>
          <table:table-cell office:value-type="float" office:value="98244" calcext:value-type="float">
            <text:p>9824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Lucknow </text:p>
          </table:table-cell>
          <table:table-cell office:value-type="float" office:value="3647834" calcext:value-type="float">
            <text:p>3647834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Ludhiana </text:p>
          </table:table-cell>
          <table:table-cell office:value-type="float" office:value="3032831" calcext:value-type="float">
            <text:p>3032831</text:p>
          </table:table-cell>
          <table:table-cell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<text:s/>Lunglei </text:p>
          </table:table-cell>
          <table:table-cell office:value-type="float" office:value="137223" calcext:value-type="float">
            <text:p>137223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Madhepura </text:p>
          </table:table-cell>
          <table:table-cell office:value-type="float" office:value="1526646" calcext:value-type="float">
            <text:p>1526646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Madhubani </text:p>
          </table:table-cell>
          <table:table-cell office:value-type="float" office:value="3575281" calcext:value-type="float">
            <text:p>3575281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Madurai </text:p>
          </table:table-cell>
          <table:table-cell office:value-type="float" office:value="2578201" calcext:value-type="float">
            <text:p>2578201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Mahasamund * </text:p>
          </table:table-cell>
          <table:table-cell office:value-type="float" office:value="860257" calcext:value-type="float">
            <text:p>860257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Mahbubnagar </text:p>
          </table:table-cell>
          <table:table-cell office:value-type="float" office:value="3513934" calcext:value-type="float">
            <text:p>3513934</text:p>
          </table:table-cell>
          <table:table-cell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string" calcext:value-type="string">
            <text:p><text:s/>Mahe </text:p>
          </table:table-cell>
          <table:table-cell office:value-type="float" office:value="36828" calcext:value-type="float">
            <text:p>36828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Mahendragarh </text:p>
          </table:table-cell>
          <table:table-cell office:value-type="float" office:value="812521" calcext:value-type="float">
            <text:p>812521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Mahesana </text:p>
          </table:table-cell>
          <table:table-cell office:value-type="float" office:value="1837892" calcext:value-type="float">
            <text:p>183789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Mahoba * </text:p>
          </table:table-cell>
          <table:table-cell office:value-type="float" office:value="708447" calcext:value-type="float">
            <text:p>70844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Mahrajganj </text:p>
          </table:table-cell>
          <table:table-cell office:value-type="float" office:value="2173878" calcext:value-type="float">
            <text:p>217387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Mainpuri </text:p>
          </table:table-cell>
          <table:table-cell office:value-type="float" office:value="1596718" calcext:value-type="float">
            <text:p>1596718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Malappuram </text:p>
          </table:table-cell>
          <table:table-cell office:value-type="float" office:value="3625471" calcext:value-type="float">
            <text:p>3625471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Maldah</text:p>
          </table:table-cell>
          <table:table-cell office:value-type="float" office:value="3290468" calcext:value-type="float">
            <text:p>3290468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Malkangiri</text:p>
          </table:table-cell>
          <table:table-cell office:value-type="float" office:value="504198" calcext:value-type="float">
            <text:p>504198</text:p>
          </table:table-cell>
          <table:table-cell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<text:s/>Mamit * </text:p>
          </table:table-cell>
          <table:table-cell office:value-type="float" office:value="62785" calcext:value-type="float">
            <text:p>62785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Mandi </text:p>
          </table:table-cell>
          <table:table-cell office:value-type="float" office:value="901344" calcext:value-type="float">
            <text:p>901344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Mandla </text:p>
          </table:table-cell>
          <table:table-cell office:value-type="float" office:value="894236" calcext:value-type="float">
            <text:p>894236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Mandsaur </text:p>
          </table:table-cell>
          <table:table-cell office:value-type="float" office:value="1183724" calcext:value-type="float">
            <text:p>1183724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Mandya </text:p>
          </table:table-cell>
          <table:table-cell office:value-type="float" office:value="1763705" calcext:value-type="float">
            <text:p>1763705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Mansa * </text:p>
          </table:table-cell>
          <table:table-cell office:value-type="float" office:value="688758" calcext:value-type="float">
            <text:p>688758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Marigaon </text:p>
          </table:table-cell>
          <table:table-cell office:value-type="float" office:value="776256" calcext:value-type="float">
            <text:p>77625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Mathura </text:p>
          </table:table-cell>
          <table:table-cell office:value-type="float" office:value="2074516" calcext:value-type="float">
            <text:p>207451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Mau </text:p>
          </table:table-cell>
          <table:table-cell office:value-type="float" office:value="1853997" calcext:value-type="float">
            <text:p>1853997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Mayurbhanj </text:p>
          </table:table-cell>
          <table:table-cell office:value-type="float" office:value="2223456" calcext:value-type="float">
            <text:p>2223456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Medak </text:p>
          </table:table-cell>
          <table:table-cell office:value-type="float" office:value="2670097" calcext:value-type="float">
            <text:p>2670097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Medinipur</text:p>
          </table:table-cell>
          <table:table-cell office:value-type="float" office:value="9610788" calcext:value-type="float">
            <text:p>961078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Meerut </text:p>
          </table:table-cell>
          <table:table-cell office:value-type="float" office:value="2997361" calcext:value-type="float">
            <text:p>299736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Mirzapur </text:p>
          </table:table-cell>
          <table:table-cell office:value-type="float" office:value="2116042" calcext:value-type="float">
            <text:p>2116042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Moga * </text:p>
          </table:table-cell>
          <table:table-cell office:value-type="float" office:value="894854" calcext:value-type="float">
            <text:p>894854</text:p>
          </table:table-cell>
          <table:table-cell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<text:s/>Mokokchung </text:p>
          </table:table-cell>
          <table:table-cell office:value-type="float" office:value="232085" calcext:value-type="float">
            <text:p>232085</text:p>
          </table:table-cell>
          <table:table-cell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<text:s/>Mon </text:p>
          </table:table-cell>
          <table:table-cell office:value-type="float" office:value="260652" calcext:value-type="float">
            <text:p>26065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Moradabad </text:p>
          </table:table-cell>
          <table:table-cell office:value-type="float" office:value="3810983" calcext:value-type="float">
            <text:p>3810983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Morena </text:p>
          </table:table-cell>
          <table:table-cell office:value-type="float" office:value="1592714" calcext:value-type="float">
            <text:p>1592714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Muktsar * </text:p>
          </table:table-cell>
          <table:table-cell office:value-type="float" office:value="777493" calcext:value-type="float">
            <text:p>777493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Mumbai </text:p>
          </table:table-cell>
          <table:table-cell office:value-type="float" office:value="8640419" calcext:value-type="float">
            <text:p>8640419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Mumbai </text:p>
          </table:table-cell>
          <table:table-cell office:value-type="float" office:value="3338031" calcext:value-type="float">
            <text:p>3338031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Munger </text:p>
          </table:table-cell>
          <table:table-cell office:value-type="float" office:value="1137797" calcext:value-type="float">
            <text:p>1137797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Murshidabad</text:p>
          </table:table-cell>
          <table:table-cell office:value-type="float" office:value="5866569" calcext:value-type="float">
            <text:p>586656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Muzaffarnagar </text:p>
          </table:table-cell>
          <table:table-cell office:value-type="float" office:value="3543362" calcext:value-type="float">
            <text:p>3543362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Muzaffarpur </text:p>
          </table:table-cell>
          <table:table-cell office:value-type="float" office:value="3746714" calcext:value-type="float">
            <text:p>3746714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Mysore </text:p>
          </table:table-cell>
          <table:table-cell office:value-type="float" office:value="2641027" calcext:value-type="float">
            <text:p>2641027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Nabarangapur</text:p>
          </table:table-cell>
          <table:table-cell office:value-type="float" office:value="1025766" calcext:value-type="float">
            <text:p>1025766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Nadia</text:p>
          </table:table-cell>
          <table:table-cell office:value-type="float" office:value="4604827" calcext:value-type="float">
            <text:p>4604827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Nagaon </text:p>
          </table:table-cell>
          <table:table-cell office:value-type="float" office:value="2314629" calcext:value-type="float">
            <text:p>2314629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Nagapattinam</text:p>
          </table:table-cell>
          <table:table-cell office:value-type="float" office:value="1488839" calcext:value-type="float">
            <text:p>1488839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Nagaur </text:p>
          </table:table-cell>
          <table:table-cell office:value-type="float" office:value="2775058" calcext:value-type="float">
            <text:p>2775058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Nagpur </text:p>
          </table:table-cell>
          <table:table-cell office:value-type="float" office:value="4067637" calcext:value-type="float">
            <text:p>4067637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Nainital </text:p>
          </table:table-cell>
          <table:table-cell office:value-type="float" office:value="762909" calcext:value-type="float">
            <text:p>762909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Nalanda </text:p>
          </table:table-cell>
          <table:table-cell office:value-type="float" office:value="2370528" calcext:value-type="float">
            <text:p>2370528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Nalbari </text:p>
          </table:table-cell>
          <table:table-cell office:value-type="float" office:value="1148824" calcext:value-type="float">
            <text:p>1148824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Nalgonda </text:p>
          </table:table-cell>
          <table:table-cell office:value-type="float" office:value="3247982" calcext:value-type="float">
            <text:p>3247982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Namakkal</text:p>
          </table:table-cell>
          <table:table-cell office:value-type="float" office:value="1493462" calcext:value-type="float">
            <text:p>1493462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Nanded </text:p>
          </table:table-cell>
          <table:table-cell office:value-type="float" office:value="2876259" calcext:value-type="float">
            <text:p>2876259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Nandurbar * </text:p>
          </table:table-cell>
          <table:table-cell office:value-type="float" office:value="1311709" calcext:value-type="float">
            <text:p>1311709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Narmada</text:p>
          </table:table-cell>
          <table:table-cell office:value-type="float" office:value="514404" calcext:value-type="float">
            <text:p>514404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Narsimhapur </text:p>
          </table:table-cell>
          <table:table-cell office:value-type="float" office:value="957646" calcext:value-type="float">
            <text:p>957646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Nashik </text:p>
          </table:table-cell>
          <table:table-cell office:value-type="float" office:value="4993796" calcext:value-type="float">
            <text:p>4993796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Navsari</text:p>
          </table:table-cell>
          <table:table-cell office:value-type="float" office:value="1229463" calcext:value-type="float">
            <text:p>1229463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Nawada </text:p>
          </table:table-cell>
          <table:table-cell office:value-type="float" office:value="1809696" calcext:value-type="float">
            <text:p>1809696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Nawanshahr * </text:p>
          </table:table-cell>
          <table:table-cell office:value-type="float" office:value="587468" calcext:value-type="float">
            <text:p>587468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Nayagarh</text:p>
          </table:table-cell>
          <table:table-cell office:value-type="float" office:value="864516" calcext:value-type="float">
            <text:p>864516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Neemuch * </text:p>
          </table:table-cell>
          <table:table-cell office:value-type="float" office:value="726070" calcext:value-type="float">
            <text:p>726070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Nellore </text:p>
          </table:table-cell>
          <table:table-cell office:value-type="float" office:value="2668564" calcext:value-type="float">
            <text:p>2668564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<text:s/>New Delhi </text:p>
          </table:table-cell>
          <table:table-cell office:value-type="float" office:value="179112" calcext:value-type="float">
            <text:p>179112</text:p>
          </table:table-cell>
          <table:table-cell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<text:s/>Nicobars </text:p>
          </table:table-cell>
          <table:table-cell office:value-type="float" office:value="42068" calcext:value-type="float">
            <text:p>42068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Nizamabad </text:p>
          </table:table-cell>
          <table:table-cell office:value-type="float" office:value="2345685" calcext:value-type="float">
            <text:p>2345685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<text:s/>North</text:p>
          </table:table-cell>
          <table:table-cell office:value-type="float" office:value="781525" calcext:value-type="float">
            <text:p>781525</text:p>
          </table:table-cell>
          <table:table-cell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<text:s/>North</text:p>
          </table:table-cell>
          <table:table-cell office:value-type="float" office:value="41030" calcext:value-type="float">
            <text:p>41030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North Cachar Hills </text:p>
          </table:table-cell>
          <table:table-cell office:value-type="float" office:value="188079" calcext:value-type="float">
            <text:p>188079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<text:s/>North East</text:p>
          </table:table-cell>
          <table:table-cell office:value-type="float" office:value="1768061" calcext:value-type="float">
            <text:p>1768061</text:p>
          </table:table-cell>
          <table:table-cell/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<text:s/>North Goa</text:p>
          </table:table-cell>
          <table:table-cell office:value-type="float" office:value="758573" calcext:value-type="float">
            <text:p>758573</text:p>
          </table:table-cell>
          <table:table-cell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<text:s/>North Tripura</text:p>
          </table:table-cell>
          <table:table-cell office:value-type="float" office:value="590913" calcext:value-type="float">
            <text:p>590913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North Twenty Four Parganas </text:p>
          </table:table-cell>
          <table:table-cell office:value-type="float" office:value="8934286" calcext:value-type="float">
            <text:p>8934286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<text:s/>North West</text:p>
          </table:table-cell>
          <table:table-cell office:value-type="float" office:value="2860869" calcext:value-type="float">
            <text:p>2860869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Nuapada</text:p>
          </table:table-cell>
          <table:table-cell office:value-type="float" office:value="530690" calcext:value-type="float">
            <text:p>530690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Osmanabad </text:p>
          </table:table-cell>
          <table:table-cell office:value-type="float" office:value="1486586" calcext:value-type="float">
            <text:p>1486586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Pakaur * </text:p>
          </table:table-cell>
          <table:table-cell office:value-type="float" office:value="701664" calcext:value-type="float">
            <text:p>701664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Palakkad </text:p>
          </table:table-cell>
          <table:table-cell office:value-type="float" office:value="2617482" calcext:value-type="float">
            <text:p>2617482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Palamu </text:p>
          </table:table-cell>
          <table:table-cell office:value-type="float" office:value="2098359" calcext:value-type="float">
            <text:p>2098359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Pali </text:p>
          </table:table-cell>
          <table:table-cell office:value-type="float" office:value="1820251" calcext:value-type="float">
            <text:p>1820251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Panch Mahals </text:p>
          </table:table-cell>
          <table:table-cell office:value-type="float" office:value="2025277" calcext:value-type="float">
            <text:p>2025277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Panchkula * </text:p>
          </table:table-cell>
          <table:table-cell office:value-type="float" office:value="468411" calcext:value-type="float">
            <text:p>468411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Panipat </text:p>
          </table:table-cell>
          <table:table-cell office:value-type="float" office:value="967449" calcext:value-type="float">
            <text:p>967449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Panna </text:p>
          </table:table-cell>
          <table:table-cell office:value-type="float" office:value="856558" calcext:value-type="float">
            <text:p>856558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Papum Pare * </text:p>
          </table:table-cell>
          <table:table-cell office:value-type="float" office:value="122003" calcext:value-type="float">
            <text:p>122003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Parbhani </text:p>
          </table:table-cell>
          <table:table-cell office:value-type="float" office:value="1527715" calcext:value-type="float">
            <text:p>1527715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Pashchim Champaran </text:p>
          </table:table-cell>
          <table:table-cell office:value-type="float" office:value="3043466" calcext:value-type="float">
            <text:p>3043466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Pashchimi Singhbhum </text:p>
          </table:table-cell>
          <table:table-cell office:value-type="float" office:value="2082795" calcext:value-type="float">
            <text:p>2082795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Patan</text:p>
          </table:table-cell>
          <table:table-cell office:value-type="float" office:value="1182709" calcext:value-type="float">
            <text:p>1182709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Pathanamthitta </text:p>
          </table:table-cell>
          <table:table-cell office:value-type="float" office:value="1234016" calcext:value-type="float">
            <text:p>1234016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Patiala </text:p>
          </table:table-cell>
          <table:table-cell office:value-type="float" office:value="1844934" calcext:value-type="float">
            <text:p>1844934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Patna </text:p>
          </table:table-cell>
          <table:table-cell office:value-type="float" office:value="4718592" calcext:value-type="float">
            <text:p>4718592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Perambalur</text:p>
          </table:table-cell>
          <table:table-cell office:value-type="float" office:value="493646" calcext:value-type="float">
            <text:p>493646</text:p>
          </table:table-cell>
          <table:table-cell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<text:s/>Phek </text:p>
          </table:table-cell>
          <table:table-cell office:value-type="float" office:value="148195" calcext:value-type="float">
            <text:p>14819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Pilibhit </text:p>
          </table:table-cell>
          <table:table-cell office:value-type="float" office:value="1645183" calcext:value-type="float">
            <text:p>1645183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Pithoragarh </text:p>
          </table:table-cell>
          <table:table-cell office:value-type="float" office:value="462289" calcext:value-type="float">
            <text:p>462289</text:p>
          </table:table-cell>
          <table:table-cell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string" calcext:value-type="string">
            <text:p><text:s/>Pondicherry </text:p>
          </table:table-cell>
          <table:table-cell office:value-type="float" office:value="735332" calcext:value-type="float">
            <text:p>735332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Porbandar</text:p>
          </table:table-cell>
          <table:table-cell office:value-type="float" office:value="536835" calcext:value-type="float">
            <text:p>536835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Prakasam </text:p>
          </table:table-cell>
          <table:table-cell office:value-type="float" office:value="3059423" calcext:value-type="float">
            <text:p>305942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Pratapgarh </text:p>
          </table:table-cell>
          <table:table-cell office:value-type="float" office:value="2731174" calcext:value-type="float">
            <text:p>2731174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Pudukkottai </text:p>
          </table:table-cell>
          <table:table-cell office:value-type="float" office:value="1459601" calcext:value-type="float">
            <text:p>1459601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Pulwama </text:p>
          </table:table-cell>
          <table:table-cell office:value-type="float" office:value="652607" calcext:value-type="float">
            <text:p>652607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Punch </text:p>
          </table:table-cell>
          <table:table-cell office:value-type="float" office:value="372613" calcext:value-type="float">
            <text:p>372613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Pune </text:p>
          </table:table-cell>
          <table:table-cell office:value-type="float" office:value="7232555" calcext:value-type="float">
            <text:p>7232555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Purba Champaran </text:p>
          </table:table-cell>
          <table:table-cell office:value-type="float" office:value="3939773" calcext:value-type="float">
            <text:p>3939773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Purbi Singhbhum </text:p>
          </table:table-cell>
          <table:table-cell office:value-type="float" office:value="1982988" calcext:value-type="float">
            <text:p>1982988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Puri </text:p>
          </table:table-cell>
          <table:table-cell office:value-type="float" office:value="1502682" calcext:value-type="float">
            <text:p>1502682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Purnia </text:p>
          </table:table-cell>
          <table:table-cell office:value-type="float" office:value="2543942" calcext:value-type="float">
            <text:p>2543942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Puruliya </text:p>
          </table:table-cell>
          <table:table-cell office:value-type="float" office:value="2536516" calcext:value-type="float">
            <text:p>253651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Rae Bareli </text:p>
          </table:table-cell>
          <table:table-cell office:value-type="float" office:value="2872335" calcext:value-type="float">
            <text:p>2872335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Raichur </text:p>
          </table:table-cell>
          <table:table-cell office:value-type="float" office:value="1669762" calcext:value-type="float">
            <text:p>1669762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Raigarh </text:p>
          </table:table-cell>
          <table:table-cell office:value-type="float" office:value="1265529" calcext:value-type="float">
            <text:p>1265529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Raigarh </text:p>
          </table:table-cell>
          <table:table-cell office:value-type="float" office:value="2207929" calcext:value-type="float">
            <text:p>2207929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Raipur </text:p>
          </table:table-cell>
          <table:table-cell office:value-type="float" office:value="3016930" calcext:value-type="float">
            <text:p>3016930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Raisen </text:p>
          </table:table-cell>
          <table:table-cell office:value-type="float" office:value="1125154" calcext:value-type="float">
            <text:p>1125154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Rajauri </text:p>
          </table:table-cell>
          <table:table-cell office:value-type="float" office:value="483284" calcext:value-type="float">
            <text:p>483284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Rajgarh </text:p>
          </table:table-cell>
          <table:table-cell office:value-type="float" office:value="1254085" calcext:value-type="float">
            <text:p>1254085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Rajkot </text:p>
          </table:table-cell>
          <table:table-cell office:value-type="float" office:value="3169881" calcext:value-type="float">
            <text:p>3169881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Rajnandgaon </text:p>
          </table:table-cell>
          <table:table-cell office:value-type="float" office:value="1283224" calcext:value-type="float">
            <text:p>1283224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Rajsamand * </text:p>
          </table:table-cell>
          <table:table-cell office:value-type="float" office:value="987024" calcext:value-type="float">
            <text:p>987024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Ramanathapuram </text:p>
          </table:table-cell>
          <table:table-cell office:value-type="float" office:value="1187604" calcext:value-type="float">
            <text:p>118760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Rampur </text:p>
          </table:table-cell>
          <table:table-cell office:value-type="float" office:value="1923739" calcext:value-type="float">
            <text:p>1923739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Ranchi </text:p>
          </table:table-cell>
          <table:table-cell office:value-type="float" office:value="2785064" calcext:value-type="float">
            <text:p>2785064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Rangareddi </text:p>
          </table:table-cell>
          <table:table-cell office:value-type="float" office:value="3575064" calcext:value-type="float">
            <text:p>3575064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Ratlam </text:p>
          </table:table-cell>
          <table:table-cell office:value-type="float" office:value="1215393" calcext:value-type="float">
            <text:p>1215393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Ratnagiri </text:p>
          </table:table-cell>
          <table:table-cell office:value-type="float" office:value="1696777" calcext:value-type="float">
            <text:p>1696777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Rayagada</text:p>
          </table:table-cell>
          <table:table-cell office:value-type="float" office:value="831109" calcext:value-type="float">
            <text:p>831109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Rewa </text:p>
          </table:table-cell>
          <table:table-cell office:value-type="float" office:value="1973306" calcext:value-type="float">
            <text:p>1973306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Rewari </text:p>
          </table:table-cell>
          <table:table-cell office:value-type="float" office:value="765351" calcext:value-type="float">
            <text:p>765351</text:p>
          </table:table-cell>
          <table:table-cell/>
        </table:table-row>
        <table:table-row table:style-name="ro1">
          <table:table-cell office:value-type="string" calcext:value-type="string">
            <text:p>Meghalya</text:p>
          </table:table-cell>
          <table:table-cell office:value-type="string" calcext:value-type="string">
            <text:p><text:s/>Ri Bhoi</text:p>
          </table:table-cell>
          <table:table-cell office:value-type="float" office:value="192790" calcext:value-type="float">
            <text:p>192790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Rohtak </text:p>
          </table:table-cell>
          <table:table-cell office:value-type="float" office:value="940128" calcext:value-type="float">
            <text:p>940128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Rohtas </text:p>
          </table:table-cell>
          <table:table-cell office:value-type="float" office:value="2450748" calcext:value-type="float">
            <text:p>2450748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Rudraprayag * </text:p>
          </table:table-cell>
          <table:table-cell office:value-type="float" office:value="227439" calcext:value-type="float">
            <text:p>227439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Rupnagar </text:p>
          </table:table-cell>
          <table:table-cell office:value-type="float" office:value="1116108" calcext:value-type="float">
            <text:p>1116108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Sabar Kantha </text:p>
          </table:table-cell>
          <table:table-cell office:value-type="float" office:value="2082531" calcext:value-type="float">
            <text:p>2082531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Sagar </text:p>
          </table:table-cell>
          <table:table-cell office:value-type="float" office:value="2021987" calcext:value-type="float">
            <text:p>202198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Saharanpur </text:p>
          </table:table-cell>
          <table:table-cell office:value-type="float" office:value="2896863" calcext:value-type="float">
            <text:p>2896863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Saharsa </text:p>
          </table:table-cell>
          <table:table-cell office:value-type="float" office:value="1508182" calcext:value-type="float">
            <text:p>1508182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<text:s/>Sahibganj </text:p>
          </table:table-cell>
          <table:table-cell office:value-type="float" office:value="927770" calcext:value-type="float">
            <text:p>927770</text:p>
          </table:table-cell>
          <table:table-cell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<text:s/>Saiha * </text:p>
          </table:table-cell>
          <table:table-cell office:value-type="float" office:value="61056" calcext:value-type="float">
            <text:p>61056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Salem </text:p>
          </table:table-cell>
          <table:table-cell office:value-type="float" office:value="3016346" calcext:value-type="float">
            <text:p>3016346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Samastipur </text:p>
          </table:table-cell>
          <table:table-cell office:value-type="float" office:value="3394793" calcext:value-type="float">
            <text:p>3394793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Sambalpur </text:p>
          </table:table-cell>
          <table:table-cell office:value-type="float" office:value="935613" calcext:value-type="float">
            <text:p>935613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Sangli </text:p>
          </table:table-cell>
          <table:table-cell office:value-type="float" office:value="2583524" calcext:value-type="float">
            <text:p>2583524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<text:s/>Sangrur </text:p>
          </table:table-cell>
          <table:table-cell office:value-type="float" office:value="2000173" calcext:value-type="float">
            <text:p>200017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Sant Kabir Nagar * </text:p>
          </table:table-cell>
          <table:table-cell office:value-type="float" office:value="1420226" calcext:value-type="float">
            <text:p>14202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Sant Ravidas Nagar Bhadohi * </text:p>
          </table:table-cell>
          <table:table-cell office:value-type="float" office:value="1353705" calcext:value-type="float">
            <text:p>1353705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Saran </text:p>
          </table:table-cell>
          <table:table-cell office:value-type="float" office:value="3248701" calcext:value-type="float">
            <text:p>3248701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Satara </text:p>
          </table:table-cell>
          <table:table-cell office:value-type="float" office:value="2808994" calcext:value-type="float">
            <text:p>2808994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Satna </text:p>
          </table:table-cell>
          <table:table-cell office:value-type="float" office:value="1870104" calcext:value-type="float">
            <text:p>1870104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Sawai Madhopur </text:p>
          </table:table-cell>
          <table:table-cell office:value-type="float" office:value="1117057" calcext:value-type="float">
            <text:p>1117057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Sehore </text:p>
          </table:table-cell>
          <table:table-cell office:value-type="float" office:value="1078912" calcext:value-type="float">
            <text:p>1078912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Seoni </text:p>
          </table:table-cell>
          <table:table-cell office:value-type="float" office:value="1166608" calcext:value-type="float">
            <text:p>1166608</text:p>
          </table:table-cell>
          <table:table-cell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<text:s/>Serchhip * </text:p>
          </table:table-cell>
          <table:table-cell office:value-type="float" office:value="53861" calcext:value-type="float">
            <text:p>53861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Shahdol </text:p>
          </table:table-cell>
          <table:table-cell office:value-type="float" office:value="1575303" calcext:value-type="float">
            <text:p>157530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Shahjahanpur </text:p>
          </table:table-cell>
          <table:table-cell office:value-type="float" office:value="2547855" calcext:value-type="float">
            <text:p>2547855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Shajapur </text:p>
          </table:table-cell>
          <table:table-cell office:value-type="float" office:value="1290685" calcext:value-type="float">
            <text:p>1290685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Sheikhpura * </text:p>
          </table:table-cell>
          <table:table-cell office:value-type="float" office:value="525502" calcext:value-type="float">
            <text:p>525502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Sheohar * </text:p>
          </table:table-cell>
          <table:table-cell office:value-type="float" office:value="515961" calcext:value-type="float">
            <text:p>515961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Sheopur * </text:p>
          </table:table-cell>
          <table:table-cell office:value-type="float" office:value="559495" calcext:value-type="float">
            <text:p>559495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Shimla </text:p>
          </table:table-cell>
          <table:table-cell office:value-type="float" office:value="722502" calcext:value-type="float">
            <text:p>722502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Shimoga </text:p>
          </table:table-cell>
          <table:table-cell office:value-type="float" office:value="1642545" calcext:value-type="float">
            <text:p>1642545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Shivpuri </text:p>
          </table:table-cell>
          <table:table-cell office:value-type="float" office:value="1441950" calcext:value-type="float">
            <text:p>144195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Shrawasti * </text:p>
          </table:table-cell>
          <table:table-cell office:value-type="float" office:value="1176391" calcext:value-type="float">
            <text:p>1176391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Sibsagar </text:p>
          </table:table-cell>
          <table:table-cell office:value-type="float" office:value="1051736" calcext:value-type="float">
            <text:p>105173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Siddharthnagar </text:p>
          </table:table-cell>
          <table:table-cell office:value-type="float" office:value="2040085" calcext:value-type="float">
            <text:p>2040085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Sidhi </text:p>
          </table:table-cell>
          <table:table-cell office:value-type="float" office:value="1831152" calcext:value-type="float">
            <text:p>1831152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Sikar </text:p>
          </table:table-cell>
          <table:table-cell office:value-type="float" office:value="2287788" calcext:value-type="float">
            <text:p>2287788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Sindhudurg </text:p>
          </table:table-cell>
          <table:table-cell office:value-type="float" office:value="868825" calcext:value-type="float">
            <text:p>868825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Sirmaur </text:p>
          </table:table-cell>
          <table:table-cell office:value-type="float" office:value="458593" calcext:value-type="float">
            <text:p>458593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Sirohi </text:p>
          </table:table-cell>
          <table:table-cell office:value-type="float" office:value="851107" calcext:value-type="float">
            <text:p>851107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Sirsa </text:p>
          </table:table-cell>
          <table:table-cell office:value-type="float" office:value="1116649" calcext:value-type="float">
            <text:p>1116649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Sitamarhi </text:p>
          </table:table-cell>
          <table:table-cell office:value-type="float" office:value="2682720" calcext:value-type="float">
            <text:p>268272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Sitapur </text:p>
          </table:table-cell>
          <table:table-cell office:value-type="float" office:value="3619661" calcext:value-type="float">
            <text:p>3619661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Sivaganga </text:p>
          </table:table-cell>
          <table:table-cell office:value-type="float" office:value="1155356" calcext:value-type="float">
            <text:p>1155356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Siwan </text:p>
          </table:table-cell>
          <table:table-cell office:value-type="float" office:value="2714349" calcext:value-type="float">
            <text:p>2714349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Solan </text:p>
          </table:table-cell>
          <table:table-cell office:value-type="float" office:value="500557" calcext:value-type="float">
            <text:p>500557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Solapur </text:p>
          </table:table-cell>
          <table:table-cell office:value-type="float" office:value="3849543" calcext:value-type="float">
            <text:p>3849543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Sonapur</text:p>
          </table:table-cell>
          <table:table-cell office:value-type="float" office:value="541835" calcext:value-type="float">
            <text:p>54183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Sonbhadra </text:p>
          </table:table-cell>
          <table:table-cell office:value-type="float" office:value="1463519" calcext:value-type="float">
            <text:p>1463519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Sonipat </text:p>
          </table:table-cell>
          <table:table-cell office:value-type="float" office:value="1279175" calcext:value-type="float">
            <text:p>1279175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Sonitpur </text:p>
          </table:table-cell>
          <table:table-cell office:value-type="float" office:value="1681513" calcext:value-type="float">
            <text:p>1681513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<text:s/>South</text:p>
          </table:table-cell>
          <table:table-cell office:value-type="float" office:value="2267023" calcext:value-type="float">
            <text:p>2267023</text:p>
          </table:table-cell>
          <table:table-cell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<text:s/>South </text:p>
          </table:table-cell>
          <table:table-cell office:value-type="float" office:value="131525" calcext:value-type="float">
            <text:p>131525</text:p>
          </table:table-cell>
          <table:table-cell/>
        </table:table-row>
        <table:table-row table:style-name="ro1">
          <table:table-cell office:value-type="string" calcext:value-type="string">
            <text:p>Meghalya</text:p>
          </table:table-cell>
          <table:table-cell office:value-type="string" calcext:value-type="string">
            <text:p><text:s/>South Garo Hills * </text:p>
          </table:table-cell>
          <table:table-cell office:value-type="float" office:value="100980" calcext:value-type="float">
            <text:p>100980</text:p>
          </table:table-cell>
          <table:table-cell/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<text:s/>South Goa </text:p>
          </table:table-cell>
          <table:table-cell office:value-type="float" office:value="589095" calcext:value-type="float">
            <text:p>589095</text:p>
          </table:table-cell>
          <table:table-cell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<text:s/>South Tripura</text:p>
          </table:table-cell>
          <table:table-cell office:value-type="float" office:value="767440" calcext:value-type="float">
            <text:p>767440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<text:s/>South West</text:p>
          </table:table-cell>
          <table:table-cell office:value-type="float" office:value="1755041" calcext:value-type="float">
            <text:p>1755041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Srikakulam </text:p>
          </table:table-cell>
          <table:table-cell office:value-type="float" office:value="2537593" calcext:value-type="float">
            <text:p>2537593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Srinagar </text:p>
          </table:table-cell>
          <table:table-cell office:value-type="float" office:value="1202447" calcext:value-type="float">
            <text:p>120244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Sultanpur </text:p>
          </table:table-cell>
          <table:table-cell office:value-type="float" office:value="3214832" calcext:value-type="float">
            <text:p>3214832</text:p>
          </table:table-cell>
          <table:table-cell/>
        </table:table-row>
        <table:table-row table:style-name="ro1">
          <table:table-cell office:value-type="string" calcext:value-type="string">
            <text:p>Orrisa</text:p>
          </table:table-cell>
          <table:table-cell office:value-type="string" calcext:value-type="string">
            <text:p><text:s/>Sundargarh </text:p>
          </table:table-cell>
          <table:table-cell office:value-type="float" office:value="1830673" calcext:value-type="float">
            <text:p>1830673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Supaul * </text:p>
          </table:table-cell>
          <table:table-cell office:value-type="float" office:value="1732578" calcext:value-type="float">
            <text:p>1732578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Surat </text:p>
          </table:table-cell>
          <table:table-cell office:value-type="float" office:value="4995174" calcext:value-type="float">
            <text:p>4995174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Surendranagar </text:p>
          </table:table-cell>
          <table:table-cell office:value-type="float" office:value="1515148" calcext:value-type="float">
            <text:p>1515148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/>Surguja </text:p>
          </table:table-cell>
          <table:table-cell office:value-type="float" office:value="1972094" calcext:value-type="float">
            <text:p>1972094</text:p>
          </table:table-cell>
          <table:table-cell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<text:s/>Tamenglong </text:p>
          </table:table-cell>
          <table:table-cell office:value-type="float" office:value="111499" calcext:value-type="float">
            <text:p>111499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Tawang </text:p>
          </table:table-cell>
          <table:table-cell office:value-type="float" office:value="38924" calcext:value-type="float">
            <text:p>38924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Tehri Garhwal </text:p>
          </table:table-cell>
          <table:table-cell office:value-type="float" office:value="604747" calcext:value-type="float">
            <text:p>604747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Thane </text:p>
          </table:table-cell>
          <table:table-cell office:value-type="float" office:value="8131849" calcext:value-type="float">
            <text:p>8131849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Thanjavur </text:p>
          </table:table-cell>
          <table:table-cell office:value-type="float" office:value="2216138" calcext:value-type="float">
            <text:p>2216138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The Dangs </text:p>
          </table:table-cell>
          <table:table-cell office:value-type="float" office:value="186729" calcext:value-type="float">
            <text:p>186729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The Nilgiris </text:p>
          </table:table-cell>
          <table:table-cell office:value-type="float" office:value="762141" calcext:value-type="float">
            <text:p>762141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Theni</text:p>
          </table:table-cell>
          <table:table-cell office:value-type="float" office:value="1093950" calcext:value-type="float">
            <text:p>1093950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Thiruvallur </text:p>
          </table:table-cell>
          <table:table-cell office:value-type="float" office:value="2754756" calcext:value-type="float">
            <text:p>2754756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Thiruvananthapuram </text:p>
          </table:table-cell>
          <table:table-cell office:value-type="float" office:value="3234356" calcext:value-type="float">
            <text:p>3234356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Thiruvarur </text:p>
          </table:table-cell>
          <table:table-cell office:value-type="float" office:value="1169474" calcext:value-type="float">
            <text:p>1169474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Thoothukkudi </text:p>
          </table:table-cell>
          <table:table-cell office:value-type="float" office:value="1572273" calcext:value-type="float">
            <text:p>1572273</text:p>
          </table:table-cell>
          <table:table-cell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<text:s/>Thoubal </text:p>
          </table:table-cell>
          <table:table-cell office:value-type="float" office:value="364140" calcext:value-type="float">
            <text:p>364140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Thrissur </text:p>
          </table:table-cell>
          <table:table-cell office:value-type="float" office:value="2974232" calcext:value-type="float">
            <text:p>2974232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Tikamgarh </text:p>
          </table:table-cell>
          <table:table-cell office:value-type="float" office:value="1202998" calcext:value-type="float">
            <text:p>1202998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<text:s/>Tinsukia </text:p>
          </table:table-cell>
          <table:table-cell office:value-type="float" office:value="1150062" calcext:value-type="float">
            <text:p>1150062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Tirap </text:p>
          </table:table-cell>
          <table:table-cell office:value-type="float" office:value="100326" calcext:value-type="float">
            <text:p>100326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Tiruchirappalli </text:p>
          </table:table-cell>
          <table:table-cell office:value-type="float" office:value="2418366" calcext:value-type="float">
            <text:p>2418366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Tirunelveli</text:p>
          </table:table-cell>
          <table:table-cell office:value-type="float" office:value="2723988" calcext:value-type="float">
            <text:p>2723988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Tiruvannamalai </text:p>
          </table:table-cell>
          <table:table-cell office:value-type="float" office:value="2186125" calcext:value-type="float">
            <text:p>2186125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Tonk </text:p>
          </table:table-cell>
          <table:table-cell office:value-type="float" office:value="1211671" calcext:value-type="float">
            <text:p>1211671</text:p>
          </table:table-cell>
          <table:table-cell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<text:s/>Tuensang </text:p>
          </table:table-cell>
          <table:table-cell office:value-type="float" office:value="414818" calcext:value-type="float">
            <text:p>414818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Tumkur </text:p>
          </table:table-cell>
          <table:table-cell office:value-type="float" office:value="2584711" calcext:value-type="float">
            <text:p>2584711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<text:s/>Udaipur </text:p>
          </table:table-cell>
          <table:table-cell office:value-type="float" office:value="2633312" calcext:value-type="float">
            <text:p>2633312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Udham Singh Nagar * </text:p>
          </table:table-cell>
          <table:table-cell office:value-type="float" office:value="1235614" calcext:value-type="float">
            <text:p>1235614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<text:s/>Udhampur </text:p>
          </table:table-cell>
          <table:table-cell office:value-type="float" office:value="743509" calcext:value-type="float">
            <text:p>743509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Udupi * </text:p>
          </table:table-cell>
          <table:table-cell office:value-type="float" office:value="1112243" calcext:value-type="float">
            <text:p>1112243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Ujjain </text:p>
          </table:table-cell>
          <table:table-cell office:value-type="float" office:value="1710982" calcext:value-type="float">
            <text:p>1710982</text:p>
          </table:table-cell>
          <table:table-cell/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<text:s/>Ukhrul </text:p>
          </table:table-cell>
          <table:table-cell office:value-type="float" office:value="140778" calcext:value-type="float">
            <text:p>140778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Umaria * </text:p>
          </table:table-cell>
          <table:table-cell office:value-type="float" office:value="515963" calcext:value-type="float">
            <text:p>515963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<text:s/>Una </text:p>
          </table:table-cell>
          <table:table-cell office:value-type="float" office:value="448273" calcext:value-type="float">
            <text:p>44827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Unnao </text:p>
          </table:table-cell>
          <table:table-cell office:value-type="float" office:value="2700324" calcext:value-type="float">
            <text:p>2700324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Upper Siang * </text:p>
          </table:table-cell>
          <table:table-cell office:value-type="float" office:value="33363" calcext:value-type="float">
            <text:p>33363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Upper Subansiri </text:p>
          </table:table-cell>
          <table:table-cell office:value-type="float" office:value="55346" calcext:value-type="float">
            <text:p>55346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<text:s/>Uttar Dinajpur </text:p>
          </table:table-cell>
          <table:table-cell office:value-type="float" office:value="2441794" calcext:value-type="float">
            <text:p>2441794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<text:s/>Uttara Kannada </text:p>
          </table:table-cell>
          <table:table-cell office:value-type="float" office:value="1353644" calcext:value-type="float">
            <text:p>1353644</text:p>
          </table:table-cell>
          <table:table-cell/>
        </table:table-row>
        <table:table-row table:style-name="ro1">
          <table:table-cell office:value-type="string" calcext:value-type="string">
            <text:p>Uttranchal</text:p>
          </table:table-cell>
          <table:table-cell office:value-type="string" calcext:value-type="string">
            <text:p><text:s/>Uttarkashi </text:p>
          </table:table-cell>
          <table:table-cell office:value-type="float" office:value="295013" calcext:value-type="float">
            <text:p>295013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Vadodara </text:p>
          </table:table-cell>
          <table:table-cell office:value-type="float" office:value="3641802" calcext:value-type="float">
            <text:p>3641802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<text:s/>Vaishali </text:p>
          </table:table-cell>
          <table:table-cell office:value-type="float" office:value="2718421" calcext:value-type="float">
            <text:p>2718421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<text:s/>Valsad </text:p>
          </table:table-cell>
          <table:table-cell office:value-type="float" office:value="1410553" calcext:value-type="float">
            <text:p>141055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<text:s/>Varanasi </text:p>
          </table:table-cell>
          <table:table-cell office:value-type="float" office:value="3138671" calcext:value-type="float">
            <text:p>3138671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Vellore </text:p>
          </table:table-cell>
          <table:table-cell office:value-type="float" office:value="3477317" calcext:value-type="float">
            <text:p>3477317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Vidisha </text:p>
          </table:table-cell>
          <table:table-cell office:value-type="float" office:value="1214857" calcext:value-type="float">
            <text:p>1214857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Viluppuram </text:p>
          </table:table-cell>
          <table:table-cell office:value-type="float" office:value="2960373" calcext:value-type="float">
            <text:p>2960373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/>Virudhunagar </text:p>
          </table:table-cell>
          <table:table-cell office:value-type="float" office:value="1751301" calcext:value-type="float">
            <text:p>1751301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Visakhapatnam </text:p>
          </table:table-cell>
          <table:table-cell office:value-type="float" office:value="3832336" calcext:value-type="float">
            <text:p>3832336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Vizianagaram </text:p>
          </table:table-cell>
          <table:table-cell office:value-type="float" office:value="2249254" calcext:value-type="float">
            <text:p>2249254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Warangal </text:p>
          </table:table-cell>
          <table:table-cell office:value-type="float" office:value="3246004" calcext:value-type="float">
            <text:p>3246004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Wardha </text:p>
          </table:table-cell>
          <table:table-cell office:value-type="float" office:value="1236736" calcext:value-type="float">
            <text:p>1236736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Washim * </text:p>
          </table:table-cell>
          <table:table-cell office:value-type="float" office:value="1020216" calcext:value-type="float">
            <text:p>1020216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<text:s/>Wayanad </text:p>
          </table:table-cell>
          <table:table-cell office:value-type="float" office:value="780619" calcext:value-type="float">
            <text:p>780619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<text:s/>West</text:p>
          </table:table-cell>
          <table:table-cell office:value-type="float" office:value="2128908" calcext:value-type="float">
            <text:p>2128908</text:p>
          </table:table-cell>
          <table:table-cell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<text:s/>West </text:p>
          </table:table-cell>
          <table:table-cell office:value-type="float" office:value="123256" calcext:value-type="float">
            <text:p>123256</text:p>
          </table:table-cell>
          <table:table-cell/>
        </table:table-row>
        <table:table-row table:style-name="ro1">
          <table:table-cell office:value-type="string" calcext:value-type="string">
            <text:p>Meghalya</text:p>
          </table:table-cell>
          <table:table-cell office:value-type="string" calcext:value-type="string">
            <text:p><text:s/>West Garo Hills </text:p>
          </table:table-cell>
          <table:table-cell office:value-type="float" office:value="518390" calcext:value-type="float">
            <text:p>518390</text:p>
          </table:table-cell>
          <table:table-cell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<text:s/>West Godavari </text:p>
          </table:table-cell>
          <table:table-cell office:value-type="float" office:value="3803517" calcext:value-type="float">
            <text:p>3803517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West Kameng </text:p>
          </table:table-cell>
          <table:table-cell office:value-type="float" office:value="74599" calcext:value-type="float">
            <text:p>74599</text:p>
          </table:table-cell>
          <table:table-cell/>
        </table:table-row>
        <table:table-row table:style-name="ro1">
          <table:table-cell office:value-type="string" calcext:value-type="string">
            <text:p>Meghalya</text:p>
          </table:table-cell>
          <table:table-cell office:value-type="string" calcext:value-type="string">
            <text:p><text:s/>West Khasi Hills </text:p>
          </table:table-cell>
          <table:table-cell office:value-type="float" office:value="296049" calcext:value-type="float">
            <text:p>296049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/>West Nimar </text:p>
          </table:table-cell>
          <table:table-cell office:value-type="float" office:value="1529562" calcext:value-type="float">
            <text:p>1529562</text:p>
          </table:table-cell>
          <table:table-cell/>
        </table:table-row>
        <table:table-row table:style-name="ro1">
          <table:table-cell office:value-type="string" calcext:value-type="string">
            <text:p>ArunachalPradesh</text:p>
          </table:table-cell>
          <table:table-cell office:value-type="string" calcext:value-type="string">
            <text:p><text:s/>West Siang </text:p>
          </table:table-cell>
          <table:table-cell office:value-type="float" office:value="103918" calcext:value-type="float">
            <text:p>103918</text:p>
          </table:table-cell>
          <table:table-cell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<text:s/>West Tripura</text:p>
          </table:table-cell>
          <table:table-cell office:value-type="float" office:value="1532982" calcext:value-type="float">
            <text:p>1532982</text:p>
          </table:table-cell>
          <table:table-cell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<text:s/>Wokha </text:p>
          </table:table-cell>
          <table:table-cell office:value-type="float" office:value="161223" calcext:value-type="float">
            <text:p>161223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<text:s/>Yamunanagar </text:p>
          </table:table-cell>
          <table:table-cell office:value-type="float" office:value="1041630" calcext:value-type="float">
            <text:p>1041630</text:p>
          </table:table-cell>
          <table:table-cell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string" calcext:value-type="string">
            <text:p><text:s/>Yanam </text:p>
          </table:table-cell>
          <table:table-cell office:value-type="float" office:value="31394" calcext:value-type="float">
            <text:p>31394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<text:s/>Yavatmal </text:p>
          </table:table-cell>
          <table:table-cell office:value-type="float" office:value="2458271" calcext:value-type="float">
            <text:p>2458271</text:p>
          </table:table-cell>
          <table:table-cell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<text:s/>Zunheboto </text:p>
          </table:table-cell>
          <table:table-cell office:value-type="float" office:value="153955" calcext:value-type="float">
            <text:p>153955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Twenty Four Parganas </text:p>
          </table:table-cell>
          <table:table-cell office:value-type="float" office:value="6906689" calcext:value-type="float">
            <text:p>690668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641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Sheet2.A1:Sheet2.D59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6:59:16.082659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7:00:12.177697256</meta:creation-date>
    <meta:editing-duration>PT2M24S</meta:editing-duration>
    <meta:editing-cycles>2</meta:editing-cycles>
    <meta:generator>LibreOffice/6.0.7.3$Linux_X86_64 LibreOffice_project/00m0$Build-3</meta:generator>
    <dc:date>2019-04-04T17:01:40.570706374</dc:date>
    <meta:document-statistic meta:table-count="2" meta:cell-count="4980" meta:object-count="0"/>
  </office:meta>
</office:document-meta>
</file>